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9"/>
          <table:table-cell office:value-type="string">
            <text:p>n</text:p>
          </table:table-cell>
          <table:table-cell office:value-type="string">
            <text:p>Accuracy</text:p>
          </table:table-cell>
          <table:table-cell office:value-type="string">
            <text:p>U.C.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13">
            <text:p>0.8913</text:p>
          </table:table-cell>
          <table:table-cell office:value-type="float" office:value="0.5046">
            <text:p>0.5046</text:p>
          </table:table-cell>
          <table:table-cell/>
          <table:table-cell table:formula="of:=AVERAGE([.A2:.A21])" office:value-type="float" office:value="10">
            <text:p>10</text:p>
          </table:table-cell>
          <table:table-cell table:formula="of:=AVERAGE([.B2:.B21])" office:value-type="float" office:value="0.843445">
            <text:p>0.843445</text:p>
          </table:table-cell>
          <table:table-cell table:formula="of:=AVERAGE([.C2:.C21])" office:value-type="float" office:value="0.412805">
            <text:p>0.412805</text:p>
          </table:table-cell>
          <table:table-cell table:formula="of:=STDEV([.B2:.B21])" office:value-type="float" office:value="0.0300536445815076">
            <text:p>0.0300536446</text:p>
          </table:table-cell>
          <table:table-cell table:formula="of:=STDEV([.C2:.C21])" office:value-type="float" office:value="0.0755517283580908">
            <text:p>0.0755517284</text:p>
          </table:table-cell>
          <table:table-cell office:value-type="float" office:value="10">
            <text:p>10</text:p>
          </table:table-cell>
          <table:table-cell table:formula="of:=VLOOKUP([.J2];[.$E$2:.$G$441];2;0)" office:value-type="float" office:value="0.843445">
            <text:p>0.843445</text:p>
          </table:table-cell>
          <table:table-cell table:formula="of:=VLOOKUP([.J2];[.$E$2:.$G$441];3;0)" office:value-type="float" office:value="0.412805">
            <text:p>0.412805</text:p>
          </table:table-cell>
          <table:table-cell table:formula="of:=VLOOKUP([.$J2];[.$E$2:.$I$441];4;0)" office:value-type="float" office:value="0.0300536445815076">
            <text:p>0.0300536446</text:p>
          </table:table-cell>
          <table:table-cell table:formula="of:=VLOOKUP([.$J2];[.$E$2:.$I$441];5;0)" office:value-type="float" office:value="0.0755517283580908">
            <text:p>0.07555172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967">
            <text:p>0.7967</text:p>
          </table:table-cell>
          <table:table-cell office:value-type="float" office:value="0.3146">
            <text:p>0.3146</text:p>
          </table:table-cell>
          <table:table-cell/>
          <table:table-cell table:formula="of:=AVERAGE([.A3:.A22])" office:value-type="float" office:value="10.1">
            <text:p>10.1</text:p>
          </table:table-cell>
          <table:table-cell table:formula="of:=AVERAGE([.B3:.B22])" office:value-type="float" office:value="0.84053">
            <text:p>0.84053</text:p>
          </table:table-cell>
          <table:table-cell table:formula="of:=AVERAGE([.C3:.C22])" office:value-type="float" office:value="0.405295">
            <text:p>0.405295</text:p>
          </table:table-cell>
          <table:table-cell table:formula="of:=STDEV([.B3:.B22])" office:value-type="float" office:value="0.027919302886788">
            <text:p>0.0279193029</text:p>
          </table:table-cell>
          <table:table-cell table:formula="of:=STDEV([.C3:.C22])" office:value-type="float" office:value="0.0733807767384404">
            <text:p>0.0733807767</text:p>
          </table:table-cell>
          <table:table-cell office:value-type="float" office:value="12">
            <text:p>12</text:p>
          </table:table-cell>
          <table:table-cell table:formula="of:=VLOOKUP([.J3];[.$E$2:.$G$441];2;0)" office:value-type="float" office:value="0.841535">
            <text:p>0.841535</text:p>
          </table:table-cell>
          <table:table-cell table:formula="of:=VLOOKUP([.J3];[.$E$2:.$G$441];3;0)" office:value-type="float" office:value="0.3813">
            <text:p>0.3813</text:p>
          </table:table-cell>
          <table:table-cell table:formula="of:=VLOOKUP([.$J3];[.$E$2:.$I$441];4;0)" office:value-type="float" office:value="0.0259897201337679">
            <text:p>0.0259897201</text:p>
          </table:table-cell>
          <table:table-cell table:formula="of:=VLOOKUP([.$J3];[.$E$2:.$I$441];5;0)" office:value-type="float" office:value="0.0781914519490125">
            <text:p>0.07819145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607">
            <text:p>0.7607</text:p>
          </table:table-cell>
          <table:table-cell office:value-type="float" office:value="0.1674">
            <text:p>0.1674</text:p>
          </table:table-cell>
          <table:table-cell/>
          <table:table-cell table:formula="of:=AVERAGE([.A4:.A23])" office:value-type="float" office:value="10.2">
            <text:p>10.2</text:p>
          </table:table-cell>
          <table:table-cell table:formula="of:=AVERAGE([.B4:.B23])" office:value-type="float" office:value="0.84358">
            <text:p>0.84358</text:p>
          </table:table-cell>
          <table:table-cell table:formula="of:=AVERAGE([.C4:.C23])" office:value-type="float" office:value="0.40899">
            <text:p>0.40899</text:p>
          </table:table-cell>
          <table:table-cell table:formula="of:=STDEV([.B4:.B23])" office:value-type="float" office:value="0.0261553577081657">
            <text:p>0.0261553577</text:p>
          </table:table-cell>
          <table:table-cell table:formula="of:=STDEV([.C4:.C23])" office:value-type="float" office:value="0.0703724893915079">
            <text:p>0.0703724894</text:p>
          </table:table-cell>
          <table:table-cell office:value-type="float" office:value="14">
            <text:p>14</text:p>
          </table:table-cell>
          <table:table-cell table:formula="of:=VLOOKUP([.J4];[.$E$2:.$G$441];2;0)" office:value-type="float" office:value="0.848625">
            <text:p>0.848625</text:p>
          </table:table-cell>
          <table:table-cell table:formula="of:=VLOOKUP([.J4];[.$E$2:.$G$441];3;0)" office:value-type="float" office:value="0.40323">
            <text:p>0.40323</text:p>
          </table:table-cell>
          <table:table-cell table:formula="of:=VLOOKUP([.$J4];[.$E$2:.$I$441];4;0)" office:value-type="float" office:value="0.0200325491716803">
            <text:p>0.0200325492</text:p>
          </table:table-cell>
          <table:table-cell table:formula="of:=VLOOKUP([.$J4];[.$E$2:.$I$441];5;0)" office:value-type="float" office:value="0.0546977638338264">
            <text:p>0.05469776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23">
            <text:p>0.823</text:p>
          </table:table-cell>
          <table:table-cell office:value-type="float" office:value="0.4073">
            <text:p>0.4073</text:p>
          </table:table-cell>
          <table:table-cell/>
          <table:table-cell table:formula="of:=AVERAGE([.A5:.A24])" office:value-type="float" office:value="10.3">
            <text:p>10.3</text:p>
          </table:table-cell>
          <table:table-cell table:formula="of:=AVERAGE([.B5:.B24])" office:value-type="float" office:value="0.84851">
            <text:p>0.84851</text:p>
          </table:table-cell>
          <table:table-cell table:formula="of:=AVERAGE([.C5:.C24])" office:value-type="float" office:value="0.423255">
            <text:p>0.423255</text:p>
          </table:table-cell>
          <table:table-cell table:formula="of:=STDEV([.B5:.B24])" office:value-type="float" office:value="0.0176066345150732">
            <text:p>0.0176066345</text:p>
          </table:table-cell>
          <table:table-cell table:formula="of:=STDEV([.C5:.C24])" office:value-type="float" office:value="0.0420328752914092">
            <text:p>0.0420328753</text:p>
          </table:table-cell>
          <table:table-cell office:value-type="float" office:value="16">
            <text:p>16</text:p>
          </table:table-cell>
          <table:table-cell table:formula="of:=VLOOKUP([.J5];[.$E$2:.$G$441];2;0)" office:value-type="float" office:value="0.857745">
            <text:p>0.857745</text:p>
          </table:table-cell>
          <table:table-cell table:formula="of:=VLOOKUP([.J5];[.$E$2:.$G$441];3;0)" office:value-type="float" office:value="0.411465">
            <text:p>0.411465</text:p>
          </table:table-cell>
          <table:table-cell table:formula="of:=VLOOKUP([.$J5];[.$E$2:.$I$441];4;0)" office:value-type="float" office:value="0.0192567821272075">
            <text:p>0.0192567821</text:p>
          </table:table-cell>
          <table:table-cell table:formula="of:=VLOOKUP([.$J5];[.$E$2:.$I$441];5;0)" office:value-type="float" office:value="0.0610392563502331">
            <text:p>0.0610392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13">
            <text:p>0.8613</text:p>
          </table:table-cell>
          <table:table-cell office:value-type="float" office:value="0.4613">
            <text:p>0.4613</text:p>
          </table:table-cell>
          <table:table-cell/>
          <table:table-cell table:formula="of:=AVERAGE([.A6:.A25])" office:value-type="float" office:value="10.4">
            <text:p>10.4</text:p>
          </table:table-cell>
          <table:table-cell table:formula="of:=AVERAGE([.B6:.B25])" office:value-type="float" office:value="0.850275">
            <text:p>0.850275</text:p>
          </table:table-cell>
          <table:table-cell table:formula="of:=AVERAGE([.C6:.C25])" office:value-type="float" office:value="0.42635">
            <text:p>0.42635</text:p>
          </table:table-cell>
          <table:table-cell table:formula="of:=STDEV([.B6:.B25])" office:value-type="float" office:value="0.0166585800557456">
            <text:p>0.0166585801</text:p>
          </table:table-cell>
          <table:table-cell table:formula="of:=STDEV([.C6:.C25])" office:value-type="float" office:value="0.0430625554770096">
            <text:p>0.0430625555</text:p>
          </table:table-cell>
          <table:table-cell office:value-type="float" office:value="18">
            <text:p>18</text:p>
          </table:table-cell>
          <table:table-cell table:formula="of:=VLOOKUP([.J6];[.$E$2:.$G$441];2;0)" office:value-type="float" office:value="0.85602">
            <text:p>0.85602</text:p>
          </table:table-cell>
          <table:table-cell table:formula="of:=VLOOKUP([.J6];[.$E$2:.$G$441];3;0)" office:value-type="float" office:value="0.418865">
            <text:p>0.418865</text:p>
          </table:table-cell>
          <table:table-cell table:formula="of:=VLOOKUP([.$J6];[.$E$2:.$I$441];4;0)" office:value-type="float" office:value="0.0212531756141103">
            <text:p>0.0212531756</text:p>
          </table:table-cell>
          <table:table-cell table:formula="of:=VLOOKUP([.$J6];[.$E$2:.$I$441];5;0)" office:value-type="float" office:value="0.0612493976339875">
            <text:p>0.06124939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57">
            <text:p>0.8657</text:p>
          </table:table-cell>
          <table:table-cell office:value-type="float" office:value="0.4554">
            <text:p>0.4554</text:p>
          </table:table-cell>
          <table:table-cell/>
          <table:table-cell table:formula="of:=AVERAGE([.A7:.A26])" office:value-type="float" office:value="10.5">
            <text:p>10.5</text:p>
          </table:table-cell>
          <table:table-cell table:formula="of:=AVERAGE([.B7:.B26])" office:value-type="float" office:value="0.84926">
            <text:p>0.84926</text:p>
          </table:table-cell>
          <table:table-cell table:formula="of:=AVERAGE([.C7:.C26])" office:value-type="float" office:value="0.42412">
            <text:p>0.42412</text:p>
          </table:table-cell>
          <table:table-cell table:formula="of:=STDEV([.B7:.B26])" office:value-type="float" office:value="0.0165696742654513">
            <text:p>0.0165696743</text:p>
          </table:table-cell>
          <table:table-cell table:formula="of:=STDEV([.C7:.C26])" office:value-type="float" office:value="0.0423055626552697">
            <text:p>0.0423055627</text:p>
          </table:table-cell>
          <table:table-cell office:value-type="float" office:value="20">
            <text:p>20</text:p>
          </table:table-cell>
          <table:table-cell table:formula="of:=VLOOKUP([.J7];[.$E$2:.$G$441];2;0)" office:value-type="float" office:value="0.87057">
            <text:p>0.87057</text:p>
          </table:table-cell>
          <table:table-cell table:formula="of:=VLOOKUP([.J7];[.$E$2:.$G$441];3;0)" office:value-type="float" office:value="0.451195">
            <text:p>0.451195</text:p>
          </table:table-cell>
          <table:table-cell table:formula="of:=VLOOKUP([.$J7];[.$E$2:.$I$441];4;0)" office:value-type="float" office:value="0.0178788054469678">
            <text:p>0.0178788054</text:p>
          </table:table-cell>
          <table:table-cell table:formula="of:=VLOOKUP([.$J7];[.$E$2:.$I$441];5;0)" office:value-type="float" office:value="0.0564586991572275">
            <text:p>0.05645869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43">
            <text:p>0.8643</text:p>
          </table:table-cell>
          <table:table-cell office:value-type="float" office:value="0.4203">
            <text:p>0.4203</text:p>
          </table:table-cell>
          <table:table-cell/>
          <table:table-cell table:formula="of:=AVERAGE([.A8:.A27])" office:value-type="float" office:value="10.6">
            <text:p>10.6</text:p>
          </table:table-cell>
          <table:table-cell table:formula="of:=AVERAGE([.B8:.B27])" office:value-type="float" office:value="0.849525">
            <text:p>0.849525</text:p>
          </table:table-cell>
          <table:table-cell table:formula="of:=AVERAGE([.C8:.C27])" office:value-type="float" office:value="0.424185">
            <text:p>0.424185</text:p>
          </table:table-cell>
          <table:table-cell table:formula="of:=STDEV([.B8:.B27])" office:value-type="float" office:value="0.0168858045333008">
            <text:p>0.0168858045</text:p>
          </table:table-cell>
          <table:table-cell table:formula="of:=STDEV([.C8:.C27])" office:value-type="float" office:value="0.0423571192673862">
            <text:p>0.0423571193</text:p>
          </table:table-cell>
          <table:table-cell office:value-type="float" office:value="25">
            <text:p>25</text:p>
          </table:table-cell>
          <table:table-cell table:formula="of:=VLOOKUP([.J8];[.$E$2:.$G$441];2;0)" office:value-type="float" office:value="0.87155">
            <text:p>0.87155</text:p>
          </table:table-cell>
          <table:table-cell table:formula="of:=VLOOKUP([.J8];[.$E$2:.$G$441];3;0)" office:value-type="float" office:value="0.451705">
            <text:p>0.451705</text:p>
          </table:table-cell>
          <table:table-cell table:formula="of:=VLOOKUP([.$J8];[.$E$2:.$I$441];4;0)" office:value-type="float" office:value="0.0131550070515495">
            <text:p>0.0131550071</text:p>
          </table:table-cell>
          <table:table-cell table:formula="of:=VLOOKUP([.$J8];[.$E$2:.$I$441];5;0)" office:value-type="float" office:value="0.0428139484772256">
            <text:p>0.04281394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07">
            <text:p>0.8507</text:p>
          </table:table-cell>
          <table:table-cell office:value-type="float" office:value="0.4158">
            <text:p>0.4158</text:p>
          </table:table-cell>
          <table:table-cell/>
          <table:table-cell table:formula="of:=AVERAGE([.A9:.A28])" office:value-type="float" office:value="10.7">
            <text:p>10.7</text:p>
          </table:table-cell>
          <table:table-cell table:formula="of:=AVERAGE([.B9:.B28])" office:value-type="float" office:value="0.84611">
            <text:p>0.84611</text:p>
          </table:table-cell>
          <table:table-cell table:formula="of:=AVERAGE([.C9:.C28])" office:value-type="float" office:value="0.41649">
            <text:p>0.41649</text:p>
          </table:table-cell>
          <table:table-cell table:formula="of:=STDEV([.B9:.B28])" office:value-type="float" office:value="0.0203014881487203">
            <text:p>0.0203014881</text:p>
          </table:table-cell>
          <table:table-cell table:formula="of:=STDEV([.C9:.C28])" office:value-type="float" office:value="0.0551481917439872">
            <text:p>0.0551481917</text:p>
          </table:table-cell>
          <table:table-cell office:value-type="float" office:value="30">
            <text:p>30</text:p>
          </table:table-cell>
          <table:table-cell table:formula="of:=VLOOKUP([.J9];[.$E$2:.$G$441];2;0)" office:value-type="float" office:value="0.87641">
            <text:p>0.87641</text:p>
          </table:table-cell>
          <table:table-cell table:formula="of:=VLOOKUP([.J9];[.$E$2:.$G$441];3;0)" office:value-type="float" office:value="0.465645">
            <text:p>0.465645</text:p>
          </table:table-cell>
          <table:table-cell table:formula="of:=VLOOKUP([.$J9];[.$E$2:.$I$441];4;0)" office:value-type="float" office:value="0.0115851038656953">
            <text:p>0.0115851039</text:p>
          </table:table-cell>
          <table:table-cell table:formula="of:=VLOOKUP([.$J9];[.$E$2:.$I$441];5;0)" office:value-type="float" office:value="0.032869894640601">
            <text:p>0.03286989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13">
            <text:p>0.8513</text:p>
          </table:table-cell>
          <table:table-cell office:value-type="float" office:value="0.441">
            <text:p>0.441</text:p>
          </table:table-cell>
          <table:table-cell/>
          <table:table-cell table:formula="of:=AVERAGE([.A10:.A29])" office:value-type="float" office:value="10.8">
            <text:p>10.8</text:p>
          </table:table-cell>
          <table:table-cell table:formula="of:=AVERAGE([.B10:.B29])" office:value-type="float" office:value="0.84516">
            <text:p>0.84516</text:p>
          </table:table-cell>
          <table:table-cell table:formula="of:=AVERAGE([.C10:.C29])" office:value-type="float" office:value="0.41378">
            <text:p>0.41378</text:p>
          </table:table-cell>
          <table:table-cell table:formula="of:=STDEV([.B10:.B29])" office:value-type="float" office:value="0.0205187821532525">
            <text:p>0.0205187822</text:p>
          </table:table-cell>
          <table:table-cell table:formula="of:=STDEV([.C10:.C29])" office:value-type="float" office:value="0.0564990414450593">
            <text:p>0.0564990414</text:p>
          </table:table-cell>
          <table:table-cell office:value-type="float" office:value="35">
            <text:p>35</text:p>
          </table:table-cell>
          <table:table-cell table:formula="of:=VLOOKUP([.J10];[.$E$2:.$G$441];2;0)" office:value-type="float" office:value="0.885295">
            <text:p>0.885295</text:p>
          </table:table-cell>
          <table:table-cell table:formula="of:=VLOOKUP([.J10];[.$E$2:.$G$441];3;0)" office:value-type="float" office:value="0.483275">
            <text:p>0.483275</text:p>
          </table:table-cell>
          <table:table-cell table:formula="of:=VLOOKUP([.$J10];[.$E$2:.$I$441];4;0)" office:value-type="float" office:value="0.0105342286705867">
            <text:p>0.0105342287</text:p>
          </table:table-cell>
          <table:table-cell table:formula="of:=VLOOKUP([.$J10];[.$E$2:.$I$441];5;0)" office:value-type="float" office:value="0.0312480378331353">
            <text:p>0.03124803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473">
            <text:p>0.8473</text:p>
          </table:table-cell>
          <table:table-cell office:value-type="float" office:value="0.3799">
            <text:p>0.3799</text:p>
          </table:table-cell>
          <table:table-cell/>
          <table:table-cell table:formula="of:=AVERAGE([.A11:.A30])" office:value-type="float" office:value="10.9">
            <text:p>10.9</text:p>
          </table:table-cell>
          <table:table-cell table:formula="of:=AVERAGE([.B11:.B30])" office:value-type="float" office:value="0.842895">
            <text:p>0.842895</text:p>
          </table:table-cell>
          <table:table-cell table:formula="of:=AVERAGE([.C11:.C30])" office:value-type="float" office:value="0.40717">
            <text:p>0.40717</text:p>
          </table:table-cell>
          <table:table-cell table:formula="of:=STDEV([.B11:.B30])" office:value-type="float" office:value="0.0222339113920487">
            <text:p>0.0222339114</text:p>
          </table:table-cell>
          <table:table-cell table:formula="of:=STDEV([.C11:.C30])" office:value-type="float" office:value="0.0607222849927178">
            <text:p>0.060722285</text:p>
          </table:table-cell>
          <table:table-cell office:value-type="float" office:value="40">
            <text:p>40</text:p>
          </table:table-cell>
          <table:table-cell table:formula="of:=VLOOKUP([.J11];[.$E$2:.$G$441];2;0)" office:value-type="float" office:value="0.88429">
            <text:p>0.88429</text:p>
          </table:table-cell>
          <table:table-cell table:formula="of:=VLOOKUP([.J11];[.$E$2:.$G$441];3;0)" office:value-type="float" office:value="0.48814">
            <text:p>0.48814</text:p>
          </table:table-cell>
          <table:table-cell table:formula="of:=VLOOKUP([.$J11];[.$E$2:.$I$441];4;0)" office:value-type="float" office:value="0.0126628299821918">
            <text:p>0.01266283</text:p>
          </table:table-cell>
          <table:table-cell table:formula="of:=VLOOKUP([.$J11];[.$E$2:.$I$441];5;0)" office:value-type="float" office:value="0.0303207832144363">
            <text:p>0.03032078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8">
            <text:p>0.858</text:p>
          </table:table-cell>
          <table:table-cell office:value-type="float" office:value="0.4276">
            <text:p>0.4276</text:p>
          </table:table-cell>
          <table:table-cell/>
          <table:table-cell table:formula="of:=AVERAGE([.A12:.A31])" office:value-type="float" office:value="11">
            <text:p>11</text:p>
          </table:table-cell>
          <table:table-cell table:formula="of:=AVERAGE([.B12:.B31])" office:value-type="float" office:value="0.842645">
            <text:p>0.842645</text:p>
          </table:table-cell>
          <table:table-cell table:formula="of:=AVERAGE([.C12:.C31])" office:value-type="float" office:value="0.40921">
            <text:p>0.40921</text:p>
          </table:table-cell>
          <table:table-cell table:formula="of:=STDEV([.B12:.B31])" office:value-type="float" office:value="0.0222098715605661">
            <text:p>0.0222098716</text:p>
          </table:table-cell>
          <table:table-cell table:formula="of:=STDEV([.C12:.C31])" office:value-type="float" office:value="0.0604426208982753">
            <text:p>0.0604426209</text:p>
          </table:table-cell>
          <table:table-cell office:value-type="float" office:value="45">
            <text:p>45</text:p>
          </table:table-cell>
          <table:table-cell table:formula="of:=VLOOKUP([.J12];[.$E$2:.$G$441];2;0)" office:value-type="float" office:value="0.88723">
            <text:p>0.88723</text:p>
          </table:table-cell>
          <table:table-cell table:formula="of:=VLOOKUP([.J12];[.$E$2:.$G$441];3;0)" office:value-type="float" office:value="0.49889">
            <text:p>0.49889</text:p>
          </table:table-cell>
          <table:table-cell table:formula="of:=VLOOKUP([.$J12];[.$E$2:.$I$441];4;0)" office:value-type="float" office:value="0.00825266145268492">
            <text:p>0.0082526615</text:p>
          </table:table-cell>
          <table:table-cell table:formula="of:=VLOOKUP([.$J12];[.$E$2:.$I$441];5;0)" office:value-type="float" office:value="0.0299353496370885">
            <text:p>0.02993534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47">
            <text:p>0.8547</text:p>
          </table:table-cell>
          <table:table-cell office:value-type="float" office:value="0.4181">
            <text:p>0.4181</text:p>
          </table:table-cell>
          <table:table-cell/>
          <table:table-cell table:formula="of:=AVERAGE([.A13:.A32])" office:value-type="float" office:value="11.1">
            <text:p>11.1</text:p>
          </table:table-cell>
          <table:table-cell table:formula="of:=AVERAGE([.B13:.B32])" office:value-type="float" office:value="0.840445">
            <text:p>0.840445</text:p>
          </table:table-cell>
          <table:table-cell table:formula="of:=AVERAGE([.C13:.C32])" office:value-type="float" office:value="0.399535">
            <text:p>0.399535</text:p>
          </table:table-cell>
          <table:table-cell table:formula="of:=STDEV([.B13:.B32])" office:value-type="float" office:value="0.0227807045545128">
            <text:p>0.0227807046</text:p>
          </table:table-cell>
          <table:table-cell table:formula="of:=STDEV([.C13:.C32])" office:value-type="float" office:value="0.0717694061414384">
            <text:p>0.0717694061</text:p>
          </table:table-cell>
          <table:table-cell office:value-type="float" office:value="50">
            <text:p>50</text:p>
          </table:table-cell>
          <table:table-cell table:formula="of:=VLOOKUP([.J13];[.$E$2:.$G$441];2;0)" office:value-type="float" office:value="0.88697">
            <text:p>0.88697</text:p>
          </table:table-cell>
          <table:table-cell table:formula="of:=VLOOKUP([.J13];[.$E$2:.$G$441];3;0)" office:value-type="float" office:value="0.49228">
            <text:p>0.49228</text:p>
          </table:table-cell>
          <table:table-cell table:formula="of:=VLOOKUP([.$J13];[.$E$2:.$I$441];4;0)" office:value-type="float" office:value="0.00797971771034803">
            <text:p>0.0079797177</text:p>
          </table:table-cell>
          <table:table-cell table:formula="of:=VLOOKUP([.$J13];[.$E$2:.$I$441];5;0)" office:value-type="float" office:value="0.0210583800046692">
            <text:p>0.021058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44">
            <text:p>0.844</text:p>
          </table:table-cell>
          <table:table-cell office:value-type="float" office:value="0.4772">
            <text:p>0.4772</text:p>
          </table:table-cell>
          <table:table-cell/>
          <table:table-cell table:formula="of:=AVERAGE([.A14:.A33])" office:value-type="float" office:value="11.2">
            <text:p>11.2</text:p>
          </table:table-cell>
          <table:table-cell table:formula="of:=AVERAGE([.B14:.B33])" office:value-type="float" office:value="0.841525">
            <text:p>0.841525</text:p>
          </table:table-cell>
          <table:table-cell table:formula="of:=AVERAGE([.C14:.C33])" office:value-type="float" office:value="0.402225">
            <text:p>0.402225</text:p>
          </table:table-cell>
          <table:table-cell table:formula="of:=STDEV([.B14:.B33])" office:value-type="float" office:value="0.0239728986236761">
            <text:p>0.0239728986</text:p>
          </table:table-cell>
          <table:table-cell table:formula="of:=STDEV([.C14:.C33])" office:value-type="float" office:value="0.0734894971013581">
            <text:p>0.0734894971</text:p>
          </table:table-cell>
          <table:table-cell office:value-type="float" office:value="60">
            <text:p>60</text:p>
          </table:table-cell>
          <table:table-cell table:formula="of:=VLOOKUP([.J14];[.$E$2:.$G$441];2;0)" office:value-type="float" office:value="0.889325">
            <text:p>0.889325</text:p>
          </table:table-cell>
          <table:table-cell table:formula="of:=VLOOKUP([.J14];[.$E$2:.$G$441];3;0)" office:value-type="float" office:value="0.495345">
            <text:p>0.495345</text:p>
          </table:table-cell>
          <table:table-cell table:formula="of:=VLOOKUP([.$J14];[.$E$2:.$I$441];4;0)" office:value-type="float" office:value="0.0100944421915178">
            <text:p>0.0100944422</text:p>
          </table:table-cell>
          <table:table-cell table:formula="of:=VLOOKUP([.$J14];[.$E$2:.$I$441];5;0)" office:value-type="float" office:value="0.0302140168761036">
            <text:p>0.03021401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13">
            <text:p>0.8513</text:p>
          </table:table-cell>
          <table:table-cell office:value-type="float" office:value="0.4235">
            <text:p>0.4235</text:p>
          </table:table-cell>
          <table:table-cell/>
          <table:table-cell table:formula="of:=AVERAGE([.A15:.A34])" office:value-type="float" office:value="11.3">
            <text:p>11.3</text:p>
          </table:table-cell>
          <table:table-cell table:formula="of:=AVERAGE([.B15:.B34])" office:value-type="float" office:value="0.84194">
            <text:p>0.84194</text:p>
          </table:table-cell>
          <table:table-cell table:formula="of:=AVERAGE([.C15:.C34])" office:value-type="float" office:value="0.397035">
            <text:p>0.397035</text:p>
          </table:table-cell>
          <table:table-cell table:formula="of:=STDEV([.B15:.B34])" office:value-type="float" office:value="0.0240895565928911">
            <text:p>0.0240895566</text:p>
          </table:table-cell>
          <table:table-cell table:formula="of:=STDEV([.C15:.C34])" office:value-type="float" office:value="0.0715557660702108">
            <text:p>0.0715557661</text:p>
          </table:table-cell>
          <table:table-cell office:value-type="float" office:value="70">
            <text:p>70</text:p>
          </table:table-cell>
          <table:table-cell table:formula="of:=VLOOKUP([.J15];[.$E$2:.$G$441];2;0)" office:value-type="float" office:value="0.89142">
            <text:p>0.89142</text:p>
          </table:table-cell>
          <table:table-cell table:formula="of:=VLOOKUP([.J15];[.$E$2:.$G$441];3;0)" office:value-type="float" office:value="0.5103">
            <text:p>0.5103</text:p>
          </table:table-cell>
          <table:table-cell table:formula="of:=VLOOKUP([.$J15];[.$E$2:.$I$441];4;0)" office:value-type="float" office:value="0.00882374786107295">
            <text:p>0.0088237479</text:p>
          </table:table-cell>
          <table:table-cell table:formula="of:=VLOOKUP([.$J15];[.$E$2:.$I$441];5;0)" office:value-type="float" office:value="0.0203134127325298">
            <text:p>0.02031341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3">
            <text:p>0.863</text:p>
          </table:table-cell>
          <table:table-cell office:value-type="float" office:value="0.4915">
            <text:p>0.4915</text:p>
          </table:table-cell>
          <table:table-cell/>
          <table:table-cell table:formula="of:=AVERAGE([.A16:.A35])" office:value-type="float" office:value="11.4">
            <text:p>11.4</text:p>
          </table:table-cell>
          <table:table-cell table:formula="of:=AVERAGE([.B16:.B35])" office:value-type="float" office:value="0.84116">
            <text:p>0.84116</text:p>
          </table:table-cell>
          <table:table-cell table:formula="of:=AVERAGE([.C16:.C35])" office:value-type="float" office:value="0.39381">
            <text:p>0.39381</text:p>
          </table:table-cell>
          <table:table-cell table:formula="of:=STDEV([.B16:.B35])" office:value-type="float" office:value="0.0240230021350153">
            <text:p>0.0240230021</text:p>
          </table:table-cell>
          <table:table-cell table:formula="of:=STDEV([.C16:.C35])" office:value-type="float" office:value="0.0717534440765188">
            <text:p>0.0717534441</text:p>
          </table:table-cell>
          <table:table-cell office:value-type="float" office:value="80">
            <text:p>80</text:p>
          </table:table-cell>
          <table:table-cell table:formula="of:=VLOOKUP([.J16];[.$E$2:.$G$441];2;0)" office:value-type="float" office:value="0.891895">
            <text:p>0.891895</text:p>
          </table:table-cell>
          <table:table-cell table:formula="of:=VLOOKUP([.J16];[.$E$2:.$G$441];3;0)" office:value-type="float" office:value="0.51018">
            <text:p>0.51018</text:p>
          </table:table-cell>
          <table:table-cell table:formula="of:=VLOOKUP([.$J16];[.$E$2:.$I$441];4;0)" office:value-type="float" office:value="0.00757874277867135">
            <text:p>0.0075787428</text:p>
          </table:table-cell>
          <table:table-cell table:formula="of:=VLOOKUP([.$J16];[.$E$2:.$I$441];5;0)" office:value-type="float" office:value="0.0207955865763058">
            <text:p>0.02079558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15">
            <text:p>0.815</text:p>
          </table:table-cell>
          <table:table-cell office:value-type="float" office:value="0.3585">
            <text:p>0.3585</text:p>
          </table:table-cell>
          <table:table-cell/>
          <table:table-cell table:formula="of:=AVERAGE([.A17:.A36])" office:value-type="float" office:value="11.5">
            <text:p>11.5</text:p>
          </table:table-cell>
          <table:table-cell table:formula="of:=AVERAGE([.B17:.B36])" office:value-type="float" office:value="0.837245">
            <text:p>0.837245</text:p>
          </table:table-cell>
          <table:table-cell table:formula="of:=AVERAGE([.C17:.C36])" office:value-type="float" office:value="0.380655">
            <text:p>0.380655</text:p>
          </table:table-cell>
          <table:table-cell table:formula="of:=STDEV([.B17:.B36])" office:value-type="float" office:value="0.0265262427160648">
            <text:p>0.0265262427</text:p>
          </table:table-cell>
          <table:table-cell table:formula="of:=STDEV([.C17:.C36])" office:value-type="float" office:value="0.076838391411695">
            <text:p>0.0768383914</text:p>
          </table:table-cell>
          <table:table-cell office:value-type="float" office:value="90">
            <text:p>90</text:p>
          </table:table-cell>
          <table:table-cell table:formula="of:=VLOOKUP([.J17];[.$E$2:.$G$441];2;0)" office:value-type="float" office:value="0.894175">
            <text:p>0.894175</text:p>
          </table:table-cell>
          <table:table-cell table:formula="of:=VLOOKUP([.J17];[.$E$2:.$G$441];3;0)" office:value-type="float" office:value="0.514145">
            <text:p>0.514145</text:p>
          </table:table-cell>
          <table:table-cell table:formula="of:=VLOOKUP([.$J17];[.$E$2:.$I$441];4;0)" office:value-type="float" office:value="0.00499145322157364">
            <text:p>0.0049914532</text:p>
          </table:table-cell>
          <table:table-cell table:formula="of:=VLOOKUP([.$J17];[.$E$2:.$I$441];5;0)" office:value-type="float" office:value="0.0200147965002737">
            <text:p>0.02001479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43">
            <text:p>0.8643</text:p>
          </table:table-cell>
          <table:table-cell office:value-type="float" office:value="0.4357">
            <text:p>0.4357</text:p>
          </table:table-cell>
          <table:table-cell/>
          <table:table-cell table:formula="of:=AVERAGE([.A18:.A37])" office:value-type="float" office:value="11.6">
            <text:p>11.6</text:p>
          </table:table-cell>
          <table:table-cell table:formula="of:=AVERAGE([.B18:.B37])" office:value-type="float" office:value="0.83983">
            <text:p>0.83983</text:p>
          </table:table-cell>
          <table:table-cell table:formula="of:=AVERAGE([.C18:.C37])" office:value-type="float" office:value="0.38668">
            <text:p>0.38668</text:p>
          </table:table-cell>
          <table:table-cell table:formula="of:=STDEV([.B18:.B37])" office:value-type="float" office:value="0.026762406862101">
            <text:p>0.0267624069</text:p>
          </table:table-cell>
          <table:table-cell table:formula="of:=STDEV([.C18:.C37])" office:value-type="float" office:value="0.0796814420710765">
            <text:p>0.0796814421</text:p>
          </table:table-cell>
          <table:table-cell office:value-type="float" office:value="100">
            <text:p>100</text:p>
          </table:table-cell>
          <table:table-cell table:formula="of:=VLOOKUP([.J18];[.$E$2:.$G$441];2;0)" office:value-type="float" office:value="0.8976">
            <text:p>0.8976</text:p>
          </table:table-cell>
          <table:table-cell table:formula="of:=VLOOKUP([.J18];[.$E$2:.$G$441];3;0)" office:value-type="float" office:value="0.52131">
            <text:p>0.52131</text:p>
          </table:table-cell>
          <table:table-cell table:formula="of:=VLOOKUP([.$J18];[.$E$2:.$I$441];4;0)" office:value-type="float" office:value="0.00660398603715568">
            <text:p>0.006603986</text:p>
          </table:table-cell>
          <table:table-cell table:formula="of:=VLOOKUP([.$J18];[.$E$2:.$I$441];5;0)" office:value-type="float" office:value="0.0214436568955165">
            <text:p>0.02144365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03">
            <text:p>0.8703</text:p>
          </table:table-cell>
          <table:table-cell office:value-type="float" office:value="0.4904">
            <text:p>0.4904</text:p>
          </table:table-cell>
          <table:table-cell/>
          <table:table-cell table:formula="of:=AVERAGE([.A19:.A38])" office:value-type="float" office:value="11.7">
            <text:p>11.7</text:p>
          </table:table-cell>
          <table:table-cell table:formula="of:=AVERAGE([.B19:.B38])" office:value-type="float" office:value="0.83878">
            <text:p>0.83878</text:p>
          </table:table-cell>
          <table:table-cell table:formula="of:=AVERAGE([.C19:.C38])" office:value-type="float" office:value="0.38478">
            <text:p>0.38478</text:p>
          </table:table-cell>
          <table:table-cell table:formula="of:=STDEV([.B19:.B38])" office:value-type="float" office:value="0.026156927229804">
            <text:p>0.0261569272</text:p>
          </table:table-cell>
          <table:table-cell table:formula="of:=STDEV([.C19:.C38])" office:value-type="float" office:value="0.0789002674933762">
            <text:p>0.0789002675</text:p>
          </table:table-cell>
          <table:table-cell office:value-type="float" office:value="120">
            <text:p>120</text:p>
          </table:table-cell>
          <table:table-cell table:formula="of:=VLOOKUP([.J19];[.$E$2:.$G$441];2;0)" office:value-type="float" office:value="0.896645">
            <text:p>0.896645</text:p>
          </table:table-cell>
          <table:table-cell table:formula="of:=VLOOKUP([.J19];[.$E$2:.$G$441];3;0)" office:value-type="float" office:value="0.52553">
            <text:p>0.52553</text:p>
          </table:table-cell>
          <table:table-cell table:formula="of:=VLOOKUP([.$J19];[.$E$2:.$I$441];4;0)" office:value-type="float" office:value="0.00618610284598086">
            <text:p>0.0061861028</text:p>
          </table:table-cell>
          <table:table-cell table:formula="of:=VLOOKUP([.$J19];[.$E$2:.$I$441];5;0)" office:value-type="float" office:value="0.0155094572167402">
            <text:p>0.01550945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18">
            <text:p>0.818</text:p>
          </table:table-cell>
          <table:table-cell office:value-type="float" office:value="0.415">
            <text:p>0.415</text:p>
          </table:table-cell>
          <table:table-cell/>
          <table:table-cell table:formula="of:=AVERAGE([.A20:.A39])" office:value-type="float" office:value="11.8">
            <text:p>11.8</text:p>
          </table:table-cell>
          <table:table-cell table:formula="of:=AVERAGE([.B20:.B39])" office:value-type="float" office:value="0.83675">
            <text:p>0.83675</text:p>
          </table:table-cell>
          <table:table-cell table:formula="of:=AVERAGE([.C20:.C39])" office:value-type="float" office:value="0.37598">
            <text:p>0.37598</text:p>
          </table:table-cell>
          <table:table-cell table:formula="of:=STDEV([.B20:.B39])" office:value-type="float" office:value="0.0251375479271442">
            <text:p>0.0251375479</text:p>
          </table:table-cell>
          <table:table-cell table:formula="of:=STDEV([.C20:.C39])" office:value-type="float" office:value="0.0762712444951707">
            <text:p>0.0762712445</text:p>
          </table:table-cell>
          <table:table-cell office:value-type="float" office:value="140">
            <text:p>140</text:p>
          </table:table-cell>
          <table:table-cell table:formula="of:=VLOOKUP([.J20];[.$E$2:.$G$441];2;0)" office:value-type="float" office:value="0.89795">
            <text:p>0.89795</text:p>
          </table:table-cell>
          <table:table-cell table:formula="of:=VLOOKUP([.J20];[.$E$2:.$G$441];3;0)" office:value-type="float" office:value="0.523795">
            <text:p>0.523795</text:p>
          </table:table-cell>
          <table:table-cell table:formula="of:=VLOOKUP([.$J20];[.$E$2:.$I$441];4;0)" office:value-type="float" office:value="0.00621792823848484">
            <text:p>0.0062179282</text:p>
          </table:table-cell>
          <table:table-cell table:formula="of:=VLOOKUP([.$J20];[.$E$2:.$I$441];5;0)" office:value-type="float" office:value="0.017504329539619">
            <text:p>0.01750432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18">
            <text:p>0.818</text:p>
          </table:table-cell>
          <table:table-cell office:value-type="float" office:value="0.351">
            <text:p>0.351</text:p>
          </table:table-cell>
          <table:table-cell/>
          <table:table-cell table:formula="of:=AVERAGE([.A21:.A40])" office:value-type="float" office:value="11.9">
            <text:p>11.9</text:p>
          </table:table-cell>
          <table:table-cell table:formula="of:=AVERAGE([.B21:.B40])" office:value-type="float" office:value="0.838535">
            <text:p>0.838535</text:p>
          </table:table-cell>
          <table:table-cell table:formula="of:=AVERAGE([.C21:.C40])" office:value-type="float" office:value="0.37587">
            <text:p>0.37587</text:p>
          </table:table-cell>
          <table:table-cell table:formula="of:=STDEV([.B21:.B40])" office:value-type="float" office:value="0.0250032055839583">
            <text:p>0.0250032056</text:p>
          </table:table-cell>
          <table:table-cell table:formula="of:=STDEV([.C21:.C40])" office:value-type="float" office:value="0.0762135717987012">
            <text:p>0.0762135718</text:p>
          </table:table-cell>
          <table:table-cell office:value-type="float" office:value="160">
            <text:p>160</text:p>
          </table:table-cell>
          <table:table-cell table:formula="of:=VLOOKUP([.J21];[.$E$2:.$G$441];2;0)" office:value-type="float" office:value="0.899875">
            <text:p>0.899875</text:p>
          </table:table-cell>
          <table:table-cell table:formula="of:=VLOOKUP([.J21];[.$E$2:.$G$441];3;0)" office:value-type="float" office:value="0.529575">
            <text:p>0.529575</text:p>
          </table:table-cell>
          <table:table-cell table:formula="of:=VLOOKUP([.$J21];[.$E$2:.$I$441];4;0)" office:value-type="float" office:value="0.00448434411093341">
            <text:p>0.0044843441</text:p>
          </table:table-cell>
          <table:table-cell table:formula="of:=VLOOKUP([.$J21];[.$E$2:.$I$441];5;0)" office:value-type="float" office:value="0.0146030232990872">
            <text:p>0.01460302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33">
            <text:p>0.833</text:p>
          </table:table-cell>
          <table:table-cell office:value-type="float" office:value="0.3544">
            <text:p>0.3544</text:p>
          </table:table-cell>
          <table:table-cell/>
          <table:table-cell table:formula="of:=AVERAGE([.A22:.A41])" office:value-type="float" office:value="12">
            <text:p>12</text:p>
          </table:table-cell>
          <table:table-cell table:formula="of:=AVERAGE([.B22:.B41])" office:value-type="float" office:value="0.841535">
            <text:p>0.841535</text:p>
          </table:table-cell>
          <table:table-cell table:formula="of:=AVERAGE([.C22:.C41])" office:value-type="float" office:value="0.3813">
            <text:p>0.3813</text:p>
          </table:table-cell>
          <table:table-cell table:formula="of:=STDEV([.B22:.B41])" office:value-type="float" office:value="0.0259897201337679">
            <text:p>0.0259897201</text:p>
          </table:table-cell>
          <table:table-cell table:formula="of:=STDEV([.C22:.C41])" office:value-type="float" office:value="0.0781914519490125">
            <text:p>0.0781914519</text:p>
          </table:table-cell>
          <table:table-cell office:value-type="float" office:value="180">
            <text:p>180</text:p>
          </table:table-cell>
          <table:table-cell table:formula="of:=VLOOKUP([.J22];[.$E$2:.$G$441];2;0)" office:value-type="float" office:value="0.8998">
            <text:p>0.8998</text:p>
          </table:table-cell>
          <table:table-cell table:formula="of:=VLOOKUP([.J22];[.$E$2:.$G$441];3;0)" office:value-type="float" office:value="0.52383">
            <text:p>0.52383</text:p>
          </table:table-cell>
          <table:table-cell table:formula="of:=VLOOKUP([.$J22];[.$E$2:.$I$441];4;0)" office:value-type="float" office:value="0.0057805481437408">
            <text:p>0.0057805481</text:p>
          </table:table-cell>
          <table:table-cell table:formula="of:=VLOOKUP([.$J22];[.$E$2:.$I$441];5;0)" office:value-type="float" office:value="0.0167494571789498">
            <text:p>0.01674945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77">
            <text:p>0.8577</text:p>
          </table:table-cell>
          <table:table-cell office:value-type="float" office:value="0.3885">
            <text:p>0.3885</text:p>
          </table:table-cell>
          <table:table-cell/>
          <table:table-cell table:formula="of:=AVERAGE([.A23:.A42])" office:value-type="float" office:value="12.1">
            <text:p>12.1</text:p>
          </table:table-cell>
          <table:table-cell table:formula="of:=AVERAGE([.B23:.B42])" office:value-type="float" office:value="0.84227">
            <text:p>0.84227</text:p>
          </table:table-cell>
          <table:table-cell table:formula="of:=AVERAGE([.C23:.C42])" office:value-type="float" office:value="0.3855">
            <text:p>0.3855</text:p>
          </table:table-cell>
          <table:table-cell table:formula="of:=STDEV([.B23:.B42])" office:value-type="float" office:value="0.025943462821256">
            <text:p>0.0259434628</text:p>
          </table:table-cell>
          <table:table-cell table:formula="of:=STDEV([.C23:.C42])" office:value-type="float" office:value="0.0789230671370278">
            <text:p>0.0789230671</text:p>
          </table:table-cell>
          <table:table-cell office:value-type="float" office:value="200">
            <text:p>200</text:p>
          </table:table-cell>
          <table:table-cell table:formula="of:=VLOOKUP([.J23];[.$E$2:.$G$441];2;0)" office:value-type="float" office:value="0.90028">
            <text:p>0.90028</text:p>
          </table:table-cell>
          <table:table-cell table:formula="of:=VLOOKUP([.J23];[.$E$2:.$G$441];3;0)" office:value-type="float" office:value="0.527485">
            <text:p>0.527485</text:p>
          </table:table-cell>
          <table:table-cell table:formula="of:=VLOOKUP([.$J23];[.$E$2:.$I$441];4;0)" office:value-type="float" office:value="0.00575870965079028">
            <text:p>0.0057587097</text:p>
          </table:table-cell>
          <table:table-cell table:formula="of:=VLOOKUP([.$J23];[.$E$2:.$I$441];5;0)" office:value-type="float" office:value="0.0181229216594258">
            <text:p>0.01812292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93">
            <text:p>0.8593</text:p>
          </table:table-cell>
          <table:table-cell office:value-type="float" office:value="0.4527">
            <text:p>0.4527</text:p>
          </table:table-cell>
          <table:table-cell/>
          <table:table-cell table:formula="of:=AVERAGE([.A24:.A43])" office:value-type="float" office:value="12.2">
            <text:p>12.2</text:p>
          </table:table-cell>
          <table:table-cell table:formula="of:=AVERAGE([.B24:.B43])" office:value-type="float" office:value="0.8392">
            <text:p>0.8392</text:p>
          </table:table-cell>
          <table:table-cell table:formula="of:=AVERAGE([.C24:.C43])" office:value-type="float" office:value="0.379905">
            <text:p>0.379905</text:p>
          </table:table-cell>
          <table:table-cell table:formula="of:=STDEV([.B24:.B43])" office:value-type="float" office:value="0.0276013538950919">
            <text:p>0.0276013539</text:p>
          </table:table-cell>
          <table:table-cell table:formula="of:=STDEV([.C24:.C43])" office:value-type="float" office:value="0.0825808342426409">
            <text:p>0.082580834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83">
            <text:p>0.8583</text:p>
          </table:table-cell>
          <table:table-cell office:value-type="float" office:value="0.4692">
            <text:p>0.4692</text:p>
          </table:table-cell>
          <table:table-cell/>
          <table:table-cell table:formula="of:=AVERAGE([.A25:.A44])" office:value-type="float" office:value="12.3">
            <text:p>12.3</text:p>
          </table:table-cell>
          <table:table-cell table:formula="of:=AVERAGE([.B25:.B44])" office:value-type="float" office:value="0.83992">
            <text:p>0.83992</text:p>
          </table:table-cell>
          <table:table-cell table:formula="of:=AVERAGE([.C25:.C44])" office:value-type="float" office:value="0.382435">
            <text:p>0.382435</text:p>
          </table:table-cell>
          <table:table-cell table:formula="of:=STDEV([.B25:.B44])" office:value-type="float" office:value="0.0283314331664171">
            <text:p>0.0283314332</text:p>
          </table:table-cell>
          <table:table-cell table:formula="of:=STDEV([.C25:.C44])" office:value-type="float" office:value="0.0856466073006121">
            <text:p>0.0856466073</text:p>
          </table:table-cell>
          <table:table-cell>
            <draw:frame table:end-cell-address="Sheet1_2.R55" table:end-x="2.113cm" table:end-y="0.346cm" draw:z-index="0" draw:style-name="gr1" draw:text-style-name="P1" svg:width="20.067cm" svg:height="13.735cm" svg:x="0.111cm" svg:y="0.159cm">
              <draw:object draw:notify-on-update-of-ranges="Sheet1_2.J1:Sheet1_2.J1 Sheet1_2.J2:Sheet1_2.J23 Sheet1_2.K1:Sheet1_2.K1 Sheet1_2.K2:Sheet1_2.K23 Sheet1_2.M2:Sheet1_2.M23 Sheet1_2.M2:Sheet1_2.M23 Sheet1_2.J1:Sheet1_2.J1 Sheet1_2.J2:Sheet1_2.J23 Sheet1_2.L1:Sheet1_2.L1 Sheet1_2.L2:Sheet1_2.L23 Sheet1_2.N2:Sheet1_2.N23 Sheet1_2.N2:Sheet1_2.N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1">
            <text:p>0.841</text:p>
          </table:table-cell>
          <table:table-cell office:value-type="float" office:value="0.4167">
            <text:p>0.4167</text:p>
          </table:table-cell>
          <table:table-cell/>
          <table:table-cell table:formula="of:=AVERAGE([.A26:.A45])" office:value-type="float" office:value="12.4">
            <text:p>12.4</text:p>
          </table:table-cell>
          <table:table-cell table:formula="of:=AVERAGE([.B26:.B45])" office:value-type="float" office:value="0.84027">
            <text:p>0.84027</text:p>
          </table:table-cell>
          <table:table-cell table:formula="of:=AVERAGE([.C26:.C45])" office:value-type="float" office:value="0.381995">
            <text:p>0.381995</text:p>
          </table:table-cell>
          <table:table-cell table:formula="of:=STDEV([.B26:.B45])" office:value-type="float" office:value="0.0286122921688895">
            <text:p>0.0286122922</text:p>
          </table:table-cell>
          <table:table-cell table:formula="of:=STDEV([.C26:.C45])" office:value-type="float" office:value="0.0851988353948079">
            <text:p>0.085198835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1">
            <text:p>0.871</text:p>
          </table:table-cell>
          <table:table-cell office:value-type="float" office:value="0.4567">
            <text:p>0.4567</text:p>
          </table:table-cell>
          <table:table-cell/>
          <table:table-cell table:formula="of:=AVERAGE([.A27:.A46])" office:value-type="float" office:value="12.5">
            <text:p>12.5</text:p>
          </table:table-cell>
          <table:table-cell table:formula="of:=AVERAGE([.B27:.B46])" office:value-type="float" office:value="0.841355">
            <text:p>0.841355</text:p>
          </table:table-cell>
          <table:table-cell table:formula="of:=AVERAGE([.C27:.C46])" office:value-type="float" office:value="0.381965">
            <text:p>0.381965</text:p>
          </table:table-cell>
          <table:table-cell table:formula="of:=STDEV([.B27:.B46])" office:value-type="float" office:value="0.0290495307508074">
            <text:p>0.0290495308</text:p>
          </table:table-cell>
          <table:table-cell table:formula="of:=STDEV([.C27:.C46])" office:value-type="float" office:value="0.0851860766668752">
            <text:p>0.085186076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96">
            <text:p>0.796</text:p>
          </table:table-cell>
          <table:table-cell office:value-type="float" office:value="0.2664">
            <text:p>0.2664</text:p>
          </table:table-cell>
          <table:table-cell/>
          <table:table-cell table:formula="of:=AVERAGE([.A28:.A47])" office:value-type="float" office:value="12.6">
            <text:p>12.6</text:p>
          </table:table-cell>
          <table:table-cell table:formula="of:=AVERAGE([.B28:.B47])" office:value-type="float" office:value="0.840855">
            <text:p>0.840855</text:p>
          </table:table-cell>
          <table:table-cell table:formula="of:=AVERAGE([.C28:.C47])" office:value-type="float" office:value="0.380865">
            <text:p>0.380865</text:p>
          </table:table-cell>
          <table:table-cell table:formula="of:=STDEV([.B28:.B47])" office:value-type="float" office:value="0.0285949291603286">
            <text:p>0.0285949292</text:p>
          </table:table-cell>
          <table:table-cell table:formula="of:=STDEV([.C28:.C47])" office:value-type="float" office:value="0.0843077524998677">
            <text:p>0.084307752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317">
            <text:p>0.8317</text:p>
          </table:table-cell>
          <table:table-cell office:value-type="float" office:value="0.3616">
            <text:p>0.3616</text:p>
          </table:table-cell>
          <table:table-cell/>
          <table:table-cell table:formula="of:=AVERAGE([.A29:.A48])" office:value-type="float" office:value="12.7">
            <text:p>12.7</text:p>
          </table:table-cell>
          <table:table-cell table:formula="of:=AVERAGE([.B29:.B48])" office:value-type="float" office:value="0.84534">
            <text:p>0.84534</text:p>
          </table:table-cell>
          <table:table-cell table:formula="of:=AVERAGE([.C29:.C48])" office:value-type="float" office:value="0.392435">
            <text:p>0.392435</text:p>
          </table:table-cell>
          <table:table-cell table:formula="of:=STDEV([.B29:.B48])" office:value-type="float" office:value="0.0282214252316438">
            <text:p>0.0282214252</text:p>
          </table:table-cell>
          <table:table-cell table:formula="of:=STDEV([.C29:.C48])" office:value-type="float" office:value="0.0836478852722908">
            <text:p>0.083647885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06">
            <text:p>0.806</text:p>
          </table:table-cell>
          <table:table-cell office:value-type="float" office:value="0.3088">
            <text:p>0.3088</text:p>
          </table:table-cell>
          <table:table-cell/>
          <table:table-cell table:formula="of:=AVERAGE([.A30:.A49])" office:value-type="float" office:value="12.8">
            <text:p>12.8</text:p>
          </table:table-cell>
          <table:table-cell table:formula="of:=AVERAGE([.B30:.B49])" office:value-type="float" office:value="0.847005">
            <text:p>0.847005</text:p>
          </table:table-cell>
          <table:table-cell table:formula="of:=AVERAGE([.C30:.C49])" office:value-type="float" office:value="0.395435">
            <text:p>0.395435</text:p>
          </table:table-cell>
          <table:table-cell table:formula="of:=STDEV([.B30:.B49])" office:value-type="float" office:value="0.028356331790829">
            <text:p>0.0283563318</text:p>
          </table:table-cell>
          <table:table-cell table:formula="of:=STDEV([.C30:.C49])" office:value-type="float" office:value="0.0835596873025819">
            <text:p>0.083559687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23">
            <text:p>0.8423</text:p>
          </table:table-cell>
          <table:table-cell office:value-type="float" office:value="0.4207">
            <text:p>0.4207</text:p>
          </table:table-cell>
          <table:table-cell/>
          <table:table-cell table:formula="of:=AVERAGE([.A31:.A50])" office:value-type="float" office:value="12.9">
            <text:p>12.9</text:p>
          </table:table-cell>
          <table:table-cell table:formula="of:=AVERAGE([.B31:.B50])" office:value-type="float" office:value="0.848755">
            <text:p>0.848755</text:p>
          </table:table-cell>
          <table:table-cell table:formula="of:=AVERAGE([.C31:.C50])" office:value-type="float" office:value="0.397345">
            <text:p>0.397345</text:p>
          </table:table-cell>
          <table:table-cell table:formula="of:=STDEV([.B31:.B50])" office:value-type="float" office:value="0.0267256524709875">
            <text:p>0.0267256525</text:p>
          </table:table-cell>
          <table:table-cell table:formula="of:=STDEV([.C31:.C50])" office:value-type="float" office:value="0.0818951735291429">
            <text:p>0.081895173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14">
            <text:p>0.814</text:p>
          </table:table-cell>
          <table:table-cell office:value-type="float" office:value="0.2341">
            <text:p>0.2341</text:p>
          </table:table-cell>
          <table:table-cell/>
          <table:table-cell table:formula="of:=AVERAGE([.A32:.A51])" office:value-type="float" office:value="13">
            <text:p>13</text:p>
          </table:table-cell>
          <table:table-cell table:formula="of:=AVERAGE([.B32:.B51])" office:value-type="float" office:value="0.848275">
            <text:p>0.848275</text:p>
          </table:table-cell>
          <table:table-cell table:formula="of:=AVERAGE([.C32:.C51])" office:value-type="float" office:value="0.396545">
            <text:p>0.396545</text:p>
          </table:table-cell>
          <table:table-cell table:formula="of:=STDEV([.B32:.B51])" office:value-type="float" office:value="0.0269330920499006">
            <text:p>0.026933092</text:p>
          </table:table-cell>
          <table:table-cell table:formula="of:=STDEV([.C32:.C51])" office:value-type="float" office:value="0.0817330086961585">
            <text:p>0.081733008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63">
            <text:p>0.8763</text:p>
          </table:table-cell>
          <table:table-cell office:value-type="float" office:value="0.4719">
            <text:p>0.4719</text:p>
          </table:table-cell>
          <table:table-cell/>
          <table:table-cell table:formula="of:=AVERAGE([.A33:.A52])" office:value-type="float" office:value="13.1">
            <text:p>13.1</text:p>
          </table:table-cell>
          <table:table-cell table:formula="of:=AVERAGE([.B33:.B52])" office:value-type="float" office:value="0.849425">
            <text:p>0.849425</text:p>
          </table:table-cell>
          <table:table-cell table:formula="of:=AVERAGE([.C33:.C52])" office:value-type="float" office:value="0.404425">
            <text:p>0.404425</text:p>
          </table:table-cell>
          <table:table-cell table:formula="of:=STDEV([.B33:.B52])" office:value-type="float" office:value="0.0258623252709622">
            <text:p>0.0258623253</text:p>
          </table:table-cell>
          <table:table-cell table:formula="of:=STDEV([.C33:.C52])" office:value-type="float" office:value="0.0723000391278922">
            <text:p>0.072300039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23">
            <text:p>0.8523</text:p>
          </table:table-cell>
          <table:table-cell office:value-type="float" office:value="0.3734">
            <text:p>0.3734</text:p>
          </table:table-cell>
          <table:table-cell/>
          <table:table-cell table:formula="of:=AVERAGE([.A34:.A53])" office:value-type="float" office:value="13.2">
            <text:p>13.2</text:p>
          </table:table-cell>
          <table:table-cell table:formula="of:=AVERAGE([.B34:.B53])" office:value-type="float" office:value="0.848245">
            <text:p>0.848245</text:p>
          </table:table-cell>
          <table:table-cell table:formula="of:=AVERAGE([.C34:.C53])" office:value-type="float" office:value="0.398675">
            <text:p>0.398675</text:p>
          </table:table-cell>
          <table:table-cell table:formula="of:=STDEV([.B34:.B53])" office:value-type="float" office:value="0.0250986993791773">
            <text:p>0.0250986994</text:p>
          </table:table-cell>
          <table:table-cell table:formula="of:=STDEV([.C34:.C53])" office:value-type="float" office:value="0.0712161711012028">
            <text:p>0.071216171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357">
            <text:p>0.8357</text:p>
          </table:table-cell>
          <table:table-cell office:value-type="float" office:value="0.359">
            <text:p>0.359</text:p>
          </table:table-cell>
          <table:table-cell/>
          <table:table-cell table:formula="of:=AVERAGE([.A35:.A54])" office:value-type="float" office:value="13.3">
            <text:p>13.3</text:p>
          </table:table-cell>
          <table:table-cell table:formula="of:=AVERAGE([.B35:.B54])" office:value-type="float" office:value="0.847965">
            <text:p>0.847965</text:p>
          </table:table-cell>
          <table:table-cell table:formula="of:=AVERAGE([.C35:.C54])" office:value-type="float" office:value="0.39771">
            <text:p>0.39771</text:p>
          </table:table-cell>
          <table:table-cell table:formula="of:=STDEV([.B35:.B54])" office:value-type="float" office:value="0.025082312388152">
            <text:p>0.0250823124</text:p>
          </table:table-cell>
          <table:table-cell table:formula="of:=STDEV([.C35:.C54])" office:value-type="float" office:value="0.0717057576782404">
            <text:p>0.071705757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847">
            <text:p>0.7847</text:p>
          </table:table-cell>
          <table:table-cell office:value-type="float" office:value="0.2284">
            <text:p>0.2284</text:p>
          </table:table-cell>
          <table:table-cell/>
          <table:table-cell table:formula="of:=AVERAGE([.A36:.A55])" office:value-type="float" office:value="13.4">
            <text:p>13.4</text:p>
          </table:table-cell>
          <table:table-cell table:formula="of:=AVERAGE([.B36:.B55])" office:value-type="float" office:value="0.848265">
            <text:p>0.848265</text:p>
          </table:table-cell>
          <table:table-cell table:formula="of:=AVERAGE([.C36:.C55])" office:value-type="float" office:value="0.4">
            <text:p>0.4</text:p>
          </table:table-cell>
          <table:table-cell table:formula="of:=STDEV([.B36:.B55])" office:value-type="float" office:value="0.0249634949265396">
            <text:p>0.0249634949</text:p>
          </table:table-cell>
          <table:table-cell table:formula="of:=STDEV([.C36:.C55])" office:value-type="float" office:value="0.0711334993996648">
            <text:p>0.071133499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67">
            <text:p>0.8667</text:p>
          </table:table-cell>
          <table:table-cell office:value-type="float" office:value="0.479">
            <text:p>0.479</text:p>
          </table:table-cell>
          <table:table-cell/>
          <table:table-cell table:formula="of:=AVERAGE([.A37:.A56])" office:value-type="float" office:value="13.5">
            <text:p>13.5</text:p>
          </table:table-cell>
          <table:table-cell table:formula="of:=AVERAGE([.B37:.B56])" office:value-type="float" office:value="0.851595">
            <text:p>0.851595</text:p>
          </table:table-cell>
          <table:table-cell table:formula="of:=AVERAGE([.C37:.C56])" office:value-type="float" office:value="0.408235">
            <text:p>0.408235</text:p>
          </table:table-cell>
          <table:table-cell table:formula="of:=STDEV([.B37:.B56])" office:value-type="float" office:value="0.0199832423216106">
            <text:p>0.0199832423</text:p>
          </table:table-cell>
          <table:table-cell table:formula="of:=STDEV([.C37:.C56])" office:value-type="float" office:value="0.0586623996404762">
            <text:p>0.058662399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33">
            <text:p>0.8433</text:p>
          </table:table-cell>
          <table:table-cell office:value-type="float" office:value="0.3977">
            <text:p>0.3977</text:p>
          </table:table-cell>
          <table:table-cell/>
          <table:table-cell table:formula="of:=AVERAGE([.A38:.A57])" office:value-type="float" office:value="13.6">
            <text:p>13.6</text:p>
          </table:table-cell>
          <table:table-cell table:formula="of:=AVERAGE([.B38:.B57])" office:value-type="float" office:value="0.84966">
            <text:p>0.84966</text:p>
          </table:table-cell>
          <table:table-cell table:formula="of:=AVERAGE([.C38:.C57])" office:value-type="float" office:value="0.40406">
            <text:p>0.40406</text:p>
          </table:table-cell>
          <table:table-cell table:formula="of:=STDEV([.B38:.B57])" office:value-type="float" office:value="0.0203145630936087">
            <text:p>0.0203145631</text:p>
          </table:table-cell>
          <table:table-cell table:formula="of:=STDEV([.C38:.C57])" office:value-type="float" office:value="0.0562841232170831">
            <text:p>0.056284123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297">
            <text:p>0.8297</text:p>
          </table:table-cell>
          <table:table-cell office:value-type="float" office:value="0.3144">
            <text:p>0.3144</text:p>
          </table:table-cell>
          <table:table-cell/>
          <table:table-cell table:formula="of:=AVERAGE([.A39:.A58])" office:value-type="float" office:value="13.7">
            <text:p>13.7</text:p>
          </table:table-cell>
          <table:table-cell table:formula="of:=AVERAGE([.B39:.B58])" office:value-type="float" office:value="0.849645">
            <text:p>0.849645</text:p>
          </table:table-cell>
          <table:table-cell table:formula="of:=AVERAGE([.C39:.C58])" office:value-type="float" office:value="0.400505">
            <text:p>0.400505</text:p>
          </table:table-cell>
          <table:table-cell table:formula="of:=STDEV([.B39:.B58])" office:value-type="float" office:value="0.0203196165266344">
            <text:p>0.0203196165</text:p>
          </table:table-cell>
          <table:table-cell table:formula="of:=STDEV([.C39:.C58])" office:value-type="float" office:value="0.0588919570507141">
            <text:p>0.058891957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37">
            <text:p>0.8537</text:p>
          </table:table-cell>
          <table:table-cell office:value-type="float" office:value="0.4128">
            <text:p>0.4128</text:p>
          </table:table-cell>
          <table:table-cell/>
          <table:table-cell table:formula="of:=AVERAGE([.A40:.A59])" office:value-type="float" office:value="13.8">
            <text:p>13.8</text:p>
          </table:table-cell>
          <table:table-cell table:formula="of:=AVERAGE([.B40:.B59])" office:value-type="float" office:value="0.850095">
            <text:p>0.850095</text:p>
          </table:table-cell>
          <table:table-cell table:formula="of:=AVERAGE([.C40:.C59])" office:value-type="float" office:value="0.40553">
            <text:p>0.40553</text:p>
          </table:table-cell>
          <table:table-cell table:formula="of:=STDEV([.B40:.B59])" office:value-type="float" office:value="0.019950978738688">
            <text:p>0.0199509787</text:p>
          </table:table-cell>
          <table:table-cell table:formula="of:=STDEV([.C40:.C59])" office:value-type="float" office:value="0.0553387282299229">
            <text:p>0.055338728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8">
            <text:p>0.878</text:p>
          </table:table-cell>
          <table:table-cell office:value-type="float" office:value="0.4596">
            <text:p>0.4596</text:p>
          </table:table-cell>
          <table:table-cell/>
          <table:table-cell table:formula="of:=AVERAGE([.A41:.A60])" office:value-type="float" office:value="13.9">
            <text:p>13.9</text:p>
          </table:table-cell>
          <table:table-cell table:formula="of:=AVERAGE([.B41:.B60])" office:value-type="float" office:value="0.851025">
            <text:p>0.851025</text:p>
          </table:table-cell>
          <table:table-cell table:formula="of:=AVERAGE([.C41:.C60])" office:value-type="float" office:value="0.406975">
            <text:p>0.406975</text:p>
          </table:table-cell>
          <table:table-cell table:formula="of:=STDEV([.B41:.B60])" office:value-type="float" office:value="0.0205523177076916">
            <text:p>0.0205523177</text:p>
          </table:table-cell>
          <table:table-cell table:formula="of:=STDEV([.C41:.C60])" office:value-type="float" office:value="0.0559128916026387">
            <text:p>0.055912891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77">
            <text:p>0.8477</text:p>
          </table:table-cell>
          <table:table-cell office:value-type="float" office:value="0.4384">
            <text:p>0.4384</text:p>
          </table:table-cell>
          <table:table-cell/>
          <table:table-cell table:formula="of:=AVERAGE([.A42:.A61])" office:value-type="float" office:value="14">
            <text:p>14</text:p>
          </table:table-cell>
          <table:table-cell table:formula="of:=AVERAGE([.B42:.B61])" office:value-type="float" office:value="0.848625">
            <text:p>0.848625</text:p>
          </table:table-cell>
          <table:table-cell table:formula="of:=AVERAGE([.C42:.C61])" office:value-type="float" office:value="0.40323">
            <text:p>0.40323</text:p>
          </table:table-cell>
          <table:table-cell table:formula="of:=STDEV([.B42:.B61])" office:value-type="float" office:value="0.0200325491716803">
            <text:p>0.0200325492</text:p>
          </table:table-cell>
          <table:table-cell table:formula="of:=STDEV([.C42:.C61])" office:value-type="float" office:value="0.0546977638338264">
            <text:p>0.0546977638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963">
            <text:p>0.7963</text:p>
          </table:table-cell>
          <table:table-cell office:value-type="float" office:value="0.2766">
            <text:p>0.2766</text:p>
          </table:table-cell>
          <table:table-cell/>
          <table:table-cell table:formula="of:=AVERAGE([.A43:.A62])" office:value-type="float" office:value="14.1">
            <text:p>14.1</text:p>
          </table:table-cell>
          <table:table-cell table:formula="of:=AVERAGE([.B43:.B62])" office:value-type="float" office:value="0.848755">
            <text:p>0.848755</text:p>
          </table:table-cell>
          <table:table-cell table:formula="of:=AVERAGE([.C43:.C62])" office:value-type="float" office:value="0.40069">
            <text:p>0.40069</text:p>
          </table:table-cell>
          <table:table-cell table:formula="of:=STDEV([.B43:.B62])" office:value-type="float" office:value="0.0200346666660829">
            <text:p>0.0200346667</text:p>
          </table:table-cell>
          <table:table-cell table:formula="of:=STDEV([.C43:.C62])" office:value-type="float" office:value="0.0541554283618238">
            <text:p>0.0541554284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737">
            <text:p>0.8737</text:p>
          </table:table-cell>
          <table:table-cell office:value-type="float" office:value="0.5033">
            <text:p>0.5033</text:p>
          </table:table-cell>
          <table:table-cell/>
          <table:table-cell table:formula="of:=AVERAGE([.A44:.A63])" office:value-type="float" office:value="14.2">
            <text:p>14.2</text:p>
          </table:table-cell>
          <table:table-cell table:formula="of:=AVERAGE([.B44:.B63])" office:value-type="float" office:value="0.853005">
            <text:p>0.853005</text:p>
          </table:table-cell>
          <table:table-cell table:formula="of:=AVERAGE([.C44:.C63])" office:value-type="float" office:value="0.411155">
            <text:p>0.411155</text:p>
          </table:table-cell>
          <table:table-cell table:formula="of:=STDEV([.B44:.B63])" office:value-type="float" office:value="0.0171261104134808">
            <text:p>0.0171261104</text:p>
          </table:table-cell>
          <table:table-cell table:formula="of:=STDEV([.C44:.C63])" office:value-type="float" office:value="0.0488798147446744">
            <text:p>0.0488798147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53">
            <text:p>0.8653</text:p>
          </table:table-cell>
          <table:table-cell office:value-type="float" office:value="0.4604">
            <text:p>0.4604</text:p>
          </table:table-cell>
          <table:table-cell/>
          <table:table-cell table:formula="of:=AVERAGE([.A45:.A64])" office:value-type="float" office:value="14.3">
            <text:p>14.3</text:p>
          </table:table-cell>
          <table:table-cell table:formula="of:=AVERAGE([.B45:.B64])" office:value-type="float" office:value="0.853235">
            <text:p>0.853235</text:p>
          </table:table-cell>
          <table:table-cell table:formula="of:=AVERAGE([.C45:.C64])" office:value-type="float" office:value="0.41106">
            <text:p>0.41106</text:p>
          </table:table-cell>
          <table:table-cell table:formula="of:=STDEV([.B45:.B64])" office:value-type="float" office:value="0.0174465582490313">
            <text:p>0.0174465582</text:p>
          </table:table-cell>
          <table:table-cell table:formula="of:=STDEV([.C45:.C64])" office:value-type="float" office:value="0.0486927899126111">
            <text:p>0.048692789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27">
            <text:p>0.8627</text:p>
          </table:table-cell>
          <table:table-cell office:value-type="float" office:value="0.4161">
            <text:p>0.4161</text:p>
          </table:table-cell>
          <table:table-cell/>
          <table:table-cell table:formula="of:=AVERAGE([.A46:.A65])" office:value-type="float" office:value="14.4">
            <text:p>14.4</text:p>
          </table:table-cell>
          <table:table-cell table:formula="of:=AVERAGE([.B46:.B65])" office:value-type="float" office:value="0.851735">
            <text:p>0.851735</text:p>
          </table:table-cell>
          <table:table-cell table:formula="of:=AVERAGE([.C46:.C65])" office:value-type="float" office:value="0.406045">
            <text:p>0.406045</text:p>
          </table:table-cell>
          <table:table-cell table:formula="of:=STDEV([.B46:.B65])" office:value-type="float" office:value="0.0176431968400526">
            <text:p>0.0176431968</text:p>
          </table:table-cell>
          <table:table-cell table:formula="of:=STDEV([.C46:.C65])" office:value-type="float" office:value="0.0485084092004458">
            <text:p>0.048508409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1">
            <text:p>0.861</text:p>
          </table:table-cell>
          <table:table-cell office:value-type="float" office:value="0.4347">
            <text:p>0.4347</text:p>
          </table:table-cell>
          <table:table-cell/>
          <table:table-cell table:formula="of:=AVERAGE([.A47:.A66])" office:value-type="float" office:value="14.5">
            <text:p>14.5</text:p>
          </table:table-cell>
          <table:table-cell table:formula="of:=AVERAGE([.B47:.B66])" office:value-type="float" office:value="0.851885">
            <text:p>0.851885</text:p>
          </table:table-cell>
          <table:table-cell table:formula="of:=AVERAGE([.C47:.C66])" office:value-type="float" office:value="0.40544">
            <text:p>0.40544</text:p>
          </table:table-cell>
          <table:table-cell table:formula="of:=STDEV([.B47:.B66])" office:value-type="float" office:value="0.0177537327431667">
            <text:p>0.0177537327</text:p>
          </table:table-cell>
          <table:table-cell table:formula="of:=STDEV([.C47:.C66])" office:value-type="float" office:value="0.0484518252331226">
            <text:p>0.048451825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57">
            <text:p>0.8857</text:p>
          </table:table-cell>
          <table:table-cell office:value-type="float" office:value="0.4978">
            <text:p>0.4978</text:p>
          </table:table-cell>
          <table:table-cell/>
          <table:table-cell table:formula="of:=AVERAGE([.A48:.A67])" office:value-type="float" office:value="14.6">
            <text:p>14.6</text:p>
          </table:table-cell>
          <table:table-cell table:formula="of:=AVERAGE([.B48:.B67])" office:value-type="float" office:value="0.852385">
            <text:p>0.852385</text:p>
          </table:table-cell>
          <table:table-cell table:formula="of:=AVERAGE([.C48:.C67])" office:value-type="float" office:value="0.406505">
            <text:p>0.406505</text:p>
          </table:table-cell>
          <table:table-cell table:formula="of:=STDEV([.B48:.B67])" office:value-type="float" office:value="0.0181601146240296">
            <text:p>0.0181601146</text:p>
          </table:table-cell>
          <table:table-cell table:formula="of:=STDEV([.C48:.C67])" office:value-type="float" office:value="0.049354512138416">
            <text:p>0.0493545121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5">
            <text:p>0.865</text:p>
          </table:table-cell>
          <table:table-cell office:value-type="float" office:value="0.4216">
            <text:p>0.4216</text:p>
          </table:table-cell>
          <table:table-cell/>
          <table:table-cell table:formula="of:=AVERAGE([.A49:.A68])" office:value-type="float" office:value="14.7">
            <text:p>14.7</text:p>
          </table:table-cell>
          <table:table-cell table:formula="of:=AVERAGE([.B49:.B68])" office:value-type="float" office:value="0.849435">
            <text:p>0.849435</text:p>
          </table:table-cell>
          <table:table-cell table:formula="of:=AVERAGE([.C49:.C68])" office:value-type="float" office:value="0.396985">
            <text:p>0.396985</text:p>
          </table:table-cell>
          <table:table-cell table:formula="of:=STDEV([.B49:.B68])" office:value-type="float" office:value="0.0172318333019841">
            <text:p>0.0172318333</text:p>
          </table:table-cell>
          <table:table-cell table:formula="of:=STDEV([.C49:.C68])" office:value-type="float" office:value="0.0491806045959284">
            <text:p>0.049180604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1">
            <text:p>0.841</text:p>
          </table:table-cell>
          <table:table-cell office:value-type="float" office:value="0.347">
            <text:p>0.347</text:p>
          </table:table-cell>
          <table:table-cell/>
          <table:table-cell table:formula="of:=AVERAGE([.A50:.A69])" office:value-type="float" office:value="14.8">
            <text:p>14.8</text:p>
          </table:table-cell>
          <table:table-cell table:formula="of:=AVERAGE([.B50:.B69])" office:value-type="float" office:value="0.84992">
            <text:p>0.84992</text:p>
          </table:table-cell>
          <table:table-cell table:formula="of:=AVERAGE([.C50:.C69])" office:value-type="float" office:value="0.397035">
            <text:p>0.397035</text:p>
          </table:table-cell>
          <table:table-cell table:formula="of:=STDEV([.B50:.B69])" office:value-type="float" office:value="0.0178194630434785">
            <text:p>0.017819463</text:p>
          </table:table-cell>
          <table:table-cell table:formula="of:=STDEV([.C50:.C69])" office:value-type="float" office:value="0.0492074478209613">
            <text:p>0.0492074478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27">
            <text:p>0.8327</text:p>
          </table:table-cell>
          <table:table-cell office:value-type="float" office:value="0.4047">
            <text:p>0.4047</text:p>
          </table:table-cell>
          <table:table-cell/>
          <table:table-cell table:formula="of:=AVERAGE([.A51:.A70])" office:value-type="float" office:value="14.9">
            <text:p>14.9</text:p>
          </table:table-cell>
          <table:table-cell table:formula="of:=AVERAGE([.B51:.B70])" office:value-type="float" office:value="0.851505">
            <text:p>0.851505</text:p>
          </table:table-cell>
          <table:table-cell table:formula="of:=AVERAGE([.C51:.C70])" office:value-type="float" office:value="0.40116">
            <text:p>0.40116</text:p>
          </table:table-cell>
          <table:table-cell table:formula="of:=STDEV([.B51:.B70])" office:value-type="float" office:value="0.0183851334392478">
            <text:p>0.0183851334</text:p>
          </table:table-cell>
          <table:table-cell table:formula="of:=STDEV([.C51:.C70])" office:value-type="float" office:value="0.0482407602279278">
            <text:p>0.048240760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7">
            <text:p>0.837</text:p>
          </table:table-cell>
          <table:table-cell office:value-type="float" office:value="0.3917">
            <text:p>0.3917</text:p>
          </table:table-cell>
          <table:table-cell/>
          <table:table-cell table:formula="of:=AVERAGE([.A52:.A71])" office:value-type="float" office:value="15">
            <text:p>15</text:p>
          </table:table-cell>
          <table:table-cell table:formula="of:=AVERAGE([.B52:.B71])" office:value-type="float" office:value="0.852285">
            <text:p>0.852285</text:p>
          </table:table-cell>
          <table:table-cell table:formula="of:=AVERAGE([.C52:.C71])" office:value-type="float" office:value="0.400475">
            <text:p>0.400475</text:p>
          </table:table-cell>
          <table:table-cell table:formula="of:=STDEV([.B52:.B71])" office:value-type="float" office:value="0.0178690050675818">
            <text:p>0.0178690051</text:p>
          </table:table-cell>
          <table:table-cell table:formula="of:=STDEV([.C52:.C71])" office:value-type="float" office:value="0.0482850949542076">
            <text:p>0.04828509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27">
            <text:p>0.8527</text:p>
          </table:table-cell>
          <table:table-cell office:value-type="float" office:value="0.3569">
            <text:p>0.3569</text:p>
          </table:table-cell>
          <table:table-cell/>
          <table:table-cell table:formula="of:=AVERAGE([.A53:.A72])" office:value-type="float" office:value="15.1">
            <text:p>15.1</text:p>
          </table:table-cell>
          <table:table-cell table:formula="of:=AVERAGE([.B53:.B72])" office:value-type="float" office:value="0.85125">
            <text:p>0.85125</text:p>
          </table:table-cell>
          <table:table-cell table:formula="of:=AVERAGE([.C53:.C72])" office:value-type="float" office:value="0.393415">
            <text:p>0.393415</text:p>
          </table:table-cell>
          <table:table-cell table:formula="of:=STDEV([.B53:.B72])" office:value-type="float" office:value="0.0193398824358262">
            <text:p>0.0193398824</text:p>
          </table:table-cell>
          <table:table-cell table:formula="of:=STDEV([.C53:.C72])" office:value-type="float" office:value="0.0588111095394668">
            <text:p>0.058811109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67">
            <text:p>0.8467</text:p>
          </table:table-cell>
          <table:table-cell office:value-type="float" office:value="0.3541">
            <text:p>0.3541</text:p>
          </table:table-cell>
          <table:table-cell/>
          <table:table-cell table:formula="of:=AVERAGE([.A54:.A73])" office:value-type="float" office:value="15.2">
            <text:p>15.2</text:p>
          </table:table-cell>
          <table:table-cell table:formula="of:=AVERAGE([.B54:.B73])" office:value-type="float" office:value="0.85228">
            <text:p>0.85228</text:p>
          </table:table-cell>
          <table:table-cell table:formula="of:=AVERAGE([.C54:.C73])" office:value-type="float" office:value="0.39915">
            <text:p>0.39915</text:p>
          </table:table-cell>
          <table:table-cell table:formula="of:=STDEV([.B54:.B73])" office:value-type="float" office:value="0.0199597911601774">
            <text:p>0.0199597912</text:p>
          </table:table-cell>
          <table:table-cell table:formula="of:=STDEV([.C54:.C73])" office:value-type="float" office:value="0.0606273908915417">
            <text:p>0.060627390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17">
            <text:p>0.8417</text:p>
          </table:table-cell>
          <table:table-cell office:value-type="float" office:value="0.4048">
            <text:p>0.4048</text:p>
          </table:table-cell>
          <table:table-cell/>
          <table:table-cell table:formula="of:=AVERAGE([.A55:.A74])" office:value-type="float" office:value="15.3">
            <text:p>15.3</text:p>
          </table:table-cell>
          <table:table-cell table:formula="of:=AVERAGE([.B55:.B74])" office:value-type="float" office:value="0.851395">
            <text:p>0.851395</text:p>
          </table:table-cell>
          <table:table-cell table:formula="of:=AVERAGE([.C55:.C74])" office:value-type="float" office:value="0.402265">
            <text:p>0.402265</text:p>
          </table:table-cell>
          <table:table-cell table:formula="of:=STDEV([.B55:.B74])" office:value-type="float" office:value="0.020602285897699">
            <text:p>0.0206022859</text:p>
          </table:table-cell>
          <table:table-cell table:formula="of:=STDEV([.C55:.C74])" office:value-type="float" office:value="0.0597855489932229">
            <text:p>0.05978554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13">
            <text:p>0.8513</text:p>
          </table:table-cell>
          <table:table-cell office:value-type="float" office:value="0.3931">
            <text:p>0.3931</text:p>
          </table:table-cell>
          <table:table-cell/>
          <table:table-cell table:formula="of:=AVERAGE([.A56:.A75])" office:value-type="float" office:value="15.4">
            <text:p>15.4</text:p>
          </table:table-cell>
          <table:table-cell table:formula="of:=AVERAGE([.B56:.B75])" office:value-type="float" office:value="0.851995">
            <text:p>0.851995</text:p>
          </table:table-cell>
          <table:table-cell table:formula="of:=AVERAGE([.C56:.C75])" office:value-type="float" office:value="0.400185">
            <text:p>0.400185</text:p>
          </table:table-cell>
          <table:table-cell table:formula="of:=STDEV([.B56:.B75])" office:value-type="float" office:value="0.0204794499052356">
            <text:p>0.0204794499</text:p>
          </table:table-cell>
          <table:table-cell table:formula="of:=STDEV([.C56:.C75])" office:value-type="float" office:value="0.0604130717381769">
            <text:p>0.0604130717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28">
            <text:p>0.828</text:p>
          </table:table-cell>
          <table:table-cell office:value-type="float" office:value="0.3955">
            <text:p>0.3955</text:p>
          </table:table-cell>
          <table:table-cell/>
          <table:table-cell table:formula="of:=AVERAGE([.A57:.A76])" office:value-type="float" office:value="15.5">
            <text:p>15.5</text:p>
          </table:table-cell>
          <table:table-cell table:formula="of:=AVERAGE([.B57:.B76])" office:value-type="float" office:value="0.851645">
            <text:p>0.851645</text:p>
          </table:table-cell>
          <table:table-cell table:formula="of:=AVERAGE([.C57:.C76])" office:value-type="float" office:value="0.39888">
            <text:p>0.39888</text:p>
          </table:table-cell>
          <table:table-cell table:formula="of:=STDEV([.B57:.B76])" office:value-type="float" office:value="0.0205516416299091">
            <text:p>0.0205516416</text:p>
          </table:table-cell>
          <table:table-cell table:formula="of:=STDEV([.C57:.C76])" office:value-type="float" office:value="0.0608544562222461">
            <text:p>0.060854456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3">
            <text:p>0.843</text:p>
          </table:table-cell>
          <table:table-cell office:value-type="float" office:value="0.3266">
            <text:p>0.3266</text:p>
          </table:table-cell>
          <table:table-cell/>
          <table:table-cell table:formula="of:=AVERAGE([.A58:.A77])" office:value-type="float" office:value="15.6">
            <text:p>15.6</text:p>
          </table:table-cell>
          <table:table-cell table:formula="of:=AVERAGE([.B58:.B77])" office:value-type="float" office:value="0.853795">
            <text:p>0.853795</text:p>
          </table:table-cell>
          <table:table-cell table:formula="of:=AVERAGE([.C58:.C77])" office:value-type="float" office:value="0.40252">
            <text:p>0.40252</text:p>
          </table:table-cell>
          <table:table-cell table:formula="of:=STDEV([.B58:.B77])" office:value-type="float" office:value="0.0201939405971719">
            <text:p>0.0201939406</text:p>
          </table:table-cell>
          <table:table-cell table:formula="of:=STDEV([.C58:.C77])" office:value-type="float" office:value="0.0627881785722524">
            <text:p>0.062788178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87">
            <text:p>0.8387</text:p>
          </table:table-cell>
          <table:table-cell office:value-type="float" office:value="0.4149">
            <text:p>0.4149</text:p>
          </table:table-cell>
          <table:table-cell/>
          <table:table-cell table:formula="of:=AVERAGE([.A59:.A78])" office:value-type="float" office:value="15.7">
            <text:p>15.7</text:p>
          </table:table-cell>
          <table:table-cell table:formula="of:=AVERAGE([.B59:.B78])" office:value-type="float" office:value="0.854195">
            <text:p>0.854195</text:p>
          </table:table-cell>
          <table:table-cell table:formula="of:=AVERAGE([.C59:.C78])" office:value-type="float" office:value="0.40725">
            <text:p>0.40725</text:p>
          </table:table-cell>
          <table:table-cell table:formula="of:=STDEV([.B59:.B78])" office:value-type="float" office:value="0.0200475612114371">
            <text:p>0.0200475612</text:p>
          </table:table-cell>
          <table:table-cell table:formula="of:=STDEV([.C59:.C78])" office:value-type="float" office:value="0.0602810915627778">
            <text:p>0.060281091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723">
            <text:p>0.8723</text:p>
          </table:table-cell>
          <table:table-cell office:value-type="float" office:value="0.4417">
            <text:p>0.4417</text:p>
          </table:table-cell>
          <table:table-cell/>
          <table:table-cell table:formula="of:=AVERAGE([.A60:.A79])" office:value-type="float" office:value="15.8">
            <text:p>15.8</text:p>
          </table:table-cell>
          <table:table-cell table:formula="of:=AVERAGE([.B60:.B79])" office:value-type="float" office:value="0.85576">
            <text:p>0.85576</text:p>
          </table:table-cell>
          <table:table-cell table:formula="of:=AVERAGE([.C60:.C79])" office:value-type="float" office:value="0.40845">
            <text:p>0.40845</text:p>
          </table:table-cell>
          <table:table-cell table:formula="of:=STDEV([.B60:.B79])" office:value-type="float" office:value="0.0199959311650619">
            <text:p>0.0199959312</text:p>
          </table:table-cell>
          <table:table-cell table:formula="of:=STDEV([.C60:.C79])" office:value-type="float" office:value="0.0606789610638603">
            <text:p>0.0606789611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">
            <text:p>0.83</text:p>
          </table:table-cell>
          <table:table-cell office:value-type="float" office:value="0.3847">
            <text:p>0.3847</text:p>
          </table:table-cell>
          <table:table-cell/>
          <table:table-cell table:formula="of:=AVERAGE([.A61:.A80])" office:value-type="float" office:value="15.9">
            <text:p>15.9</text:p>
          </table:table-cell>
          <table:table-cell table:formula="of:=AVERAGE([.B61:.B80])" office:value-type="float" office:value="0.85571">
            <text:p>0.85571</text:p>
          </table:table-cell>
          <table:table-cell table:formula="of:=AVERAGE([.C61:.C80])" office:value-type="float" office:value="0.407975">
            <text:p>0.407975</text:p>
          </table:table-cell>
          <table:table-cell table:formula="of:=STDEV([.B61:.B80])" office:value-type="float" office:value="0.0199536014425045">
            <text:p>0.0199536014</text:p>
          </table:table-cell>
          <table:table-cell table:formula="of:=STDEV([.C61:.C80])" office:value-type="float" office:value="0.0604416976580694">
            <text:p>0.060441697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03">
            <text:p>0.8503</text:p>
          </table:table-cell>
          <table:table-cell office:value-type="float" office:value="0.3876">
            <text:p>0.3876</text:p>
          </table:table-cell>
          <table:table-cell/>
          <table:table-cell table:formula="of:=AVERAGE([.A62:.A81])" office:value-type="float" office:value="16">
            <text:p>16</text:p>
          </table:table-cell>
          <table:table-cell table:formula="of:=AVERAGE([.B62:.B81])" office:value-type="float" office:value="0.857745">
            <text:p>0.857745</text:p>
          </table:table-cell>
          <table:table-cell table:formula="of:=AVERAGE([.C62:.C81])" office:value-type="float" office:value="0.411465">
            <text:p>0.411465</text:p>
          </table:table-cell>
          <table:table-cell table:formula="of:=STDEV([.B62:.B81])" office:value-type="float" office:value="0.0192567821272075">
            <text:p>0.0192567821</text:p>
          </table:table-cell>
          <table:table-cell table:formula="of:=STDEV([.C62:.C81])" office:value-type="float" office:value="0.0610392563502331">
            <text:p>0.0610392564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813">
            <text:p>0.8813</text:p>
          </table:table-cell>
          <table:table-cell office:value-type="float" office:value="0.4859">
            <text:p>0.4859</text:p>
          </table:table-cell>
          <table:table-cell/>
          <table:table-cell table:formula="of:=AVERAGE([.A63:.A82])" office:value-type="float" office:value="16.1">
            <text:p>16.1</text:p>
          </table:table-cell>
          <table:table-cell table:formula="of:=AVERAGE([.B63:.B82])" office:value-type="float" office:value="0.856995">
            <text:p>0.856995</text:p>
          </table:table-cell>
          <table:table-cell table:formula="of:=AVERAGE([.C63:.C82])" office:value-type="float" office:value="0.40971">
            <text:p>0.40971</text:p>
          </table:table-cell>
          <table:table-cell table:formula="of:=STDEV([.B63:.B82])" office:value-type="float" office:value="0.0198451233569517">
            <text:p>0.0198451234</text:p>
          </table:table-cell>
          <table:table-cell table:formula="of:=STDEV([.C63:.C82])" office:value-type="float" office:value="0.0622540457362115">
            <text:p>0.062254045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83">
            <text:p>0.8783</text:p>
          </table:table-cell>
          <table:table-cell office:value-type="float" office:value="0.5014">
            <text:p>0.5014</text:p>
          </table:table-cell>
          <table:table-cell/>
          <table:table-cell table:formula="of:=AVERAGE([.A64:.A83])" office:value-type="float" office:value="16.2">
            <text:p>16.2</text:p>
          </table:table-cell>
          <table:table-cell table:formula="of:=AVERAGE([.B64:.B83])" office:value-type="float" office:value="0.85643">
            <text:p>0.85643</text:p>
          </table:table-cell>
          <table:table-cell table:formula="of:=AVERAGE([.C64:.C83])" office:value-type="float" office:value="0.40883">
            <text:p>0.40883</text:p>
          </table:table-cell>
          <table:table-cell table:formula="of:=STDEV([.B64:.B83])" office:value-type="float" office:value="0.0192692309954989">
            <text:p>0.019269231</text:p>
          </table:table-cell>
          <table:table-cell table:formula="of:=STDEV([.C64:.C83])" office:value-type="float" office:value="0.0612364451166649">
            <text:p>0.0612364451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353">
            <text:p>0.8353</text:p>
          </table:table-cell>
          <table:table-cell office:value-type="float" office:value="0.3601">
            <text:p>0.3601</text:p>
          </table:table-cell>
          <table:table-cell/>
          <table:table-cell table:formula="of:=AVERAGE([.A65:.A84])" office:value-type="float" office:value="16.3">
            <text:p>16.3</text:p>
          </table:table-cell>
          <table:table-cell table:formula="of:=AVERAGE([.B65:.B84])" office:value-type="float" office:value="0.8549">
            <text:p>0.8549</text:p>
          </table:table-cell>
          <table:table-cell table:formula="of:=AVERAGE([.C65:.C84])" office:value-type="float" office:value="0.40267">
            <text:p>0.40267</text:p>
          </table:table-cell>
          <table:table-cell table:formula="of:=STDEV([.B65:.B84])" office:value-type="float" office:value="0.0186460945536931">
            <text:p>0.0186460946</text:p>
          </table:table-cell>
          <table:table-cell table:formula="of:=STDEV([.C65:.C84])" office:value-type="float" office:value="0.0575180621516773">
            <text:p>0.057518062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657">
            <text:p>0.8657</text:p>
          </table:table-cell>
          <table:table-cell office:value-type="float" office:value="0.404">
            <text:p>0.404</text:p>
          </table:table-cell>
          <table:table-cell/>
          <table:table-cell table:formula="of:=AVERAGE([.A66:.A85])" office:value-type="float" office:value="16.4">
            <text:p>16.4</text:p>
          </table:table-cell>
          <table:table-cell table:formula="of:=AVERAGE([.B66:.B85])" office:value-type="float" office:value="0.8549">
            <text:p>0.8549</text:p>
          </table:table-cell>
          <table:table-cell table:formula="of:=AVERAGE([.C66:.C85])" office:value-type="float" office:value="0.40377">
            <text:p>0.40377</text:p>
          </table:table-cell>
          <table:table-cell table:formula="of:=STDEV([.B66:.B85])" office:value-type="float" office:value="0.0186460945536931">
            <text:p>0.0186460946</text:p>
          </table:table-cell>
          <table:table-cell table:formula="of:=STDEV([.C66:.C85])" office:value-type="float" office:value="0.0568677792408801">
            <text:p>0.056867779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1">
            <text:p>0.871</text:p>
          </table:table-cell>
          <table:table-cell office:value-type="float" office:value="0.456">
            <text:p>0.456</text:p>
          </table:table-cell>
          <table:table-cell/>
          <table:table-cell table:formula="of:=AVERAGE([.A67:.A86])" office:value-type="float" office:value="16.5">
            <text:p>16.5</text:p>
          </table:table-cell>
          <table:table-cell table:formula="of:=AVERAGE([.B67:.B86])" office:value-type="float" office:value="0.85633">
            <text:p>0.85633</text:p>
          </table:table-cell>
          <table:table-cell table:formula="of:=AVERAGE([.C67:.C86])" office:value-type="float" office:value="0.41056">
            <text:p>0.41056</text:p>
          </table:table-cell>
          <table:table-cell table:formula="of:=STDEV([.B67:.B86])" office:value-type="float" office:value="0.0205204416696081">
            <text:p>0.0205204417</text:p>
          </table:table-cell>
          <table:table-cell table:formula="of:=STDEV([.C67:.C86])" office:value-type="float" office:value="0.0644927445939709">
            <text:p>0.064492744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67">
            <text:p>0.8267</text:p>
          </table:table-cell>
          <table:table-cell office:value-type="float" office:value="0.3074">
            <text:p>0.3074</text:p>
          </table:table-cell>
          <table:table-cell/>
          <table:table-cell table:formula="of:=AVERAGE([.A68:.A87])" office:value-type="float" office:value="16.6">
            <text:p>16.6</text:p>
          </table:table-cell>
          <table:table-cell table:formula="of:=AVERAGE([.B68:.B87])" office:value-type="float" office:value="0.855445">
            <text:p>0.855445</text:p>
          </table:table-cell>
          <table:table-cell table:formula="of:=AVERAGE([.C68:.C87])" office:value-type="float" office:value="0.40733">
            <text:p>0.40733</text:p>
          </table:table-cell>
          <table:table-cell table:formula="of:=STDEV([.B68:.B87])" office:value-type="float" office:value="0.0202341419388122">
            <text:p>0.0202341419</text:p>
          </table:table-cell>
          <table:table-cell table:formula="of:=STDEV([.C68:.C87])" office:value-type="float" office:value="0.0637101256101662">
            <text:p>0.063710125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47">
            <text:p>0.8747</text:p>
          </table:table-cell>
          <table:table-cell office:value-type="float" office:value="0.4226">
            <text:p>0.4226</text:p>
          </table:table-cell>
          <table:table-cell/>
          <table:table-cell table:formula="of:=AVERAGE([.A69:.A88])" office:value-type="float" office:value="16.7">
            <text:p>16.7</text:p>
          </table:table-cell>
          <table:table-cell table:formula="of:=AVERAGE([.B69:.B88])" office:value-type="float" office:value="0.857675">
            <text:p>0.857675</text:p>
          </table:table-cell>
          <table:table-cell table:formula="of:=AVERAGE([.C69:.C88])" office:value-type="float" office:value="0.41519">
            <text:p>0.41519</text:p>
          </table:table-cell>
          <table:table-cell table:formula="of:=STDEV([.B69:.B88])" office:value-type="float" office:value="0.0193372254854124">
            <text:p>0.0193372255</text:p>
          </table:table-cell>
          <table:table-cell table:formula="of:=STDEV([.C69:.C88])" office:value-type="float" office:value="0.0603406461595115">
            <text:p>0.060340646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27">
            <text:p>0.8727</text:p>
          </table:table-cell>
          <table:table-cell office:value-type="float" office:value="0.4295">
            <text:p>0.4295</text:p>
          </table:table-cell>
          <table:table-cell/>
          <table:table-cell table:formula="of:=AVERAGE([.A70:.A89])" office:value-type="float" office:value="16.8">
            <text:p>16.8</text:p>
          </table:table-cell>
          <table:table-cell table:formula="of:=AVERAGE([.B70:.B89])" office:value-type="float" office:value="0.85754">
            <text:p>0.85754</text:p>
          </table:table-cell>
          <table:table-cell table:formula="of:=AVERAGE([.C70:.C89])" office:value-type="float" office:value="0.417285">
            <text:p>0.417285</text:p>
          </table:table-cell>
          <table:table-cell table:formula="of:=STDEV([.B70:.B89])" office:value-type="float" office:value="0.0192211889659084">
            <text:p>0.019221189</text:p>
          </table:table-cell>
          <table:table-cell table:formula="of:=STDEV([.C70:.C89])" office:value-type="float" office:value="0.0613307107324493">
            <text:p>0.061330710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483">
            <text:p>0.8483</text:p>
          </table:table-cell>
          <table:table-cell office:value-type="float" office:value="0.391">
            <text:p>0.391</text:p>
          </table:table-cell>
          <table:table-cell/>
          <table:table-cell table:formula="of:=AVERAGE([.A71:.A90])" office:value-type="float" office:value="16.9">
            <text:p>16.9</text:p>
          </table:table-cell>
          <table:table-cell table:formula="of:=AVERAGE([.B71:.B90])" office:value-type="float" office:value="0.858105">
            <text:p>0.858105</text:p>
          </table:table-cell>
          <table:table-cell table:formula="of:=AVERAGE([.C71:.C90])" office:value-type="float" office:value="0.42035">
            <text:p>0.42035</text:p>
          </table:table-cell>
          <table:table-cell table:formula="of:=STDEV([.B71:.B90])" office:value-type="float" office:value="0.0198461841751957">
            <text:p>0.0198461842</text:p>
          </table:table-cell>
          <table:table-cell table:formula="of:=STDEV([.C71:.C90])" office:value-type="float" office:value="0.0634677829586335">
            <text:p>0.063467783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163">
            <text:p>0.8163</text:p>
          </table:table-cell>
          <table:table-cell office:value-type="float" office:value="0.2505">
            <text:p>0.2505</text:p>
          </table:table-cell>
          <table:table-cell/>
          <table:table-cell table:formula="of:=AVERAGE([.A72:.A91])" office:value-type="float" office:value="17">
            <text:p>17</text:p>
          </table:table-cell>
          <table:table-cell table:formula="of:=AVERAGE([.B72:.B91])" office:value-type="float" office:value="0.855555">
            <text:p>0.855555</text:p>
          </table:table-cell>
          <table:table-cell table:formula="of:=AVERAGE([.C72:.C91])" office:value-type="float" office:value="0.413035">
            <text:p>0.413035</text:p>
          </table:table-cell>
          <table:table-cell table:formula="of:=STDEV([.B72:.B91])" office:value-type="float" office:value="0.0240116304056356">
            <text:p>0.0240116304</text:p>
          </table:table-cell>
          <table:table-cell table:formula="of:=STDEV([.C72:.C91])" office:value-type="float" office:value="0.0745005635796415">
            <text:p>0.074500563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33">
            <text:p>0.8733</text:p>
          </table:table-cell>
          <table:table-cell office:value-type="float" office:value="0.4716">
            <text:p>0.4716</text:p>
          </table:table-cell>
          <table:table-cell/>
          <table:table-cell table:formula="of:=AVERAGE([.A73:.A92])" office:value-type="float" office:value="17.1">
            <text:p>17.1</text:p>
          </table:table-cell>
          <table:table-cell table:formula="of:=AVERAGE([.B73:.B92])" office:value-type="float" office:value="0.85779">
            <text:p>0.85779</text:p>
          </table:table-cell>
          <table:table-cell table:formula="of:=AVERAGE([.C73:.C92])" office:value-type="float" office:value="0.42127">
            <text:p>0.42127</text:p>
          </table:table-cell>
          <table:table-cell table:formula="of:=STDEV([.B73:.B92])" office:value-type="float" office:value="0.0221756124937663">
            <text:p>0.0221756125</text:p>
          </table:table-cell>
          <table:table-cell table:formula="of:=STDEV([.C73:.C92])" office:value-type="float" office:value="0.0639436849274834">
            <text:p>0.063943684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9">
            <text:p>0.829</text:p>
          </table:table-cell>
          <table:table-cell office:value-type="float" office:value="0.4164">
            <text:p>0.4164</text:p>
          </table:table-cell>
          <table:table-cell/>
          <table:table-cell table:formula="of:=AVERAGE([.A74:.A93])" office:value-type="float" office:value="17.2">
            <text:p>17.2</text:p>
          </table:table-cell>
          <table:table-cell table:formula="of:=AVERAGE([.B74:.B93])" office:value-type="float" office:value="0.85701">
            <text:p>0.85701</text:p>
          </table:table-cell>
          <table:table-cell table:formula="of:=AVERAGE([.C74:.C93])" office:value-type="float" office:value="0.41929">
            <text:p>0.41929</text:p>
          </table:table-cell>
          <table:table-cell table:formula="of:=STDEV([.B74:.B93])" office:value-type="float" office:value="0.0218736539435483">
            <text:p>0.0218736539</text:p>
          </table:table-cell>
          <table:table-cell table:formula="of:=STDEV([.C74:.C93])" office:value-type="float" office:value="0.0629079185041622">
            <text:p>0.062907918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37">
            <text:p>0.8537</text:p>
          </table:table-cell>
          <table:table-cell office:value-type="float" office:value="0.3632">
            <text:p>0.3632</text:p>
          </table:table-cell>
          <table:table-cell/>
          <table:table-cell table:formula="of:=AVERAGE([.A75:.A94])" office:value-type="float" office:value="17.3">
            <text:p>17.3</text:p>
          </table:table-cell>
          <table:table-cell table:formula="of:=AVERAGE([.B75:.B94])" office:value-type="float" office:value="0.858475">
            <text:p>0.858475</text:p>
          </table:table-cell>
          <table:table-cell table:formula="of:=AVERAGE([.C75:.C94])" office:value-type="float" office:value="0.418985">
            <text:p>0.418985</text:p>
          </table:table-cell>
          <table:table-cell table:formula="of:=STDEV([.B75:.B94])" office:value-type="float" office:value="0.0208564738151012">
            <text:p>0.0208564738</text:p>
          </table:table-cell>
          <table:table-cell table:formula="of:=STDEV([.C75:.C94])" office:value-type="float" office:value="0.0629374482699835">
            <text:p>0.0629374483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443">
            <text:p>0.8443</text:p>
          </table:table-cell>
          <table:table-cell office:value-type="float" office:value="0.367">
            <text:p>0.367</text:p>
          </table:table-cell>
          <table:table-cell/>
          <table:table-cell table:formula="of:=AVERAGE([.A76:.A95])" office:value-type="float" office:value="17.4">
            <text:p>17.4</text:p>
          </table:table-cell>
          <table:table-cell table:formula="of:=AVERAGE([.B76:.B95])" office:value-type="float" office:value="0.857955">
            <text:p>0.857955</text:p>
          </table:table-cell>
          <table:table-cell table:formula="of:=AVERAGE([.C76:.C95])" office:value-type="float" office:value="0.422625">
            <text:p>0.422625</text:p>
          </table:table-cell>
          <table:table-cell table:formula="of:=STDEV([.B76:.B95])" office:value-type="float" office:value="0.0211098997728803">
            <text:p>0.0211098998</text:p>
          </table:table-cell>
          <table:table-cell table:formula="of:=STDEV([.C76:.C95])" office:value-type="float" office:value="0.0616329873653626">
            <text:p>0.0616329874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1">
            <text:p>0.871</text:p>
          </table:table-cell>
          <table:table-cell office:value-type="float" office:value="0.4683">
            <text:p>0.4683</text:p>
          </table:table-cell>
          <table:table-cell/>
          <table:table-cell table:formula="of:=AVERAGE([.A77:.A96])" office:value-type="float" office:value="17.5">
            <text:p>17.5</text:p>
          </table:table-cell>
          <table:table-cell table:formula="of:=AVERAGE([.B77:.B96])" office:value-type="float" office:value="0.85909">
            <text:p>0.85909</text:p>
          </table:table-cell>
          <table:table-cell table:formula="of:=AVERAGE([.C77:.C96])" office:value-type="float" office:value="0.42671">
            <text:p>0.42671</text:p>
          </table:table-cell>
          <table:table-cell table:formula="of:=STDEV([.B77:.B96])" office:value-type="float" office:value="0.0209466967625723">
            <text:p>0.0209466968</text:p>
          </table:table-cell>
          <table:table-cell table:formula="of:=STDEV([.C77:.C96])" office:value-type="float" office:value="0.0604482806337695">
            <text:p>0.060448280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1">
            <text:p>0.851</text:p>
          </table:table-cell>
          <table:table-cell office:value-type="float" office:value="0.4212">
            <text:p>0.4212</text:p>
          </table:table-cell>
          <table:table-cell/>
          <table:table-cell table:formula="of:=AVERAGE([.A78:.A97])" office:value-type="float" office:value="17.6">
            <text:p>17.6</text:p>
          </table:table-cell>
          <table:table-cell table:formula="of:=AVERAGE([.B78:.B97])" office:value-type="float" office:value="0.857405">
            <text:p>0.857405</text:p>
          </table:table-cell>
          <table:table-cell table:formula="of:=AVERAGE([.C78:.C97])" office:value-type="float" office:value="0.423085">
            <text:p>0.423085</text:p>
          </table:table-cell>
          <table:table-cell table:formula="of:=STDEV([.B78:.B97])" office:value-type="float" office:value="0.0212908301239858">
            <text:p>0.0212908301</text:p>
          </table:table-cell>
          <table:table-cell table:formula="of:=STDEV([.C78:.C97])" office:value-type="float" office:value="0.0599950811580241">
            <text:p>0.059995081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">
            <text:p>0.87</text:p>
          </table:table-cell>
          <table:table-cell office:value-type="float" office:value="0.4389">
            <text:p>0.4389</text:p>
          </table:table-cell>
          <table:table-cell/>
          <table:table-cell table:formula="of:=AVERAGE([.A79:.A98])" office:value-type="float" office:value="17.7">
            <text:p>17.7</text:p>
          </table:table-cell>
          <table:table-cell table:formula="of:=AVERAGE([.B79:.B98])" office:value-type="float" office:value="0.85812">
            <text:p>0.85812</text:p>
          </table:table-cell>
          <table:table-cell table:formula="of:=AVERAGE([.C79:.C98])" office:value-type="float" office:value="0.422605">
            <text:p>0.422605</text:p>
          </table:table-cell>
          <table:table-cell table:formula="of:=STDEV([.B79:.B98])" office:value-type="float" office:value="0.0213045238586105">
            <text:p>0.0213045239</text:p>
          </table:table-cell>
          <table:table-cell table:formula="of:=STDEV([.C79:.C98])" office:value-type="float" office:value="0.0600493347612041">
            <text:p>0.0600493348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13">
            <text:p>0.8713</text:p>
          </table:table-cell>
          <table:table-cell office:value-type="float" office:value="0.4322">
            <text:p>0.4322</text:p>
          </table:table-cell>
          <table:table-cell/>
          <table:table-cell table:formula="of:=AVERAGE([.A80:.A99])" office:value-type="float" office:value="17.8">
            <text:p>17.8</text:p>
          </table:table-cell>
          <table:table-cell table:formula="of:=AVERAGE([.B80:.B99])" office:value-type="float" office:value="0.85677">
            <text:p>0.85677</text:p>
          </table:table-cell>
          <table:table-cell table:formula="of:=AVERAGE([.C80:.C99])" office:value-type="float" office:value="0.419315">
            <text:p>0.419315</text:p>
          </table:table-cell>
          <table:table-cell table:formula="of:=STDEV([.B80:.B99])" office:value-type="float" office:value="0.0213674641994737">
            <text:p>0.0213674642</text:p>
          </table:table-cell>
          <table:table-cell table:formula="of:=STDEV([.C80:.C99])" office:value-type="float" office:value="0.0609059955133621">
            <text:p>0.060905995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07">
            <text:p>0.8707</text:p>
          </table:table-cell>
          <table:table-cell office:value-type="float" office:value="0.4545">
            <text:p>0.4545</text:p>
          </table:table-cell>
          <table:table-cell/>
          <table:table-cell table:formula="of:=AVERAGE([.A81:.A100])" office:value-type="float" office:value="17.9">
            <text:p>17.9</text:p>
          </table:table-cell>
          <table:table-cell table:formula="of:=AVERAGE([.B81:.B100])" office:value-type="float" office:value="0.85584">
            <text:p>0.85584</text:p>
          </table:table-cell>
          <table:table-cell table:formula="of:=AVERAGE([.C81:.C100])" office:value-type="float" office:value="0.418305">
            <text:p>0.418305</text:p>
          </table:table-cell>
          <table:table-cell table:formula="of:=STDEV([.B81:.B100])" office:value-type="float" office:value="0.0211049358158103">
            <text:p>0.0211049358</text:p>
          </table:table-cell>
          <table:table-cell table:formula="of:=STDEV([.C81:.C100])" office:value-type="float" office:value="0.0608485390993598">
            <text:p>0.0608485391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353">
            <text:p>0.8353</text:p>
          </table:table-cell>
          <table:table-cell office:value-type="float" office:value="0.3525">
            <text:p>0.3525</text:p>
          </table:table-cell>
          <table:table-cell/>
          <table:table-cell table:formula="of:=AVERAGE([.A82:.A101])" office:value-type="float" office:value="18">
            <text:p>18</text:p>
          </table:table-cell>
          <table:table-cell table:formula="of:=AVERAGE([.B82:.B101])" office:value-type="float" office:value="0.85602">
            <text:p>0.85602</text:p>
          </table:table-cell>
          <table:table-cell table:formula="of:=AVERAGE([.C82:.C101])" office:value-type="float" office:value="0.418865">
            <text:p>0.418865</text:p>
          </table:table-cell>
          <table:table-cell table:formula="of:=STDEV([.B82:.B101])" office:value-type="float" office:value="0.0212531756141103">
            <text:p>0.0212531756</text:p>
          </table:table-cell>
          <table:table-cell table:formula="of:=STDEV([.C82:.C101])" office:value-type="float" office:value="0.0612493976339875">
            <text:p>0.0612493976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">
            <text:p>0.87</text:p>
          </table:table-cell>
          <table:table-cell office:value-type="float" office:value="0.4683">
            <text:p>0.4683</text:p>
          </table:table-cell>
          <table:table-cell/>
          <table:table-cell table:formula="of:=AVERAGE([.A83:.A102])" office:value-type="float" office:value="18.1">
            <text:p>18.1</text:p>
          </table:table-cell>
          <table:table-cell table:formula="of:=AVERAGE([.B83:.B102])" office:value-type="float" office:value="0.857505">
            <text:p>0.857505</text:p>
          </table:table-cell>
          <table:table-cell table:formula="of:=AVERAGE([.C83:.C102])" office:value-type="float" office:value="0.42346">
            <text:p>0.42346</text:p>
          </table:table-cell>
          <table:table-cell table:formula="of:=STDEV([.B83:.B102])" office:value-type="float" office:value="0.020761134615582">
            <text:p>0.0207611346</text:p>
          </table:table-cell>
          <table:table-cell table:formula="of:=STDEV([.C83:.C102])" office:value-type="float" office:value="0.0594287401674875">
            <text:p>0.0594287402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477">
            <text:p>0.8477</text:p>
          </table:table-cell>
          <table:table-cell office:value-type="float" office:value="0.3782">
            <text:p>0.3782</text:p>
          </table:table-cell>
          <table:table-cell/>
          <table:table-cell table:formula="of:=AVERAGE([.A84:.A103])" office:value-type="float" office:value="18.2">
            <text:p>18.2</text:p>
          </table:table-cell>
          <table:table-cell table:formula="of:=AVERAGE([.B84:.B103])" office:value-type="float" office:value="0.85787">
            <text:p>0.85787</text:p>
          </table:table-cell>
          <table:table-cell table:formula="of:=AVERAGE([.C84:.C103])" office:value-type="float" office:value="0.423095">
            <text:p>0.423095</text:p>
          </table:table-cell>
          <table:table-cell table:formula="of:=STDEV([.B84:.B103])" office:value-type="float" office:value="0.0210544682093599">
            <text:p>0.0210544682</text:p>
          </table:table-cell>
          <table:table-cell table:formula="of:=STDEV([.C84:.C103])" office:value-type="float" office:value="0.059160659714837">
            <text:p>0.059160659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353">
            <text:p>0.8353</text:p>
          </table:table-cell>
          <table:table-cell office:value-type="float" office:value="0.3821">
            <text:p>0.3821</text:p>
          </table:table-cell>
          <table:table-cell/>
          <table:table-cell table:formula="of:=AVERAGE([.A85:.A104])" office:value-type="float" office:value="18.3">
            <text:p>18.3</text:p>
          </table:table-cell>
          <table:table-cell table:formula="of:=AVERAGE([.B85:.B104])" office:value-type="float" office:value="0.857635">
            <text:p>0.857635</text:p>
          </table:table-cell>
          <table:table-cell table:formula="of:=AVERAGE([.C85:.C104])" office:value-type="float" office:value="0.42325">
            <text:p>0.42325</text:p>
          </table:table-cell>
          <table:table-cell table:formula="of:=STDEV([.B85:.B104])" office:value-type="float" office:value="0.0211996840840414">
            <text:p>0.0211996841</text:p>
          </table:table-cell>
          <table:table-cell table:formula="of:=STDEV([.C85:.C104])" office:value-type="float" office:value="0.0590407842980284">
            <text:p>0.059040784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43">
            <text:p>0.8943</text:p>
          </table:table-cell>
          <table:table-cell office:value-type="float" office:value="0.5398">
            <text:p>0.5398</text:p>
          </table:table-cell>
          <table:table-cell/>
          <table:table-cell table:formula="of:=AVERAGE([.A86:.A105])" office:value-type="float" office:value="18.4">
            <text:p>18.4</text:p>
          </table:table-cell>
          <table:table-cell table:formula="of:=AVERAGE([.B86:.B105])" office:value-type="float" office:value="0.860185">
            <text:p>0.860185</text:p>
          </table:table-cell>
          <table:table-cell table:formula="of:=AVERAGE([.C86:.C105])" office:value-type="float" office:value="0.42861">
            <text:p>0.42861</text:p>
          </table:table-cell>
          <table:table-cell table:formula="of:=STDEV([.B86:.B105])" office:value-type="float" office:value="0.0214376519482109">
            <text:p>0.0214376519</text:p>
          </table:table-cell>
          <table:table-cell table:formula="of:=STDEV([.C86:.C105])" office:value-type="float" office:value="0.0599671655772425">
            <text:p>0.0599671656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33">
            <text:p>0.8533</text:p>
          </table:table-cell>
          <table:table-cell office:value-type="float" office:value="0.3914">
            <text:p>0.3914</text:p>
          </table:table-cell>
          <table:table-cell/>
          <table:table-cell table:formula="of:=AVERAGE([.A87:.A106])" office:value-type="float" office:value="18.5">
            <text:p>18.5</text:p>
          </table:table-cell>
          <table:table-cell table:formula="of:=AVERAGE([.B87:.B106])" office:value-type="float" office:value="0.86012">
            <text:p>0.86012</text:p>
          </table:table-cell>
          <table:table-cell table:formula="of:=AVERAGE([.C87:.C106])" office:value-type="float" office:value="0.4269">
            <text:p>0.4269</text:p>
          </table:table-cell>
          <table:table-cell table:formula="of:=STDEV([.B87:.B106])" office:value-type="float" office:value="0.0213304723958842">
            <text:p>0.0213304724</text:p>
          </table:table-cell>
          <table:table-cell table:formula="of:=STDEV([.C87:.C106])" office:value-type="float" office:value="0.0570461124649912">
            <text:p>0.057046112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13">
            <text:p>0.8713</text:p>
          </table:table-cell>
          <table:table-cell office:value-type="float" office:value="0.4646">
            <text:p>0.4646</text:p>
          </table:table-cell>
          <table:table-cell/>
          <table:table-cell table:formula="of:=AVERAGE([.A88:.A107])" office:value-type="float" office:value="18.6">
            <text:p>18.6</text:p>
          </table:table-cell>
          <table:table-cell table:formula="of:=AVERAGE([.B88:.B107])" office:value-type="float" office:value="0.86069">
            <text:p>0.86069</text:p>
          </table:table-cell>
          <table:table-cell table:formula="of:=AVERAGE([.C88:.C107])" office:value-type="float" office:value="0.427865">
            <text:p>0.427865</text:p>
          </table:table-cell>
          <table:table-cell table:formula="of:=STDEV([.B88:.B107])" office:value-type="float" office:value="0.0212909147908581">
            <text:p>0.0212909148</text:p>
          </table:table-cell>
          <table:table-cell table:formula="of:=STDEV([.C88:.C107])" office:value-type="float" office:value="0.0565752807747062">
            <text:p>0.056575280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2">
            <text:p>0.872</text:p>
          </table:table-cell>
          <table:table-cell office:value-type="float" office:value="0.4645">
            <text:p>0.4645</text:p>
          </table:table-cell>
          <table:table-cell/>
          <table:table-cell table:formula="of:=AVERAGE([.A89:.A108])" office:value-type="float" office:value="18.7">
            <text:p>18.7</text:p>
          </table:table-cell>
          <table:table-cell table:formula="of:=AVERAGE([.B89:.B108])" office:value-type="float" office:value="0.86066">
            <text:p>0.86066</text:p>
          </table:table-cell>
          <table:table-cell table:formula="of:=AVERAGE([.C89:.C108])" office:value-type="float" office:value="0.42609">
            <text:p>0.42609</text:p>
          </table:table-cell>
          <table:table-cell table:formula="of:=STDEV([.B89:.B108])" office:value-type="float" office:value="0.0212755951119686">
            <text:p>0.0212755951</text:p>
          </table:table-cell>
          <table:table-cell table:formula="of:=STDEV([.C89:.C108])" office:value-type="float" office:value="0.0559151321200263">
            <text:p>0.0559151321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4">
            <text:p>0.884</text:p>
          </table:table-cell>
          <table:table-cell office:value-type="float" office:value="0.4908">
            <text:p>0.4908</text:p>
          </table:table-cell>
          <table:table-cell/>
          <table:table-cell table:formula="of:=AVERAGE([.A90:.A109])" office:value-type="float" office:value="18.8">
            <text:p>18.8</text:p>
          </table:table-cell>
          <table:table-cell table:formula="of:=AVERAGE([.B90:.B109])" office:value-type="float" office:value="0.86086">
            <text:p>0.86086</text:p>
          </table:table-cell>
          <table:table-cell table:formula="of:=AVERAGE([.C90:.C109])" office:value-type="float" office:value="0.427725">
            <text:p>0.427725</text:p>
          </table:table-cell>
          <table:table-cell table:formula="of:=STDEV([.B90:.B109])" office:value-type="float" office:value="0.0214062066749466">
            <text:p>0.0214062067</text:p>
          </table:table-cell>
          <table:table-cell table:formula="of:=STDEV([.C90:.C109])" office:value-type="float" office:value="0.0575515226832261">
            <text:p>0.057551522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973">
            <text:p>0.7973</text:p>
          </table:table-cell>
          <table:table-cell office:value-type="float" office:value="0.2447">
            <text:p>0.2447</text:p>
          </table:table-cell>
          <table:table-cell/>
          <table:table-cell table:formula="of:=AVERAGE([.A91:.A110])" office:value-type="float" office:value="18.9">
            <text:p>18.9</text:p>
          </table:table-cell>
          <table:table-cell table:formula="of:=AVERAGE([.B91:.B110])" office:value-type="float" office:value="0.860845">
            <text:p>0.860845</text:p>
          </table:table-cell>
          <table:table-cell table:formula="of:=AVERAGE([.C91:.C110])" office:value-type="float" office:value="0.430065">
            <text:p>0.430065</text:p>
          </table:table-cell>
          <table:table-cell table:formula="of:=STDEV([.B91:.B110])" office:value-type="float" office:value="0.0213892367177611">
            <text:p>0.0213892367</text:p>
          </table:table-cell>
          <table:table-cell table:formula="of:=STDEV([.C91:.C110])" office:value-type="float" office:value="0.0610935113705126">
            <text:p>0.061093511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61">
            <text:p>0.861</text:p>
          </table:table-cell>
          <table:table-cell office:value-type="float" office:value="0.4152">
            <text:p>0.4152</text:p>
          </table:table-cell>
          <table:table-cell/>
          <table:table-cell table:formula="of:=AVERAGE([.A92:.A111])" office:value-type="float" office:value="19">
            <text:p>19</text:p>
          </table:table-cell>
          <table:table-cell table:formula="of:=AVERAGE([.B92:.B111])" office:value-type="float" office:value="0.862715">
            <text:p>0.862715</text:p>
          </table:table-cell>
          <table:table-cell table:formula="of:=AVERAGE([.C92:.C111])" office:value-type="float" office:value="0.433355">
            <text:p>0.433355</text:p>
          </table:table-cell>
          <table:table-cell table:formula="of:=STDEV([.B92:.B111])" office:value-type="float" office:value="0.0166514508613956">
            <text:p>0.0166514509</text:p>
          </table:table-cell>
          <table:table-cell table:formula="of:=STDEV([.C92:.C111])" office:value-type="float" office:value="0.0516236632297937">
            <text:p>0.0516236632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77">
            <text:p>0.8577</text:p>
          </table:table-cell>
          <table:table-cell office:value-type="float" office:value="0.432">
            <text:p>0.432</text:p>
          </table:table-cell>
          <table:table-cell/>
          <table:table-cell table:formula="of:=AVERAGE([.A93:.A112])" office:value-type="float" office:value="19.1">
            <text:p>19.1</text:p>
          </table:table-cell>
          <table:table-cell table:formula="of:=AVERAGE([.B93:.B112])" office:value-type="float" office:value="0.86433">
            <text:p>0.86433</text:p>
          </table:table-cell>
          <table:table-cell table:formula="of:=AVERAGE([.C93:.C112])" office:value-type="float" office:value="0.436815">
            <text:p>0.436815</text:p>
          </table:table-cell>
          <table:table-cell table:formula="of:=STDEV([.B93:.B112])" office:value-type="float" office:value="0.0179890054141265">
            <text:p>0.0179890054</text:p>
          </table:table-cell>
          <table:table-cell table:formula="of:=STDEV([.C93:.C112])" office:value-type="float" office:value="0.0526515884200837">
            <text:p>0.052651588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83">
            <text:p>0.8583</text:p>
          </table:table-cell>
          <table:table-cell office:value-type="float" office:value="0.4103">
            <text:p>0.4103</text:p>
          </table:table-cell>
          <table:table-cell/>
          <table:table-cell table:formula="of:=AVERAGE([.A94:.A113])" office:value-type="float" office:value="19.2">
            <text:p>19.2</text:p>
          </table:table-cell>
          <table:table-cell table:formula="of:=AVERAGE([.B94:.B113])" office:value-type="float" office:value="0.86433">
            <text:p>0.86433</text:p>
          </table:table-cell>
          <table:table-cell table:formula="of:=AVERAGE([.C94:.C113])" office:value-type="float" office:value="0.43416">
            <text:p>0.43416</text:p>
          </table:table-cell>
          <table:table-cell table:formula="of:=STDEV([.B94:.B113])" office:value-type="float" office:value="0.0179890054141265">
            <text:p>0.0179890054</text:p>
          </table:table-cell>
          <table:table-cell table:formula="of:=STDEV([.C94:.C113])" office:value-type="float" office:value="0.0542225375554056">
            <text:p>0.0542225376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433">
            <text:p>0.8433</text:p>
          </table:table-cell>
          <table:table-cell office:value-type="float" office:value="0.436">
            <text:p>0.436</text:p>
          </table:table-cell>
          <table:table-cell/>
          <table:table-cell table:formula="of:=AVERAGE([.A95:.A114])" office:value-type="float" office:value="19.3">
            <text:p>19.3</text:p>
          </table:table-cell>
          <table:table-cell table:formula="of:=AVERAGE([.B95:.B114])" office:value-type="float" office:value="0.865665">
            <text:p>0.865665</text:p>
          </table:table-cell>
          <table:table-cell table:formula="of:=AVERAGE([.C95:.C114])" office:value-type="float" office:value="0.439245">
            <text:p>0.439245</text:p>
          </table:table-cell>
          <table:table-cell table:formula="of:=STDEV([.B95:.B114])" office:value-type="float" office:value="0.0185013875724299">
            <text:p>0.0185013876</text:p>
          </table:table-cell>
          <table:table-cell table:formula="of:=STDEV([.C95:.C114])" office:value-type="float" office:value="0.0565844545789743">
            <text:p>0.0565844546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67">
            <text:p>0.867</text:p>
          </table:table-cell>
          <table:table-cell office:value-type="float" office:value="0.4487">
            <text:p>0.4487</text:p>
          </table:table-cell>
          <table:table-cell/>
          <table:table-cell table:formula="of:=AVERAGE([.A96:.A115])" office:value-type="float" office:value="19.4">
            <text:p>19.4</text:p>
          </table:table-cell>
          <table:table-cell table:formula="of:=AVERAGE([.B96:.B115])" office:value-type="float" office:value="0.865035">
            <text:p>0.865035</text:p>
          </table:table-cell>
          <table:table-cell table:formula="of:=AVERAGE([.C96:.C115])" office:value-type="float" office:value="0.43682">
            <text:p>0.43682</text:p>
          </table:table-cell>
          <table:table-cell table:formula="of:=STDEV([.B96:.B115])" office:value-type="float" office:value="0.0194910850066599">
            <text:p>0.019491085</text:p>
          </table:table-cell>
          <table:table-cell table:formula="of:=STDEV([.C96:.C115])" office:value-type="float" office:value="0.0577579395316988">
            <text:p>0.057757939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373">
            <text:p>0.8373</text:p>
          </table:table-cell>
          <table:table-cell office:value-type="float" office:value="0.3958">
            <text:p>0.3958</text:p>
          </table:table-cell>
          <table:table-cell/>
          <table:table-cell table:formula="of:=AVERAGE([.A97:.A116])" office:value-type="float" office:value="19.5">
            <text:p>19.5</text:p>
          </table:table-cell>
          <table:table-cell table:formula="of:=AVERAGE([.B97:.B116])" office:value-type="float" office:value="0.86505">
            <text:p>0.86505</text:p>
          </table:table-cell>
          <table:table-cell table:formula="of:=AVERAGE([.C97:.C116])" office:value-type="float" office:value="0.437">
            <text:p>0.437</text:p>
          </table:table-cell>
          <table:table-cell table:formula="of:=STDEV([.B97:.B116])" office:value-type="float" office:value="0.0194927921901512">
            <text:p>0.0194927922</text:p>
          </table:table-cell>
          <table:table-cell table:formula="of:=STDEV([.C97:.C116])" office:value-type="float" office:value="0.0578025040433735">
            <text:p>0.05780250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653">
            <text:p>0.8653</text:p>
          </table:table-cell>
          <table:table-cell office:value-type="float" office:value="0.4116">
            <text:p>0.4116</text:p>
          </table:table-cell>
          <table:table-cell/>
          <table:table-cell table:formula="of:=AVERAGE([.A98:.A117])" office:value-type="float" office:value="19.6">
            <text:p>19.6</text:p>
          </table:table-cell>
          <table:table-cell table:formula="of:=AVERAGE([.B98:.B117])" office:value-type="float" office:value="0.8669">
            <text:p>0.8669</text:p>
          </table:table-cell>
          <table:table-cell table:formula="of:=AVERAGE([.C98:.C117])" office:value-type="float" office:value="0.440195">
            <text:p>0.440195</text:p>
          </table:table-cell>
          <table:table-cell table:formula="of:=STDEV([.B98:.B117])" office:value-type="float" office:value="0.0184483061553087">
            <text:p>0.0184483062</text:p>
          </table:table-cell>
          <table:table-cell table:formula="of:=STDEV([.C98:.C117])" office:value-type="float" office:value="0.0571678735231414">
            <text:p>0.057167873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43">
            <text:p>0.843</text:p>
          </table:table-cell>
          <table:table-cell office:value-type="float" office:value="0.3731">
            <text:p>0.3731</text:p>
          </table:table-cell>
          <table:table-cell/>
          <table:table-cell table:formula="of:=AVERAGE([.A99:.A118])" office:value-type="float" office:value="19.7">
            <text:p>19.7</text:p>
          </table:table-cell>
          <table:table-cell table:formula="of:=AVERAGE([.B99:.B118])" office:value-type="float" office:value="0.867585">
            <text:p>0.867585</text:p>
          </table:table-cell>
          <table:table-cell table:formula="of:=AVERAGE([.C99:.C118])" office:value-type="float" office:value="0.44162">
            <text:p>0.44162</text:p>
          </table:table-cell>
          <table:table-cell table:formula="of:=STDEV([.B99:.B118])" office:value-type="float" office:value="0.0186391290456112">
            <text:p>0.018639129</text:p>
          </table:table-cell>
          <table:table-cell table:formula="of:=STDEV([.C99:.C118])" office:value-type="float" office:value="0.05677141237593">
            <text:p>0.056771412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27">
            <text:p>0.8527</text:p>
          </table:table-cell>
          <table:table-cell office:value-type="float" office:value="0.412">
            <text:p>0.412</text:p>
          </table:table-cell>
          <table:table-cell/>
          <table:table-cell table:formula="of:=AVERAGE([.A100:.A119])" office:value-type="float" office:value="19.8">
            <text:p>19.8</text:p>
          </table:table-cell>
          <table:table-cell table:formula="of:=AVERAGE([.B100:.B119])" office:value-type="float" office:value="0.86967">
            <text:p>0.86967</text:p>
          </table:table-cell>
          <table:table-cell table:formula="of:=AVERAGE([.C100:.C119])" office:value-type="float" office:value="0.448595">
            <text:p>0.448595</text:p>
          </table:table-cell>
          <table:table-cell table:formula="of:=STDEV([.B100:.B119])" office:value-type="float" office:value="0.0180678283435678">
            <text:p>0.0180678283</text:p>
          </table:table-cell>
          <table:table-cell table:formula="of:=STDEV([.C100:.C119])" office:value-type="float" office:value="0.0564787009225136">
            <text:p>0.056478700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43">
            <text:p>0.8743</text:p>
          </table:table-cell>
          <table:table-cell office:value-type="float" office:value="0.4657">
            <text:p>0.4657</text:p>
          </table:table-cell>
          <table:table-cell/>
          <table:table-cell table:formula="of:=AVERAGE([.A101:.A120])" office:value-type="float" office:value="19.9">
            <text:p>19.9</text:p>
          </table:table-cell>
          <table:table-cell table:formula="of:=AVERAGE([.B101:.B120])" office:value-type="float" office:value="0.871135">
            <text:p>0.871135</text:p>
          </table:table-cell>
          <table:table-cell table:formula="of:=AVERAGE([.C101:.C120])" office:value-type="float" office:value="0.45246">
            <text:p>0.45246</text:p>
          </table:table-cell>
          <table:table-cell table:formula="of:=STDEV([.B101:.B120])" office:value-type="float" office:value="0.0178053887466984">
            <text:p>0.0178053887</text:p>
          </table:table-cell>
          <table:table-cell table:formula="of:=STDEV([.C101:.C120])" office:value-type="float" office:value="0.056487524472689">
            <text:p>0.056487524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5">
            <text:p>0.865</text:p>
          </table:table-cell>
          <table:table-cell office:value-type="float" office:value="0.4444">
            <text:p>0.4444</text:p>
          </table:table-cell>
          <table:table-cell/>
          <table:table-cell table:formula="of:=AVERAGE([.A102:.A121])" office:value-type="float" office:value="20">
            <text:p>20</text:p>
          </table:table-cell>
          <table:table-cell table:formula="of:=AVERAGE([.B102:.B121])" office:value-type="float" office:value="0.87057">
            <text:p>0.87057</text:p>
          </table:table-cell>
          <table:table-cell table:formula="of:=AVERAGE([.C102:.C121])" office:value-type="float" office:value="0.451195">
            <text:p>0.451195</text:p>
          </table:table-cell>
          <table:table-cell table:formula="of:=STDEV([.B102:.B121])" office:value-type="float" office:value="0.0178788054469678">
            <text:p>0.0178788054</text:p>
          </table:table-cell>
          <table:table-cell table:formula="of:=STDEV([.C102:.C121])" office:value-type="float" office:value="0.0564586991572275">
            <text:p>0.0564586992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73">
            <text:p>0.8773</text:p>
          </table:table-cell>
          <table:table-cell office:value-type="float" office:value="0.461">
            <text:p>0.461</text:p>
          </table:table-cell>
          <table:table-cell/>
          <table:table-cell table:formula="of:=AVERAGE([.A103:.A122])" office:value-type="float" office:value="20.25">
            <text:p>20.25</text:p>
          </table:table-cell>
          <table:table-cell table:formula="of:=AVERAGE([.B103:.B122])" office:value-type="float" office:value="0.87047">
            <text:p>0.87047</text:p>
          </table:table-cell>
          <table:table-cell table:formula="of:=AVERAGE([.C103:.C122])" office:value-type="float" office:value="0.44958">
            <text:p>0.44958</text:p>
          </table:table-cell>
          <table:table-cell table:formula="of:=STDEV([.B103:.B122])" office:value-type="float" office:value="0.0179171514418301">
            <text:p>0.0179171514</text:p>
          </table:table-cell>
          <table:table-cell table:formula="of:=STDEV([.C103:.C122])" office:value-type="float" office:value="0.0571213813779597">
            <text:p>0.057121381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43">
            <text:p>0.843</text:p>
          </table:table-cell>
          <table:table-cell office:value-type="float" office:value="0.3813">
            <text:p>0.3813</text:p>
          </table:table-cell>
          <table:table-cell/>
          <table:table-cell table:formula="of:=AVERAGE([.A104:.A123])" office:value-type="float" office:value="20.5">
            <text:p>20.5</text:p>
          </table:table-cell>
          <table:table-cell table:formula="of:=AVERAGE([.B104:.B123])" office:value-type="float" office:value="0.87092">
            <text:p>0.87092</text:p>
          </table:table-cell>
          <table:table-cell table:formula="of:=AVERAGE([.C104:.C123])" office:value-type="float" office:value="0.45089">
            <text:p>0.45089</text:p>
          </table:table-cell>
          <table:table-cell table:formula="of:=STDEV([.B104:.B123])" office:value-type="float" office:value="0.0182083728571573">
            <text:p>0.0182083729</text:p>
          </table:table-cell>
          <table:table-cell table:formula="of:=STDEV([.C104:.C123])" office:value-type="float" office:value="0.0576946216593978">
            <text:p>0.057694621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63">
            <text:p>0.8863</text:p>
          </table:table-cell>
          <table:table-cell office:value-type="float" office:value="0.4893">
            <text:p>0.4893</text:p>
          </table:table-cell>
          <table:table-cell/>
          <table:table-cell table:formula="of:=AVERAGE([.A105:.A124])" office:value-type="float" office:value="20.75">
            <text:p>20.75</text:p>
          </table:table-cell>
          <table:table-cell table:formula="of:=AVERAGE([.B105:.B124])" office:value-type="float" office:value="0.870505">
            <text:p>0.870505</text:p>
          </table:table-cell>
          <table:table-cell table:formula="of:=AVERAGE([.C105:.C124])" office:value-type="float" office:value="0.44844">
            <text:p>0.44844</text:p>
          </table:table-cell>
          <table:table-cell table:formula="of:=STDEV([.B105:.B124])" office:value-type="float" office:value="0.0189573891995485">
            <text:p>0.0189573892</text:p>
          </table:table-cell>
          <table:table-cell table:formula="of:=STDEV([.C105:.C124])" office:value-type="float" office:value="0.0617062173784611">
            <text:p>0.061706217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">
            <text:p>0.893</text:p>
          </table:table-cell>
          <table:table-cell office:value-type="float" office:value="0.5056">
            <text:p>0.5056</text:p>
          </table:table-cell>
          <table:table-cell/>
          <table:table-cell table:formula="of:=AVERAGE([.A106:.A125])" office:value-type="float" office:value="21">
            <text:p>21</text:p>
          </table:table-cell>
          <table:table-cell table:formula="of:=AVERAGE([.B106:.B125])" office:value-type="float" office:value="0.869555">
            <text:p>0.869555</text:p>
          </table:table-cell>
          <table:table-cell table:formula="of:=AVERAGE([.C106:.C125])" office:value-type="float" office:value="0.444915">
            <text:p>0.444915</text:p>
          </table:table-cell>
          <table:table-cell table:formula="of:=STDEV([.B106:.B125])" office:value-type="float" office:value="0.0185968439597465">
            <text:p>0.018596844</text:p>
          </table:table-cell>
          <table:table-cell table:formula="of:=STDEV([.C106:.C125])" office:value-type="float" office:value="0.0612612891851908">
            <text:p>0.0612612892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47">
            <text:p>0.8647</text:p>
          </table:table-cell>
          <table:table-cell office:value-type="float" office:value="0.4107">
            <text:p>0.4107</text:p>
          </table:table-cell>
          <table:table-cell/>
          <table:table-cell table:formula="of:=AVERAGE([.A107:.A126])" office:value-type="float" office:value="21.25">
            <text:p>21.25</text:p>
          </table:table-cell>
          <table:table-cell table:formula="of:=AVERAGE([.B107:.B126])" office:value-type="float" office:value="0.86942">
            <text:p>0.86942</text:p>
          </table:table-cell>
          <table:table-cell table:formula="of:=AVERAGE([.C107:.C126])" office:value-type="float" office:value="0.444255">
            <text:p>0.444255</text:p>
          </table:table-cell>
          <table:table-cell table:formula="of:=STDEV([.B107:.B126])" office:value-type="float" office:value="0.0184267140172545">
            <text:p>0.018426714</text:p>
          </table:table-cell>
          <table:table-cell table:formula="of:=STDEV([.C107:.C126])" office:value-type="float" office:value="0.0606410532733829">
            <text:p>0.060641053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07">
            <text:p>0.8707</text:p>
          </table:table-cell>
          <table:table-cell office:value-type="float" office:value="0.4291">
            <text:p>0.4291</text:p>
          </table:table-cell>
          <table:table-cell/>
          <table:table-cell table:formula="of:=AVERAGE([.A108:.A127])" office:value-type="float" office:value="21.5">
            <text:p>21.5</text:p>
          </table:table-cell>
          <table:table-cell table:formula="of:=AVERAGE([.B108:.B127])" office:value-type="float" office:value="0.868685">
            <text:p>0.868685</text:p>
          </table:table-cell>
          <table:table-cell table:formula="of:=AVERAGE([.C108:.C127])" office:value-type="float" office:value="0.44257">
            <text:p>0.44257</text:p>
          </table:table-cell>
          <table:table-cell table:formula="of:=STDEV([.B108:.B127])" office:value-type="float" office:value="0.0189116860279842">
            <text:p>0.018911686</text:p>
          </table:table-cell>
          <table:table-cell table:formula="of:=STDEV([.C108:.C127])" office:value-type="float" office:value="0.0620737769873373">
            <text:p>0.06207377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6">
            <text:p>0.876</text:p>
          </table:table-cell>
          <table:table-cell office:value-type="float" office:value="0.4972">
            <text:p>0.4972</text:p>
          </table:table-cell>
          <table:table-cell/>
          <table:table-cell table:formula="of:=AVERAGE([.A109:.A128])" office:value-type="float" office:value="21.75">
            <text:p>21.75</text:p>
          </table:table-cell>
          <table:table-cell table:formula="of:=AVERAGE([.B109:.B128])" office:value-type="float" office:value="0.86855">
            <text:p>0.86855</text:p>
          </table:table-cell>
          <table:table-cell table:formula="of:=AVERAGE([.C109:.C128])" office:value-type="float" office:value="0.44414">
            <text:p>0.44414</text:p>
          </table:table-cell>
          <table:table-cell table:formula="of:=STDEV([.B109:.B128])" office:value-type="float" office:value="0.0189061811112273">
            <text:p>0.0189061811</text:p>
          </table:table-cell>
          <table:table-cell table:formula="of:=STDEV([.C109:.C128])" office:value-type="float" office:value="0.0621122362722261">
            <text:p>0.062112236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37">
            <text:p>0.8837</text:p>
          </table:table-cell>
          <table:table-cell office:value-type="float" office:value="0.5376">
            <text:p>0.5376</text:p>
          </table:table-cell>
          <table:table-cell/>
          <table:table-cell table:formula="of:=AVERAGE([.A110:.A129])" office:value-type="float" office:value="22">
            <text:p>22</text:p>
          </table:table-cell>
          <table:table-cell table:formula="of:=AVERAGE([.B110:.B129])" office:value-type="float" office:value="0.867635">
            <text:p>0.867635</text:p>
          </table:table-cell>
          <table:table-cell table:formula="of:=AVERAGE([.C110:.C129])" office:value-type="float" office:value="0.442845">
            <text:p>0.442845</text:p>
          </table:table-cell>
          <table:table-cell table:formula="of:=STDEV([.B110:.B129])" office:value-type="float" office:value="0.0189693735157213">
            <text:p>0.0189693735</text:p>
          </table:table-cell>
          <table:table-cell table:formula="of:=STDEV([.C110:.C129])" office:value-type="float" office:value="0.0612112087688797">
            <text:p>0.061211208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347">
            <text:p>0.8347</text:p>
          </table:table-cell>
          <table:table-cell office:value-type="float" office:value="0.3105">
            <text:p>0.3105</text:p>
          </table:table-cell>
          <table:table-cell/>
          <table:table-cell table:formula="of:=AVERAGE([.A111:.A130])" office:value-type="float" office:value="22.25">
            <text:p>22.25</text:p>
          </table:table-cell>
          <table:table-cell table:formula="of:=AVERAGE([.B111:.B130])" office:value-type="float" office:value="0.867685">
            <text:p>0.867685</text:p>
          </table:table-cell>
          <table:table-cell table:formula="of:=AVERAGE([.C111:.C130])" office:value-type="float" office:value="0.440655">
            <text:p>0.440655</text:p>
          </table:table-cell>
          <table:table-cell table:formula="of:=STDEV([.B111:.B130])" office:value-type="float" office:value="0.0190152092865297">
            <text:p>0.0190152093</text:p>
          </table:table-cell>
          <table:table-cell table:formula="of:=STDEV([.C111:.C130])" office:value-type="float" office:value="0.0583597777402788">
            <text:p>0.058359777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3">
            <text:p>0.8933</text:p>
          </table:table-cell>
          <table:table-cell office:value-type="float" office:value="0.4844">
            <text:p>0.4844</text:p>
          </table:table-cell>
          <table:table-cell/>
          <table:table-cell table:formula="of:=AVERAGE([.A112:.A131])" office:value-type="float" office:value="22.5">
            <text:p>22.5</text:p>
          </table:table-cell>
          <table:table-cell table:formula="of:=AVERAGE([.B112:.B131])" office:value-type="float" office:value="0.86955">
            <text:p>0.86955</text:p>
          </table:table-cell>
          <table:table-cell table:formula="of:=AVERAGE([.C112:.C131])" office:value-type="float" office:value="0.44827">
            <text:p>0.44827</text:p>
          </table:table-cell>
          <table:table-cell table:formula="of:=STDEV([.B112:.B131])" office:value-type="float" office:value="0.0173675892942785">
            <text:p>0.0173675893</text:p>
          </table:table-cell>
          <table:table-cell table:formula="of:=STDEV([.C112:.C131])" office:value-type="float" office:value="0.0497899387426817">
            <text:p>0.049789938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577">
            <text:p>0.8577</text:p>
          </table:table-cell>
          <table:table-cell office:value-type="float" office:value="0.3789">
            <text:p>0.3789</text:p>
          </table:table-cell>
          <table:table-cell/>
          <table:table-cell table:formula="of:=AVERAGE([.A113:.A132])" office:value-type="float" office:value="22.75">
            <text:p>22.75</text:p>
          </table:table-cell>
          <table:table-cell table:formula="of:=AVERAGE([.B113:.B132])" office:value-type="float" office:value="0.86852">
            <text:p>0.86852</text:p>
          </table:table-cell>
          <table:table-cell table:formula="of:=AVERAGE([.C113:.C132])" office:value-type="float" office:value="0.44651">
            <text:p>0.44651</text:p>
          </table:table-cell>
          <table:table-cell table:formula="of:=STDEV([.B113:.B132])" office:value-type="float" office:value="0.0164727398417731">
            <text:p>0.0164727398</text:p>
          </table:table-cell>
          <table:table-cell table:formula="of:=STDEV([.C113:.C132])" office:value-type="float" office:value="0.0490623974353604">
            <text:p>0.049062397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5">
            <text:p>0.885</text:p>
          </table:table-cell>
          <table:table-cell office:value-type="float" office:value="0.512">
            <text:p>0.512</text:p>
          </table:table-cell>
          <table:table-cell/>
          <table:table-cell table:formula="of:=AVERAGE([.A114:.A133])" office:value-type="float" office:value="23">
            <text:p>23</text:p>
          </table:table-cell>
          <table:table-cell table:formula="of:=AVERAGE([.B114:.B133])" office:value-type="float" office:value="0.869685">
            <text:p>0.869685</text:p>
          </table:table-cell>
          <table:table-cell table:formula="of:=AVERAGE([.C114:.C133])" office:value-type="float" office:value="0.45136">
            <text:p>0.45136</text:p>
          </table:table-cell>
          <table:table-cell table:formula="of:=STDEV([.B114:.B133])" office:value-type="float" office:value="0.016491154726414">
            <text:p>0.0164911547</text:p>
          </table:table-cell>
          <table:table-cell table:formula="of:=STDEV([.C114:.C133])" office:value-type="float" office:value="0.0467678859677743">
            <text:p>0.04676788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307">
            <text:p>0.8307</text:p>
          </table:table-cell>
          <table:table-cell office:value-type="float" office:value="0.3875">
            <text:p>0.3875</text:p>
          </table:table-cell>
          <table:table-cell/>
          <table:table-cell table:formula="of:=AVERAGE([.A115:.A134])" office:value-type="float" office:value="23.25">
            <text:p>23.25</text:p>
          </table:table-cell>
          <table:table-cell table:formula="of:=AVERAGE([.B115:.B134])" office:value-type="float" office:value="0.86905">
            <text:p>0.86905</text:p>
          </table:table-cell>
          <table:table-cell table:formula="of:=AVERAGE([.C115:.C134])" office:value-type="float" office:value="0.44886">
            <text:p>0.44886</text:p>
          </table:table-cell>
          <table:table-cell table:formula="of:=STDEV([.B115:.B134])" office:value-type="float" office:value="0.0161105228769404">
            <text:p>0.0161105229</text:p>
          </table:table-cell>
          <table:table-cell table:formula="of:=STDEV([.C115:.C134])" office:value-type="float" office:value="0.0446438939067584">
            <text:p>0.044643893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73">
            <text:p>0.8673</text:p>
          </table:table-cell>
          <table:table-cell office:value-type="float" office:value="0.4523">
            <text:p>0.4523</text:p>
          </table:table-cell>
          <table:table-cell/>
          <table:table-cell table:formula="of:=AVERAGE([.A116:.A135])" office:value-type="float" office:value="23.5">
            <text:p>23.5</text:p>
          </table:table-cell>
          <table:table-cell table:formula="of:=AVERAGE([.B116:.B135])" office:value-type="float" office:value="0.87153">
            <text:p>0.87153</text:p>
          </table:table-cell>
          <table:table-cell table:formula="of:=AVERAGE([.C116:.C135])" office:value-type="float" office:value="0.454725">
            <text:p>0.454725</text:p>
          </table:table-cell>
          <table:table-cell table:formula="of:=STDEV([.B116:.B135])" office:value-type="float" office:value="0.0135029470467513">
            <text:p>0.013502947</text:p>
          </table:table-cell>
          <table:table-cell table:formula="of:=STDEV([.C116:.C135])" office:value-type="float" office:value="0.0438566669600199">
            <text:p>0.04385666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43">
            <text:p>0.8743</text:p>
          </table:table-cell>
          <table:table-cell office:value-type="float" office:value="0.4597">
            <text:p>0.4597</text:p>
          </table:table-cell>
          <table:table-cell/>
          <table:table-cell table:formula="of:=AVERAGE([.A117:.A136])" office:value-type="float" office:value="23.75">
            <text:p>23.75</text:p>
          </table:table-cell>
          <table:table-cell table:formula="of:=AVERAGE([.B117:.B136])" office:value-type="float" office:value="0.871865">
            <text:p>0.871865</text:p>
          </table:table-cell>
          <table:table-cell table:formula="of:=AVERAGE([.C117:.C136])" office:value-type="float" office:value="0.455355">
            <text:p>0.455355</text:p>
          </table:table-cell>
          <table:table-cell table:formula="of:=STDEV([.B117:.B136])" office:value-type="float" office:value="0.013475563653869">
            <text:p>0.0134755637</text:p>
          </table:table-cell>
          <table:table-cell table:formula="of:=STDEV([.C117:.C136])" office:value-type="float" office:value="0.043910464823919">
            <text:p>0.043910464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9">
            <text:p>0.879</text:p>
          </table:table-cell>
          <table:table-cell office:value-type="float" office:value="0.4401">
            <text:p>0.4401</text:p>
          </table:table-cell>
          <table:table-cell/>
          <table:table-cell table:formula="of:=AVERAGE([.A118:.A137])" office:value-type="float" office:value="24">
            <text:p>24</text:p>
          </table:table-cell>
          <table:table-cell table:formula="of:=AVERAGE([.B118:.B137])" office:value-type="float" office:value="0.871785">
            <text:p>0.871785</text:p>
          </table:table-cell>
          <table:table-cell table:formula="of:=AVERAGE([.C118:.C137])" office:value-type="float" office:value="0.455915">
            <text:p>0.455915</text:p>
          </table:table-cell>
          <table:table-cell table:formula="of:=STDEV([.B118:.B137])" office:value-type="float" office:value="0.0134650922954994">
            <text:p>0.0134650923</text:p>
          </table:table-cell>
          <table:table-cell table:formula="of:=STDEV([.C118:.C137])" office:value-type="float" office:value="0.0440400209737509">
            <text:p>0.044040021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47">
            <text:p>0.8847</text:p>
          </table:table-cell>
          <table:table-cell office:value-type="float" office:value="0.5126">
            <text:p>0.5126</text:p>
          </table:table-cell>
          <table:table-cell/>
          <table:table-cell table:formula="of:=AVERAGE([.A119:.A138])" office:value-type="float" office:value="24.25">
            <text:p>24.25</text:p>
          </table:table-cell>
          <table:table-cell table:formula="of:=AVERAGE([.B119:.B138])" office:value-type="float" office:value="0.87195">
            <text:p>0.87195</text:p>
          </table:table-cell>
          <table:table-cell table:formula="of:=AVERAGE([.C119:.C138])" office:value-type="float" office:value="0.45804">
            <text:p>0.45804</text:p>
          </table:table-cell>
          <table:table-cell table:formula="of:=STDEV([.B119:.B138])" office:value-type="float" office:value="0.0135779038766744">
            <text:p>0.0135779039</text:p>
          </table:table-cell>
          <table:table-cell table:formula="of:=STDEV([.C119:.C138])" office:value-type="float" office:value="0.0442615480025151">
            <text:p>0.04426154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2">
            <text:p>0.882</text:p>
          </table:table-cell>
          <table:table-cell office:value-type="float" office:value="0.4893">
            <text:p>0.4893</text:p>
          </table:table-cell>
          <table:table-cell/>
          <table:table-cell table:formula="of:=AVERAGE([.A120:.A139])" office:value-type="float" office:value="24.5">
            <text:p>24.5</text:p>
          </table:table-cell>
          <table:table-cell table:formula="of:=AVERAGE([.B120:.B139])" office:value-type="float" office:value="0.871265">
            <text:p>0.871265</text:p>
          </table:table-cell>
          <table:table-cell table:formula="of:=AVERAGE([.C120:.C139])" office:value-type="float" office:value="0.45283">
            <text:p>0.45283</text:p>
          </table:table-cell>
          <table:table-cell table:formula="of:=STDEV([.B120:.B139])" office:value-type="float" office:value="0.0132422479805714">
            <text:p>0.013242248</text:p>
          </table:table-cell>
          <table:table-cell table:formula="of:=STDEV([.C120:.C139])" office:value-type="float" office:value="0.0436294576971496">
            <text:p>0.043629457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3">
            <text:p>0.863</text:p>
          </table:table-cell>
          <table:table-cell office:value-type="float" office:value="0.4404">
            <text:p>0.4404</text:p>
          </table:table-cell>
          <table:table-cell/>
          <table:table-cell table:formula="of:=AVERAGE([.A121:.A140])" office:value-type="float" office:value="24.75">
            <text:p>24.75</text:p>
          </table:table-cell>
          <table:table-cell table:formula="of:=AVERAGE([.B121:.B140])" office:value-type="float" office:value="0.8713">
            <text:p>0.8713</text:p>
          </table:table-cell>
          <table:table-cell table:formula="of:=AVERAGE([.C121:.C140])" office:value-type="float" office:value="0.451505">
            <text:p>0.451505</text:p>
          </table:table-cell>
          <table:table-cell table:formula="of:=STDEV([.B121:.B140])" office:value-type="float" office:value="0.0132730038641955">
            <text:p>0.0132730039</text:p>
          </table:table-cell>
          <table:table-cell table:formula="of:=STDEV([.C121:.C140])" office:value-type="float" office:value="0.0428591877394359">
            <text:p>0.0428591877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3">
            <text:p>0.863</text:p>
          </table:table-cell>
          <table:table-cell office:value-type="float" office:value="0.4121">
            <text:p>0.4121</text:p>
          </table:table-cell>
          <table:table-cell/>
          <table:table-cell table:formula="of:=AVERAGE([.A122:.A141])" office:value-type="float" office:value="25">
            <text:p>25</text:p>
          </table:table-cell>
          <table:table-cell table:formula="of:=AVERAGE([.B122:.B141])" office:value-type="float" office:value="0.87155">
            <text:p>0.87155</text:p>
          </table:table-cell>
          <table:table-cell table:formula="of:=AVERAGE([.C122:.C141])" office:value-type="float" office:value="0.451705">
            <text:p>0.451705</text:p>
          </table:table-cell>
          <table:table-cell table:formula="of:=STDEV([.B122:.B141])" office:value-type="float" office:value="0.0131550070515495">
            <text:p>0.0131550071</text:p>
          </table:table-cell>
          <table:table-cell table:formula="of:=STDEV([.C122:.C141])" office:value-type="float" office:value="0.0428139484772256">
            <text:p>0.042813948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63">
            <text:p>0.8863</text:p>
          </table:table-cell>
          <table:table-cell office:value-type="float" office:value="0.4872">
            <text:p>0.4872</text:p>
          </table:table-cell>
          <table:table-cell/>
          <table:table-cell table:formula="of:=AVERAGE([.A123:.A142])" office:value-type="float" office:value="25.25">
            <text:p>25.25</text:p>
          </table:table-cell>
          <table:table-cell table:formula="of:=AVERAGE([.B123:.B142])" office:value-type="float" office:value="0.872265">
            <text:p>0.872265</text:p>
          </table:table-cell>
          <table:table-cell table:formula="of:=AVERAGE([.C123:.C142])" office:value-type="float" office:value="0.45461">
            <text:p>0.45461</text:p>
          </table:table-cell>
          <table:table-cell table:formula="of:=STDEV([.B123:.B142])" office:value-type="float" office:value="0.0130540687345485">
            <text:p>0.0130540687</text:p>
          </table:table-cell>
          <table:table-cell table:formula="of:=STDEV([.C123:.C142])" office:value-type="float" office:value="0.0419475725412718">
            <text:p>0.041947572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347">
            <text:p>0.8347</text:p>
          </table:table-cell>
          <table:table-cell office:value-type="float" office:value="0.3323">
            <text:p>0.3323</text:p>
          </table:table-cell>
          <table:table-cell/>
          <table:table-cell table:formula="of:=AVERAGE([.A124:.A143])" office:value-type="float" office:value="25.5">
            <text:p>25.5</text:p>
          </table:table-cell>
          <table:table-cell table:formula="of:=AVERAGE([.B124:.B143])" office:value-type="float" office:value="0.8713">
            <text:p>0.8713</text:p>
          </table:table-cell>
          <table:table-cell table:formula="of:=AVERAGE([.C124:.C143])" office:value-type="float" office:value="0.451255">
            <text:p>0.451255</text:p>
          </table:table-cell>
          <table:table-cell table:formula="of:=STDEV([.B124:.B143])" office:value-type="float" office:value="0.0126696487717695">
            <text:p>0.0126696488</text:p>
          </table:table-cell>
          <table:table-cell table:formula="of:=STDEV([.C124:.C143])" office:value-type="float" office:value="0.0418871224401461">
            <text:p>0.04188712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73">
            <text:p>0.8673</text:p>
          </table:table-cell>
          <table:table-cell office:value-type="float" office:value="0.4188">
            <text:p>0.4188</text:p>
          </table:table-cell>
          <table:table-cell/>
          <table:table-cell table:formula="of:=AVERAGE([.A125:.A144])" office:value-type="float" office:value="25.75">
            <text:p>25.75</text:p>
          </table:table-cell>
          <table:table-cell table:formula="of:=AVERAGE([.B125:.B144])" office:value-type="float" office:value="0.87338">
            <text:p>0.87338</text:p>
          </table:table-cell>
          <table:table-cell table:formula="of:=AVERAGE([.C125:.C144])" office:value-type="float" office:value="0.45971">
            <text:p>0.45971</text:p>
          </table:table-cell>
          <table:table-cell table:formula="of:=STDEV([.B125:.B144])" office:value-type="float" office:value="0.00931549925209538">
            <text:p>0.0093154993</text:p>
          </table:table-cell>
          <table:table-cell table:formula="of:=STDEV([.C125:.C144])" office:value-type="float" office:value="0.0326630146544343">
            <text:p>0.0326630147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03">
            <text:p>0.8903</text:p>
          </table:table-cell>
          <table:table-cell office:value-type="float" office:value="0.4924">
            <text:p>0.4924</text:p>
          </table:table-cell>
          <table:table-cell/>
          <table:table-cell table:formula="of:=AVERAGE([.A126:.A145])" office:value-type="float" office:value="26">
            <text:p>26</text:p>
          </table:table-cell>
          <table:table-cell table:formula="of:=AVERAGE([.B126:.B145])" office:value-type="float" office:value="0.872315">
            <text:p>0.872315</text:p>
          </table:table-cell>
          <table:table-cell table:formula="of:=AVERAGE([.C126:.C145])" office:value-type="float" office:value="0.4587">
            <text:p>0.4587</text:p>
          </table:table-cell>
          <table:table-cell table:formula="of:=STDEV([.B126:.B145])" office:value-type="float" office:value="0.0110948197964541">
            <text:p>0.0110948198</text:p>
          </table:table-cell>
          <table:table-cell table:formula="of:=STDEV([.C126:.C145])" office:value-type="float" office:value="0.0342675080106966">
            <text:p>0.034267508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5">
            <text:p>0.85</text:p>
          </table:table-cell>
          <table:table-cell office:value-type="float" office:value="0.377">
            <text:p>0.377</text:p>
          </table:table-cell>
          <table:table-cell/>
          <table:table-cell table:formula="of:=AVERAGE([.A127:.A146])" office:value-type="float" office:value="26.25">
            <text:p>26.25</text:p>
          </table:table-cell>
          <table:table-cell table:formula="of:=AVERAGE([.B127:.B146])" office:value-type="float" office:value="0.872465">
            <text:p>0.872465</text:p>
          </table:table-cell>
          <table:table-cell table:formula="of:=AVERAGE([.C127:.C146])" office:value-type="float" office:value="0.459645">
            <text:p>0.459645</text:p>
          </table:table-cell>
          <table:table-cell table:formula="of:=STDEV([.B127:.B146])" office:value-type="float" office:value="0.0113676954568637">
            <text:p>0.0113676955</text:p>
          </table:table-cell>
          <table:table-cell table:formula="of:=STDEV([.C127:.C146])" office:value-type="float" office:value="0.0354847554369627">
            <text:p>0.035484755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8">
            <text:p>0.868</text:p>
          </table:table-cell>
          <table:table-cell office:value-type="float" office:value="0.4605">
            <text:p>0.4605</text:p>
          </table:table-cell>
          <table:table-cell/>
          <table:table-cell table:formula="of:=AVERAGE([.A128:.A147])" office:value-type="float" office:value="26.5">
            <text:p>26.5</text:p>
          </table:table-cell>
          <table:table-cell table:formula="of:=AVERAGE([.B128:.B147])" office:value-type="float" office:value="0.87415">
            <text:p>0.87415</text:p>
          </table:table-cell>
          <table:table-cell table:formula="of:=AVERAGE([.C128:.C147])" office:value-type="float" office:value="0.46476">
            <text:p>0.46476</text:p>
          </table:table-cell>
          <table:table-cell table:formula="of:=STDEV([.B128:.B147])" office:value-type="float" office:value="0.0103110313946304">
            <text:p>0.0103110314</text:p>
          </table:table-cell>
          <table:table-cell table:formula="of:=STDEV([.C128:.C147])" office:value-type="float" office:value="0.0298743403362537">
            <text:p>0.029874340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577">
            <text:p>0.8577</text:p>
          </table:table-cell>
          <table:table-cell office:value-type="float" office:value="0.4713">
            <text:p>0.4713</text:p>
          </table:table-cell>
          <table:table-cell/>
          <table:table-cell table:formula="of:=AVERAGE([.A129:.A148])" office:value-type="float" office:value="26.75">
            <text:p>26.75</text:p>
          </table:table-cell>
          <table:table-cell table:formula="of:=AVERAGE([.B129:.B148])" office:value-type="float" office:value="0.874965">
            <text:p>0.874965</text:p>
          </table:table-cell>
          <table:table-cell table:formula="of:=AVERAGE([.C129:.C148])" office:value-type="float" office:value="0.46572">
            <text:p>0.46572</text:p>
          </table:table-cell>
          <table:table-cell table:formula="of:=STDEV([.B129:.B148])" office:value-type="float" office:value="0.0104426894599952">
            <text:p>0.0104426895</text:p>
          </table:table-cell>
          <table:table-cell table:formula="of:=STDEV([.C129:.C148])" office:value-type="float" office:value="0.0300382843437469">
            <text:p>0.030038284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47">
            <text:p>0.8847</text:p>
          </table:table-cell>
          <table:table-cell office:value-type="float" office:value="0.4938">
            <text:p>0.4938</text:p>
          </table:table-cell>
          <table:table-cell/>
          <table:table-cell table:formula="of:=AVERAGE([.A130:.A149])" office:value-type="float" office:value="27">
            <text:p>27</text:p>
          </table:table-cell>
          <table:table-cell table:formula="of:=AVERAGE([.B130:.B149])" office:value-type="float" office:value="0.876415">
            <text:p>0.876415</text:p>
          </table:table-cell>
          <table:table-cell table:formula="of:=AVERAGE([.C130:.C149])" office:value-type="float" office:value="0.467415">
            <text:p>0.467415</text:p>
          </table:table-cell>
          <table:table-cell table:formula="of:=STDEV([.B130:.B149])" office:value-type="float" office:value="0.00991947977201267">
            <text:p>0.0099194798</text:p>
          </table:table-cell>
          <table:table-cell table:formula="of:=STDEV([.C130:.C149])" office:value-type="float" office:value="0.0312996935414626">
            <text:p>0.031299693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">
            <text:p>0.872</text:p>
          </table:table-cell>
          <table:table-cell office:value-type="float" office:value="0.4628">
            <text:p>0.4628</text:p>
          </table:table-cell>
          <table:table-cell/>
          <table:table-cell table:formula="of:=AVERAGE([.A131:.A150])" office:value-type="float" office:value="27.25">
            <text:p>27.25</text:p>
          </table:table-cell>
          <table:table-cell table:formula="of:=AVERAGE([.B131:.B150])" office:value-type="float" office:value="0.875195">
            <text:p>0.875195</text:p>
          </table:table-cell>
          <table:table-cell table:formula="of:=AVERAGE([.C131:.C150])" office:value-type="float" office:value="0.463495">
            <text:p>0.463495</text:p>
          </table:table-cell>
          <table:table-cell table:formula="of:=STDEV([.B131:.B150])" office:value-type="float" office:value="0.0103385062038147">
            <text:p>0.0103385062</text:p>
          </table:table-cell>
          <table:table-cell table:formula="of:=STDEV([.C131:.C150])" office:value-type="float" office:value="0.0326994362578156">
            <text:p>0.032699436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7">
            <text:p>0.8727</text:p>
          </table:table-cell>
          <table:table-cell office:value-type="float" office:value="0.4492">
            <text:p>0.4492</text:p>
          </table:table-cell>
          <table:table-cell/>
          <table:table-cell table:formula="of:=AVERAGE([.A132:.A151])" office:value-type="float" office:value="27.5">
            <text:p>27.5</text:p>
          </table:table-cell>
          <table:table-cell table:formula="of:=AVERAGE([.B132:.B151])" office:value-type="float" office:value="0.87558">
            <text:p>0.87558</text:p>
          </table:table-cell>
          <table:table-cell table:formula="of:=AVERAGE([.C132:.C151])" office:value-type="float" office:value="0.46331">
            <text:p>0.46331</text:p>
          </table:table-cell>
          <table:table-cell table:formula="of:=STDEV([.B132:.B151])" office:value-type="float" office:value="0.010356620054215">
            <text:p>0.0103566201</text:p>
          </table:table-cell>
          <table:table-cell table:formula="of:=STDEV([.C132:.C151])" office:value-type="float" office:value="0.0327140385123799">
            <text:p>0.032714038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1">
            <text:p>0.881</text:p>
          </table:table-cell>
          <table:table-cell office:value-type="float" office:value="0.4759">
            <text:p>0.4759</text:p>
          </table:table-cell>
          <table:table-cell/>
          <table:table-cell table:formula="of:=AVERAGE([.A133:.A152])" office:value-type="float" office:value="27.75">
            <text:p>27.75</text:p>
          </table:table-cell>
          <table:table-cell table:formula="of:=AVERAGE([.B133:.B152])" office:value-type="float" office:value="0.87536">
            <text:p>0.87536</text:p>
          </table:table-cell>
          <table:table-cell table:formula="of:=AVERAGE([.C133:.C152])" office:value-type="float" office:value="0.46441">
            <text:p>0.46441</text:p>
          </table:table-cell>
          <table:table-cell table:formula="of:=STDEV([.B133:.B152])" office:value-type="float" office:value="0.0104671616823383">
            <text:p>0.0104671617</text:p>
          </table:table-cell>
          <table:table-cell table:formula="of:=STDEV([.C133:.C152])" office:value-type="float" office:value="0.0325842373904284">
            <text:p>0.032584237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3">
            <text:p>0.8723</text:p>
          </table:table-cell>
          <table:table-cell office:value-type="float" office:value="0.462">
            <text:p>0.462</text:p>
          </table:table-cell>
          <table:table-cell/>
          <table:table-cell table:formula="of:=AVERAGE([.A134:.A153])" office:value-type="float" office:value="28">
            <text:p>28</text:p>
          </table:table-cell>
          <table:table-cell table:formula="of:=AVERAGE([.B134:.B153])" office:value-type="float" office:value="0.876095">
            <text:p>0.876095</text:p>
          </table:table-cell>
          <table:table-cell table:formula="of:=AVERAGE([.C134:.C153])" office:value-type="float" office:value="0.46624">
            <text:p>0.46624</text:p>
          </table:table-cell>
          <table:table-cell table:formula="of:=STDEV([.B134:.B153])" office:value-type="float" office:value="0.0113619158410432">
            <text:p>0.0113619158</text:p>
          </table:table-cell>
          <table:table-cell table:formula="of:=STDEV([.C134:.C153])" office:value-type="float" office:value="0.0342487556439339">
            <text:p>0.0342487556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03">
            <text:p>0.8803</text:p>
          </table:table-cell>
          <table:table-cell office:value-type="float" office:value="0.5048">
            <text:p>0.5048</text:p>
          </table:table-cell>
          <table:table-cell/>
          <table:table-cell table:formula="of:=AVERAGE([.A135:.A154])" office:value-type="float" office:value="28.25">
            <text:p>28.25</text:p>
          </table:table-cell>
          <table:table-cell table:formula="of:=AVERAGE([.B135:.B154])" office:value-type="float" office:value="0.876145">
            <text:p>0.876145</text:p>
          </table:table-cell>
          <table:table-cell table:formula="of:=AVERAGE([.C135:.C154])" office:value-type="float" office:value="0.466315">
            <text:p>0.466315</text:p>
          </table:table-cell>
          <table:table-cell table:formula="of:=STDEV([.B135:.B154])" office:value-type="float" office:value="0.01134652624792">
            <text:p>0.0113465262</text:p>
          </table:table-cell>
          <table:table-cell table:formula="of:=STDEV([.C135:.C154])" office:value-type="float" office:value="0.0342406233803312">
            <text:p>0.034240623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4">
            <text:p>0.874</text:p>
          </table:table-cell>
          <table:table-cell office:value-type="float" office:value="0.4649">
            <text:p>0.4649</text:p>
          </table:table-cell>
          <table:table-cell/>
          <table:table-cell table:formula="of:=AVERAGE([.A136:.A155])" office:value-type="float" office:value="28.5">
            <text:p>28.5</text:p>
          </table:table-cell>
          <table:table-cell table:formula="of:=AVERAGE([.B136:.B155])" office:value-type="float" office:value="0.875695">
            <text:p>0.875695</text:p>
          </table:table-cell>
          <table:table-cell table:formula="of:=AVERAGE([.C136:.C155])" office:value-type="float" office:value="0.46327">
            <text:p>0.46327</text:p>
          </table:table-cell>
          <table:table-cell table:formula="of:=STDEV([.B136:.B155])" office:value-type="float" office:value="0.0113515347907348">
            <text:p>0.0113515348</text:p>
          </table:table-cell>
          <table:table-cell table:formula="of:=STDEV([.C136:.C155])" office:value-type="float" office:value="0.0333339419242688">
            <text:p>0.033333941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7">
            <text:p>0.8727</text:p>
          </table:table-cell>
          <table:table-cell office:value-type="float" office:value="0.4709">
            <text:p>0.4709</text:p>
          </table:table-cell>
          <table:table-cell/>
          <table:table-cell table:formula="of:=AVERAGE([.A137:.A156])" office:value-type="float" office:value="28.75">
            <text:p>28.75</text:p>
          </table:table-cell>
          <table:table-cell table:formula="of:=AVERAGE([.B137:.B156])" office:value-type="float" office:value="0.87591">
            <text:p>0.87591</text:p>
          </table:table-cell>
          <table:table-cell table:formula="of:=AVERAGE([.C137:.C156])" office:value-type="float" office:value="0.46419">
            <text:p>0.46419</text:p>
          </table:table-cell>
          <table:table-cell table:formula="of:=STDEV([.B137:.B156])" office:value-type="float" office:value="0.0113584607926843">
            <text:p>0.0113584608</text:p>
          </table:table-cell>
          <table:table-cell table:formula="of:=STDEV([.C137:.C156])" office:value-type="float" office:value="0.0336338629485539">
            <text:p>0.033633862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23">
            <text:p>0.8823</text:p>
          </table:table-cell>
          <table:table-cell office:value-type="float" office:value="0.4826">
            <text:p>0.4826</text:p>
          </table:table-cell>
          <table:table-cell/>
          <table:table-cell table:formula="of:=AVERAGE([.A138:.A157])" office:value-type="float" office:value="29">
            <text:p>29</text:p>
          </table:table-cell>
          <table:table-cell table:formula="of:=AVERAGE([.B138:.B157])" office:value-type="float" office:value="0.87629">
            <text:p>0.87629</text:p>
          </table:table-cell>
          <table:table-cell table:formula="of:=AVERAGE([.C138:.C157])" office:value-type="float" office:value="0.464505">
            <text:p>0.464505</text:p>
          </table:table-cell>
          <table:table-cell table:formula="of:=STDEV([.B138:.B157])" office:value-type="float" office:value="0.0113725384843907">
            <text:p>0.0113725385</text:p>
          </table:table-cell>
          <table:table-cell table:formula="of:=STDEV([.C138:.C157])" office:value-type="float" office:value="0.033729379275578">
            <text:p>0.033729379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1">
            <text:p>0.871</text:p>
          </table:table-cell>
          <table:table-cell office:value-type="float" office:value="0.4084">
            <text:p>0.4084</text:p>
          </table:table-cell>
          <table:table-cell/>
          <table:table-cell table:formula="of:=AVERAGE([.A139:.A158])" office:value-type="float" office:value="29.25">
            <text:p>29.25</text:p>
          </table:table-cell>
          <table:table-cell table:formula="of:=AVERAGE([.B139:.B158])" office:value-type="float" office:value="0.876575">
            <text:p>0.876575</text:p>
          </table:table-cell>
          <table:table-cell table:formula="of:=AVERAGE([.C139:.C158])" office:value-type="float" office:value="0.464955">
            <text:p>0.464955</text:p>
          </table:table-cell>
          <table:table-cell table:formula="of:=STDEV([.B139:.B158])" office:value-type="float" office:value="0.011600221186639">
            <text:p>0.0116002212</text:p>
          </table:table-cell>
          <table:table-cell table:formula="of:=STDEV([.C139:.C158])" office:value-type="float" office:value="0.0340420865678756">
            <text:p>0.0340420866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27">
            <text:p>0.8827</text:p>
          </table:table-cell>
          <table:table-cell office:value-type="float" office:value="0.4628">
            <text:p>0.4628</text:p>
          </table:table-cell>
          <table:table-cell/>
          <table:table-cell table:formula="of:=AVERAGE([.A140:.A159])" office:value-type="float" office:value="29.5">
            <text:p>29.5</text:p>
          </table:table-cell>
          <table:table-cell table:formula="of:=AVERAGE([.B140:.B159])" office:value-type="float" office:value="0.876275">
            <text:p>0.876275</text:p>
          </table:table-cell>
          <table:table-cell table:formula="of:=AVERAGE([.C140:.C159])" office:value-type="float" office:value="0.465775">
            <text:p>0.465775</text:p>
          </table:table-cell>
          <table:table-cell table:formula="of:=STDEV([.B140:.B159])" office:value-type="float" office:value="0.0118273489933512">
            <text:p>0.011827349</text:p>
          </table:table-cell>
          <table:table-cell table:formula="of:=STDEV([.C140:.C159])" office:value-type="float" office:value="0.032782310297187">
            <text:p>0.032782310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8">
            <text:p>0.868</text:p>
          </table:table-cell>
          <table:table-cell office:value-type="float" office:value="0.4444">
            <text:p>0.4444</text:p>
          </table:table-cell>
          <table:table-cell/>
          <table:table-cell table:formula="of:=AVERAGE([.A141:.A160])" office:value-type="float" office:value="29.75">
            <text:p>29.75</text:p>
          </table:table-cell>
          <table:table-cell table:formula="of:=AVERAGE([.B141:.B160])" office:value-type="float" office:value="0.876025">
            <text:p>0.876025</text:p>
          </table:table-cell>
          <table:table-cell table:formula="of:=AVERAGE([.C141:.C160])" office:value-type="float" office:value="0.465765">
            <text:p>0.465765</text:p>
          </table:table-cell>
          <table:table-cell table:formula="of:=STDEV([.B141:.B160])" office:value-type="float" office:value="0.0117368907834723">
            <text:p>0.0117368908</text:p>
          </table:table-cell>
          <table:table-cell table:formula="of:=STDEV([.C141:.C160])" office:value-type="float" office:value="0.0327832960514955">
            <text:p>0.032783296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73">
            <text:p>0.8773</text:p>
          </table:table-cell>
          <table:table-cell office:value-type="float" office:value="0.4702">
            <text:p>0.4702</text:p>
          </table:table-cell>
          <table:table-cell/>
          <table:table-cell table:formula="of:=AVERAGE([.A142:.A161])" office:value-type="float" office:value="30">
            <text:p>30</text:p>
          </table:table-cell>
          <table:table-cell table:formula="of:=AVERAGE([.B142:.B161])" office:value-type="float" office:value="0.87641">
            <text:p>0.87641</text:p>
          </table:table-cell>
          <table:table-cell table:formula="of:=AVERAGE([.C142:.C161])" office:value-type="float" office:value="0.465645">
            <text:p>0.465645</text:p>
          </table:table-cell>
          <table:table-cell table:formula="of:=STDEV([.B142:.B161])" office:value-type="float" office:value="0.0115851038656953">
            <text:p>0.0115851039</text:p>
          </table:table-cell>
          <table:table-cell table:formula="of:=STDEV([.C142:.C161])" office:value-type="float" office:value="0.032869894640601">
            <text:p>0.032869894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7">
            <text:p>0.867</text:p>
          </table:table-cell>
          <table:table-cell office:value-type="float" office:value="0.4201">
            <text:p>0.4201</text:p>
          </table:table-cell>
          <table:table-cell/>
          <table:table-cell table:formula="of:=AVERAGE([.A143:.A162])" office:value-type="float" office:value="30.25">
            <text:p>30.25</text:p>
          </table:table-cell>
          <table:table-cell table:formula="of:=AVERAGE([.B143:.B162])" office:value-type="float" office:value="0.876345">
            <text:p>0.876345</text:p>
          </table:table-cell>
          <table:table-cell table:formula="of:=AVERAGE([.C143:.C162])" office:value-type="float" office:value="0.465185">
            <text:p>0.465185</text:p>
          </table:table-cell>
          <table:table-cell table:formula="of:=STDEV([.B143:.B162])" office:value-type="float" office:value="0.011583494382321">
            <text:p>0.0115834944</text:p>
          </table:table-cell>
          <table:table-cell table:formula="of:=STDEV([.C143:.C162])" office:value-type="float" office:value="0.0328671692694925">
            <text:p>0.032867169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63">
            <text:p>0.8763</text:p>
          </table:table-cell>
          <table:table-cell office:value-type="float" office:value="0.5014">
            <text:p>0.5014</text:p>
          </table:table-cell>
          <table:table-cell/>
          <table:table-cell table:formula="of:=AVERAGE([.A144:.A163])" office:value-type="float" office:value="30.5">
            <text:p>30.5</text:p>
          </table:table-cell>
          <table:table-cell table:formula="of:=AVERAGE([.B144:.B163])" office:value-type="float" office:value="0.87768">
            <text:p>0.87768</text:p>
          </table:table-cell>
          <table:table-cell table:formula="of:=AVERAGE([.C144:.C163])" office:value-type="float" office:value="0.47039">
            <text:p>0.47039</text:p>
          </table:table-cell>
          <table:table-cell table:formula="of:=STDEV([.B144:.B163])" office:value-type="float" office:value="0.0119815472157902">
            <text:p>0.0119815472</text:p>
          </table:table-cell>
          <table:table-cell table:formula="of:=STDEV([.C144:.C163])" office:value-type="float" office:value="0.0335865245534418">
            <text:p>0.033586524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46">
            <text:p>0.846</text:p>
          </table:table-cell>
          <table:table-cell office:value-type="float" office:value="0.3986">
            <text:p>0.3986</text:p>
          </table:table-cell>
          <table:table-cell/>
          <table:table-cell table:formula="of:=AVERAGE([.A145:.A164])" office:value-type="float" office:value="30.75">
            <text:p>30.75</text:p>
          </table:table-cell>
          <table:table-cell table:formula="of:=AVERAGE([.B145:.B164])" office:value-type="float" office:value="0.877765">
            <text:p>0.877765</text:p>
          </table:table-cell>
          <table:table-cell table:formula="of:=AVERAGE([.C145:.C164])" office:value-type="float" office:value="0.46817">
            <text:p>0.46817</text:p>
          </table:table-cell>
          <table:table-cell table:formula="of:=STDEV([.B145:.B164])" office:value-type="float" office:value="0.0119772712382992">
            <text:p>0.0119772712</text:p>
          </table:table-cell>
          <table:table-cell table:formula="of:=STDEV([.C145:.C164])" office:value-type="float" office:value="0.0328890815349186">
            <text:p>0.032889081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33">
            <text:p>0.8933</text:p>
          </table:table-cell>
          <table:table-cell office:value-type="float" office:value="0.5113">
            <text:p>0.5113</text:p>
          </table:table-cell>
          <table:table-cell/>
          <table:table-cell table:formula="of:=AVERAGE([.A146:.A165])" office:value-type="float" office:value="31">
            <text:p>31</text:p>
          </table:table-cell>
          <table:table-cell table:formula="of:=AVERAGE([.B146:.B165])" office:value-type="float" office:value="0.879315">
            <text:p>0.879315</text:p>
          </table:table-cell>
          <table:table-cell table:formula="of:=AVERAGE([.C146:.C165])" office:value-type="float" office:value="0.47186">
            <text:p>0.47186</text:p>
          </table:table-cell>
          <table:table-cell table:formula="of:=STDEV([.B146:.B165])" office:value-type="float" office:value="0.00937287660163483">
            <text:p>0.0093728766</text:p>
          </table:table-cell>
          <table:table-cell table:formula="of:=STDEV([.C146:.C165])" office:value-type="float" office:value="0.0285230543872662">
            <text:p>0.028523054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37">
            <text:p>0.8837</text:p>
          </table:table-cell>
          <table:table-cell office:value-type="float" office:value="0.4793">
            <text:p>0.4793</text:p>
          </table:table-cell>
          <table:table-cell/>
          <table:table-cell table:formula="of:=AVERAGE([.A147:.A166])" office:value-type="float" office:value="31.25">
            <text:p>31.25</text:p>
          </table:table-cell>
          <table:table-cell table:formula="of:=AVERAGE([.B147:.B166])" office:value-type="float" office:value="0.879165">
            <text:p>0.879165</text:p>
          </table:table-cell>
          <table:table-cell table:formula="of:=AVERAGE([.C147:.C166])" office:value-type="float" office:value="0.47094">
            <text:p>0.47094</text:p>
          </table:table-cell>
          <table:table-cell table:formula="of:=STDEV([.B147:.B166])" office:value-type="float" office:value="0.00915884818085768">
            <text:p>0.0091588482</text:p>
          </table:table-cell>
          <table:table-cell table:formula="of:=STDEV([.C147:.C166])" office:value-type="float" office:value="0.0274609464321128">
            <text:p>0.027460946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43">
            <text:p>0.8843</text:p>
          </table:table-cell>
          <table:table-cell office:value-type="float" office:value="0.4797">
            <text:p>0.4797</text:p>
          </table:table-cell>
          <table:table-cell/>
          <table:table-cell table:formula="of:=AVERAGE([.A148:.A167])" office:value-type="float" office:value="31.5">
            <text:p>31.5</text:p>
          </table:table-cell>
          <table:table-cell table:formula="of:=AVERAGE([.B148:.B167])" office:value-type="float" office:value="0.879095">
            <text:p>0.879095</text:p>
          </table:table-cell>
          <table:table-cell table:formula="of:=AVERAGE([.C148:.C167])" office:value-type="float" office:value="0.471375">
            <text:p>0.471375</text:p>
          </table:table-cell>
          <table:table-cell table:formula="of:=STDEV([.B148:.B167])" office:value-type="float" office:value="0.00912766039084093">
            <text:p>0.0091276604</text:p>
          </table:table-cell>
          <table:table-cell table:formula="of:=STDEV([.C148:.C167])" office:value-type="float" office:value="0.0276684672316225">
            <text:p>0.027668467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67">
            <text:p>0.8867</text:p>
          </table:table-cell>
          <table:table-cell office:value-type="float" office:value="0.5052">
            <text:p>0.5052</text:p>
          </table:table-cell>
          <table:table-cell/>
          <table:table-cell table:formula="of:=AVERAGE([.A149:.A168])" office:value-type="float" office:value="31.75">
            <text:p>31.75</text:p>
          </table:table-cell>
          <table:table-cell table:formula="of:=AVERAGE([.B149:.B168])" office:value-type="float" office:value="0.879515">
            <text:p>0.879515</text:p>
          </table:table-cell>
          <table:table-cell table:formula="of:=AVERAGE([.C149:.C168])" office:value-type="float" office:value="0.47167">
            <text:p>0.47167</text:p>
          </table:table-cell>
          <table:table-cell table:formula="of:=STDEV([.B149:.B168])" office:value-type="float" office:value="0.00956266176333766">
            <text:p>0.0095626618</text:p>
          </table:table-cell>
          <table:table-cell table:formula="of:=STDEV([.C149:.C168])" office:value-type="float" office:value="0.0277930718364355">
            <text:p>0.027793071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03">
            <text:p>0.8603</text:p>
          </table:table-cell>
          <table:table-cell office:value-type="float" office:value="0.4154">
            <text:p>0.4154</text:p>
          </table:table-cell>
          <table:table-cell/>
          <table:table-cell table:formula="of:=AVERAGE([.A150:.A169])" office:value-type="float" office:value="32">
            <text:p>32</text:p>
          </table:table-cell>
          <table:table-cell table:formula="of:=AVERAGE([.B150:.B169])" office:value-type="float" office:value="0.87928">
            <text:p>0.87928</text:p>
          </table:table-cell>
          <table:table-cell table:formula="of:=AVERAGE([.C150:.C169])" office:value-type="float" office:value="0.468715">
            <text:p>0.468715</text:p>
          </table:table-cell>
          <table:table-cell table:formula="of:=STDEV([.B150:.B169])" office:value-type="float" office:value="0.00943367986469086">
            <text:p>0.0094336799</text:p>
          </table:table-cell>
          <table:table-cell table:formula="of:=STDEV([.C150:.C169])" office:value-type="float" office:value="0.0271754199115381">
            <text:p>0.027175419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97">
            <text:p>0.8797</text:p>
          </table:table-cell>
          <table:table-cell office:value-type="float" office:value="0.4591">
            <text:p>0.4591</text:p>
          </table:table-cell>
          <table:table-cell/>
          <table:table-cell table:formula="of:=AVERAGE([.A151:.A170])" office:value-type="float" office:value="32.25">
            <text:p>32.25</text:p>
          </table:table-cell>
          <table:table-cell table:formula="of:=AVERAGE([.B151:.B170])" office:value-type="float" office:value="0.881365">
            <text:p>0.881365</text:p>
          </table:table-cell>
          <table:table-cell table:formula="of:=AVERAGE([.C151:.C170])" office:value-type="float" office:value="0.475235">
            <text:p>0.475235</text:p>
          </table:table-cell>
          <table:table-cell table:formula="of:=STDEV([.B151:.B170])" office:value-type="float" office:value="0.00962427167442596">
            <text:p>0.0096242717</text:p>
          </table:table-cell>
          <table:table-cell table:formula="of:=STDEV([.C151:.C170])" office:value-type="float" office:value="0.0292727334058955">
            <text:p>0.029272733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83">
            <text:p>0.8683</text:p>
          </table:table-cell>
          <table:table-cell office:value-type="float" office:value="0.4712">
            <text:p>0.4712</text:p>
          </table:table-cell>
          <table:table-cell/>
          <table:table-cell table:formula="of:=AVERAGE([.A152:.A171])" office:value-type="float" office:value="32.5">
            <text:p>32.5</text:p>
          </table:table-cell>
          <table:table-cell table:formula="of:=AVERAGE([.B152:.B171])" office:value-type="float" office:value="0.88138">
            <text:p>0.88138</text:p>
          </table:table-cell>
          <table:table-cell table:formula="of:=AVERAGE([.C152:.C171])" office:value-type="float" office:value="0.47617">
            <text:p>0.47617</text:p>
          </table:table-cell>
          <table:table-cell table:formula="of:=STDEV([.B152:.B171])" office:value-type="float" office:value="0.00962177355354976">
            <text:p>0.0096217736</text:p>
          </table:table-cell>
          <table:table-cell table:formula="of:=STDEV([.C152:.C171])" office:value-type="float" office:value="0.029027865015678">
            <text:p>0.02902786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7">
            <text:p>0.8957</text:p>
          </table:table-cell>
          <table:table-cell office:value-type="float" office:value="0.5125">
            <text:p>0.5125</text:p>
          </table:table-cell>
          <table:table-cell/>
          <table:table-cell table:formula="of:=AVERAGE([.A153:.A172])" office:value-type="float" office:value="32.75">
            <text:p>32.75</text:p>
          </table:table-cell>
          <table:table-cell table:formula="of:=AVERAGE([.B153:.B172])" office:value-type="float" office:value="0.88168">
            <text:p>0.88168</text:p>
          </table:table-cell>
          <table:table-cell table:formula="of:=AVERAGE([.C153:.C172])" office:value-type="float" office:value="0.474815">
            <text:p>0.474815</text:p>
          </table:table-cell>
          <table:table-cell table:formula="of:=STDEV([.B153:.B172])" office:value-type="float" office:value="0.00927995009060989">
            <text:p>0.0092799501</text:p>
          </table:table-cell>
          <table:table-cell table:formula="of:=STDEV([.C153:.C172])" office:value-type="float" office:value="0.0298917217020999">
            <text:p>0.0298917217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33">
            <text:p>0.8733</text:p>
          </table:table-cell>
          <table:table-cell office:value-type="float" office:value="0.4635">
            <text:p>0.4635</text:p>
          </table:table-cell>
          <table:table-cell/>
          <table:table-cell table:formula="of:=AVERAGE([.A154:.A173])" office:value-type="float" office:value="33">
            <text:p>33</text:p>
          </table:table-cell>
          <table:table-cell table:formula="of:=AVERAGE([.B154:.B173])" office:value-type="float" office:value="0.87956">
            <text:p>0.87956</text:p>
          </table:table-cell>
          <table:table-cell table:formula="of:=AVERAGE([.C154:.C173])" office:value-type="float" office:value="0.469395">
            <text:p>0.469395</text:p>
          </table:table-cell>
          <table:table-cell table:formula="of:=STDEV([.B154:.B173])" office:value-type="float" office:value="0.0106504460000509">
            <text:p>0.010650446</text:p>
          </table:table-cell>
          <table:table-cell table:formula="of:=STDEV([.C154:.C173])" office:value-type="float" office:value="0.0324197060767871">
            <text:p>0.032419706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13">
            <text:p>0.8713</text:p>
          </table:table-cell>
          <table:table-cell office:value-type="float" office:value="0.4439">
            <text:p>0.4439</text:p>
          </table:table-cell>
          <table:table-cell/>
          <table:table-cell table:formula="of:=AVERAGE([.A155:.A174])" office:value-type="float" office:value="33.25">
            <text:p>33.25</text:p>
          </table:table-cell>
          <table:table-cell table:formula="of:=AVERAGE([.B155:.B174])" office:value-type="float" office:value="0.88046">
            <text:p>0.88046</text:p>
          </table:table-cell>
          <table:table-cell table:formula="of:=AVERAGE([.C155:.C174])" office:value-type="float" office:value="0.47066">
            <text:p>0.47066</text:p>
          </table:table-cell>
          <table:table-cell table:formula="of:=STDEV([.B155:.B174])" office:value-type="float" office:value="0.0108522323679702">
            <text:p>0.0108522324</text:p>
          </table:table-cell>
          <table:table-cell table:formula="of:=STDEV([.C155:.C174])" office:value-type="float" office:value="0.0326702085441123">
            <text:p>0.032670208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83">
            <text:p>0.8783</text:p>
          </table:table-cell>
          <table:table-cell office:value-type="float" office:value="0.4833">
            <text:p>0.4833</text:p>
          </table:table-cell>
          <table:table-cell/>
          <table:table-cell table:formula="of:=AVERAGE([.A156:.A175])" office:value-type="float" office:value="33.5">
            <text:p>33.5</text:p>
          </table:table-cell>
          <table:table-cell table:formula="of:=AVERAGE([.B156:.B175])" office:value-type="float" office:value="0.881245">
            <text:p>0.881245</text:p>
          </table:table-cell>
          <table:table-cell table:formula="of:=AVERAGE([.C156:.C175])" office:value-type="float" office:value="0.472545">
            <text:p>0.472545</text:p>
          </table:table-cell>
          <table:table-cell table:formula="of:=STDEV([.B156:.B175])" office:value-type="float" office:value="0.0107218161756889">
            <text:p>0.0107218162</text:p>
          </table:table-cell>
          <table:table-cell table:formula="of:=STDEV([.C156:.C175])" office:value-type="float" office:value="0.032128057503487">
            <text:p>0.032128057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03">
            <text:p>0.8803</text:p>
          </table:table-cell>
          <table:table-cell office:value-type="float" office:value="0.4772">
            <text:p>0.4772</text:p>
          </table:table-cell>
          <table:table-cell/>
          <table:table-cell table:formula="of:=AVERAGE([.A157:.A176])" office:value-type="float" office:value="33.75">
            <text:p>33.75</text:p>
          </table:table-cell>
          <table:table-cell table:formula="of:=AVERAGE([.B157:.B176])" office:value-type="float" office:value="0.882115">
            <text:p>0.882115</text:p>
          </table:table-cell>
          <table:table-cell table:formula="of:=AVERAGE([.C157:.C176])" office:value-type="float" office:value="0.473445">
            <text:p>0.473445</text:p>
          </table:table-cell>
          <table:table-cell table:formula="of:=STDEV([.B157:.B176])" office:value-type="float" office:value="0.0111669755128801">
            <text:p>0.0111669755</text:p>
          </table:table-cell>
          <table:table-cell table:formula="of:=STDEV([.C157:.C176])" office:value-type="float" office:value="0.0326923534436451">
            <text:p>0.032692353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8">
            <text:p>0.888</text:p>
          </table:table-cell>
          <table:table-cell office:value-type="float" office:value="0.4916">
            <text:p>0.4916</text:p>
          </table:table-cell>
          <table:table-cell/>
          <table:table-cell table:formula="of:=AVERAGE([.A158:.A177])" office:value-type="float" office:value="34">
            <text:p>34</text:p>
          </table:table-cell>
          <table:table-cell table:formula="of:=AVERAGE([.B158:.B177])" office:value-type="float" office:value="0.882535">
            <text:p>0.882535</text:p>
          </table:table-cell>
          <table:table-cell table:formula="of:=AVERAGE([.C158:.C177])" office:value-type="float" office:value="0.47358">
            <text:p>0.47358</text:p>
          </table:table-cell>
          <table:table-cell table:formula="of:=STDEV([.B158:.B177])" office:value-type="float" office:value="0.0112527552181677">
            <text:p>0.0112527552</text:p>
          </table:table-cell>
          <table:table-cell table:formula="of:=STDEV([.C158:.C177])" office:value-type="float" office:value="0.0327142428341315">
            <text:p>0.032714242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5">
            <text:p>0.865</text:p>
          </table:table-cell>
          <table:table-cell office:value-type="float" office:value="0.4248">
            <text:p>0.4248</text:p>
          </table:table-cell>
          <table:table-cell/>
          <table:table-cell table:formula="of:=AVERAGE([.A159:.A178])" office:value-type="float" office:value="34.25">
            <text:p>34.25</text:p>
          </table:table-cell>
          <table:table-cell table:formula="of:=AVERAGE([.B159:.B178])" office:value-type="float" office:value="0.88265">
            <text:p>0.88265</text:p>
          </table:table-cell>
          <table:table-cell table:formula="of:=AVERAGE([.C159:.C178])" office:value-type="float" office:value="0.47404">
            <text:p>0.47404</text:p>
          </table:table-cell>
          <table:table-cell table:formula="of:=STDEV([.B159:.B178])" office:value-type="float" office:value="0.0113230784357947">
            <text:p>0.0113230784</text:p>
          </table:table-cell>
          <table:table-cell table:formula="of:=STDEV([.C159:.C178])" office:value-type="float" office:value="0.0330439802623556">
            <text:p>0.033043980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77">
            <text:p>0.8777</text:p>
          </table:table-cell>
          <table:table-cell office:value-type="float" office:value="0.4626">
            <text:p>0.4626</text:p>
          </table:table-cell>
          <table:table-cell/>
          <table:table-cell table:formula="of:=AVERAGE([.A160:.A179])" office:value-type="float" office:value="34.5">
            <text:p>34.5</text:p>
          </table:table-cell>
          <table:table-cell table:formula="of:=AVERAGE([.B160:.B179])" office:value-type="float" office:value="0.883985">
            <text:p>0.883985</text:p>
          </table:table-cell>
          <table:table-cell table:formula="of:=AVERAGE([.C160:.C179])" office:value-type="float" office:value="0.478395">
            <text:p>0.478395</text:p>
          </table:table-cell>
          <table:table-cell table:formula="of:=STDEV([.B160:.B179])" office:value-type="float" office:value="0.0106888173241699">
            <text:p>0.0106888173</text:p>
          </table:table-cell>
          <table:table-cell table:formula="of:=STDEV([.C160:.C179])" office:value-type="float" office:value="0.0319338704034974">
            <text:p>0.031933870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57">
            <text:p>0.8757</text:p>
          </table:table-cell>
          <table:table-cell office:value-type="float" office:value="0.442">
            <text:p>0.442</text:p>
          </table:table-cell>
          <table:table-cell/>
          <table:table-cell table:formula="of:=AVERAGE([.A161:.A180])" office:value-type="float" office:value="34.75">
            <text:p>34.75</text:p>
          </table:table-cell>
          <table:table-cell table:formula="of:=AVERAGE([.B161:.B180])" office:value-type="float" office:value="0.884465">
            <text:p>0.884465</text:p>
          </table:table-cell>
          <table:table-cell table:formula="of:=AVERAGE([.C161:.C180])" office:value-type="float" office:value="0.479825">
            <text:p>0.479825</text:p>
          </table:table-cell>
          <table:table-cell table:formula="of:=STDEV([.B161:.B180])" office:value-type="float" office:value="0.010606962708275">
            <text:p>0.0106069627</text:p>
          </table:table-cell>
          <table:table-cell table:formula="of:=STDEV([.C161:.C180])" office:value-type="float" office:value="0.0318295274201405">
            <text:p>0.031829527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6">
            <text:p>0.876</text:p>
          </table:table-cell>
          <table:table-cell office:value-type="float" office:value="0.461">
            <text:p>0.461</text:p>
          </table:table-cell>
          <table:table-cell/>
          <table:table-cell table:formula="of:=AVERAGE([.A162:.A181])" office:value-type="float" office:value="35">
            <text:p>35</text:p>
          </table:table-cell>
          <table:table-cell table:formula="of:=AVERAGE([.B162:.B181])" office:value-type="float" office:value="0.885295">
            <text:p>0.885295</text:p>
          </table:table-cell>
          <table:table-cell table:formula="of:=AVERAGE([.C162:.C181])" office:value-type="float" office:value="0.483275">
            <text:p>0.483275</text:p>
          </table:table-cell>
          <table:table-cell table:formula="of:=STDEV([.B162:.B181])" office:value-type="float" office:value="0.0105342286705867">
            <text:p>0.0105342287</text:p>
          </table:table-cell>
          <table:table-cell table:formula="of:=STDEV([.C162:.C181])" office:value-type="float" office:value="0.0312480378331353">
            <text:p>0.031248037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7">
            <text:p>0.8937</text:p>
          </table:table-cell>
          <table:table-cell office:value-type="float" office:value="0.5242">
            <text:p>0.5242</text:p>
          </table:table-cell>
          <table:table-cell/>
          <table:table-cell table:formula="of:=AVERAGE([.A163:.A182])" office:value-type="float" office:value="35.25">
            <text:p>35.25</text:p>
          </table:table-cell>
          <table:table-cell table:formula="of:=AVERAGE([.B163:.B182])" office:value-type="float" office:value="0.88418">
            <text:p>0.88418</text:p>
          </table:table-cell>
          <table:table-cell table:formula="of:=AVERAGE([.C163:.C182])" office:value-type="float" office:value="0.48231">
            <text:p>0.48231</text:p>
          </table:table-cell>
          <table:table-cell table:formula="of:=STDEV([.B163:.B182])" office:value-type="float" office:value="0.0125560050636297">
            <text:p>0.0125560051</text:p>
          </table:table-cell>
          <table:table-cell table:formula="of:=STDEV([.C163:.C182])" office:value-type="float" office:value="0.0322539577334888">
            <text:p>0.0322539577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8">
            <text:p>0.878</text:p>
          </table:table-cell>
          <table:table-cell office:value-type="float" office:value="0.457">
            <text:p>0.457</text:p>
          </table:table-cell>
          <table:table-cell/>
          <table:table-cell table:formula="of:=AVERAGE([.A164:.A183])" office:value-type="float" office:value="35.5">
            <text:p>35.5</text:p>
          </table:table-cell>
          <table:table-cell table:formula="of:=AVERAGE([.B164:.B183])" office:value-type="float" office:value="0.88418">
            <text:p>0.88418</text:p>
          </table:table-cell>
          <table:table-cell table:formula="of:=AVERAGE([.C164:.C183])" office:value-type="float" office:value="0.48166">
            <text:p>0.48166</text:p>
          </table:table-cell>
          <table:table-cell table:formula="of:=STDEV([.B164:.B183])" office:value-type="float" office:value="0.0125560050636297">
            <text:p>0.0125560051</text:p>
          </table:table-cell>
          <table:table-cell table:formula="of:=STDEV([.C164:.C183])" office:value-type="float" office:value="0.0314872137792303">
            <text:p>0.031487213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7">
            <text:p>0.877</text:p>
          </table:table-cell>
          <table:table-cell office:value-type="float" office:value="0.4724">
            <text:p>0.4724</text:p>
          </table:table-cell>
          <table:table-cell/>
          <table:table-cell table:formula="of:=AVERAGE([.A165:.A184])" office:value-type="float" office:value="35.75">
            <text:p>35.75</text:p>
          </table:table-cell>
          <table:table-cell table:formula="of:=AVERAGE([.B165:.B184])" office:value-type="float" office:value="0.884615">
            <text:p>0.884615</text:p>
          </table:table-cell>
          <table:table-cell table:formula="of:=AVERAGE([.C165:.C184])" office:value-type="float" office:value="0.48322">
            <text:p>0.48322</text:p>
          </table:table-cell>
          <table:table-cell table:formula="of:=STDEV([.B165:.B184])" office:value-type="float" office:value="0.0124811130998211">
            <text:p>0.0124811131</text:p>
          </table:table-cell>
          <table:table-cell table:formula="of:=STDEV([.C165:.C184])" office:value-type="float" office:value="0.0309697917332358">
            <text:p>0.0309697917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03">
            <text:p>0.8903</text:p>
          </table:table-cell>
          <table:table-cell office:value-type="float" office:value="0.4929">
            <text:p>0.4929</text:p>
          </table:table-cell>
          <table:table-cell/>
          <table:table-cell table:formula="of:=AVERAGE([.A166:.A185])" office:value-type="float" office:value="36">
            <text:p>36</text:p>
          </table:table-cell>
          <table:table-cell table:formula="of:=AVERAGE([.B166:.B185])" office:value-type="float" office:value="0.88505">
            <text:p>0.88505</text:p>
          </table:table-cell>
          <table:table-cell table:formula="of:=AVERAGE([.C166:.C185])" office:value-type="float" office:value="0.484715">
            <text:p>0.484715</text:p>
          </table:table-cell>
          <table:table-cell table:formula="of:=STDEV([.B166:.B185])" office:value-type="float" office:value="0.0123526898839249">
            <text:p>0.0123526899</text:p>
          </table:table-cell>
          <table:table-cell table:formula="of:=STDEV([.C166:.C185])" office:value-type="float" office:value="0.0311411941595728">
            <text:p>0.0311411942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23">
            <text:p>0.8823</text:p>
          </table:table-cell>
          <table:table-cell office:value-type="float" office:value="0.488">
            <text:p>0.488</text:p>
          </table:table-cell>
          <table:table-cell/>
          <table:table-cell table:formula="of:=AVERAGE([.A167:.A186])" office:value-type="float" office:value="36.25">
            <text:p>36.25</text:p>
          </table:table-cell>
          <table:table-cell table:formula="of:=AVERAGE([.B167:.B186])" office:value-type="float" office:value="0.884485">
            <text:p>0.884485</text:p>
          </table:table-cell>
          <table:table-cell table:formula="of:=AVERAGE([.C167:.C186])" office:value-type="float" office:value="0.482965">
            <text:p>0.482965</text:p>
          </table:table-cell>
          <table:table-cell table:formula="of:=STDEV([.B167:.B186])" office:value-type="float" office:value="0.0123583457843805">
            <text:p>0.0123583458</text:p>
          </table:table-cell>
          <table:table-cell table:formula="of:=STDEV([.C167:.C186])" office:value-type="float" office:value="0.0316365091393838">
            <text:p>0.031636509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7">
            <text:p>0.8927</text:p>
          </table:table-cell>
          <table:table-cell office:value-type="float" office:value="0.4856">
            <text:p>0.4856</text:p>
          </table:table-cell>
          <table:table-cell/>
          <table:table-cell table:formula="of:=AVERAGE([.A168:.A187])" office:value-type="float" office:value="36.5">
            <text:p>36.5</text:p>
          </table:table-cell>
          <table:table-cell table:formula="of:=AVERAGE([.B168:.B187])" office:value-type="float" office:value="0.884405">
            <text:p>0.884405</text:p>
          </table:table-cell>
          <table:table-cell table:formula="of:=AVERAGE([.C168:.C187])" office:value-type="float" office:value="0.48206">
            <text:p>0.48206</text:p>
          </table:table-cell>
          <table:table-cell table:formula="of:=STDEV([.B168:.B187])" office:value-type="float" office:value="0.0123783969287754">
            <text:p>0.0123783969</text:p>
          </table:table-cell>
          <table:table-cell table:formula="of:=STDEV([.C168:.C187])" office:value-type="float" office:value="0.0317436010957534">
            <text:p>0.031743601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2">
            <text:p>0.882</text:p>
          </table:table-cell>
          <table:table-cell office:value-type="float" office:value="0.4461">
            <text:p>0.4461</text:p>
          </table:table-cell>
          <table:table-cell/>
          <table:table-cell table:formula="of:=AVERAGE([.A169:.A188])" office:value-type="float" office:value="36.75">
            <text:p>36.75</text:p>
          </table:table-cell>
          <table:table-cell table:formula="of:=AVERAGE([.B169:.B188])" office:value-type="float" office:value="0.88402">
            <text:p>0.88402</text:p>
          </table:table-cell>
          <table:table-cell table:formula="of:=AVERAGE([.C169:.C188])" office:value-type="float" office:value="0.48281">
            <text:p>0.48281</text:p>
          </table:table-cell>
          <table:table-cell table:formula="of:=STDEV([.B169:.B188])" office:value-type="float" office:value="0.0122256245131626">
            <text:p>0.0122256245</text:p>
          </table:table-cell>
          <table:table-cell table:formula="of:=STDEV([.C169:.C188])" office:value-type="float" office:value="0.0320077441287343">
            <text:p>0.032007744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">
            <text:p>0.902</text:p>
          </table:table-cell>
          <table:table-cell office:value-type="float" office:value="0.5458">
            <text:p>0.5458</text:p>
          </table:table-cell>
          <table:table-cell/>
          <table:table-cell table:formula="of:=AVERAGE([.A170:.A189])" office:value-type="float" office:value="37">
            <text:p>37</text:p>
          </table:table-cell>
          <table:table-cell table:formula="of:=AVERAGE([.B170:.B189])" office:value-type="float" office:value="0.883885">
            <text:p>0.883885</text:p>
          </table:table-cell>
          <table:table-cell table:formula="of:=AVERAGE([.C170:.C189])" office:value-type="float" office:value="0.4837">
            <text:p>0.4837</text:p>
          </table:table-cell>
          <table:table-cell table:formula="of:=STDEV([.B170:.B189])" office:value-type="float" office:value="0.0122639512393029">
            <text:p>0.0122639512</text:p>
          </table:table-cell>
          <table:table-cell table:formula="of:=STDEV([.C170:.C189])" office:value-type="float" office:value="0.0311697728070338">
            <text:p>0.031169772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">
            <text:p>0.88</text:p>
          </table:table-cell>
          <table:table-cell office:value-type="float" office:value="0.4778">
            <text:p>0.4778</text:p>
          </table:table-cell>
          <table:table-cell/>
          <table:table-cell table:formula="of:=AVERAGE([.A171:.A190])" office:value-type="float" office:value="37.25">
            <text:p>37.25</text:p>
          </table:table-cell>
          <table:table-cell table:formula="of:=AVERAGE([.B171:.B190])" office:value-type="float" office:value="0.88392">
            <text:p>0.88392</text:p>
          </table:table-cell>
          <table:table-cell table:formula="of:=AVERAGE([.C171:.C190])" office:value-type="float" office:value="0.48359">
            <text:p>0.48359</text:p>
          </table:table-cell>
          <table:table-cell table:formula="of:=STDEV([.B171:.B190])" office:value-type="float" office:value="0.012319244679512">
            <text:p>0.0123192447</text:p>
          </table:table-cell>
          <table:table-cell table:formula="of:=STDEV([.C171:.C190])" office:value-type="float" office:value="0.0309421344482007">
            <text:p>0.030942134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43">
            <text:p>0.8743</text:p>
          </table:table-cell>
          <table:table-cell office:value-type="float" office:value="0.4441">
            <text:p>0.4441</text:p>
          </table:table-cell>
          <table:table-cell/>
          <table:table-cell table:formula="of:=AVERAGE([.A172:.A191])" office:value-type="float" office:value="37.5">
            <text:p>37.5</text:p>
          </table:table-cell>
          <table:table-cell table:formula="of:=AVERAGE([.B172:.B191])" office:value-type="float" office:value="0.88502">
            <text:p>0.88502</text:p>
          </table:table-cell>
          <table:table-cell table:formula="of:=AVERAGE([.C172:.C191])" office:value-type="float" office:value="0.485595">
            <text:p>0.485595</text:p>
          </table:table-cell>
          <table:table-cell table:formula="of:=STDEV([.B172:.B191])" office:value-type="float" office:value="0.0129184323637523">
            <text:p>0.0129184324</text:p>
          </table:table-cell>
          <table:table-cell table:formula="of:=STDEV([.C172:.C191])" office:value-type="float" office:value="0.0318335717360412">
            <text:p>0.0318335717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533">
            <text:p>0.8533</text:p>
          </table:table-cell>
          <table:table-cell office:value-type="float" office:value="0.4041">
            <text:p>0.4041</text:p>
          </table:table-cell>
          <table:table-cell/>
          <table:table-cell table:formula="of:=AVERAGE([.A173:.A192])" office:value-type="float" office:value="37.75">
            <text:p>37.75</text:p>
          </table:table-cell>
          <table:table-cell table:formula="of:=AVERAGE([.B173:.B192])" office:value-type="float" office:value="0.88582">
            <text:p>0.88582</text:p>
          </table:table-cell>
          <table:table-cell table:formula="of:=AVERAGE([.C173:.C192])" office:value-type="float" office:value="0.48983">
            <text:p>0.48983</text:p>
          </table:table-cell>
          <table:table-cell table:formula="of:=STDEV([.B173:.B192])" office:value-type="float" office:value="0.0127134243182054">
            <text:p>0.0127134243</text:p>
          </table:table-cell>
          <table:table-cell table:formula="of:=STDEV([.C173:.C192])" office:value-type="float" office:value="0.0316562806606076">
            <text:p>0.0316562807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13">
            <text:p>0.8913</text:p>
          </table:table-cell>
          <table:table-cell office:value-type="float" office:value="0.4888">
            <text:p>0.4888</text:p>
          </table:table-cell>
          <table:table-cell/>
          <table:table-cell table:formula="of:=AVERAGE([.A174:.A193])" office:value-type="float" office:value="38">
            <text:p>38</text:p>
          </table:table-cell>
          <table:table-cell table:formula="of:=AVERAGE([.B174:.B193])" office:value-type="float" office:value="0.88634">
            <text:p>0.88634</text:p>
          </table:table-cell>
          <table:table-cell table:formula="of:=AVERAGE([.C174:.C193])" office:value-type="float" office:value="0.49213">
            <text:p>0.49213</text:p>
          </table:table-cell>
          <table:table-cell table:formula="of:=STDEV([.B174:.B193])" office:value-type="float" office:value="0.0114646550663103">
            <text:p>0.0114646551</text:p>
          </table:table-cell>
          <table:table-cell table:formula="of:=STDEV([.C174:.C193])" office:value-type="float" office:value="0.026321216177309">
            <text:p>0.0263212162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7">
            <text:p>0.887</text:p>
          </table:table-cell>
          <table:table-cell office:value-type="float" office:value="0.4816">
            <text:p>0.4816</text:p>
          </table:table-cell>
          <table:table-cell/>
          <table:table-cell table:formula="of:=AVERAGE([.A175:.A194])" office:value-type="float" office:value="38.25">
            <text:p>38.25</text:p>
          </table:table-cell>
          <table:table-cell table:formula="of:=AVERAGE([.B175:.B194])" office:value-type="float" office:value="0.886275">
            <text:p>0.886275</text:p>
          </table:table-cell>
          <table:table-cell table:formula="of:=AVERAGE([.C175:.C194])" office:value-type="float" office:value="0.492485">
            <text:p>0.492485</text:p>
          </table:table-cell>
          <table:table-cell table:formula="of:=STDEV([.B175:.B194])" office:value-type="float" office:value="0.0114387096714345">
            <text:p>0.0114387097</text:p>
          </table:table-cell>
          <table:table-cell table:formula="of:=STDEV([.C175:.C194])" office:value-type="float" office:value="0.0263218195459684">
            <text:p>0.026321819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7">
            <text:p>0.8957</text:p>
          </table:table-cell>
          <table:table-cell office:value-type="float" office:value="0.5013">
            <text:p>0.5013</text:p>
          </table:table-cell>
          <table:table-cell/>
          <table:table-cell table:formula="of:=AVERAGE([.A176:.A195])" office:value-type="float" office:value="38.5">
            <text:p>38.5</text:p>
          </table:table-cell>
          <table:table-cell table:formula="of:=AVERAGE([.B176:.B195])" office:value-type="float" office:value="0.88569">
            <text:p>0.88569</text:p>
          </table:table-cell>
          <table:table-cell table:formula="of:=AVERAGE([.C176:.C195])" office:value-type="float" office:value="0.49175">
            <text:p>0.49175</text:p>
          </table:table-cell>
          <table:table-cell table:formula="of:=STDEV([.B176:.B195])" office:value-type="float" office:value="0.0116959687162084">
            <text:p>0.0116959687</text:p>
          </table:table-cell>
          <table:table-cell table:formula="of:=STDEV([.C176:.C195])" office:value-type="float" office:value="0.0268418663560059">
            <text:p>0.026841866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87">
            <text:p>0.8887</text:p>
          </table:table-cell>
          <table:table-cell office:value-type="float" office:value="0.4799">
            <text:p>0.4799</text:p>
          </table:table-cell>
          <table:table-cell/>
          <table:table-cell table:formula="of:=AVERAGE([.A177:.A196])" office:value-type="float" office:value="38.75">
            <text:p>38.75</text:p>
          </table:table-cell>
          <table:table-cell table:formula="of:=AVERAGE([.B177:.B196])" office:value-type="float" office:value="0.885205">
            <text:p>0.885205</text:p>
          </table:table-cell>
          <table:table-cell table:formula="of:=AVERAGE([.C177:.C196])" office:value-type="float" office:value="0.49093">
            <text:p>0.49093</text:p>
          </table:table-cell>
          <table:table-cell table:formula="of:=STDEV([.B177:.B196])" office:value-type="float" office:value="0.0114577243538332">
            <text:p>0.0114577244</text:p>
          </table:table-cell>
          <table:table-cell table:formula="of:=STDEV([.C177:.C196])" office:value-type="float" office:value="0.026785209980215">
            <text:p>0.0267852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03">
            <text:p>0.8903</text:p>
          </table:table-cell>
          <table:table-cell office:value-type="float" office:value="0.5008">
            <text:p>0.5008</text:p>
          </table:table-cell>
          <table:table-cell/>
          <table:table-cell table:formula="of:=AVERAGE([.A178:.A197])" office:value-type="float" office:value="39">
            <text:p>39</text:p>
          </table:table-cell>
          <table:table-cell table:formula="of:=AVERAGE([.B178:.B197])" office:value-type="float" office:value="0.884385">
            <text:p>0.884385</text:p>
          </table:table-cell>
          <table:table-cell table:formula="of:=AVERAGE([.C178:.C197])" office:value-type="float" office:value="0.48882">
            <text:p>0.48882</text:p>
          </table:table-cell>
          <table:table-cell table:formula="of:=STDEV([.B178:.B197])" office:value-type="float" office:value="0.0117768405646086">
            <text:p>0.0117768406</text:p>
          </table:table-cell>
          <table:table-cell table:formula="of:=STDEV([.C178:.C197])" office:value-type="float" office:value="0.0292486904790085">
            <text:p>0.029248690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17">
            <text:p>0.8917</text:p>
          </table:table-cell>
          <table:table-cell office:value-type="float" office:value="0.5119">
            <text:p>0.5119</text:p>
          </table:table-cell>
          <table:table-cell/>
          <table:table-cell table:formula="of:=AVERAGE([.A179:.A198])" office:value-type="float" office:value="39.25">
            <text:p>39.25</text:p>
          </table:table-cell>
          <table:table-cell table:formula="of:=AVERAGE([.B179:.B198])" office:value-type="float" office:value="0.883655">
            <text:p>0.883655</text:p>
          </table:table-cell>
          <table:table-cell table:formula="of:=AVERAGE([.C179:.C198])" office:value-type="float" office:value="0.48761">
            <text:p>0.48761</text:p>
          </table:table-cell>
          <table:table-cell table:formula="of:=STDEV([.B179:.B198])" office:value-type="float" office:value="0.0118432070247707">
            <text:p>0.011843207</text:p>
          </table:table-cell>
          <table:table-cell table:formula="of:=STDEV([.C179:.C198])" office:value-type="float" office:value="0.0292275626943581">
            <text:p>0.0292275627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73">
            <text:p>0.8873</text:p>
          </table:table-cell>
          <table:table-cell office:value-type="float" office:value="0.4912">
            <text:p>0.4912</text:p>
          </table:table-cell>
          <table:table-cell/>
          <table:table-cell table:formula="of:=AVERAGE([.A180:.A199])" office:value-type="float" office:value="39.5">
            <text:p>39.5</text:p>
          </table:table-cell>
          <table:table-cell table:formula="of:=AVERAGE([.B180:.B199])" office:value-type="float" office:value="0.88327">
            <text:p>0.88327</text:p>
          </table:table-cell>
          <table:table-cell table:formula="of:=AVERAGE([.C180:.C199])" office:value-type="float" office:value="0.486105">
            <text:p>0.486105</text:p>
          </table:table-cell>
          <table:table-cell table:formula="of:=STDEV([.B180:.B199])" office:value-type="float" office:value="0.0116921070992808">
            <text:p>0.0116921071</text:p>
          </table:table-cell>
          <table:table-cell table:formula="of:=STDEV([.C180:.C199])" office:value-type="float" office:value="0.028680829375808">
            <text:p>0.028680829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3">
            <text:p>0.8923</text:p>
          </table:table-cell>
          <table:table-cell office:value-type="float" office:value="0.511">
            <text:p>0.511</text:p>
          </table:table-cell>
          <table:table-cell/>
          <table:table-cell table:formula="of:=AVERAGE([.A181:.A200])" office:value-type="float" office:value="39.75">
            <text:p>39.75</text:p>
          </table:table-cell>
          <table:table-cell table:formula="of:=AVERAGE([.B181:.B200])" office:value-type="float" office:value="0.883805">
            <text:p>0.883805</text:p>
          </table:table-cell>
          <table:table-cell table:formula="of:=AVERAGE([.C181:.C200])" office:value-type="float" office:value="0.487325">
            <text:p>0.487325</text:p>
          </table:table-cell>
          <table:table-cell table:formula="of:=STDEV([.B181:.B200])" office:value-type="float" office:value="0.0121230739110438">
            <text:p>0.0121230739</text:p>
          </table:table-cell>
          <table:table-cell table:formula="of:=STDEV([.C181:.C200])" office:value-type="float" office:value="0.029418430939589">
            <text:p>0.029418430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537">
            <text:p>0.8537</text:p>
          </table:table-cell>
          <table:table-cell office:value-type="float" office:value="0.4417">
            <text:p>0.4417</text:p>
          </table:table-cell>
          <table:table-cell/>
          <table:table-cell table:formula="of:=AVERAGE([.A182:.A201])" office:value-type="float" office:value="40">
            <text:p>40</text:p>
          </table:table-cell>
          <table:table-cell table:formula="of:=AVERAGE([.B182:.B201])" office:value-type="float" office:value="0.88429">
            <text:p>0.88429</text:p>
          </table:table-cell>
          <table:table-cell table:formula="of:=AVERAGE([.C182:.C201])" office:value-type="float" office:value="0.48814">
            <text:p>0.48814</text:p>
          </table:table-cell>
          <table:table-cell table:formula="of:=STDEV([.B182:.B201])" office:value-type="float" office:value="0.0126628299821918">
            <text:p>0.01266283</text:p>
          </table:table-cell>
          <table:table-cell table:formula="of:=STDEV([.C182:.C201])" office:value-type="float" office:value="0.0303207832144363">
            <text:p>0.030320783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37">
            <text:p>0.8937</text:p>
          </table:table-cell>
          <table:table-cell office:value-type="float" office:value="0.5112">
            <text:p>0.5112</text:p>
          </table:table-cell>
          <table:table-cell/>
          <table:table-cell table:formula="of:=AVERAGE([.A183:.A202])" office:value-type="float" office:value="40.25">
            <text:p>40.25</text:p>
          </table:table-cell>
          <table:table-cell table:formula="of:=AVERAGE([.B183:.B202])" office:value-type="float" office:value="0.88554">
            <text:p>0.88554</text:p>
          </table:table-cell>
          <table:table-cell table:formula="of:=AVERAGE([.C183:.C202])" office:value-type="float" office:value="0.48822">
            <text:p>0.48822</text:p>
          </table:table-cell>
          <table:table-cell table:formula="of:=STDEV([.B183:.B202])" office:value-type="float" office:value="0.0105402686473303">
            <text:p>0.0105402686</text:p>
          </table:table-cell>
          <table:table-cell table:formula="of:=STDEV([.C183:.C202])" office:value-type="float" office:value="0.0301936486873089">
            <text:p>0.030193648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67">
            <text:p>0.8867</text:p>
          </table:table-cell>
          <table:table-cell office:value-type="float" office:value="0.4882">
            <text:p>0.4882</text:p>
          </table:table-cell>
          <table:table-cell/>
          <table:table-cell table:formula="of:=AVERAGE([.A184:.A203])" office:value-type="float" office:value="40.5">
            <text:p>40.5</text:p>
          </table:table-cell>
          <table:table-cell table:formula="of:=AVERAGE([.B184:.B203])" office:value-type="float" office:value="0.88499">
            <text:p>0.88499</text:p>
          </table:table-cell>
          <table:table-cell table:formula="of:=AVERAGE([.C184:.C203])" office:value-type="float" office:value="0.486895">
            <text:p>0.486895</text:p>
          </table:table-cell>
          <table:table-cell table:formula="of:=STDEV([.B184:.B203])" office:value-type="float" office:value="0.0103778052643737">
            <text:p>0.0103778053</text:p>
          </table:table-cell>
          <table:table-cell table:formula="of:=STDEV([.C184:.C203])" office:value-type="float" office:value="0.0297097091165409">
            <text:p>0.0297097091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57">
            <text:p>0.8857</text:p>
          </table:table-cell>
          <table:table-cell office:value-type="float" office:value="0.5023">
            <text:p>0.5023</text:p>
          </table:table-cell>
          <table:table-cell/>
          <table:table-cell table:formula="of:=AVERAGE([.A185:.A204])" office:value-type="float" office:value="40.75">
            <text:p>40.75</text:p>
          </table:table-cell>
          <table:table-cell table:formula="of:=AVERAGE([.B185:.B204])" office:value-type="float" office:value="0.88489">
            <text:p>0.88489</text:p>
          </table:table-cell>
          <table:table-cell table:formula="of:=AVERAGE([.C185:.C204])" office:value-type="float" office:value="0.48668">
            <text:p>0.48668</text:p>
          </table:table-cell>
          <table:table-cell table:formula="of:=STDEV([.B185:.B204])" office:value-type="float" office:value="0.0103700936401396">
            <text:p>0.0103700936</text:p>
          </table:table-cell>
          <table:table-cell table:formula="of:=STDEV([.C185:.C204])" office:value-type="float" office:value="0.0297153265433673">
            <text:p>0.029715326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9">
            <text:p>0.879</text:p>
          </table:table-cell>
          <table:table-cell office:value-type="float" office:value="0.4579">
            <text:p>0.4579</text:p>
          </table:table-cell>
          <table:table-cell/>
          <table:table-cell table:formula="of:=AVERAGE([.A186:.A205])" office:value-type="float" office:value="41">
            <text:p>41</text:p>
          </table:table-cell>
          <table:table-cell table:formula="of:=AVERAGE([.B186:.B205])" office:value-type="float" office:value="0.88497">
            <text:p>0.88497</text:p>
          </table:table-cell>
          <table:table-cell table:formula="of:=AVERAGE([.C186:.C205])" office:value-type="float" office:value="0.486565">
            <text:p>0.486565</text:p>
          </table:table-cell>
          <table:table-cell table:formula="of:=STDEV([.B186:.B205])" office:value-type="float" office:value="0.0103828350250736">
            <text:p>0.010382835</text:p>
          </table:table-cell>
          <table:table-cell table:formula="of:=STDEV([.C186:.C205])" office:value-type="float" office:value="0.0296560861775188">
            <text:p>0.029656086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07">
            <text:p>0.8807</text:p>
          </table:table-cell>
          <table:table-cell office:value-type="float" office:value="0.4699">
            <text:p>0.4699</text:p>
          </table:table-cell>
          <table:table-cell/>
          <table:table-cell table:formula="of:=AVERAGE([.A187:.A206])" office:value-type="float" office:value="41.25">
            <text:p>41.25</text:p>
          </table:table-cell>
          <table:table-cell table:formula="of:=AVERAGE([.B187:.B206])" office:value-type="float" office:value="0.88587">
            <text:p>0.88587</text:p>
          </table:table-cell>
          <table:table-cell table:formula="of:=AVERAGE([.C187:.C206])" office:value-type="float" office:value="0.48998">
            <text:p>0.48998</text:p>
          </table:table-cell>
          <table:table-cell table:formula="of:=STDEV([.B187:.B206])" office:value-type="float" office:value="0.0106156339523613">
            <text:p>0.010615634</text:p>
          </table:table-cell>
          <table:table-cell table:formula="of:=STDEV([.C187:.C206])" office:value-type="float" office:value="0.0301104912648486">
            <text:p>0.030110491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5">
            <text:p>0.885</text:p>
          </table:table-cell>
          <table:table-cell office:value-type="float" office:value="0.5006">
            <text:p>0.5006</text:p>
          </table:table-cell>
          <table:table-cell/>
          <table:table-cell table:formula="of:=AVERAGE([.A188:.A207])" office:value-type="float" office:value="41.5">
            <text:p>41.5</text:p>
          </table:table-cell>
          <table:table-cell table:formula="of:=AVERAGE([.B188:.B207])" office:value-type="float" office:value="0.88615">
            <text:p>0.88615</text:p>
          </table:table-cell>
          <table:table-cell table:formula="of:=AVERAGE([.C188:.C207])" office:value-type="float" office:value="0.490825">
            <text:p>0.490825</text:p>
          </table:table-cell>
          <table:table-cell table:formula="of:=STDEV([.B188:.B207])" office:value-type="float" office:value="0.0105457150190567">
            <text:p>0.010545715</text:p>
          </table:table-cell>
          <table:table-cell table:formula="of:=STDEV([.C188:.C207])" office:value-type="float" office:value="0.0297523263132924">
            <text:p>0.029752326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93">
            <text:p>0.8793</text:p>
          </table:table-cell>
          <table:table-cell office:value-type="float" office:value="0.4639">
            <text:p>0.4639</text:p>
          </table:table-cell>
          <table:table-cell/>
          <table:table-cell table:formula="of:=AVERAGE([.A189:.A208])" office:value-type="float" office:value="41.75">
            <text:p>41.75</text:p>
          </table:table-cell>
          <table:table-cell table:formula="of:=AVERAGE([.B189:.B208])" office:value-type="float" office:value="0.886585">
            <text:p>0.886585</text:p>
          </table:table-cell>
          <table:table-cell table:formula="of:=AVERAGE([.C189:.C208])" office:value-type="float" office:value="0.492375">
            <text:p>0.492375</text:p>
          </table:table-cell>
          <table:table-cell table:formula="of:=STDEV([.B189:.B208])" office:value-type="float" office:value="0.0106744296038908">
            <text:p>0.0106744296</text:p>
          </table:table-cell>
          <table:table-cell table:formula="of:=STDEV([.C189:.C208])" office:value-type="float" office:value="0.0310668358458612">
            <text:p>0.031066835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436">
            <text:p>0.5436</text:p>
          </table:table-cell>
          <table:table-cell/>
          <table:table-cell table:formula="of:=AVERAGE([.A190:.A209])" office:value-type="float" office:value="42">
            <text:p>42</text:p>
          </table:table-cell>
          <table:table-cell table:formula="of:=AVERAGE([.B190:.B209])" office:value-type="float" office:value="0.88727">
            <text:p>0.88727</text:p>
          </table:table-cell>
          <table:table-cell table:formula="of:=AVERAGE([.C190:.C209])" office:value-type="float" office:value="0.49485">
            <text:p>0.49485</text:p>
          </table:table-cell>
          <table:table-cell table:formula="of:=STDEV([.B190:.B209])" office:value-type="float" office:value="0.0106217800074336">
            <text:p>0.01062178</text:p>
          </table:table-cell>
          <table:table-cell table:formula="of:=STDEV([.C190:.C209])" office:value-type="float" office:value="0.0306478555959724">
            <text:p>0.030647855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">
            <text:p>0.902</text:p>
          </table:table-cell>
          <table:table-cell office:value-type="float" office:value="0.5179">
            <text:p>0.5179</text:p>
          </table:table-cell>
          <table:table-cell/>
          <table:table-cell table:formula="of:=AVERAGE([.A191:.A210])" office:value-type="float" office:value="42.25">
            <text:p>42.25</text:p>
          </table:table-cell>
          <table:table-cell table:formula="of:=AVERAGE([.B191:.B210])" office:value-type="float" office:value="0.886785">
            <text:p>0.886785</text:p>
          </table:table-cell>
          <table:table-cell table:formula="of:=AVERAGE([.C191:.C210])" office:value-type="float" office:value="0.49391">
            <text:p>0.49391</text:p>
          </table:table-cell>
          <table:table-cell table:formula="of:=STDEV([.B191:.B210])" office:value-type="float" office:value="0.0100882044200667">
            <text:p>0.0100882044</text:p>
          </table:table-cell>
          <table:table-cell table:formula="of:=STDEV([.C191:.C210])" office:value-type="float" office:value="0.0293340990729399">
            <text:p>0.0293340991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03">
            <text:p>0.8903</text:p>
          </table:table-cell>
          <table:table-cell office:value-type="float" office:value="0.5288">
            <text:p>0.5288</text:p>
          </table:table-cell>
          <table:table-cell/>
          <table:table-cell table:formula="of:=AVERAGE([.A192:.A211])" office:value-type="float" office:value="42.5">
            <text:p>42.5</text:p>
          </table:table-cell>
          <table:table-cell table:formula="of:=AVERAGE([.B192:.B211])" office:value-type="float" office:value="0.886085">
            <text:p>0.886085</text:p>
          </table:table-cell>
          <table:table-cell table:formula="of:=AVERAGE([.C192:.C211])" office:value-type="float" office:value="0.493515">
            <text:p>0.493515</text:p>
          </table:table-cell>
          <table:table-cell table:formula="of:=STDEV([.B192:.B211])" office:value-type="float" office:value="0.00944191522721395">
            <text:p>0.0094419152</text:p>
          </table:table-cell>
          <table:table-cell table:formula="of:=STDEV([.C192:.C211])" office:value-type="float" office:value="0.0290458308449541">
            <text:p>0.029045830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637">
            <text:p>0.8637</text:p>
          </table:table-cell>
          <table:table-cell office:value-type="float" office:value="0.4501">
            <text:p>0.4501</text:p>
          </table:table-cell>
          <table:table-cell/>
          <table:table-cell table:formula="of:=AVERAGE([.A193:.A212])" office:value-type="float" office:value="42.75">
            <text:p>42.75</text:p>
          </table:table-cell>
          <table:table-cell table:formula="of:=AVERAGE([.B193:.B212])" office:value-type="float" office:value="0.88667">
            <text:p>0.88667</text:p>
          </table:table-cell>
          <table:table-cell table:formula="of:=AVERAGE([.C193:.C212])" office:value-type="float" office:value="0.494245">
            <text:p>0.494245</text:p>
          </table:table-cell>
          <table:table-cell table:formula="of:=STDEV([.B193:.B212])" office:value-type="float" office:value="0.0100590938170917">
            <text:p>0.0100590938</text:p>
          </table:table-cell>
          <table:table-cell table:formula="of:=STDEV([.C193:.C212])" office:value-type="float" office:value="0.0301420928795247">
            <text:p>0.030142092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">
            <text:p>0.89</text:p>
          </table:table-cell>
          <table:table-cell office:value-type="float" office:value="0.4959">
            <text:p>0.4959</text:p>
          </table:table-cell>
          <table:table-cell/>
          <table:table-cell table:formula="of:=AVERAGE([.A194:.A213])" office:value-type="float" office:value="43">
            <text:p>43</text:p>
          </table:table-cell>
          <table:table-cell table:formula="of:=AVERAGE([.B194:.B213])" office:value-type="float" office:value="0.888285">
            <text:p>0.888285</text:p>
          </table:table-cell>
          <table:table-cell table:formula="of:=AVERAGE([.C194:.C213])" office:value-type="float" office:value="0.49836">
            <text:p>0.49836</text:p>
          </table:table-cell>
          <table:table-cell table:formula="of:=STDEV([.B194:.B213])" office:value-type="float" office:value="0.00867478347977933">
            <text:p>0.0086747835</text:p>
          </table:table-cell>
          <table:table-cell table:formula="of:=STDEV([.C194:.C213])" office:value-type="float" office:value="0.0294070596608151">
            <text:p>0.029407059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53">
            <text:p>0.8753</text:p>
          </table:table-cell>
          <table:table-cell office:value-type="float" office:value="0.4669">
            <text:p>0.4669</text:p>
          </table:table-cell>
          <table:table-cell/>
          <table:table-cell table:formula="of:=AVERAGE([.A195:.A214])" office:value-type="float" office:value="43.25">
            <text:p>43.25</text:p>
          </table:table-cell>
          <table:table-cell table:formula="of:=AVERAGE([.B195:.B214])" office:value-type="float" office:value="0.887435">
            <text:p>0.887435</text:p>
          </table:table-cell>
          <table:table-cell table:formula="of:=AVERAGE([.C195:.C214])" office:value-type="float" office:value="0.4958">
            <text:p>0.4958</text:p>
          </table:table-cell>
          <table:table-cell table:formula="of:=STDEV([.B195:.B214])" office:value-type="float" office:value="0.00930768075583985">
            <text:p>0.0093076808</text:p>
          </table:table-cell>
          <table:table-cell table:formula="of:=STDEV([.C195:.C214])" office:value-type="float" office:value="0.0317664172225622">
            <text:p>0.031766417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6">
            <text:p>0.886</text:p>
          </table:table-cell>
          <table:table-cell office:value-type="float" office:value="0.4849">
            <text:p>0.4849</text:p>
          </table:table-cell>
          <table:table-cell/>
          <table:table-cell table:formula="of:=AVERAGE([.A196:.A215])" office:value-type="float" office:value="43.5">
            <text:p>43.5</text:p>
          </table:table-cell>
          <table:table-cell table:formula="of:=AVERAGE([.B196:.B215])" office:value-type="float" office:value="0.887935">
            <text:p>0.887935</text:p>
          </table:table-cell>
          <table:table-cell table:formula="of:=AVERAGE([.C196:.C215])" office:value-type="float" office:value="0.497335">
            <text:p>0.497335</text:p>
          </table:table-cell>
          <table:table-cell table:formula="of:=STDEV([.B196:.B215])" office:value-type="float" office:value="0.00888027234053692">
            <text:p>0.0088802723</text:p>
          </table:table-cell>
          <table:table-cell table:formula="of:=STDEV([.C196:.C215])" office:value-type="float" office:value="0.031029617006643">
            <text:p>0.03102961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23">
            <text:p>0.8723</text:p>
          </table:table-cell>
          <table:table-cell office:value-type="float" office:value="0.4377">
            <text:p>0.4377</text:p>
          </table:table-cell>
          <table:table-cell/>
          <table:table-cell table:formula="of:=AVERAGE([.A197:.A216])" office:value-type="float" office:value="43.75">
            <text:p>43.75</text:p>
          </table:table-cell>
          <table:table-cell table:formula="of:=AVERAGE([.B197:.B216])" office:value-type="float" office:value="0.88837">
            <text:p>0.88837</text:p>
          </table:table-cell>
          <table:table-cell table:formula="of:=AVERAGE([.C197:.C216])" office:value-type="float" office:value="0.4986">
            <text:p>0.4986</text:p>
          </table:table-cell>
          <table:table-cell table:formula="of:=STDEV([.B197:.B216])" office:value-type="float" office:value="0.00899286851958407">
            <text:p>0.0089928685</text:p>
          </table:table-cell>
          <table:table-cell table:formula="of:=STDEV([.C197:.C216])" office:value-type="float" office:value="0.0310116955866314">
            <text:p>0.031011695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57">
            <text:p>0.8757</text:p>
          </table:table-cell>
          <table:table-cell office:value-type="float" office:value="0.4766">
            <text:p>0.4766</text:p>
          </table:table-cell>
          <table:table-cell/>
          <table:table-cell table:formula="of:=AVERAGE([.A198:.A217])" office:value-type="float" office:value="44">
            <text:p>44</text:p>
          </table:table-cell>
          <table:table-cell table:formula="of:=AVERAGE([.B198:.B217])" office:value-type="float" office:value="0.88927">
            <text:p>0.88927</text:p>
          </table:table-cell>
          <table:table-cell table:formula="of:=AVERAGE([.C198:.C217])" office:value-type="float" office:value="0.50318">
            <text:p>0.50318</text:p>
          </table:table-cell>
          <table:table-cell table:formula="of:=STDEV([.B198:.B217])" office:value-type="float" office:value="0.00816230746528791">
            <text:p>0.0081623075</text:p>
          </table:table-cell>
          <table:table-cell table:formula="of:=STDEV([.C198:.C217])" office:value-type="float" office:value="0.0281788760001455">
            <text:p>0.02817887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4">
            <text:p>0.884</text:p>
          </table:table-cell>
          <table:table-cell office:value-type="float" office:value="0.4818">
            <text:p>0.4818</text:p>
          </table:table-cell>
          <table:table-cell/>
          <table:table-cell table:formula="of:=AVERAGE([.A199:.A218])" office:value-type="float" office:value="44.25">
            <text:p>44.25</text:p>
          </table:table-cell>
          <table:table-cell table:formula="of:=AVERAGE([.B199:.B218])" office:value-type="float" office:value="0.8899">
            <text:p>0.8899</text:p>
          </table:table-cell>
          <table:table-cell table:formula="of:=AVERAGE([.C199:.C218])" office:value-type="float" office:value="0.50472">
            <text:p>0.50472</text:p>
          </table:table-cell>
          <table:table-cell table:formula="of:=STDEV([.B199:.B218])" office:value-type="float" office:value="0.00752084821644054">
            <text:p>0.0075208482</text:p>
          </table:table-cell>
          <table:table-cell table:formula="of:=STDEV([.C199:.C218])" office:value-type="float" office:value="0.0274828290890302">
            <text:p>0.0274828291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">
            <text:p>0.898</text:p>
          </table:table-cell>
          <table:table-cell office:value-type="float" office:value="0.5156">
            <text:p>0.5156</text:p>
          </table:table-cell>
          <table:table-cell/>
          <table:table-cell table:formula="of:=AVERAGE([.A200:.A219])" office:value-type="float" office:value="44.5">
            <text:p>44.5</text:p>
          </table:table-cell>
          <table:table-cell table:formula="of:=AVERAGE([.B200:.B219])" office:value-type="float" office:value="0.889215">
            <text:p>0.889215</text:p>
          </table:table-cell>
          <table:table-cell table:formula="of:=AVERAGE([.C200:.C219])" office:value-type="float" office:value="0.50337">
            <text:p>0.50337</text:p>
          </table:table-cell>
          <table:table-cell table:formula="of:=STDEV([.B200:.B219])" office:value-type="float" office:value="0.00862879359744851">
            <text:p>0.0086287936</text:p>
          </table:table-cell>
          <table:table-cell table:formula="of:=STDEV([.C200:.C219])" office:value-type="float" office:value="0.029272802178275">
            <text:p>0.029272802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">
            <text:p>0.902</text:p>
          </table:table-cell>
          <table:table-cell office:value-type="float" office:value="0.5273">
            <text:p>0.5273</text:p>
          </table:table-cell>
          <table:table-cell/>
          <table:table-cell table:formula="of:=AVERAGE([.A201:.A220])" office:value-type="float" office:value="44.75">
            <text:p>44.75</text:p>
          </table:table-cell>
          <table:table-cell table:formula="of:=AVERAGE([.B201:.B220])" office:value-type="float" office:value="0.88853">
            <text:p>0.88853</text:p>
          </table:table-cell>
          <table:table-cell table:formula="of:=AVERAGE([.C201:.C220])" office:value-type="float" office:value="0.502165">
            <text:p>0.502165</text:p>
          </table:table-cell>
          <table:table-cell table:formula="of:=STDEV([.B201:.B220])" office:value-type="float" office:value="0.00843633120559679">
            <text:p>0.0084363312</text:p>
          </table:table-cell>
          <table:table-cell table:formula="of:=STDEV([.C201:.C220])" office:value-type="float" office:value="0.0292388759773876">
            <text:p>0.02923887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87">
            <text:p>0.8787</text:p>
          </table:table-cell>
          <table:table-cell office:value-type="float" office:value="0.4433">
            <text:p>0.4433</text:p>
          </table:table-cell>
          <table:table-cell/>
          <table:table-cell table:formula="of:=AVERAGE([.A202:.A221])" office:value-type="float" office:value="45">
            <text:p>45</text:p>
          </table:table-cell>
          <table:table-cell table:formula="of:=AVERAGE([.B202:.B221])" office:value-type="float" office:value="0.88723">
            <text:p>0.88723</text:p>
          </table:table-cell>
          <table:table-cell table:formula="of:=AVERAGE([.C202:.C221])" office:value-type="float" office:value="0.49889">
            <text:p>0.49889</text:p>
          </table:table-cell>
          <table:table-cell table:formula="of:=STDEV([.B202:.B221])" office:value-type="float" office:value="0.00825266145268492">
            <text:p>0.0082526615</text:p>
          </table:table-cell>
          <table:table-cell table:formula="of:=STDEV([.C202:.C221])" office:value-type="float" office:value="0.0299353496370885">
            <text:p>0.029935349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27">
            <text:p>0.8827</text:p>
          </table:table-cell>
          <table:table-cell office:value-type="float" office:value="0.4847">
            <text:p>0.4847</text:p>
          </table:table-cell>
          <table:table-cell/>
          <table:table-cell table:formula="of:=AVERAGE([.A203:.A222])" office:value-type="float" office:value="45.25">
            <text:p>45.25</text:p>
          </table:table-cell>
          <table:table-cell table:formula="of:=AVERAGE([.B203:.B222])" office:value-type="float" office:value="0.88691">
            <text:p>0.88691</text:p>
          </table:table-cell>
          <table:table-cell table:formula="of:=AVERAGE([.C203:.C222])" office:value-type="float" office:value="0.50077">
            <text:p>0.50077</text:p>
          </table:table-cell>
          <table:table-cell table:formula="of:=STDEV([.B203:.B222])" office:value-type="float" office:value="0.00871211497676775">
            <text:p>0.008712115</text:p>
          </table:table-cell>
          <table:table-cell table:formula="of:=STDEV([.C203:.C222])" office:value-type="float" office:value="0.0273275280527472">
            <text:p>0.0273275281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47">
            <text:p>0.8847</text:p>
          </table:table-cell>
          <table:table-cell office:value-type="float" office:value="0.4839">
            <text:p>0.4839</text:p>
          </table:table-cell>
          <table:table-cell/>
          <table:table-cell table:formula="of:=AVERAGE([.A204:.A223])" office:value-type="float" office:value="45.5">
            <text:p>45.5</text:p>
          </table:table-cell>
          <table:table-cell table:formula="of:=AVERAGE([.B204:.B223])" office:value-type="float" office:value="0.88689">
            <text:p>0.88689</text:p>
          </table:table-cell>
          <table:table-cell table:formula="of:=AVERAGE([.C204:.C223])" office:value-type="float" office:value="0.49998">
            <text:p>0.49998</text:p>
          </table:table-cell>
          <table:table-cell table:formula="of:=STDEV([.B204:.B223])" office:value-type="float" office:value="0.00872274099846577">
            <text:p>0.008722741</text:p>
          </table:table-cell>
          <table:table-cell table:formula="of:=STDEV([.C204:.C223])" office:value-type="float" office:value="0.0280357403476724">
            <text:p>0.028035740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73">
            <text:p>0.8873</text:p>
          </table:table-cell>
          <table:table-cell office:value-type="float" office:value="0.5">
            <text:p>0.5</text:p>
          </table:table-cell>
          <table:table-cell/>
          <table:table-cell table:formula="of:=AVERAGE([.A205:.A224])" office:value-type="float" office:value="45.75">
            <text:p>45.75</text:p>
          </table:table-cell>
          <table:table-cell table:formula="of:=AVERAGE([.B205:.B224])" office:value-type="float" office:value="0.887355">
            <text:p>0.887355</text:p>
          </table:table-cell>
          <table:table-cell table:formula="of:=AVERAGE([.C205:.C224])" office:value-type="float" office:value="0.50061">
            <text:p>0.50061</text:p>
          </table:table-cell>
          <table:table-cell table:formula="of:=STDEV([.B205:.B224])" office:value-type="float" office:value="0.00884685344003582">
            <text:p>0.0088468534</text:p>
          </table:table-cell>
          <table:table-cell table:formula="of:=STDEV([.C205:.C224])" office:value-type="float" office:value="0.027795927380596">
            <text:p>0.027795927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">
            <text:p>0.897</text:p>
          </table:table-cell>
          <table:table-cell office:value-type="float" office:value="0.5262">
            <text:p>0.5262</text:p>
          </table:table-cell>
          <table:table-cell/>
          <table:table-cell table:formula="of:=AVERAGE([.A206:.A225])" office:value-type="float" office:value="46">
            <text:p>46</text:p>
          </table:table-cell>
          <table:table-cell table:formula="of:=AVERAGE([.B206:.B225])" office:value-type="float" office:value="0.88714">
            <text:p>0.88714</text:p>
          </table:table-cell>
          <table:table-cell table:formula="of:=AVERAGE([.C206:.C225])" office:value-type="float" office:value="0.49893">
            <text:p>0.49893</text:p>
          </table:table-cell>
          <table:table-cell table:formula="of:=STDEV([.B206:.B225])" office:value-type="float" office:value="0.00890034889913399">
            <text:p>0.0089003489</text:p>
          </table:table-cell>
          <table:table-cell table:formula="of:=STDEV([.C206:.C225])" office:value-type="float" office:value="0.0288308697862478">
            <text:p>0.0288308698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63">
            <text:p>0.8863</text:p>
          </table:table-cell>
          <table:table-cell office:value-type="float" office:value="0.4868">
            <text:p>0.4868</text:p>
          </table:table-cell>
          <table:table-cell/>
          <table:table-cell table:formula="of:=AVERAGE([.A207:.A226])" office:value-type="float" office:value="46.25">
            <text:p>46.25</text:p>
          </table:table-cell>
          <table:table-cell table:formula="of:=AVERAGE([.B207:.B226])" office:value-type="float" office:value="0.886725">
            <text:p>0.886725</text:p>
          </table:table-cell>
          <table:table-cell table:formula="of:=AVERAGE([.C207:.C226])" office:value-type="float" office:value="0.49803">
            <text:p>0.49803</text:p>
          </table:table-cell>
          <table:table-cell table:formula="of:=STDEV([.B207:.B226])" office:value-type="float" office:value="0.00860500925104245">
            <text:p>0.0086050093</text:p>
          </table:table-cell>
          <table:table-cell table:formula="of:=STDEV([.C207:.C226])" office:value-type="float" office:value="0.0282090336407926">
            <text:p>0.028209033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7">
            <text:p>0.8937</text:p>
          </table:table-cell>
          <table:table-cell office:value-type="float" office:value="0.5316">
            <text:p>0.5316</text:p>
          </table:table-cell>
          <table:table-cell/>
          <table:table-cell table:formula="of:=AVERAGE([.A208:.A227])" office:value-type="float" office:value="46.5">
            <text:p>46.5</text:p>
          </table:table-cell>
          <table:table-cell table:formula="of:=AVERAGE([.B208:.B227])" office:value-type="float" office:value="0.887025">
            <text:p>0.887025</text:p>
          </table:table-cell>
          <table:table-cell table:formula="of:=AVERAGE([.C208:.C227])" office:value-type="float" office:value="0.499145">
            <text:p>0.499145</text:p>
          </table:table-cell>
          <table:table-cell table:formula="of:=STDEV([.B208:.B227])" office:value-type="float" office:value="0.00869354721376117">
            <text:p>0.0086935472</text:p>
          </table:table-cell>
          <table:table-cell table:formula="of:=STDEV([.C208:.C227])" office:value-type="float" office:value="0.0281824969010722">
            <text:p>0.028182496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">
            <text:p>0.893</text:p>
          </table:table-cell>
          <table:table-cell office:value-type="float" office:value="0.5134">
            <text:p>0.5134</text:p>
          </table:table-cell>
          <table:table-cell/>
          <table:table-cell table:formula="of:=AVERAGE([.A209:.A228])" office:value-type="float" office:value="46.75">
            <text:p>46.75</text:p>
          </table:table-cell>
          <table:table-cell table:formula="of:=AVERAGE([.B209:.B228])" office:value-type="float" office:value="0.88674">
            <text:p>0.88674</text:p>
          </table:table-cell>
          <table:table-cell table:formula="of:=AVERAGE([.C209:.C228])" office:value-type="float" office:value="0.49794">
            <text:p>0.49794</text:p>
          </table:table-cell>
          <table:table-cell table:formula="of:=STDEV([.B209:.B228])" office:value-type="float" office:value="0.00855553991036771">
            <text:p>0.0085555399</text:p>
          </table:table-cell>
          <table:table-cell table:formula="of:=STDEV([.C209:.C228])" office:value-type="float" office:value="0.0272205881834436">
            <text:p>0.0272205882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">
            <text:p>0.893</text:p>
          </table:table-cell>
          <table:table-cell office:value-type="float" office:value="0.5248">
            <text:p>0.5248</text:p>
          </table:table-cell>
          <table:table-cell/>
          <table:table-cell table:formula="of:=AVERAGE([.A210:.A229])" office:value-type="float" office:value="47">
            <text:p>47</text:p>
          </table:table-cell>
          <table:table-cell table:formula="of:=AVERAGE([.B210:.B229])" office:value-type="float" office:value="0.886975">
            <text:p>0.886975</text:p>
          </table:table-cell>
          <table:table-cell table:formula="of:=AVERAGE([.C210:.C229])" office:value-type="float" office:value="0.497715">
            <text:p>0.497715</text:p>
          </table:table-cell>
          <table:table-cell table:formula="of:=STDEV([.B210:.B229])" office:value-type="float" office:value="0.0087976596768387">
            <text:p>0.0087976597</text:p>
          </table:table-cell>
          <table:table-cell table:formula="of:=STDEV([.C210:.C229])" office:value-type="float" office:value="0.0271044233135091">
            <text:p>0.027104423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8">
            <text:p>0.888</text:p>
          </table:table-cell>
          <table:table-cell office:value-type="float" office:value="0.51">
            <text:p>0.51</text:p>
          </table:table-cell>
          <table:table-cell/>
          <table:table-cell table:formula="of:=AVERAGE([.A211:.A230])" office:value-type="float" office:value="47.25">
            <text:p>47.25</text:p>
          </table:table-cell>
          <table:table-cell table:formula="of:=AVERAGE([.B211:.B230])" office:value-type="float" office:value="0.887325">
            <text:p>0.887325</text:p>
          </table:table-cell>
          <table:table-cell table:formula="of:=AVERAGE([.C211:.C230])" office:value-type="float" office:value="0.4984">
            <text:p>0.4984</text:p>
          </table:table-cell>
          <table:table-cell table:formula="of:=STDEV([.B211:.B230])" office:value-type="float" office:value="0.00918086539895255">
            <text:p>0.0091808654</text:p>
          </table:table-cell>
          <table:table-cell table:formula="of:=STDEV([.C211:.C230])" office:value-type="float" office:value="0.0279838111094705">
            <text:p>0.0279838111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434">
            <text:p>0.5434</text:p>
          </table:table-cell>
          <table:table-cell/>
          <table:table-cell table:formula="of:=AVERAGE([.A212:.A231])" office:value-type="float" office:value="47.5">
            <text:p>47.5</text:p>
          </table:table-cell>
          <table:table-cell table:formula="of:=AVERAGE([.B212:.B231])" office:value-type="float" office:value="0.88719">
            <text:p>0.88719</text:p>
          </table:table-cell>
          <table:table-cell table:formula="of:=AVERAGE([.C212:.C231])" office:value-type="float" office:value="0.49663">
            <text:p>0.49663</text:p>
          </table:table-cell>
          <table:table-cell table:formula="of:=STDEV([.B212:.B231])" office:value-type="float" office:value="0.00919026372681551">
            <text:p>0.0091902637</text:p>
          </table:table-cell>
          <table:table-cell table:formula="of:=STDEV([.C212:.C231])" office:value-type="float" office:value="0.02832889727915">
            <text:p>0.028328897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6">
            <text:p>0.896</text:p>
          </table:table-cell>
          <table:table-cell office:value-type="float" office:value="0.5324">
            <text:p>0.5324</text:p>
          </table:table-cell>
          <table:table-cell/>
          <table:table-cell table:formula="of:=AVERAGE([.A213:.A232])" office:value-type="float" office:value="47.75">
            <text:p>47.75</text:p>
          </table:table-cell>
          <table:table-cell table:formula="of:=AVERAGE([.B213:.B232])" office:value-type="float" office:value="0.886825">
            <text:p>0.886825</text:p>
          </table:table-cell>
          <table:table-cell table:formula="of:=AVERAGE([.C213:.C232])" office:value-type="float" office:value="0.495125">
            <text:p>0.495125</text:p>
          </table:table-cell>
          <table:table-cell table:formula="of:=STDEV([.B213:.B232])" office:value-type="float" office:value="0.00870316790478888">
            <text:p>0.0087031679</text:p>
          </table:table-cell>
          <table:table-cell table:formula="of:=STDEV([.C213:.C232])" office:value-type="float" office:value="0.0264507063879408">
            <text:p>0.026450706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3">
            <text:p>0.873</text:p>
          </table:table-cell>
          <table:table-cell office:value-type="float" office:value="0.4447">
            <text:p>0.4447</text:p>
          </table:table-cell>
          <table:table-cell/>
          <table:table-cell table:formula="of:=AVERAGE([.A214:.A233])" office:value-type="float" office:value="48">
            <text:p>48</text:p>
          </table:table-cell>
          <table:table-cell table:formula="of:=AVERAGE([.B214:.B233])" office:value-type="float" office:value="0.88676">
            <text:p>0.88676</text:p>
          </table:table-cell>
          <table:table-cell table:formula="of:=AVERAGE([.C214:.C233])" office:value-type="float" office:value="0.49391">
            <text:p>0.49391</text:p>
          </table:table-cell>
          <table:table-cell table:formula="of:=STDEV([.B214:.B233])" office:value-type="float" office:value="0.00863562998646641">
            <text:p>0.00863563</text:p>
          </table:table-cell>
          <table:table-cell table:formula="of:=STDEV([.C214:.C233])" office:value-type="float" office:value="0.0251757590174609">
            <text:p>0.02517575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53">
            <text:p>0.8853</text:p>
          </table:table-cell>
          <table:table-cell office:value-type="float" office:value="0.4976">
            <text:p>0.4976</text:p>
          </table:table-cell>
          <table:table-cell/>
          <table:table-cell table:formula="of:=AVERAGE([.A215:.A234])" office:value-type="float" office:value="48.25">
            <text:p>48.25</text:p>
          </table:table-cell>
          <table:table-cell table:formula="of:=AVERAGE([.B215:.B234])" office:value-type="float" office:value="0.88716">
            <text:p>0.88716</text:p>
          </table:table-cell>
          <table:table-cell table:formula="of:=AVERAGE([.C215:.C234])" office:value-type="float" office:value="0.49542">
            <text:p>0.49542</text:p>
          </table:table-cell>
          <table:table-cell table:formula="of:=STDEV([.B215:.B234])" office:value-type="float" office:value="0.00813552314495541">
            <text:p>0.0081355231</text:p>
          </table:table-cell>
          <table:table-cell table:formula="of:=STDEV([.C215:.C234])" office:value-type="float" office:value="0.0228688618454278">
            <text:p>0.0228688618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7">
            <text:p>0.8947</text:p>
          </table:table-cell>
          <table:table-cell office:value-type="float" office:value="0.5102">
            <text:p>0.5102</text:p>
          </table:table-cell>
          <table:table-cell/>
          <table:table-cell table:formula="of:=AVERAGE([.A216:.A235])" office:value-type="float" office:value="48.5">
            <text:p>48.5</text:p>
          </table:table-cell>
          <table:table-cell table:formula="of:=AVERAGE([.B216:.B235])" office:value-type="float" office:value="0.88713">
            <text:p>0.88713</text:p>
          </table:table-cell>
          <table:table-cell table:formula="of:=AVERAGE([.C216:.C235])" office:value-type="float" office:value="0.495135">
            <text:p>0.495135</text:p>
          </table:table-cell>
          <table:table-cell table:formula="of:=STDEV([.B216:.B235])" office:value-type="float" office:value="0.00814384494734003">
            <text:p>0.0081438449</text:p>
          </table:table-cell>
          <table:table-cell table:formula="of:=STDEV([.C216:.C235])" office:value-type="float" office:value="0.0228757806884325">
            <text:p>0.0228757807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03">
            <text:p>0.8903</text:p>
          </table:table-cell>
          <table:table-cell office:value-type="float" office:value="0.5293">
            <text:p>0.5293</text:p>
          </table:table-cell>
          <table:table-cell/>
          <table:table-cell table:formula="of:=AVERAGE([.A217:.A236])" office:value-type="float" office:value="48.75">
            <text:p>48.75</text:p>
          </table:table-cell>
          <table:table-cell table:formula="of:=AVERAGE([.B217:.B236])" office:value-type="float" office:value="0.886345">
            <text:p>0.886345</text:p>
          </table:table-cell>
          <table:table-cell table:formula="of:=AVERAGE([.C217:.C236])" office:value-type="float" office:value="0.49294">
            <text:p>0.49294</text:p>
          </table:table-cell>
          <table:table-cell table:formula="of:=STDEV([.B217:.B236])" office:value-type="float" office:value="0.008132422116054">
            <text:p>0.0081324221</text:p>
          </table:table-cell>
          <table:table-cell table:formula="of:=STDEV([.C217:.C236])" office:value-type="float" office:value="0.0234530527695336">
            <text:p>0.0234530528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83">
            <text:p>0.8883</text:p>
          </table:table-cell>
          <table:table-cell office:value-type="float" office:value="0.5074">
            <text:p>0.5074</text:p>
          </table:table-cell>
          <table:table-cell/>
          <table:table-cell table:formula="of:=AVERAGE([.A218:.A237])" office:value-type="float" office:value="49">
            <text:p>49</text:p>
          </table:table-cell>
          <table:table-cell table:formula="of:=AVERAGE([.B218:.B237])" office:value-type="float" office:value="0.885565">
            <text:p>0.885565</text:p>
          </table:table-cell>
          <table:table-cell table:formula="of:=AVERAGE([.C218:.C237])" office:value-type="float" office:value="0.489495">
            <text:p>0.489495</text:p>
          </table:table-cell>
          <table:table-cell table:formula="of:=STDEV([.B218:.B237])" office:value-type="float" office:value="0.00847406414643498">
            <text:p>0.0084740641</text:p>
          </table:table-cell>
          <table:table-cell table:formula="of:=STDEV([.C218:.C237])" office:value-type="float" office:value="0.0228845034903535">
            <text:p>0.022884503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03">
            <text:p>0.8703</text:p>
          </table:table-cell>
          <table:table-cell office:value-type="float" office:value="0.4548">
            <text:p>0.4548</text:p>
          </table:table-cell>
          <table:table-cell/>
          <table:table-cell table:formula="of:=AVERAGE([.A219:.A238])" office:value-type="float" office:value="49.25">
            <text:p>49.25</text:p>
          </table:table-cell>
          <table:table-cell table:formula="of:=AVERAGE([.B219:.B238])" office:value-type="float" office:value="0.885285">
            <text:p>0.885285</text:p>
          </table:table-cell>
          <table:table-cell table:formula="of:=AVERAGE([.C219:.C238])" office:value-type="float" office:value="0.48863">
            <text:p>0.48863</text:p>
          </table:table-cell>
          <table:table-cell table:formula="of:=STDEV([.B219:.B238])" office:value-type="float" office:value="0.00847145516611987">
            <text:p>0.0084714552</text:p>
          </table:table-cell>
          <table:table-cell table:formula="of:=STDEV([.C219:.C238])" office:value-type="float" office:value="0.0224957563249511">
            <text:p>0.022495756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43">
            <text:p>0.8843</text:p>
          </table:table-cell>
          <table:table-cell office:value-type="float" office:value="0.4915">
            <text:p>0.4915</text:p>
          </table:table-cell>
          <table:table-cell/>
          <table:table-cell table:formula="of:=AVERAGE([.A220:.A239])" office:value-type="float" office:value="49.5">
            <text:p>49.5</text:p>
          </table:table-cell>
          <table:table-cell table:formula="of:=AVERAGE([.B220:.B239])" office:value-type="float" office:value="0.885835">
            <text:p>0.885835</text:p>
          </table:table-cell>
          <table:table-cell table:formula="of:=AVERAGE([.C220:.C239])" office:value-type="float" office:value="0.49033">
            <text:p>0.49033</text:p>
          </table:table-cell>
          <table:table-cell table:formula="of:=STDEV([.B220:.B239])" office:value-type="float" office:value="0.00777589223176351">
            <text:p>0.0077758922</text:p>
          </table:table-cell>
          <table:table-cell table:formula="of:=STDEV([.C220:.C239])" office:value-type="float" office:value="0.0210424158108781">
            <text:p>0.0210424158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6">
            <text:p>0.876</text:p>
          </table:table-cell>
          <table:table-cell office:value-type="float" office:value="0.4618">
            <text:p>0.4618</text:p>
          </table:table-cell>
          <table:table-cell/>
          <table:table-cell table:formula="of:=AVERAGE([.A221:.A240])" office:value-type="float" office:value="49.75">
            <text:p>49.75</text:p>
          </table:table-cell>
          <table:table-cell table:formula="of:=AVERAGE([.B221:.B240])" office:value-type="float" office:value="0.885805">
            <text:p>0.885805</text:p>
          </table:table-cell>
          <table:table-cell table:formula="of:=AVERAGE([.C221:.C240])" office:value-type="float" office:value="0.48954">
            <text:p>0.48954</text:p>
          </table:table-cell>
          <table:table-cell table:formula="of:=STDEV([.B221:.B240])" office:value-type="float" office:value="0.0077832799877957">
            <text:p>0.00778328</text:p>
          </table:table-cell>
          <table:table-cell table:formula="of:=STDEV([.C221:.C240])" office:value-type="float" office:value="0.021291297950596">
            <text:p>0.021291298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723">
            <text:p>0.8723</text:p>
          </table:table-cell>
          <table:table-cell office:value-type="float" office:value="0.4809">
            <text:p>0.4809</text:p>
          </table:table-cell>
          <table:table-cell/>
          <table:table-cell table:formula="of:=AVERAGE([.A222:.A241])" office:value-type="float" office:value="50">
            <text:p>50</text:p>
          </table:table-cell>
          <table:table-cell table:formula="of:=AVERAGE([.B222:.B241])" office:value-type="float" office:value="0.88697">
            <text:p>0.88697</text:p>
          </table:table-cell>
          <table:table-cell table:formula="of:=AVERAGE([.C222:.C241])" office:value-type="float" office:value="0.49228">
            <text:p>0.49228</text:p>
          </table:table-cell>
          <table:table-cell table:formula="of:=STDEV([.B222:.B241])" office:value-type="float" office:value="0.00797971771034803">
            <text:p>0.0079797177</text:p>
          </table:table-cell>
          <table:table-cell table:formula="of:=STDEV([.C222:.C241])" office:value-type="float" office:value="0.0210583800046692">
            <text:p>0.02105838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23">
            <text:p>0.8823</text:p>
          </table:table-cell>
          <table:table-cell office:value-type="float" office:value="0.4689">
            <text:p>0.4689</text:p>
          </table:table-cell>
          <table:table-cell/>
          <table:table-cell table:formula="of:=AVERAGE([.A223:.A242])" office:value-type="float" office:value="50.5">
            <text:p>50.5</text:p>
          </table:table-cell>
          <table:table-cell table:formula="of:=AVERAGE([.B223:.B242])" office:value-type="float" office:value="0.88719">
            <text:p>0.88719</text:p>
          </table:table-cell>
          <table:table-cell table:formula="of:=AVERAGE([.C223:.C242])" office:value-type="float" office:value="0.4907">
            <text:p>0.4907</text:p>
          </table:table-cell>
          <table:table-cell table:formula="of:=STDEV([.B223:.B242])" office:value-type="float" office:value="0.00760587722889691">
            <text:p>0.0076058772</text:p>
          </table:table-cell>
          <table:table-cell table:formula="of:=STDEV([.C223:.C242])" office:value-type="float" office:value="0.0230485757066519">
            <text:p>0.023048575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">
            <text:p>0.894</text:p>
          </table:table-cell>
          <table:table-cell office:value-type="float" office:value="0.4965">
            <text:p>0.4965</text:p>
          </table:table-cell>
          <table:table-cell/>
          <table:table-cell table:formula="of:=AVERAGE([.A224:.A243])" office:value-type="float" office:value="51">
            <text:p>51</text:p>
          </table:table-cell>
          <table:table-cell table:formula="of:=AVERAGE([.B224:.B243])" office:value-type="float" office:value="0.887225">
            <text:p>0.887225</text:p>
          </table:table-cell>
          <table:table-cell table:formula="of:=AVERAGE([.C224:.C243])" office:value-type="float" office:value="0.490725">
            <text:p>0.490725</text:p>
          </table:table-cell>
          <table:table-cell table:formula="of:=STDEV([.B224:.B243])" office:value-type="float" office:value="0.00758376902546346">
            <text:p>0.007583769</text:p>
          </table:table-cell>
          <table:table-cell table:formula="of:=STDEV([.C224:.C243])" office:value-type="float" office:value="0.0230239434868185">
            <text:p>0.023023943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3">
            <text:p>0.883</text:p>
          </table:table-cell>
          <table:table-cell office:value-type="float" office:value="0.4664">
            <text:p>0.4664</text:p>
          </table:table-cell>
          <table:table-cell/>
          <table:table-cell table:formula="of:=AVERAGE([.A225:.A244])" office:value-type="float" office:value="51.5">
            <text:p>51.5</text:p>
          </table:table-cell>
          <table:table-cell table:formula="of:=AVERAGE([.B225:.B244])" office:value-type="float" office:value="0.887475">
            <text:p>0.887475</text:p>
          </table:table-cell>
          <table:table-cell table:formula="of:=AVERAGE([.C225:.C244])" office:value-type="float" office:value="0.49156">
            <text:p>0.49156</text:p>
          </table:table-cell>
          <table:table-cell table:formula="of:=STDEV([.B225:.B244])" office:value-type="float" office:value="0.00789489341949992">
            <text:p>0.0078948934</text:p>
          </table:table-cell>
          <table:table-cell table:formula="of:=STDEV([.C225:.C244])" office:value-type="float" office:value="0.0235414170301933">
            <text:p>0.02354141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87">
            <text:p>0.8887</text:p>
          </table:table-cell>
          <table:table-cell office:value-type="float" office:value="0.5082">
            <text:p>0.5082</text:p>
          </table:table-cell>
          <table:table-cell/>
          <table:table-cell table:formula="of:=AVERAGE([.A226:.A245])" office:value-type="float" office:value="52">
            <text:p>52</text:p>
          </table:table-cell>
          <table:table-cell table:formula="of:=AVERAGE([.B226:.B245])" office:value-type="float" office:value="0.886775">
            <text:p>0.886775</text:p>
          </table:table-cell>
          <table:table-cell table:formula="of:=AVERAGE([.C226:.C245])" office:value-type="float" office:value="0.490045">
            <text:p>0.490045</text:p>
          </table:table-cell>
          <table:table-cell table:formula="of:=STDEV([.B226:.B245])" office:value-type="float" office:value="0.0088726590685864">
            <text:p>0.0088726591</text:p>
          </table:table-cell>
          <table:table-cell table:formula="of:=STDEV([.C226:.C245])" office:value-type="float" office:value="0.0260835191966922">
            <text:p>0.026083519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23">
            <text:p>0.8923</text:p>
          </table:table-cell>
          <table:table-cell office:value-type="float" office:value="0.5091">
            <text:p>0.5091</text:p>
          </table:table-cell>
          <table:table-cell/>
          <table:table-cell table:formula="of:=AVERAGE([.A227:.A246])" office:value-type="float" office:value="52.5">
            <text:p>52.5</text:p>
          </table:table-cell>
          <table:table-cell table:formula="of:=AVERAGE([.B227:.B246])" office:value-type="float" office:value="0.887355">
            <text:p>0.887355</text:p>
          </table:table-cell>
          <table:table-cell table:formula="of:=AVERAGE([.C227:.C246])" office:value-type="float" office:value="0.49066">
            <text:p>0.49066</text:p>
          </table:table-cell>
          <table:table-cell table:formula="of:=STDEV([.B227:.B246])" office:value-type="float" office:value="0.00937030443812568">
            <text:p>0.0093703044</text:p>
          </table:table-cell>
          <table:table-cell table:formula="of:=STDEV([.C227:.C246])" office:value-type="float" office:value="0.0266724655975527">
            <text:p>0.026672465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8">
            <text:p>0.888</text:p>
          </table:table-cell>
          <table:table-cell office:value-type="float" office:value="0.5075">
            <text:p>0.5075</text:p>
          </table:table-cell>
          <table:table-cell/>
          <table:table-cell table:formula="of:=AVERAGE([.A228:.A247])" office:value-type="float" office:value="53">
            <text:p>53</text:p>
          </table:table-cell>
          <table:table-cell table:formula="of:=AVERAGE([.B228:.B247])" office:value-type="float" office:value="0.887155">
            <text:p>0.887155</text:p>
          </table:table-cell>
          <table:table-cell table:formula="of:=AVERAGE([.C228:.C247])" office:value-type="float" office:value="0.490115">
            <text:p>0.490115</text:p>
          </table:table-cell>
          <table:table-cell table:formula="of:=STDEV([.B228:.B247])" office:value-type="float" office:value="0.00930163964040749">
            <text:p>0.0093016396</text:p>
          </table:table-cell>
          <table:table-cell table:formula="of:=STDEV([.C228:.C247])" office:value-type="float" office:value="0.0263856674611127">
            <text:p>0.026385667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77">
            <text:p>0.8977</text:p>
          </table:table-cell>
          <table:table-cell office:value-type="float" office:value="0.5089">
            <text:p>0.5089</text:p>
          </table:table-cell>
          <table:table-cell/>
          <table:table-cell table:formula="of:=AVERAGE([.A229:.A248])" office:value-type="float" office:value="53.5">
            <text:p>53.5</text:p>
          </table:table-cell>
          <table:table-cell table:formula="of:=AVERAGE([.B229:.B248])" office:value-type="float" office:value="0.88767">
            <text:p>0.88767</text:p>
          </table:table-cell>
          <table:table-cell table:formula="of:=AVERAGE([.C229:.C248])" office:value-type="float" office:value="0.490565">
            <text:p>0.490565</text:p>
          </table:table-cell>
          <table:table-cell table:formula="of:=STDEV([.B229:.B248])" office:value-type="float" office:value="0.00963022107195556">
            <text:p>0.0096302211</text:p>
          </table:table-cell>
          <table:table-cell table:formula="of:=STDEV([.C229:.C248])" office:value-type="float" office:value="0.026771691156302">
            <text:p>0.026771691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">
            <text:p>0.9</text:p>
          </table:table-cell>
          <table:table-cell office:value-type="float" office:value="0.5385">
            <text:p>0.5385</text:p>
          </table:table-cell>
          <table:table-cell/>
          <table:table-cell table:formula="of:=AVERAGE([.A230:.A249])" office:value-type="float" office:value="54">
            <text:p>54</text:p>
          </table:table-cell>
          <table:table-cell table:formula="of:=AVERAGE([.B230:.B249])" office:value-type="float" office:value="0.887485">
            <text:p>0.887485</text:p>
          </table:table-cell>
          <table:table-cell table:formula="of:=AVERAGE([.C230:.C249])" office:value-type="float" office:value="0.489685">
            <text:p>0.489685</text:p>
          </table:table-cell>
          <table:table-cell table:formula="of:=STDEV([.B230:.B249])" office:value-type="float" office:value="0.00946146060828376">
            <text:p>0.0094614606</text:p>
          </table:table-cell>
          <table:table-cell table:formula="of:=STDEV([.C230:.C249])" office:value-type="float" office:value="0.0264242965349774">
            <text:p>0.026424296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53">
            <text:p>0.8853</text:p>
          </table:table-cell>
          <table:table-cell office:value-type="float" office:value="0.4746">
            <text:p>0.4746</text:p>
          </table:table-cell>
          <table:table-cell/>
          <table:table-cell table:formula="of:=AVERAGE([.A231:.A250])" office:value-type="float" office:value="54.5">
            <text:p>54.5</text:p>
          </table:table-cell>
          <table:table-cell table:formula="of:=AVERAGE([.B231:.B250])" office:value-type="float" office:value="0.887035">
            <text:p>0.887035</text:p>
          </table:table-cell>
          <table:table-cell table:formula="of:=AVERAGE([.C231:.C250])" office:value-type="float" office:value="0.488805">
            <text:p>0.488805</text:p>
          </table:table-cell>
          <table:table-cell table:formula="of:=STDEV([.B231:.B250])" office:value-type="float" office:value="0.00903951995697955">
            <text:p>0.00903952</text:p>
          </table:table-cell>
          <table:table-cell table:formula="of:=STDEV([.C231:.C250])" office:value-type="float" office:value="0.0249658814553403">
            <text:p>0.024965881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7">
            <text:p>0.8947</text:p>
          </table:table-cell>
          <table:table-cell office:value-type="float" office:value="0.5133">
            <text:p>0.5133</text:p>
          </table:table-cell>
          <table:table-cell/>
          <table:table-cell table:formula="of:=AVERAGE([.A232:.A251])" office:value-type="float" office:value="55">
            <text:p>55</text:p>
          </table:table-cell>
          <table:table-cell table:formula="of:=AVERAGE([.B232:.B251])" office:value-type="float" office:value="0.886735">
            <text:p>0.886735</text:p>
          </table:table-cell>
          <table:table-cell table:formula="of:=AVERAGE([.C232:.C251])" office:value-type="float" office:value="0.487645">
            <text:p>0.487645</text:p>
          </table:table-cell>
          <table:table-cell table:formula="of:=STDEV([.B232:.B251])" office:value-type="float" office:value="0.00919829932793643">
            <text:p>0.0091982993</text:p>
          </table:table-cell>
          <table:table-cell table:formula="of:=STDEV([.C232:.C251])" office:value-type="float" office:value="0.0261705434048524">
            <text:p>0.0261705434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7">
            <text:p>0.8947</text:p>
          </table:table-cell>
          <table:table-cell office:value-type="float" office:value="0.5081">
            <text:p>0.5081</text:p>
          </table:table-cell>
          <table:table-cell/>
          <table:table-cell table:formula="of:=AVERAGE([.A233:.A252])" office:value-type="float" office:value="55.5">
            <text:p>55.5</text:p>
          </table:table-cell>
          <table:table-cell table:formula="of:=AVERAGE([.B233:.B252])" office:value-type="float" office:value="0.887165">
            <text:p>0.887165</text:p>
          </table:table-cell>
          <table:table-cell table:formula="of:=AVERAGE([.C233:.C252])" office:value-type="float" office:value="0.489565">
            <text:p>0.489565</text:p>
          </table:table-cell>
          <table:table-cell table:formula="of:=STDEV([.B233:.B252])" office:value-type="float" office:value="0.00977328663137162">
            <text:p>0.0097732866</text:p>
          </table:table-cell>
          <table:table-cell table:formula="of:=STDEV([.C233:.C252])" office:value-type="float" office:value="0.0293653801717529">
            <text:p>0.029365380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1">
            <text:p>0.881</text:p>
          </table:table-cell>
          <table:table-cell office:value-type="float" office:value="0.4749">
            <text:p>0.4749</text:p>
          </table:table-cell>
          <table:table-cell/>
          <table:table-cell table:formula="of:=AVERAGE([.A234:.A253])" office:value-type="float" office:value="56">
            <text:p>56</text:p>
          </table:table-cell>
          <table:table-cell table:formula="of:=AVERAGE([.B234:.B253])" office:value-type="float" office:value="0.886065">
            <text:p>0.886065</text:p>
          </table:table-cell>
          <table:table-cell table:formula="of:=AVERAGE([.C234:.C253])" office:value-type="float" office:value="0.48718">
            <text:p>0.48718</text:p>
          </table:table-cell>
          <table:table-cell table:formula="of:=STDEV([.B234:.B253])" office:value-type="float" office:value="0.0101127472970868">
            <text:p>0.0101127473</text:p>
          </table:table-cell>
          <table:table-cell table:formula="of:=STDEV([.C234:.C253])" office:value-type="float" office:value="0.0297157339149694">
            <text:p>0.029715733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47">
            <text:p>0.8847</text:p>
          </table:table-cell>
          <table:table-cell office:value-type="float" office:value="0.4919">
            <text:p>0.4919</text:p>
          </table:table-cell>
          <table:table-cell/>
          <table:table-cell table:formula="of:=AVERAGE([.A235:.A254])" office:value-type="float" office:value="56.5">
            <text:p>56.5</text:p>
          </table:table-cell>
          <table:table-cell table:formula="of:=AVERAGE([.B235:.B254])" office:value-type="float" office:value="0.88635">
            <text:p>0.88635</text:p>
          </table:table-cell>
          <table:table-cell table:formula="of:=AVERAGE([.C235:.C254])" office:value-type="float" office:value="0.488455">
            <text:p>0.488455</text:p>
          </table:table-cell>
          <table:table-cell table:formula="of:=STDEV([.B235:.B254])" office:value-type="float" office:value="0.0100425672960024">
            <text:p>0.0100425673</text:p>
          </table:table-cell>
          <table:table-cell table:formula="of:=STDEV([.C235:.C254])" office:value-type="float" office:value="0.0297081678472791">
            <text:p>0.0297081678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79">
            <text:p>0.879</text:p>
          </table:table-cell>
          <table:table-cell office:value-type="float" office:value="0.4663">
            <text:p>0.4663</text:p>
          </table:table-cell>
          <table:table-cell/>
          <table:table-cell table:formula="of:=AVERAGE([.A236:.A255])" office:value-type="float" office:value="57">
            <text:p>57</text:p>
          </table:table-cell>
          <table:table-cell table:formula="of:=AVERAGE([.B236:.B255])" office:value-type="float" office:value="0.886465">
            <text:p>0.886465</text:p>
          </table:table-cell>
          <table:table-cell table:formula="of:=AVERAGE([.C236:.C255])" office:value-type="float" office:value="0.487735">
            <text:p>0.487735</text:p>
          </table:table-cell>
          <table:table-cell table:formula="of:=STDEV([.B236:.B255])" office:value-type="float" office:value="0.0100358449674418">
            <text:p>0.010035845</text:p>
          </table:table-cell>
          <table:table-cell table:formula="of:=STDEV([.C236:.C255])" office:value-type="float" office:value="0.0297946529113072">
            <text:p>0.029794652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747">
            <text:p>0.8747</text:p>
          </table:table-cell>
          <table:table-cell office:value-type="float" office:value="0.4604">
            <text:p>0.4604</text:p>
          </table:table-cell>
          <table:table-cell/>
          <table:table-cell table:formula="of:=AVERAGE([.A237:.A256])" office:value-type="float" office:value="57.5">
            <text:p>57.5</text:p>
          </table:table-cell>
          <table:table-cell table:formula="of:=AVERAGE([.B237:.B256])" office:value-type="float" office:value="0.88745">
            <text:p>0.88745</text:p>
          </table:table-cell>
          <table:table-cell table:formula="of:=AVERAGE([.C237:.C256])" office:value-type="float" office:value="0.490095">
            <text:p>0.490095</text:p>
          </table:table-cell>
          <table:table-cell table:formula="of:=STDEV([.B237:.B256])" office:value-type="float" office:value="0.0102294981098267">
            <text:p>0.0102294981</text:p>
          </table:table-cell>
          <table:table-cell table:formula="of:=STDEV([.C237:.C256])" office:value-type="float" office:value="0.0298766670972869">
            <text:p>0.0298766671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27">
            <text:p>0.8827</text:p>
          </table:table-cell>
          <table:table-cell office:value-type="float" office:value="0.4901">
            <text:p>0.4901</text:p>
          </table:table-cell>
          <table:table-cell/>
          <table:table-cell table:formula="of:=AVERAGE([.A238:.A257])" office:value-type="float" office:value="58">
            <text:p>58</text:p>
          </table:table-cell>
          <table:table-cell table:formula="of:=AVERAGE([.B238:.B257])" office:value-type="float" office:value="0.88778">
            <text:p>0.88778</text:p>
          </table:table-cell>
          <table:table-cell table:formula="of:=AVERAGE([.C238:.C257])" office:value-type="float" office:value="0.492255">
            <text:p>0.492255</text:p>
          </table:table-cell>
          <table:table-cell table:formula="of:=STDEV([.B238:.B257])" office:value-type="float" office:value="0.00989761268398118">
            <text:p>0.0098976127</text:p>
          </table:table-cell>
          <table:table-cell table:formula="of:=STDEV([.C238:.C257])" office:value-type="float" office:value="0.0291700725329737">
            <text:p>0.029170072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13">
            <text:p>0.8813</text:p>
          </table:table-cell>
          <table:table-cell office:value-type="float" office:value="0.4888">
            <text:p>0.4888</text:p>
          </table:table-cell>
          <table:table-cell/>
          <table:table-cell table:formula="of:=AVERAGE([.A239:.A258])" office:value-type="float" office:value="58.5">
            <text:p>58.5</text:p>
          </table:table-cell>
          <table:table-cell table:formula="of:=AVERAGE([.B239:.B258])" office:value-type="float" office:value="0.88821">
            <text:p>0.88821</text:p>
          </table:table-cell>
          <table:table-cell table:formula="of:=AVERAGE([.C239:.C258])" office:value-type="float" office:value="0.49192">
            <text:p>0.49192</text:p>
          </table:table-cell>
          <table:table-cell table:formula="of:=STDEV([.B239:.B258])" office:value-type="float" office:value="0.00985200487210598">
            <text:p>0.0098520049</text:p>
          </table:table-cell>
          <table:table-cell table:formula="of:=STDEV([.C239:.C258])" office:value-type="float" office:value="0.0292345253712834">
            <text:p>0.0292345254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37">
            <text:p>0.8837</text:p>
          </table:table-cell>
          <table:table-cell office:value-type="float" office:value="0.4757">
            <text:p>0.4757</text:p>
          </table:table-cell>
          <table:table-cell/>
          <table:table-cell table:formula="of:=AVERAGE([.A240:.A259])" office:value-type="float" office:value="59">
            <text:p>59</text:p>
          </table:table-cell>
          <table:table-cell table:formula="of:=AVERAGE([.B240:.B259])" office:value-type="float" office:value="0.88856">
            <text:p>0.88856</text:p>
          </table:table-cell>
          <table:table-cell table:formula="of:=AVERAGE([.C240:.C259])" office:value-type="float" office:value="0.49283">
            <text:p>0.49283</text:p>
          </table:table-cell>
          <table:table-cell table:formula="of:=STDEV([.B240:.B259])" office:value-type="float" office:value="0.00971701708615517">
            <text:p>0.0097170171</text:p>
          </table:table-cell>
          <table:table-cell table:formula="of:=STDEV([.C240:.C259])" office:value-type="float" office:value="0.0294149997539744">
            <text:p>0.0294149998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166">
            <text:p>0.5166</text:p>
          </table:table-cell>
          <table:table-cell/>
          <table:table-cell table:formula="of:=AVERAGE([.A241:.A260])" office:value-type="float" office:value="59.5">
            <text:p>59.5</text:p>
          </table:table-cell>
          <table:table-cell table:formula="of:=AVERAGE([.B241:.B260])" office:value-type="float" office:value="0.88904">
            <text:p>0.88904</text:p>
          </table:table-cell>
          <table:table-cell table:formula="of:=AVERAGE([.C241:.C260])" office:value-type="float" office:value="0.49453">
            <text:p>0.49453</text:p>
          </table:table-cell>
          <table:table-cell table:formula="of:=STDEV([.B241:.B260])" office:value-type="float" office:value="0.00970140521563215">
            <text:p>0.0097014052</text:p>
          </table:table-cell>
          <table:table-cell table:formula="of:=STDEV([.C241:.C260])" office:value-type="float" office:value="0.0293553205076229">
            <text:p>0.029355320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767">
            <text:p>0.8767</text:p>
          </table:table-cell>
          <table:table-cell office:value-type="float" office:value="0.4493">
            <text:p>0.4493</text:p>
          </table:table-cell>
          <table:table-cell/>
          <table:table-cell table:formula="of:=AVERAGE([.A242:.A261])" office:value-type="float" office:value="60">
            <text:p>60</text:p>
          </table:table-cell>
          <table:table-cell table:formula="of:=AVERAGE([.B242:.B261])" office:value-type="float" office:value="0.889325">
            <text:p>0.889325</text:p>
          </table:table-cell>
          <table:table-cell table:formula="of:=AVERAGE([.C242:.C261])" office:value-type="float" office:value="0.495345">
            <text:p>0.495345</text:p>
          </table:table-cell>
          <table:table-cell table:formula="of:=STDEV([.B242:.B261])" office:value-type="float" office:value="0.0100944421915178">
            <text:p>0.0100944422</text:p>
          </table:table-cell>
          <table:table-cell table:formula="of:=STDEV([.C242:.C261])" office:value-type="float" office:value="0.0302140168761036">
            <text:p>0.030214016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3">
            <text:p>0.883</text:p>
          </table:table-cell>
          <table:table-cell office:value-type="float" office:value="0.4694">
            <text:p>0.4694</text:p>
          </table:table-cell>
          <table:table-cell/>
          <table:table-cell table:formula="of:=AVERAGE([.A243:.A262])" office:value-type="float" office:value="60.5">
            <text:p>60.5</text:p>
          </table:table-cell>
          <table:table-cell table:formula="of:=AVERAGE([.B243:.B262])" office:value-type="float" office:value="0.88974">
            <text:p>0.88974</text:p>
          </table:table-cell>
          <table:table-cell table:formula="of:=AVERAGE([.C243:.C262])" office:value-type="float" office:value="0.497325">
            <text:p>0.497325</text:p>
          </table:table-cell>
          <table:table-cell table:formula="of:=STDEV([.B243:.B262])" office:value-type="float" office:value="0.00971143655696725">
            <text:p>0.0097114366</text:p>
          </table:table-cell>
          <table:table-cell table:formula="of:=STDEV([.C243:.C262])" office:value-type="float" office:value="0.0282729529483755">
            <text:p>0.028272952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9">
            <text:p>0.899</text:p>
          </table:table-cell>
          <table:table-cell office:value-type="float" office:value="0.5132">
            <text:p>0.5132</text:p>
          </table:table-cell>
          <table:table-cell/>
          <table:table-cell table:formula="of:=AVERAGE([.A244:.A263])" office:value-type="float" office:value="61">
            <text:p>61</text:p>
          </table:table-cell>
          <table:table-cell table:formula="of:=AVERAGE([.B244:.B263])" office:value-type="float" office:value="0.889955">
            <text:p>0.889955</text:p>
          </table:table-cell>
          <table:table-cell table:formula="of:=AVERAGE([.C244:.C263])" office:value-type="float" office:value="0.499245">
            <text:p>0.499245</text:p>
          </table:table-cell>
          <table:table-cell table:formula="of:=STDEV([.B244:.B263])" office:value-type="float" office:value="0.00960134173737685">
            <text:p>0.0096013417</text:p>
          </table:table-cell>
          <table:table-cell table:formula="of:=STDEV([.C244:.C263])" office:value-type="float" office:value="0.0275719436918649">
            <text:p>0.0275719437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69">
            <text:p>0.869</text:p>
          </table:table-cell>
          <table:table-cell office:value-type="float" office:value="0.4361">
            <text:p>0.4361</text:p>
          </table:table-cell>
          <table:table-cell/>
          <table:table-cell table:formula="of:=AVERAGE([.A245:.A264])" office:value-type="float" office:value="61.5">
            <text:p>61.5</text:p>
          </table:table-cell>
          <table:table-cell table:formula="of:=AVERAGE([.B245:.B264])" office:value-type="float" office:value="0.88952">
            <text:p>0.88952</text:p>
          </table:table-cell>
          <table:table-cell table:formula="of:=AVERAGE([.C245:.C264])" office:value-type="float" office:value="0.498605">
            <text:p>0.498605</text:p>
          </table:table-cell>
          <table:table-cell table:formula="of:=STDEV([.B245:.B264])" office:value-type="float" office:value="0.00936413089231569">
            <text:p>0.0093641309</text:p>
          </table:table-cell>
          <table:table-cell table:formula="of:=STDEV([.C245:.C264])" office:value-type="float" office:value="0.0273788522884284">
            <text:p>0.027378852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003">
            <text:p>0.9003</text:p>
          </table:table-cell>
          <table:table-cell office:value-type="float" office:value="0.5205">
            <text:p>0.5205</text:p>
          </table:table-cell>
          <table:table-cell/>
          <table:table-cell table:formula="of:=AVERAGE([.A246:.A265])" office:value-type="float" office:value="62">
            <text:p>62</text:p>
          </table:table-cell>
          <table:table-cell table:formula="of:=AVERAGE([.B246:.B265])" office:value-type="float" office:value="0.889505">
            <text:p>0.889505</text:p>
          </table:table-cell>
          <table:table-cell table:formula="of:=AVERAGE([.C246:.C265])" office:value-type="float" office:value="0.50171">
            <text:p>0.50171</text:p>
          </table:table-cell>
          <table:table-cell table:formula="of:=STDEV([.B246:.B265])" office:value-type="float" office:value="0.00939890671133728">
            <text:p>0.0093989067</text:p>
          </table:table-cell>
          <table:table-cell table:formula="of:=STDEV([.C246:.C265])" office:value-type="float" office:value="0.0231049072026292">
            <text:p>0.0231049072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83">
            <text:p>0.8883</text:p>
          </table:table-cell>
          <table:table-cell office:value-type="float" office:value="0.4982">
            <text:p>0.4982</text:p>
          </table:table-cell>
          <table:table-cell/>
          <table:table-cell table:formula="of:=AVERAGE([.A247:.A266])" office:value-type="float" office:value="62.5">
            <text:p>62.5</text:p>
          </table:table-cell>
          <table:table-cell table:formula="of:=AVERAGE([.B247:.B266])" office:value-type="float" office:value="0.889725">
            <text:p>0.889725</text:p>
          </table:table-cell>
          <table:table-cell table:formula="of:=AVERAGE([.C247:.C266])" office:value-type="float" office:value="0.50294">
            <text:p>0.50294</text:p>
          </table:table-cell>
          <table:table-cell table:formula="of:=STDEV([.B247:.B266])" office:value-type="float" office:value="0.00971119131940594">
            <text:p>0.0097111913</text:p>
          </table:table-cell>
          <table:table-cell table:formula="of:=STDEV([.C247:.C266])" office:value-type="float" office:value="0.0247538067247933">
            <text:p>0.0247538067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83">
            <text:p>0.8983</text:p>
          </table:table-cell>
          <table:table-cell office:value-type="float" office:value="0.5165">
            <text:p>0.5165</text:p>
          </table:table-cell>
          <table:table-cell/>
          <table:table-cell table:formula="of:=AVERAGE([.A248:.A267])" office:value-type="float" office:value="63">
            <text:p>63</text:p>
          </table:table-cell>
          <table:table-cell table:formula="of:=AVERAGE([.B248:.B267])" office:value-type="float" office:value="0.890095">
            <text:p>0.890095</text:p>
          </table:table-cell>
          <table:table-cell table:formula="of:=AVERAGE([.C248:.C267])" office:value-type="float" office:value="0.503625">
            <text:p>0.503625</text:p>
          </table:table-cell>
          <table:table-cell table:formula="of:=STDEV([.B248:.B267])" office:value-type="float" office:value="0.00979465348249264">
            <text:p>0.0097946535</text:p>
          </table:table-cell>
          <table:table-cell table:formula="of:=STDEV([.C248:.C267])" office:value-type="float" office:value="0.0248052387293703">
            <text:p>0.0248052387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4">
            <text:p>0.894</text:p>
          </table:table-cell>
          <table:table-cell office:value-type="float" office:value="0.4913">
            <text:p>0.4913</text:p>
          </table:table-cell>
          <table:table-cell/>
          <table:table-cell table:formula="of:=AVERAGE([.A249:.A268])" office:value-type="float" office:value="63.5">
            <text:p>63.5</text:p>
          </table:table-cell>
          <table:table-cell table:formula="of:=AVERAGE([.B249:.B268])" office:value-type="float" office:value="0.890395">
            <text:p>0.890395</text:p>
          </table:table-cell>
          <table:table-cell table:formula="of:=AVERAGE([.C249:.C268])" office:value-type="float" office:value="0.50561">
            <text:p>0.50561</text:p>
          </table:table-cell>
          <table:table-cell table:formula="of:=STDEV([.B249:.B268])" office:value-type="float" office:value="0.0101448184855749">
            <text:p>0.0101448185</text:p>
          </table:table-cell>
          <table:table-cell table:formula="of:=STDEV([.C249:.C268])" office:value-type="float" office:value="0.0273479124576168">
            <text:p>0.027347912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1">
            <text:p>0.891</text:p>
          </table:table-cell>
          <table:table-cell office:value-type="float" office:value="0.5209">
            <text:p>0.5209</text:p>
          </table:table-cell>
          <table:table-cell/>
          <table:table-cell table:formula="of:=AVERAGE([.A250:.A269])" office:value-type="float" office:value="64">
            <text:p>64</text:p>
          </table:table-cell>
          <table:table-cell table:formula="of:=AVERAGE([.B250:.B269])" office:value-type="float" office:value="0.89061">
            <text:p>0.89061</text:p>
          </table:table-cell>
          <table:table-cell table:formula="of:=AVERAGE([.C250:.C269])" office:value-type="float" office:value="0.50754">
            <text:p>0.50754</text:p>
          </table:table-cell>
          <table:table-cell table:formula="of:=STDEV([.B250:.B269])" office:value-type="float" office:value="0.0102700330548333">
            <text:p>0.0102700331</text:p>
          </table:table-cell>
          <table:table-cell table:formula="of:=STDEV([.C250:.C269])" office:value-type="float" office:value="0.0276452984486655">
            <text:p>0.0276452984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793">
            <text:p>0.8793</text:p>
          </table:table-cell>
          <table:table-cell office:value-type="float" office:value="0.4514">
            <text:p>0.4514</text:p>
          </table:table-cell>
          <table:table-cell/>
          <table:table-cell table:formula="of:=AVERAGE([.A251:.A270])" office:value-type="float" office:value="64.5">
            <text:p>64.5</text:p>
          </table:table-cell>
          <table:table-cell table:formula="of:=AVERAGE([.B251:.B270])" office:value-type="float" office:value="0.891195">
            <text:p>0.891195</text:p>
          </table:table-cell>
          <table:table-cell table:formula="of:=AVERAGE([.C251:.C270])" office:value-type="float" office:value="0.50822">
            <text:p>0.50822</text:p>
          </table:table-cell>
          <table:table-cell table:formula="of:=STDEV([.B251:.B270])" office:value-type="float" office:value="0.0106206588654773">
            <text:p>0.0106206589</text:p>
          </table:table-cell>
          <table:table-cell table:formula="of:=STDEV([.C251:.C270])" office:value-type="float" office:value="0.028153799407054">
            <text:p>0.0281537994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033">
            <text:p>0.9033</text:p>
          </table:table-cell>
          <table:table-cell office:value-type="float" office:value="0.5517">
            <text:p>0.5517</text:p>
          </table:table-cell>
          <table:table-cell/>
          <table:table-cell table:formula="of:=AVERAGE([.A252:.A271])" office:value-type="float" office:value="65">
            <text:p>65</text:p>
          </table:table-cell>
          <table:table-cell table:formula="of:=AVERAGE([.B252:.B271])" office:value-type="float" office:value="0.891315">
            <text:p>0.891315</text:p>
          </table:table-cell>
          <table:table-cell table:formula="of:=AVERAGE([.C252:.C271])" office:value-type="float" office:value="0.51011">
            <text:p>0.51011</text:p>
          </table:table-cell>
          <table:table-cell table:formula="of:=STDEV([.B252:.B271])" office:value-type="float" office:value="0.0104919655977926">
            <text:p>0.0104919656</text:p>
          </table:table-cell>
          <table:table-cell table:formula="of:=STDEV([.C252:.C271])" office:value-type="float" office:value="0.0252585556114942">
            <text:p>0.025258555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727">
            <text:p>0.8727</text:p>
          </table:table-cell>
          <table:table-cell office:value-type="float" office:value="0.4604">
            <text:p>0.4604</text:p>
          </table:table-cell>
          <table:table-cell/>
          <table:table-cell table:formula="of:=AVERAGE([.A253:.A272])" office:value-type="float" office:value="65.5">
            <text:p>65.5</text:p>
          </table:table-cell>
          <table:table-cell table:formula="of:=AVERAGE([.B253:.B272])" office:value-type="float" office:value="0.890765">
            <text:p>0.890765</text:p>
          </table:table-cell>
          <table:table-cell table:formula="of:=AVERAGE([.C253:.C272])" office:value-type="float" office:value="0.508055">
            <text:p>0.508055</text:p>
          </table:table-cell>
          <table:table-cell table:formula="of:=STDEV([.B253:.B272])" office:value-type="float" office:value="0.0101120706922079">
            <text:p>0.0101120707</text:p>
          </table:table-cell>
          <table:table-cell table:formula="of:=STDEV([.C253:.C272])" office:value-type="float" office:value="0.0232921372547634">
            <text:p>0.023292137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67">
            <text:p>0.8867</text:p>
          </table:table-cell>
          <table:table-cell office:value-type="float" office:value="0.5004">
            <text:p>0.5004</text:p>
          </table:table-cell>
          <table:table-cell/>
          <table:table-cell table:formula="of:=AVERAGE([.A254:.A273])" office:value-type="float" office:value="66">
            <text:p>66</text:p>
          </table:table-cell>
          <table:table-cell table:formula="of:=AVERAGE([.B254:.B273])" office:value-type="float" office:value="0.891665">
            <text:p>0.891665</text:p>
          </table:table-cell>
          <table:table-cell table:formula="of:=AVERAGE([.C254:.C273])" office:value-type="float" office:value="0.510985">
            <text:p>0.510985</text:p>
          </table:table-cell>
          <table:table-cell table:formula="of:=STDEV([.B254:.B273])" office:value-type="float" office:value="0.00917744804570306">
            <text:p>0.009177448</text:p>
          </table:table-cell>
          <table:table-cell table:formula="of:=STDEV([.C254:.C273])" office:value-type="float" office:value="0.020500379328968">
            <text:p>0.020500379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7">
            <text:p>0.887</text:p>
          </table:table-cell>
          <table:table-cell office:value-type="float" office:value="0.4775">
            <text:p>0.4775</text:p>
          </table:table-cell>
          <table:table-cell/>
          <table:table-cell table:formula="of:=AVERAGE([.A255:.A274])" office:value-type="float" office:value="66.5">
            <text:p>66.5</text:p>
          </table:table-cell>
          <table:table-cell table:formula="of:=AVERAGE([.B255:.B274])" office:value-type="float" office:value="0.891815">
            <text:p>0.891815</text:p>
          </table:table-cell>
          <table:table-cell table:formula="of:=AVERAGE([.C255:.C274])" office:value-type="float" office:value="0.510815">
            <text:p>0.510815</text:p>
          </table:table-cell>
          <table:table-cell table:formula="of:=STDEV([.B255:.B274])" office:value-type="float" office:value="0.00911634015900772">
            <text:p>0.0091163402</text:p>
          </table:table-cell>
          <table:table-cell table:formula="of:=STDEV([.C255:.C274])" office:value-type="float" office:value="0.0206065976915417">
            <text:p>0.0206065977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87">
            <text:p>0.8987</text:p>
          </table:table-cell>
          <table:table-cell office:value-type="float" office:value="0.5135">
            <text:p>0.5135</text:p>
          </table:table-cell>
          <table:table-cell/>
          <table:table-cell table:formula="of:=AVERAGE([.A256:.A275])" office:value-type="float" office:value="67">
            <text:p>67</text:p>
          </table:table-cell>
          <table:table-cell table:formula="of:=AVERAGE([.B256:.B275])" office:value-type="float" office:value="0.891865">
            <text:p>0.891865</text:p>
          </table:table-cell>
          <table:table-cell table:formula="of:=AVERAGE([.C256:.C275])" office:value-type="float" office:value="0.511825">
            <text:p>0.511825</text:p>
          </table:table-cell>
          <table:table-cell table:formula="of:=STDEV([.B256:.B275])" office:value-type="float" office:value="0.00909124940750575">
            <text:p>0.0090912494</text:p>
          </table:table-cell>
          <table:table-cell table:formula="of:=STDEV([.C256:.C275])" office:value-type="float" office:value="0.0193441375588248">
            <text:p>0.019344137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13">
            <text:p>0.8813</text:p>
          </table:table-cell>
          <table:table-cell office:value-type="float" office:value="0.5036">
            <text:p>0.5036</text:p>
          </table:table-cell>
          <table:table-cell/>
          <table:table-cell table:formula="of:=AVERAGE([.A257:.A276])" office:value-type="float" office:value="67.5">
            <text:p>67.5</text:p>
          </table:table-cell>
          <table:table-cell table:formula="of:=AVERAGE([.B257:.B276])" office:value-type="float" office:value="0.89158">
            <text:p>0.89158</text:p>
          </table:table-cell>
          <table:table-cell table:formula="of:=AVERAGE([.C257:.C276])" office:value-type="float" office:value="0.511295">
            <text:p>0.511295</text:p>
          </table:table-cell>
          <table:table-cell table:formula="of:=STDEV([.B257:.B276])" office:value-type="float" office:value="0.00895401115643004">
            <text:p>0.0089540112</text:p>
          </table:table-cell>
          <table:table-cell table:formula="of:=STDEV([.C257:.C276])" office:value-type="float" office:value="0.0194408001513908">
            <text:p>0.0194408002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13">
            <text:p>0.8913</text:p>
          </table:table-cell>
          <table:table-cell office:value-type="float" office:value="0.4834">
            <text:p>0.4834</text:p>
          </table:table-cell>
          <table:table-cell/>
          <table:table-cell table:formula="of:=AVERAGE([.A258:.A277])" office:value-type="float" office:value="68">
            <text:p>68</text:p>
          </table:table-cell>
          <table:table-cell table:formula="of:=AVERAGE([.B258:.B277])" office:value-type="float" office:value="0.89233">
            <text:p>0.89233</text:p>
          </table:table-cell>
          <table:table-cell table:formula="of:=AVERAGE([.C258:.C277])" office:value-type="float" office:value="0.512645">
            <text:p>0.512645</text:p>
          </table:table-cell>
          <table:table-cell table:formula="of:=STDEV([.B258:.B277])" office:value-type="float" office:value="0.00867137456474493">
            <text:p>0.0086713746</text:p>
          </table:table-cell>
          <table:table-cell table:formula="of:=STDEV([.C258:.C277])" office:value-type="float" office:value="0.0198122363837684">
            <text:p>0.0198122364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83">
            <text:p>0.8883</text:p>
          </table:table-cell>
          <table:table-cell office:value-type="float" office:value="0.507">
            <text:p>0.507</text:p>
          </table:table-cell>
          <table:table-cell/>
          <table:table-cell table:formula="of:=AVERAGE([.A259:.A278])" office:value-type="float" office:value="68.5">
            <text:p>68.5</text:p>
          </table:table-cell>
          <table:table-cell table:formula="of:=AVERAGE([.B259:.B278])" office:value-type="float" office:value="0.892515">
            <text:p>0.892515</text:p>
          </table:table-cell>
          <table:table-cell table:formula="of:=AVERAGE([.C259:.C278])" office:value-type="float" office:value="0.51386">
            <text:p>0.51386</text:p>
          </table:table-cell>
          <table:table-cell table:formula="of:=STDEV([.B259:.B278])" office:value-type="float" office:value="0.00868769698754327">
            <text:p>0.008687697</text:p>
          </table:table-cell>
          <table:table-cell table:formula="of:=STDEV([.C259:.C278])" office:value-type="float" office:value="0.0186344728647571">
            <text:p>0.018634472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33">
            <text:p>0.8933</text:p>
          </table:table-cell>
          <table:table-cell office:value-type="float" office:value="0.5097">
            <text:p>0.5097</text:p>
          </table:table-cell>
          <table:table-cell/>
          <table:table-cell table:formula="of:=AVERAGE([.A260:.A279])" office:value-type="float" office:value="69">
            <text:p>69</text:p>
          </table:table-cell>
          <table:table-cell table:formula="of:=AVERAGE([.B260:.B279])" office:value-type="float" office:value="0.892535">
            <text:p>0.892535</text:p>
          </table:table-cell>
          <table:table-cell table:formula="of:=AVERAGE([.C260:.C279])" office:value-type="float" office:value="0.512305">
            <text:p>0.512305</text:p>
          </table:table-cell>
          <table:table-cell table:formula="of:=STDEV([.B260:.B279])" office:value-type="float" office:value="0.00867793784623732">
            <text:p>0.0086779378</text:p>
          </table:table-cell>
          <table:table-cell table:formula="of:=STDEV([.C260:.C279])" office:value-type="float" office:value="0.0204465535636591">
            <text:p>0.020446553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05">
            <text:p>0.905</text:p>
          </table:table-cell>
          <table:table-cell office:value-type="float" office:value="0.5329">
            <text:p>0.5329</text:p>
          </table:table-cell>
          <table:table-cell/>
          <table:table-cell table:formula="of:=AVERAGE([.A261:.A280])" office:value-type="float" office:value="69.5">
            <text:p>69.5</text:p>
          </table:table-cell>
          <table:table-cell table:formula="of:=AVERAGE([.B261:.B280])" office:value-type="float" office:value="0.891785">
            <text:p>0.891785</text:p>
          </table:table-cell>
          <table:table-cell table:formula="of:=AVERAGE([.C261:.C280])" office:value-type="float" office:value="0.51143">
            <text:p>0.51143</text:p>
          </table:table-cell>
          <table:table-cell table:formula="of:=STDEV([.B261:.B280])" office:value-type="float" office:value="0.0092384365845264">
            <text:p>0.0092384366</text:p>
          </table:table-cell>
          <table:table-cell table:formula="of:=STDEV([.C261:.C280])" office:value-type="float" office:value="0.0209325759724432">
            <text:p>0.02093257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5">
            <text:p>0.885</text:p>
          </table:table-cell>
          <table:table-cell office:value-type="float" office:value="0.4889">
            <text:p>0.4889</text:p>
          </table:table-cell>
          <table:table-cell/>
          <table:table-cell table:formula="of:=AVERAGE([.A262:.A281])" office:value-type="float" office:value="70">
            <text:p>70</text:p>
          </table:table-cell>
          <table:table-cell table:formula="of:=AVERAGE([.B262:.B281])" office:value-type="float" office:value="0.89142">
            <text:p>0.89142</text:p>
          </table:table-cell>
          <table:table-cell table:formula="of:=AVERAGE([.C262:.C281])" office:value-type="float" office:value="0.5103">
            <text:p>0.5103</text:p>
          </table:table-cell>
          <table:table-cell table:formula="of:=STDEV([.B262:.B281])" office:value-type="float" office:value="0.00882374786107295">
            <text:p>0.0088237479</text:p>
          </table:table-cell>
          <table:table-cell table:formula="of:=STDEV([.C262:.C281])" office:value-type="float" office:value="0.0203134127325298">
            <text:p>0.020313412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73">
            <text:p>0.8873</text:p>
          </table:table-cell>
          <table:table-cell office:value-type="float" office:value="0.5078">
            <text:p>0.5078</text:p>
          </table:table-cell>
          <table:table-cell/>
          <table:table-cell table:formula="of:=AVERAGE([.A263:.A282])" office:value-type="float" office:value="70.5">
            <text:p>70.5</text:p>
          </table:table-cell>
          <table:table-cell table:formula="of:=AVERAGE([.B263:.B282])" office:value-type="float" office:value="0.891455">
            <text:p>0.891455</text:p>
          </table:table-cell>
          <table:table-cell table:formula="of:=AVERAGE([.C263:.C282])" office:value-type="float" office:value="0.511235">
            <text:p>0.511235</text:p>
          </table:table-cell>
          <table:table-cell table:formula="of:=STDEV([.B263:.B282])" office:value-type="float" office:value="0.00879829379392451">
            <text:p>0.0087982938</text:p>
          </table:table-cell>
          <table:table-cell table:formula="of:=STDEV([.C263:.C282])" office:value-type="float" office:value="0.0196975893529079">
            <text:p>0.019697589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03">
            <text:p>0.8903</text:p>
          </table:table-cell>
          <table:table-cell office:value-type="float" office:value="0.5004">
            <text:p>0.5004</text:p>
          </table:table-cell>
          <table:table-cell/>
          <table:table-cell table:formula="of:=AVERAGE([.A264:.A283])" office:value-type="float" office:value="71">
            <text:p>71</text:p>
          </table:table-cell>
          <table:table-cell table:formula="of:=AVERAGE([.B264:.B283])" office:value-type="float" office:value="0.890605">
            <text:p>0.890605</text:p>
          </table:table-cell>
          <table:table-cell table:formula="of:=AVERAGE([.C264:.C283])" office:value-type="float" office:value="0.51022">
            <text:p>0.51022</text:p>
          </table:table-cell>
          <table:table-cell table:formula="of:=STDEV([.B264:.B283])" office:value-type="float" office:value="0.00996469953596722">
            <text:p>0.0099646995</text:p>
          </table:table-cell>
          <table:table-cell table:formula="of:=STDEV([.C264:.C283])" office:value-type="float" office:value="0.0203945968076686">
            <text:p>0.0203945968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687">
            <text:p>0.8687</text:p>
          </table:table-cell>
          <table:table-cell office:value-type="float" office:value="0.4982">
            <text:p>0.4982</text:p>
          </table:table-cell>
          <table:table-cell/>
          <table:table-cell table:formula="of:=AVERAGE([.A265:.A284])" office:value-type="float" office:value="71.5">
            <text:p>71.5</text:p>
          </table:table-cell>
          <table:table-cell table:formula="of:=AVERAGE([.B265:.B284])" office:value-type="float" office:value="0.890925">
            <text:p>0.890925</text:p>
          </table:table-cell>
          <table:table-cell table:formula="of:=AVERAGE([.C265:.C284])" office:value-type="float" office:value="0.511325">
            <text:p>0.511325</text:p>
          </table:table-cell>
          <table:table-cell table:formula="of:=STDEV([.B265:.B284])" office:value-type="float" office:value="0.0100567272588002">
            <text:p>0.0100567273</text:p>
          </table:table-cell>
          <table:table-cell table:formula="of:=STDEV([.C265:.C284])" office:value-type="float" office:value="0.0204331998936715">
            <text:p>0.020433199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047">
            <text:p>0.9047</text:p>
          </table:table-cell>
          <table:table-cell office:value-type="float" office:value="0.5451">
            <text:p>0.5451</text:p>
          </table:table-cell>
          <table:table-cell/>
          <table:table-cell table:formula="of:=AVERAGE([.A266:.A285])" office:value-type="float" office:value="72">
            <text:p>72</text:p>
          </table:table-cell>
          <table:table-cell table:formula="of:=AVERAGE([.B266:.B285])" office:value-type="float" office:value="0.892125">
            <text:p>0.892125</text:p>
          </table:table-cell>
          <table:table-cell table:formula="of:=AVERAGE([.C266:.C285])" office:value-type="float" office:value="0.512045">
            <text:p>0.512045</text:p>
          </table:table-cell>
          <table:table-cell table:formula="of:=STDEV([.B266:.B285])" office:value-type="float" office:value="0.00859013356920846">
            <text:p>0.0085901336</text:p>
          </table:table-cell>
          <table:table-cell table:formula="of:=STDEV([.C266:.C285])" office:value-type="float" office:value="0.0201987356300495">
            <text:p>0.020198735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57">
            <text:p>0.8957</text:p>
          </table:table-cell>
          <table:table-cell office:value-type="float" office:value="0.5119">
            <text:p>0.5119</text:p>
          </table:table-cell>
          <table:table-cell/>
          <table:table-cell table:formula="of:=AVERAGE([.A267:.A286])" office:value-type="float" office:value="72.5">
            <text:p>72.5</text:p>
          </table:table-cell>
          <table:table-cell table:formula="of:=AVERAGE([.B267:.B286])" office:value-type="float" office:value="0.891805">
            <text:p>0.891805</text:p>
          </table:table-cell>
          <table:table-cell table:formula="of:=AVERAGE([.C267:.C286])" office:value-type="float" office:value="0.51158">
            <text:p>0.51158</text:p>
          </table:table-cell>
          <table:table-cell table:formula="of:=STDEV([.B267:.B286])" office:value-type="float" office:value="0.00820772902753701">
            <text:p>0.008207729</text:p>
          </table:table-cell>
          <table:table-cell table:formula="of:=STDEV([.C267:.C286])" office:value-type="float" office:value="0.0194924168791218">
            <text:p>0.01949241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043">
            <text:p>0.9043</text:p>
          </table:table-cell>
          <table:table-cell office:value-type="float" office:value="0.5562">
            <text:p>0.5562</text:p>
          </table:table-cell>
          <table:table-cell/>
          <table:table-cell table:formula="of:=AVERAGE([.A268:.A287])" office:value-type="float" office:value="73">
            <text:p>73</text:p>
          </table:table-cell>
          <table:table-cell table:formula="of:=AVERAGE([.B268:.B287])" office:value-type="float" office:value="0.891305">
            <text:p>0.891305</text:p>
          </table:table-cell>
          <table:table-cell table:formula="of:=AVERAGE([.C268:.C287])" office:value-type="float" office:value="0.509655">
            <text:p>0.509655</text:p>
          </table:table-cell>
          <table:table-cell table:formula="of:=STDEV([.B268:.B287])" office:value-type="float" office:value="0.00826237349612529">
            <text:p>0.0082623735</text:p>
          </table:table-cell>
          <table:table-cell table:formula="of:=STDEV([.C268:.C287])" office:value-type="float" office:value="0.0212783921780808">
            <text:p>0.021278392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83">
            <text:p>0.8983</text:p>
          </table:table-cell>
          <table:table-cell office:value-type="float" office:value="0.5299">
            <text:p>0.5299</text:p>
          </table:table-cell>
          <table:table-cell/>
          <table:table-cell table:formula="of:=AVERAGE([.A269:.A288])" office:value-type="float" office:value="73.5">
            <text:p>73.5</text:p>
          </table:table-cell>
          <table:table-cell table:formula="of:=AVERAGE([.B269:.B288])" office:value-type="float" office:value="0.890625">
            <text:p>0.890625</text:p>
          </table:table-cell>
          <table:table-cell table:formula="of:=AVERAGE([.C269:.C288])" office:value-type="float" office:value="0.505885">
            <text:p>0.505885</text:p>
          </table:table-cell>
          <table:table-cell table:formula="of:=STDEV([.B269:.B288])" office:value-type="float" office:value="0.00767537929801655">
            <text:p>0.0076753793</text:p>
          </table:table-cell>
          <table:table-cell table:formula="of:=STDEV([.C269:.C288])" office:value-type="float" office:value="0.0191730972431357">
            <text:p>0.019173097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027">
            <text:p>0.9027</text:p>
          </table:table-cell>
          <table:table-cell office:value-type="float" office:value="0.5345">
            <text:p>0.5345</text:p>
          </table:table-cell>
          <table:table-cell/>
          <table:table-cell table:formula="of:=AVERAGE([.A270:.A289])" office:value-type="float" office:value="74">
            <text:p>74</text:p>
          </table:table-cell>
          <table:table-cell table:formula="of:=AVERAGE([.B270:.B289])" office:value-type="float" office:value="0.890525">
            <text:p>0.890525</text:p>
          </table:table-cell>
          <table:table-cell table:formula="of:=AVERAGE([.C270:.C289])" office:value-type="float" office:value="0.50426">
            <text:p>0.50426</text:p>
          </table:table-cell>
          <table:table-cell table:formula="of:=STDEV([.B270:.B289])" office:value-type="float" office:value="0.00758258912870379">
            <text:p>0.0075825891</text:p>
          </table:table-cell>
          <table:table-cell table:formula="of:=STDEV([.C270:.C289])" office:value-type="float" office:value="0.0183919433162287">
            <text:p>0.0183919433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17">
            <text:p>0.8817</text:p>
          </table:table-cell>
          <table:table-cell office:value-type="float" office:value="0.4892">
            <text:p>0.4892</text:p>
          </table:table-cell>
          <table:table-cell/>
          <table:table-cell table:formula="of:=AVERAGE([.A271:.A290])" office:value-type="float" office:value="74.5">
            <text:p>74.5</text:p>
          </table:table-cell>
          <table:table-cell table:formula="of:=AVERAGE([.B271:.B290])" office:value-type="float" office:value="0.890405">
            <text:p>0.890405</text:p>
          </table:table-cell>
          <table:table-cell table:formula="of:=AVERAGE([.C271:.C290])" office:value-type="float" office:value="0.505125">
            <text:p>0.505125</text:p>
          </table:table-cell>
          <table:table-cell table:formula="of:=STDEV([.B271:.B290])" office:value-type="float" office:value="0.00739647675728469">
            <text:p>0.0073964768</text:p>
          </table:table-cell>
          <table:table-cell table:formula="of:=STDEV([.C271:.C290])" office:value-type="float" office:value="0.0202063532218537">
            <text:p>0.020206353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23">
            <text:p>0.8923</text:p>
          </table:table-cell>
          <table:table-cell office:value-type="float" office:value="0.5106">
            <text:p>0.5106</text:p>
          </table:table-cell>
          <table:table-cell/>
          <table:table-cell table:formula="of:=AVERAGE([.A272:.A291])" office:value-type="float" office:value="75">
            <text:p>75</text:p>
          </table:table-cell>
          <table:table-cell table:formula="of:=AVERAGE([.B272:.B291])" office:value-type="float" office:value="0.891135">
            <text:p>0.891135</text:p>
          </table:table-cell>
          <table:table-cell table:formula="of:=AVERAGE([.C272:.C291])" office:value-type="float" office:value="0.506225">
            <text:p>0.506225</text:p>
          </table:table-cell>
          <table:table-cell table:formula="of:=STDEV([.B272:.B291])" office:value-type="float" office:value="0.00721024672911661">
            <text:p>0.0072102467</text:p>
          </table:table-cell>
          <table:table-cell table:formula="of:=STDEV([.C272:.C291])" office:value-type="float" office:value="0.0198901423614286">
            <text:p>0.019890142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07">
            <text:p>0.8907</text:p>
          </table:table-cell>
          <table:table-cell office:value-type="float" office:value="0.519">
            <text:p>0.519</text:p>
          </table:table-cell>
          <table:table-cell/>
          <table:table-cell table:formula="of:=AVERAGE([.A273:.A292])" office:value-type="float" office:value="75.5">
            <text:p>75.5</text:p>
          </table:table-cell>
          <table:table-cell table:formula="of:=AVERAGE([.B273:.B292])" office:value-type="float" office:value="0.891335">
            <text:p>0.891335</text:p>
          </table:table-cell>
          <table:table-cell table:formula="of:=AVERAGE([.C273:.C292])" office:value-type="float" office:value="0.505305">
            <text:p>0.505305</text:p>
          </table:table-cell>
          <table:table-cell table:formula="of:=STDEV([.B273:.B292])" office:value-type="float" office:value="0.00729919065448535">
            <text:p>0.0072991907</text:p>
          </table:table-cell>
          <table:table-cell table:formula="of:=STDEV([.C273:.C292])" office:value-type="float" office:value="0.0201015441931054">
            <text:p>0.020101544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97">
            <text:p>0.8897</text:p>
          </table:table-cell>
          <table:table-cell office:value-type="float" office:value="0.497">
            <text:p>0.497</text:p>
          </table:table-cell>
          <table:table-cell/>
          <table:table-cell table:formula="of:=AVERAGE([.A274:.A293])" office:value-type="float" office:value="76">
            <text:p>76</text:p>
          </table:table-cell>
          <table:table-cell table:formula="of:=AVERAGE([.B274:.B293])" office:value-type="float" office:value="0.8913">
            <text:p>0.8913</text:p>
          </table:table-cell>
          <table:table-cell table:formula="of:=AVERAGE([.C274:.C293])" office:value-type="float" office:value="0.504325">
            <text:p>0.504325</text:p>
          </table:table-cell>
          <table:table-cell table:formula="of:=STDEV([.B274:.B293])" office:value-type="float" office:value="0.00730407240409147">
            <text:p>0.0073040724</text:p>
          </table:table-cell>
          <table:table-cell table:formula="of:=STDEV([.C274:.C293])" office:value-type="float" office:value="0.0198752391577799">
            <text:p>0.019875239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8">
            <text:p>0.888</text:p>
          </table:table-cell>
          <table:table-cell office:value-type="float" office:value="0.4977">
            <text:p>0.4977</text:p>
          </table:table-cell>
          <table:table-cell/>
          <table:table-cell table:formula="of:=AVERAGE([.A275:.A294])" office:value-type="float" office:value="76.5">
            <text:p>76.5</text:p>
          </table:table-cell>
          <table:table-cell table:formula="of:=AVERAGE([.B275:.B294])" office:value-type="float" office:value="0.89178">
            <text:p>0.89178</text:p>
          </table:table-cell>
          <table:table-cell table:formula="of:=AVERAGE([.C275:.C294])" office:value-type="float" office:value="0.50612">
            <text:p>0.50612</text:p>
          </table:table-cell>
          <table:table-cell table:formula="of:=STDEV([.B275:.B294])" office:value-type="float" office:value="0.00750603967341949">
            <text:p>0.0075060397</text:p>
          </table:table-cell>
          <table:table-cell table:formula="of:=STDEV([.C275:.C294])" office:value-type="float" office:value="0.020779433151683">
            <text:p>0.020779433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3">
            <text:p>0.893</text:p>
          </table:table-cell>
          <table:table-cell office:value-type="float" office:value="0.5029">
            <text:p>0.5029</text:p>
          </table:table-cell>
          <table:table-cell/>
          <table:table-cell table:formula="of:=AVERAGE([.A276:.A295])" office:value-type="float" office:value="77">
            <text:p>77</text:p>
          </table:table-cell>
          <table:table-cell table:formula="of:=AVERAGE([.B276:.B295])" office:value-type="float" office:value="0.891545">
            <text:p>0.891545</text:p>
          </table:table-cell>
          <table:table-cell table:formula="of:=AVERAGE([.C276:.C295])" office:value-type="float" office:value="0.506385">
            <text:p>0.506385</text:p>
          </table:table-cell>
          <table:table-cell table:formula="of:=STDEV([.B276:.B295])" office:value-type="float" office:value="0.00770163858163347">
            <text:p>0.0077016386</text:p>
          </table:table-cell>
          <table:table-cell table:formula="of:=STDEV([.C276:.C295])" office:value-type="float" office:value="0.0207000451308941">
            <text:p>0.0207000451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63">
            <text:p>0.8963</text:p>
          </table:table-cell>
          <table:table-cell office:value-type="float" office:value="0.5306">
            <text:p>0.5306</text:p>
          </table:table-cell>
          <table:table-cell/>
          <table:table-cell table:formula="of:=AVERAGE([.A277:.A296])" office:value-type="float" office:value="77.5">
            <text:p>77.5</text:p>
          </table:table-cell>
          <table:table-cell table:formula="of:=AVERAGE([.B277:.B296])" office:value-type="float" office:value="0.89198">
            <text:p>0.89198</text:p>
          </table:table-cell>
          <table:table-cell table:formula="of:=AVERAGE([.C277:.C296])" office:value-type="float" office:value="0.50793">
            <text:p>0.50793</text:p>
          </table:table-cell>
          <table:table-cell table:formula="of:=STDEV([.B277:.B296])" office:value-type="float" office:value="0.00802696770432744">
            <text:p>0.0080269677</text:p>
          </table:table-cell>
          <table:table-cell table:formula="of:=STDEV([.C277:.C296])" office:value-type="float" office:value="0.0215614690447664">
            <text:p>0.0215614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5">
            <text:p>0.895</text:p>
          </table:table-cell>
          <table:table-cell office:value-type="float" office:value="0.5077">
            <text:p>0.5077</text:p>
          </table:table-cell>
          <table:table-cell/>
          <table:table-cell table:formula="of:=AVERAGE([.A278:.A297])" office:value-type="float" office:value="78">
            <text:p>78</text:p>
          </table:table-cell>
          <table:table-cell table:formula="of:=AVERAGE([.B278:.B297])" office:value-type="float" office:value="0.89173">
            <text:p>0.89173</text:p>
          </table:table-cell>
          <table:table-cell table:formula="of:=AVERAGE([.C278:.C297])" office:value-type="float" office:value="0.50697">
            <text:p>0.50697</text:p>
          </table:table-cell>
          <table:table-cell table:formula="of:=STDEV([.B278:.B297])" office:value-type="float" office:value="0.0079629470873408">
            <text:p>0.0079629471</text:p>
          </table:table-cell>
          <table:table-cell table:formula="of:=STDEV([.C278:.C297])" office:value-type="float" office:value="0.0209167799675411">
            <text:p>0.02091678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87">
            <text:p>0.8887</text:p>
          </table:table-cell>
          <table:table-cell office:value-type="float" office:value="0.4759">
            <text:p>0.4759</text:p>
          </table:table-cell>
          <table:table-cell/>
          <table:table-cell table:formula="of:=AVERAGE([.A279:.A298])" office:value-type="float" office:value="78.5">
            <text:p>78.5</text:p>
          </table:table-cell>
          <table:table-cell table:formula="of:=AVERAGE([.B279:.B298])" office:value-type="float" office:value="0.891495">
            <text:p>0.891495</text:p>
          </table:table-cell>
          <table:table-cell table:formula="of:=AVERAGE([.C279:.C298])" office:value-type="float" office:value="0.50576">
            <text:p>0.50576</text:p>
          </table:table-cell>
          <table:table-cell table:formula="of:=STDEV([.B279:.B298])" office:value-type="float" office:value="0.0079306517287109">
            <text:p>0.0079306517</text:p>
          </table:table-cell>
          <table:table-cell table:formula="of:=STDEV([.C279:.C298])" office:value-type="float" office:value="0.0215623307010898">
            <text:p>0.021562330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783">
            <text:p>0.8783</text:p>
          </table:table-cell>
          <table:table-cell office:value-type="float" office:value="0.4922">
            <text:p>0.4922</text:p>
          </table:table-cell>
          <table:table-cell/>
          <table:table-cell table:formula="of:=AVERAGE([.A280:.A299])" office:value-type="float" office:value="79">
            <text:p>79</text:p>
          </table:table-cell>
          <table:table-cell table:formula="of:=AVERAGE([.B280:.B299])" office:value-type="float" office:value="0.89166">
            <text:p>0.89166</text:p>
          </table:table-cell>
          <table:table-cell table:formula="of:=AVERAGE([.C280:.C299])" office:value-type="float" office:value="0.508055">
            <text:p>0.508055</text:p>
          </table:table-cell>
          <table:table-cell table:formula="of:=STDEV([.B280:.B299])" office:value-type="float" office:value="0.00790372330647164">
            <text:p>0.0079037233</text:p>
          </table:table-cell>
          <table:table-cell table:formula="of:=STDEV([.C280:.C299])" office:value-type="float" office:value="0.0206398560531496">
            <text:p>0.0206398561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77">
            <text:p>0.8977</text:p>
          </table:table-cell>
          <table:table-cell office:value-type="float" office:value="0.5103">
            <text:p>0.5103</text:p>
          </table:table-cell>
          <table:table-cell/>
          <table:table-cell table:formula="of:=AVERAGE([.A281:.A300])" office:value-type="float" office:value="79.5">
            <text:p>79.5</text:p>
          </table:table-cell>
          <table:table-cell table:formula="of:=AVERAGE([.B281:.B300])" office:value-type="float" office:value="0.89188">
            <text:p>0.89188</text:p>
          </table:table-cell>
          <table:table-cell table:formula="of:=AVERAGE([.C281:.C300])" office:value-type="float" office:value="0.509315">
            <text:p>0.509315</text:p>
          </table:table-cell>
          <table:table-cell table:formula="of:=STDEV([.B281:.B300])" office:value-type="float" office:value="0.00756631037108437">
            <text:p>0.0075663104</text:p>
          </table:table-cell>
          <table:table-cell table:formula="of:=STDEV([.C281:.C300])" office:value-type="float" office:value="0.0203886778436103">
            <text:p>0.0203886778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57">
            <text:p>0.8857</text:p>
          </table:table-cell>
          <table:table-cell office:value-type="float" office:value="0.5076">
            <text:p>0.5076</text:p>
          </table:table-cell>
          <table:table-cell/>
          <table:table-cell table:formula="of:=AVERAGE([.A282:.A301])" office:value-type="float" office:value="80">
            <text:p>80</text:p>
          </table:table-cell>
          <table:table-cell table:formula="of:=AVERAGE([.B282:.B301])" office:value-type="float" office:value="0.891895">
            <text:p>0.891895</text:p>
          </table:table-cell>
          <table:table-cell table:formula="of:=AVERAGE([.C282:.C301])" office:value-type="float" office:value="0.51018">
            <text:p>0.51018</text:p>
          </table:table-cell>
          <table:table-cell table:formula="of:=STDEV([.B282:.B301])" office:value-type="float" office:value="0.00757874277867135">
            <text:p>0.0075787428</text:p>
          </table:table-cell>
          <table:table-cell table:formula="of:=STDEV([.C282:.C301])" office:value-type="float" office:value="0.0207955865763058">
            <text:p>0.0207955866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703">
            <text:p>0.8703</text:p>
          </table:table-cell>
          <table:table-cell office:value-type="float" office:value="0.4875">
            <text:p>0.4875</text:p>
          </table:table-cell>
          <table:table-cell/>
          <table:table-cell table:formula="of:=AVERAGE([.A283:.A302])" office:value-type="float" office:value="80.5">
            <text:p>80.5</text:p>
          </table:table-cell>
          <table:table-cell table:formula="of:=AVERAGE([.B283:.B302])" office:value-type="float" office:value="0.891825">
            <text:p>0.891825</text:p>
          </table:table-cell>
          <table:table-cell table:formula="of:=AVERAGE([.C283:.C302])" office:value-type="float" office:value="0.509795">
            <text:p>0.509795</text:p>
          </table:table-cell>
          <table:table-cell table:formula="of:=STDEV([.B283:.B302])" office:value-type="float" office:value="0.00764514810017988">
            <text:p>0.0076451481</text:p>
          </table:table-cell>
          <table:table-cell table:formula="of:=STDEV([.C283:.C302])" office:value-type="float" office:value="0.0209167894034283">
            <text:p>0.0209167894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7">
            <text:p>0.8967</text:p>
          </table:table-cell>
          <table:table-cell office:value-type="float" office:value="0.5225">
            <text:p>0.5225</text:p>
          </table:table-cell>
          <table:table-cell/>
          <table:table-cell table:formula="of:=AVERAGE([.A284:.A303])" office:value-type="float" office:value="81">
            <text:p>81</text:p>
          </table:table-cell>
          <table:table-cell table:formula="of:=AVERAGE([.B284:.B303])" office:value-type="float" office:value="0.89336">
            <text:p>0.89336</text:p>
          </table:table-cell>
          <table:table-cell table:formula="of:=AVERAGE([.C284:.C303])" office:value-type="float" office:value="0.51196">
            <text:p>0.51196</text:p>
          </table:table-cell>
          <table:table-cell table:formula="of:=STDEV([.B284:.B303])" office:value-type="float" office:value="0.00600108762072167">
            <text:p>0.0060010876</text:p>
          </table:table-cell>
          <table:table-cell table:formula="of:=STDEV([.C284:.C303])" office:value-type="float" office:value="0.0207277185379741">
            <text:p>0.020727718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27">
            <text:p>0.8927</text:p>
          </table:table-cell>
          <table:table-cell office:value-type="float" office:value="0.5126">
            <text:p>0.5126</text:p>
          </table:table-cell>
          <table:table-cell/>
          <table:table-cell table:formula="of:=AVERAGE([.A285:.A304])" office:value-type="float" office:value="81.5">
            <text:p>81.5</text:p>
          </table:table-cell>
          <table:table-cell table:formula="of:=AVERAGE([.B285:.B304])" office:value-type="float" office:value="0.89306">
            <text:p>0.89306</text:p>
          </table:table-cell>
          <table:table-cell table:formula="of:=AVERAGE([.C285:.C304])" office:value-type="float" office:value="0.511125">
            <text:p>0.511125</text:p>
          </table:table-cell>
          <table:table-cell table:formula="of:=STDEV([.B285:.B304])" office:value-type="float" office:value="0.0059752471871353">
            <text:p>0.0059752472</text:p>
          </table:table-cell>
          <table:table-cell table:formula="of:=STDEV([.C285:.C304])" office:value-type="float" office:value="0.0206168524577143">
            <text:p>0.020616852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83">
            <text:p>0.8983</text:p>
          </table:table-cell>
          <table:table-cell office:value-type="float" office:value="0.5358">
            <text:p>0.5358</text:p>
          </table:table-cell>
          <table:table-cell/>
          <table:table-cell table:formula="of:=AVERAGE([.A286:.A305])" office:value-type="float" office:value="82">
            <text:p>82</text:p>
          </table:table-cell>
          <table:table-cell table:formula="of:=AVERAGE([.B286:.B305])" office:value-type="float" office:value="0.89306">
            <text:p>0.89306</text:p>
          </table:table-cell>
          <table:table-cell table:formula="of:=AVERAGE([.C286:.C305])" office:value-type="float" office:value="0.51075">
            <text:p>0.51075</text:p>
          </table:table-cell>
          <table:table-cell table:formula="of:=STDEV([.B286:.B305])" office:value-type="float" office:value="0.0059752471871353">
            <text:p>0.0059752472</text:p>
          </table:table-cell>
          <table:table-cell table:formula="of:=STDEV([.C286:.C305])" office:value-type="float" office:value="0.0206567817333424">
            <text:p>0.0206567817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57">
            <text:p>0.8857</text:p>
          </table:table-cell>
          <table:table-cell office:value-type="float" office:value="0.4734">
            <text:p>0.4734</text:p>
          </table:table-cell>
          <table:table-cell/>
          <table:table-cell table:formula="of:=AVERAGE([.A287:.A306])" office:value-type="float" office:value="82.5">
            <text:p>82.5</text:p>
          </table:table-cell>
          <table:table-cell table:formula="of:=AVERAGE([.B287:.B306])" office:value-type="float" office:value="0.89298">
            <text:p>0.89298</text:p>
          </table:table-cell>
          <table:table-cell table:formula="of:=AVERAGE([.C287:.C306])" office:value-type="float" office:value="0.51013">
            <text:p>0.51013</text:p>
          </table:table-cell>
          <table:table-cell table:formula="of:=STDEV([.B287:.B306])" office:value-type="float" office:value="0.00591177237650257">
            <text:p>0.0059117724</text:p>
          </table:table-cell>
          <table:table-cell table:formula="of:=STDEV([.C287:.C306])" office:value-type="float" office:value="0.0200423000045824">
            <text:p>0.020042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07">
            <text:p>0.8907</text:p>
          </table:table-cell>
          <table:table-cell office:value-type="float" office:value="0.4808">
            <text:p>0.4808</text:p>
          </table:table-cell>
          <table:table-cell/>
          <table:table-cell table:formula="of:=AVERAGE([.A288:.A307])" office:value-type="float" office:value="83">
            <text:p>83</text:p>
          </table:table-cell>
          <table:table-cell table:formula="of:=AVERAGE([.B288:.B307])" office:value-type="float" office:value="0.893145">
            <text:p>0.893145</text:p>
          </table:table-cell>
          <table:table-cell table:formula="of:=AVERAGE([.C288:.C307])" office:value-type="float" office:value="0.510755">
            <text:p>0.510755</text:p>
          </table:table-cell>
          <table:table-cell table:formula="of:=STDEV([.B288:.B307])" office:value-type="float" office:value="0.00574149027050605">
            <text:p>0.0057414903</text:p>
          </table:table-cell>
          <table:table-cell table:formula="of:=STDEV([.C288:.C307])" office:value-type="float" office:value="0.0190046663244916">
            <text:p>0.019004666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3">
            <text:p>0.8963</text:p>
          </table:table-cell>
          <table:table-cell office:value-type="float" office:value="0.4974">
            <text:p>0.4974</text:p>
          </table:table-cell>
          <table:table-cell/>
          <table:table-cell table:formula="of:=AVERAGE([.A289:.A308])" office:value-type="float" office:value="83.5">
            <text:p>83.5</text:p>
          </table:table-cell>
          <table:table-cell table:formula="of:=AVERAGE([.B289:.B308])" office:value-type="float" office:value="0.89336">
            <text:p>0.89336</text:p>
          </table:table-cell>
          <table:table-cell table:formula="of:=AVERAGE([.C289:.C308])" office:value-type="float" office:value="0.5137">
            <text:p>0.5137</text:p>
          </table:table-cell>
          <table:table-cell table:formula="of:=STDEV([.B289:.B308])" office:value-type="float" office:value="0.00572560270327844">
            <text:p>0.0057256027</text:p>
          </table:table-cell>
          <table:table-cell table:formula="of:=STDEV([.C289:.C308])" office:value-type="float" office:value="0.0186793158896482">
            <text:p>0.018679315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9003">
            <text:p>0.9003</text:p>
          </table:table-cell>
          <table:table-cell office:value-type="float" office:value="0.5518">
            <text:p>0.5518</text:p>
          </table:table-cell>
          <table:table-cell/>
          <table:table-cell table:formula="of:=AVERAGE([.A290:.A309])" office:value-type="float" office:value="84">
            <text:p>84</text:p>
          </table:table-cell>
          <table:table-cell table:formula="of:=AVERAGE([.B290:.B309])" office:value-type="float" office:value="0.89343">
            <text:p>0.89343</text:p>
          </table:table-cell>
          <table:table-cell table:formula="of:=AVERAGE([.C290:.C309])" office:value-type="float" office:value="0.51471">
            <text:p>0.51471</text:p>
          </table:table-cell>
          <table:table-cell table:formula="of:=STDEV([.B290:.B309])" office:value-type="float" office:value="0.00577180989583719">
            <text:p>0.0057718099</text:p>
          </table:table-cell>
          <table:table-cell table:formula="of:=STDEV([.C290:.C309])" office:value-type="float" office:value="0.0182937118906154">
            <text:p>0.018293711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3">
            <text:p>0.8963</text:p>
          </table:table-cell>
          <table:table-cell office:value-type="float" office:value="0.5112">
            <text:p>0.5112</text:p>
          </table:table-cell>
          <table:table-cell/>
          <table:table-cell table:formula="of:=AVERAGE([.A291:.A310])" office:value-type="float" office:value="84.5">
            <text:p>84.5</text:p>
          </table:table-cell>
          <table:table-cell table:formula="of:=AVERAGE([.B291:.B310])" office:value-type="float" office:value="0.89358">
            <text:p>0.89358</text:p>
          </table:table-cell>
          <table:table-cell table:formula="of:=AVERAGE([.C291:.C310])" office:value-type="float" office:value="0.514465">
            <text:p>0.514465</text:p>
          </table:table-cell>
          <table:table-cell table:formula="of:=STDEV([.B291:.B310])" office:value-type="float" office:value="0.00599443601666534">
            <text:p>0.005994436</text:p>
          </table:table-cell>
          <table:table-cell table:formula="of:=STDEV([.C291:.C310])" office:value-type="float" office:value="0.0177969031901029">
            <text:p>0.0177969032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3">
            <text:p>0.8963</text:p>
          </table:table-cell>
          <table:table-cell office:value-type="float" office:value="0.4922">
            <text:p>0.4922</text:p>
          </table:table-cell>
          <table:table-cell/>
          <table:table-cell table:formula="of:=AVERAGE([.A292:.A311])" office:value-type="float" office:value="85">
            <text:p>85</text:p>
          </table:table-cell>
          <table:table-cell table:formula="of:=AVERAGE([.B292:.B311])" office:value-type="float" office:value="0.8933">
            <text:p>0.8933</text:p>
          </table:table-cell>
          <table:table-cell table:formula="of:=AVERAGE([.C292:.C311])" office:value-type="float" office:value="0.514165">
            <text:p>0.514165</text:p>
          </table:table-cell>
          <table:table-cell table:formula="of:=STDEV([.B292:.B311])" office:value-type="float" office:value="0.00599148518623237">
            <text:p>0.0059914852</text:p>
          </table:table-cell>
          <table:table-cell table:formula="of:=STDEV([.C292:.C311])" office:value-type="float" office:value="0.0179050794028134">
            <text:p>0.0179050794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">
            <text:p>0.89</text:p>
          </table:table-cell>
          <table:table-cell office:value-type="float" office:value="0.4994">
            <text:p>0.4994</text:p>
          </table:table-cell>
          <table:table-cell/>
          <table:table-cell table:formula="of:=AVERAGE([.A293:.A312])" office:value-type="float" office:value="85.5">
            <text:p>85.5</text:p>
          </table:table-cell>
          <table:table-cell table:formula="of:=AVERAGE([.B293:.B312])" office:value-type="float" office:value="0.893485">
            <text:p>0.893485</text:p>
          </table:table-cell>
          <table:table-cell table:formula="of:=AVERAGE([.C293:.C312])" office:value-type="float" office:value="0.516725">
            <text:p>0.516725</text:p>
          </table:table-cell>
          <table:table-cell table:formula="of:=STDEV([.B293:.B312])" office:value-type="float" office:value="0.00614416925136942">
            <text:p>0.0061441693</text:p>
          </table:table-cell>
          <table:table-cell table:formula="of:=STDEV([.C293:.C312])" office:value-type="float" office:value="0.0182560696467605">
            <text:p>0.0182560696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93">
            <text:p>0.8993</text:p>
          </table:table-cell>
          <table:table-cell office:value-type="float" office:value="0.5329">
            <text:p>0.5329</text:p>
          </table:table-cell>
          <table:table-cell/>
          <table:table-cell table:formula="of:=AVERAGE([.A294:.A313])" office:value-type="float" office:value="86">
            <text:p>86</text:p>
          </table:table-cell>
          <table:table-cell table:formula="of:=AVERAGE([.B294:.B313])" office:value-type="float" office:value="0.89377">
            <text:p>0.89377</text:p>
          </table:table-cell>
          <table:table-cell table:formula="of:=AVERAGE([.C294:.C313])" office:value-type="float" office:value="0.51751">
            <text:p>0.51751</text:p>
          </table:table-cell>
          <table:table-cell table:formula="of:=STDEV([.B294:.B313])" office:value-type="float" office:value="0.00610608841972285">
            <text:p>0.0061060884</text:p>
          </table:table-cell>
          <table:table-cell table:formula="of:=STDEV([.C294:.C313])" office:value-type="float" office:value="0.0178038405082192">
            <text:p>0.017803840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33">
            <text:p>0.8833</text:p>
          </table:table-cell>
          <table:table-cell office:value-type="float" office:value="0.503">
            <text:p>0.503</text:p>
          </table:table-cell>
          <table:table-cell/>
          <table:table-cell table:formula="of:=AVERAGE([.A295:.A314])" office:value-type="float" office:value="86.5">
            <text:p>86.5</text:p>
          </table:table-cell>
          <table:table-cell table:formula="of:=AVERAGE([.B295:.B314])" office:value-type="float" office:value="0.89357">
            <text:p>0.89357</text:p>
          </table:table-cell>
          <table:table-cell table:formula="of:=AVERAGE([.C295:.C314])" office:value-type="float" office:value="0.51702">
            <text:p>0.51702</text:p>
          </table:table-cell>
          <table:table-cell table:formula="of:=STDEV([.B295:.B314])" office:value-type="float" office:value="0.00597962329389084">
            <text:p>0.0059796233</text:p>
          </table:table-cell>
          <table:table-cell table:formula="of:=STDEV([.C295:.C314])" office:value-type="float" office:value="0.0174900753812585">
            <text:p>0.0174900754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9017">
            <text:p>0.9017</text:p>
          </table:table-cell>
          <table:table-cell office:value-type="float" office:value="0.5338">
            <text:p>0.5338</text:p>
          </table:table-cell>
          <table:table-cell/>
          <table:table-cell table:formula="of:=AVERAGE([.A296:.A315])" office:value-type="float" office:value="87">
            <text:p>87</text:p>
          </table:table-cell>
          <table:table-cell table:formula="of:=AVERAGE([.B296:.B315])" office:value-type="float" office:value="0.893805">
            <text:p>0.893805</text:p>
          </table:table-cell>
          <table:table-cell table:formula="of:=AVERAGE([.C296:.C315])" office:value-type="float" office:value="0.516295">
            <text:p>0.516295</text:p>
          </table:table-cell>
          <table:table-cell table:formula="of:=STDEV([.B296:.B315])" office:value-type="float" office:value="0.00563732626059739">
            <text:p>0.0056373263</text:p>
          </table:table-cell>
          <table:table-cell table:formula="of:=STDEV([.C296:.C315])" office:value-type="float" office:value="0.0183797220928535">
            <text:p>0.0183797221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13">
            <text:p>0.8913</text:p>
          </table:table-cell>
          <table:table-cell office:value-type="float" office:value="0.5114">
            <text:p>0.5114</text:p>
          </table:table-cell>
          <table:table-cell/>
          <table:table-cell table:formula="of:=AVERAGE([.A297:.A316])" office:value-type="float" office:value="87.5">
            <text:p>87.5</text:p>
          </table:table-cell>
          <table:table-cell table:formula="of:=AVERAGE([.B297:.B316])" office:value-type="float" office:value="0.89357">
            <text:p>0.89357</text:p>
          </table:table-cell>
          <table:table-cell table:formula="of:=AVERAGE([.C297:.C316])" office:value-type="float" office:value="0.51544">
            <text:p>0.51544</text:p>
          </table:table-cell>
          <table:table-cell table:formula="of:=STDEV([.B297:.B316])" office:value-type="float" office:value="0.00538312177086864">
            <text:p>0.0053831218</text:p>
          </table:table-cell>
          <table:table-cell table:formula="of:=STDEV([.C297:.C316])" office:value-type="float" office:value="0.0179143987956762">
            <text:p>0.0179143988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03">
            <text:p>0.8903</text:p>
          </table:table-cell>
          <table:table-cell office:value-type="float" office:value="0.4835">
            <text:p>0.4835</text:p>
          </table:table-cell>
          <table:table-cell/>
          <table:table-cell table:formula="of:=AVERAGE([.A298:.A317])" office:value-type="float" office:value="88">
            <text:p>88</text:p>
          </table:table-cell>
          <table:table-cell table:formula="of:=AVERAGE([.B298:.B317])" office:value-type="float" office:value="0.893555">
            <text:p>0.893555</text:p>
          </table:table-cell>
          <table:table-cell table:formula="of:=AVERAGE([.C298:.C317])" office:value-type="float" office:value="0.515815">
            <text:p>0.515815</text:p>
          </table:table-cell>
          <table:table-cell table:formula="of:=STDEV([.B298:.B317])" office:value-type="float" office:value="0.00539019333702662">
            <text:p>0.0053901933</text:p>
          </table:table-cell>
          <table:table-cell table:formula="of:=STDEV([.C298:.C317])" office:value-type="float" office:value="0.0179038741764545">
            <text:p>0.0179038742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2">
            <text:p>0.892</text:p>
          </table:table-cell>
          <table:table-cell office:value-type="float" office:value="0.5218">
            <text:p>0.5218</text:p>
          </table:table-cell>
          <table:table-cell/>
          <table:table-cell table:formula="of:=AVERAGE([.A299:.A318])" office:value-type="float" office:value="88.5">
            <text:p>88.5</text:p>
          </table:table-cell>
          <table:table-cell table:formula="of:=AVERAGE([.B299:.B318])" office:value-type="float" office:value="0.89409">
            <text:p>0.89409</text:p>
          </table:table-cell>
          <table:table-cell table:formula="of:=AVERAGE([.C299:.C318])" office:value-type="float" office:value="0.51876">
            <text:p>0.51876</text:p>
          </table:table-cell>
          <table:table-cell table:formula="of:=STDEV([.B299:.B318])" office:value-type="float" office:value="0.00557786037076847">
            <text:p>0.0055778604</text:p>
          </table:table-cell>
          <table:table-cell table:formula="of:=STDEV([.C299:.C318])" office:value-type="float" office:value="0.0171364001624121">
            <text:p>0.0171364002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27">
            <text:p>0.8827</text:p>
          </table:table-cell>
          <table:table-cell office:value-type="float" office:value="0.5174">
            <text:p>0.5174</text:p>
          </table:table-cell>
          <table:table-cell/>
          <table:table-cell table:formula="of:=AVERAGE([.A300:.A319])" office:value-type="float" office:value="89">
            <text:p>89</text:p>
          </table:table-cell>
          <table:table-cell table:formula="of:=AVERAGE([.B300:.B319])" office:value-type="float" office:value="0.89394">
            <text:p>0.89394</text:p>
          </table:table-cell>
          <table:table-cell table:formula="of:=AVERAGE([.C300:.C319])" office:value-type="float" office:value="0.516555">
            <text:p>0.516555</text:p>
          </table:table-cell>
          <table:table-cell table:formula="of:=STDEV([.B300:.B319])" office:value-type="float" office:value="0.00567648890739596">
            <text:p>0.0056764889</text:p>
          </table:table-cell>
          <table:table-cell table:formula="of:=STDEV([.C300:.C319])" office:value-type="float" office:value="0.0194109430612301">
            <text:p>0.0194109431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8">
            <text:p>0.898</text:p>
          </table:table-cell>
          <table:table-cell office:value-type="float" office:value="0.5276">
            <text:p>0.5276</text:p>
          </table:table-cell>
          <table:table-cell/>
          <table:table-cell table:formula="of:=AVERAGE([.A301:.A320])" office:value-type="float" office:value="89.5">
            <text:p>89.5</text:p>
          </table:table-cell>
          <table:table-cell table:formula="of:=AVERAGE([.B301:.B320])" office:value-type="float" office:value="0.89449">
            <text:p>0.89449</text:p>
          </table:table-cell>
          <table:table-cell table:formula="of:=AVERAGE([.C301:.C320])" office:value-type="float" office:value="0.515805">
            <text:p>0.515805</text:p>
          </table:table-cell>
          <table:table-cell table:formula="of:=STDEV([.B301:.B320])" office:value-type="float" office:value="0.00502571283239344">
            <text:p>0.0050257128</text:p>
          </table:table-cell>
          <table:table-cell table:formula="of:=STDEV([.C301:.C320])" office:value-type="float" office:value="0.0196647018792556">
            <text:p>0.019664701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43">
            <text:p>0.8843</text:p>
          </table:table-cell>
          <table:table-cell office:value-type="float" office:value="0.4999">
            <text:p>0.4999</text:p>
          </table:table-cell>
          <table:table-cell/>
          <table:table-cell table:formula="of:=AVERAGE([.A302:.A321])" office:value-type="float" office:value="90">
            <text:p>90</text:p>
          </table:table-cell>
          <table:table-cell table:formula="of:=AVERAGE([.B302:.B321])" office:value-type="float" office:value="0.894175">
            <text:p>0.894175</text:p>
          </table:table-cell>
          <table:table-cell table:formula="of:=AVERAGE([.C302:.C321])" office:value-type="float" office:value="0.514145">
            <text:p>0.514145</text:p>
          </table:table-cell>
          <table:table-cell table:formula="of:=STDEV([.B302:.B321])" office:value-type="float" office:value="0.00499145322157364">
            <text:p>0.0049914532</text:p>
          </table:table-cell>
          <table:table-cell table:formula="of:=STDEV([.C302:.C321])" office:value-type="float" office:value="0.0200147965002737">
            <text:p>0.0200147965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01">
            <text:p>0.901</text:p>
          </table:table-cell>
          <table:table-cell office:value-type="float" office:value="0.5308">
            <text:p>0.5308</text:p>
          </table:table-cell>
          <table:table-cell/>
          <table:table-cell table:formula="of:=AVERAGE([.A303:.A322])" office:value-type="float" office:value="90.5">
            <text:p>90.5</text:p>
          </table:table-cell>
          <table:table-cell table:formula="of:=AVERAGE([.B303:.B322])" office:value-type="float" office:value="0.89496">
            <text:p>0.89496</text:p>
          </table:table-cell>
          <table:table-cell table:formula="of:=AVERAGE([.C303:.C322])" office:value-type="float" office:value="0.515945">
            <text:p>0.515945</text:p>
          </table:table-cell>
          <table:table-cell table:formula="of:=STDEV([.B303:.B322])" office:value-type="float" office:value="0.00457376960734279">
            <text:p>0.0045737696</text:p>
          </table:table-cell>
          <table:table-cell table:formula="of:=STDEV([.C303:.C322])" office:value-type="float" office:value="0.0202832696160109">
            <text:p>0.0202832696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07">
            <text:p>0.8907</text:p>
          </table:table-cell>
          <table:table-cell office:value-type="float" office:value="0.5058">
            <text:p>0.5058</text:p>
          </table:table-cell>
          <table:table-cell/>
          <table:table-cell table:formula="of:=AVERAGE([.A304:.A323])" office:value-type="float" office:value="91">
            <text:p>91</text:p>
          </table:table-cell>
          <table:table-cell table:formula="of:=AVERAGE([.B304:.B323])" office:value-type="float" office:value="0.895095">
            <text:p>0.895095</text:p>
          </table:table-cell>
          <table:table-cell table:formula="of:=AVERAGE([.C304:.C323])" office:value-type="float" office:value="0.51642">
            <text:p>0.51642</text:p>
          </table:table-cell>
          <table:table-cell table:formula="of:=STDEV([.B304:.B323])" office:value-type="float" office:value="0.00479588365163293">
            <text:p>0.0047958837</text:p>
          </table:table-cell>
          <table:table-cell table:formula="of:=STDEV([.C304:.C323])" office:value-type="float" office:value="0.0207552048006227">
            <text:p>0.0207552048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27">
            <text:p>0.8927</text:p>
          </table:table-cell>
          <table:table-cell office:value-type="float" office:value="0.5051">
            <text:p>0.5051</text:p>
          </table:table-cell>
          <table:table-cell/>
          <table:table-cell table:formula="of:=AVERAGE([.A305:.A324])" office:value-type="float" office:value="91.5">
            <text:p>91.5</text:p>
          </table:table-cell>
          <table:table-cell table:formula="of:=AVERAGE([.B305:.B324])" office:value-type="float" office:value="0.89551">
            <text:p>0.89551</text:p>
          </table:table-cell>
          <table:table-cell table:formula="of:=AVERAGE([.C305:.C324])" office:value-type="float" office:value="0.516725">
            <text:p>0.516725</text:p>
          </table:table-cell>
          <table:table-cell table:formula="of:=STDEV([.B305:.B324])" office:value-type="float" office:value="0.00475448818430931">
            <text:p>0.0047544882</text:p>
          </table:table-cell>
          <table:table-cell table:formula="of:=STDEV([.C305:.C324])" office:value-type="float" office:value="0.020635403277403">
            <text:p>0.020635403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67">
            <text:p>0.8967</text:p>
          </table:table-cell>
          <table:table-cell office:value-type="float" office:value="0.5234">
            <text:p>0.5234</text:p>
          </table:table-cell>
          <table:table-cell/>
          <table:table-cell table:formula="of:=AVERAGE([.A306:.A325])" office:value-type="float" office:value="92">
            <text:p>92</text:p>
          </table:table-cell>
          <table:table-cell table:formula="of:=AVERAGE([.B306:.B325])" office:value-type="float" office:value="0.89544">
            <text:p>0.89544</text:p>
          </table:table-cell>
          <table:table-cell table:formula="of:=AVERAGE([.C306:.C325])" office:value-type="float" office:value="0.51656">
            <text:p>0.51656</text:p>
          </table:table-cell>
          <table:table-cell table:formula="of:=STDEV([.B306:.B325])" office:value-type="float" office:value="0.00480804150958524">
            <text:p>0.0048080415</text:p>
          </table:table-cell>
          <table:table-cell table:formula="of:=STDEV([.C306:.C325])" office:value-type="float" office:value="0.0207461448543046">
            <text:p>0.020746144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9">
            <text:p>0.889</text:p>
          </table:table-cell>
          <table:table-cell office:value-type="float" office:value="0.4859">
            <text:p>0.4859</text:p>
          </table:table-cell>
          <table:table-cell/>
          <table:table-cell table:formula="of:=AVERAGE([.A307:.A326])" office:value-type="float" office:value="92.5">
            <text:p>92.5</text:p>
          </table:table-cell>
          <table:table-cell table:formula="of:=AVERAGE([.B307:.B326])" office:value-type="float" office:value="0.89582">
            <text:p>0.89582</text:p>
          </table:table-cell>
          <table:table-cell table:formula="of:=AVERAGE([.C307:.C326])" office:value-type="float" office:value="0.51695">
            <text:p>0.51695</text:p>
          </table:table-cell>
          <table:table-cell table:formula="of:=STDEV([.B307:.B326])" office:value-type="float" office:value="0.00519742851397638">
            <text:p>0.0051974285</text:p>
          </table:table-cell>
          <table:table-cell table:formula="of:=STDEV([.C307:.C326])" office:value-type="float" office:value="0.0209537711716958">
            <text:p>0.020953771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5">
            <text:p>0.895</text:p>
          </table:table-cell>
          <table:table-cell office:value-type="float" office:value="0.5397">
            <text:p>0.5397</text:p>
          </table:table-cell>
          <table:table-cell/>
          <table:table-cell table:formula="of:=AVERAGE([.A308:.A327])" office:value-type="float" office:value="93">
            <text:p>93</text:p>
          </table:table-cell>
          <table:table-cell table:formula="of:=AVERAGE([.B308:.B327])" office:value-type="float" office:value="0.895655">
            <text:p>0.895655</text:p>
          </table:table-cell>
          <table:table-cell table:formula="of:=AVERAGE([.C308:.C327])" office:value-type="float" office:value="0.516885">
            <text:p>0.516885</text:p>
          </table:table-cell>
          <table:table-cell table:formula="of:=STDEV([.B308:.B327])" office:value-type="float" office:value="0.00547054072185498">
            <text:p>0.0054705407</text:p>
          </table:table-cell>
          <table:table-cell table:formula="of:=STDEV([.C308:.C327])" office:value-type="float" office:value="0.0210569222272442">
            <text:p>0.021056922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77">
            <text:p>0.8977</text:p>
          </table:table-cell>
          <table:table-cell office:value-type="float" office:value="0.5176">
            <text:p>0.5176</text:p>
          </table:table-cell>
          <table:table-cell/>
          <table:table-cell table:formula="of:=AVERAGE([.A309:.A328])" office:value-type="float" office:value="93.5">
            <text:p>93.5</text:p>
          </table:table-cell>
          <table:table-cell table:formula="of:=AVERAGE([.B309:.B328])" office:value-type="float" office:value="0.89564">
            <text:p>0.89564</text:p>
          </table:table-cell>
          <table:table-cell table:formula="of:=AVERAGE([.C309:.C328])" office:value-type="float" office:value="0.516035">
            <text:p>0.516035</text:p>
          </table:table-cell>
          <table:table-cell table:formula="of:=STDEV([.B309:.B328])" office:value-type="float" office:value="0.00547284204047585">
            <text:p>0.005472842</text:p>
          </table:table-cell>
          <table:table-cell table:formula="of:=STDEV([.C309:.C328])" office:value-type="float" office:value="0.0204209973208692">
            <text:p>0.020420997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033">
            <text:p>0.9033</text:p>
          </table:table-cell>
          <table:table-cell office:value-type="float" office:value="0.5469">
            <text:p>0.5469</text:p>
          </table:table-cell>
          <table:table-cell/>
          <table:table-cell table:formula="of:=AVERAGE([.A310:.A329])" office:value-type="float" office:value="94">
            <text:p>94</text:p>
          </table:table-cell>
          <table:table-cell table:formula="of:=AVERAGE([.B310:.B329])" office:value-type="float" office:value="0.89587">
            <text:p>0.89587</text:p>
          </table:table-cell>
          <table:table-cell table:formula="of:=AVERAGE([.C310:.C329])" office:value-type="float" office:value="0.515925">
            <text:p>0.515925</text:p>
          </table:table-cell>
          <table:table-cell table:formula="of:=STDEV([.B310:.B329])" office:value-type="float" office:value="0.00565751479752465">
            <text:p>0.0056575148</text:p>
          </table:table-cell>
          <table:table-cell table:formula="of:=STDEV([.C310:.C329])" office:value-type="float" office:value="0.0204180486463892">
            <text:p>0.0204180486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07">
            <text:p>0.8907</text:p>
          </table:table-cell>
          <table:table-cell office:value-type="float" office:value="0.5052">
            <text:p>0.5052</text:p>
          </table:table-cell>
          <table:table-cell/>
          <table:table-cell table:formula="of:=AVERAGE([.A311:.A330])" office:value-type="float" office:value="94.5">
            <text:p>94.5</text:p>
          </table:table-cell>
          <table:table-cell table:formula="of:=AVERAGE([.B311:.B330])" office:value-type="float" office:value="0.896105">
            <text:p>0.896105</text:p>
          </table:table-cell>
          <table:table-cell table:formula="of:=AVERAGE([.C311:.C330])" office:value-type="float" office:value="0.51664">
            <text:p>0.51664</text:p>
          </table:table-cell>
          <table:table-cell table:formula="of:=STDEV([.B311:.B330])" office:value-type="float" office:value="0.0060653003570353">
            <text:p>0.0060653004</text:p>
          </table:table-cell>
          <table:table-cell table:formula="of:=STDEV([.C311:.C330])" office:value-type="float" office:value="0.0217657238988761">
            <text:p>0.021765723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">
            <text:p>0.9</text:p>
          </table:table-cell>
          <table:table-cell office:value-type="float" office:value="0.5434">
            <text:p>0.5434</text:p>
          </table:table-cell>
          <table:table-cell/>
          <table:table-cell table:formula="of:=AVERAGE([.A312:.A331])" office:value-type="float" office:value="95">
            <text:p>95</text:p>
          </table:table-cell>
          <table:table-cell table:formula="of:=AVERAGE([.B312:.B331])" office:value-type="float" office:value="0.896385">
            <text:p>0.896385</text:p>
          </table:table-cell>
          <table:table-cell table:formula="of:=AVERAGE([.C312:.C331])" office:value-type="float" office:value="0.51691">
            <text:p>0.51691</text:p>
          </table:table-cell>
          <table:table-cell table:formula="of:=STDEV([.B312:.B331])" office:value-type="float" office:value="0.00593041003286406">
            <text:p>0.00593041</text:p>
          </table:table-cell>
          <table:table-cell table:formula="of:=STDEV([.C312:.C331])" office:value-type="float" office:value="0.0216495265537147">
            <text:p>0.0216495266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57">
            <text:p>0.8957</text:p>
          </table:table-cell>
          <table:table-cell office:value-type="float" office:value="0.5151">
            <text:p>0.5151</text:p>
          </table:table-cell>
          <table:table-cell/>
          <table:table-cell table:formula="of:=AVERAGE([.A313:.A332])" office:value-type="float" office:value="95.5">
            <text:p>95.5</text:p>
          </table:table-cell>
          <table:table-cell table:formula="of:=AVERAGE([.B313:.B332])" office:value-type="float" office:value="0.8964">
            <text:p>0.8964</text:p>
          </table:table-cell>
          <table:table-cell table:formula="of:=AVERAGE([.C313:.C332])" office:value-type="float" office:value="0.516545">
            <text:p>0.516545</text:p>
          </table:table-cell>
          <table:table-cell table:formula="of:=STDEV([.B313:.B332])" office:value-type="float" office:value="0.00594040579864974">
            <text:p>0.0059404058</text:p>
          </table:table-cell>
          <table:table-cell table:formula="of:=STDEV([.C313:.C332])" office:value-type="float" office:value="0.0212370201844748">
            <text:p>0.021237020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53">
            <text:p>0.8953</text:p>
          </table:table-cell>
          <table:table-cell office:value-type="float" office:value="0.5231">
            <text:p>0.5231</text:p>
          </table:table-cell>
          <table:table-cell/>
          <table:table-cell table:formula="of:=AVERAGE([.A314:.A333])" office:value-type="float" office:value="96">
            <text:p>96</text:p>
          </table:table-cell>
          <table:table-cell table:formula="of:=AVERAGE([.B314:.B333])" office:value-type="float" office:value="0.89655">
            <text:p>0.89655</text:p>
          </table:table-cell>
          <table:table-cell table:formula="of:=AVERAGE([.C314:.C333])" office:value-type="float" office:value="0.516485">
            <text:p>0.516485</text:p>
          </table:table-cell>
          <table:table-cell table:formula="of:=STDEV([.B314:.B333])" office:value-type="float" office:value="0.00595964499119306">
            <text:p>0.005959645</text:p>
          </table:table-cell>
          <table:table-cell table:formula="of:=STDEV([.C314:.C333])" office:value-type="float" office:value="0.0212430118540564">
            <text:p>0.021243011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8">
            <text:p>0.888</text:p>
          </table:table-cell>
          <table:table-cell office:value-type="float" office:value="0.4885">
            <text:p>0.4885</text:p>
          </table:table-cell>
          <table:table-cell/>
          <table:table-cell table:formula="of:=AVERAGE([.A315:.A334])" office:value-type="float" office:value="96.5">
            <text:p>96.5</text:p>
          </table:table-cell>
          <table:table-cell table:formula="of:=AVERAGE([.B315:.B334])" office:value-type="float" office:value="0.8962">
            <text:p>0.8962</text:p>
          </table:table-cell>
          <table:table-cell table:formula="of:=AVERAGE([.C315:.C334])" office:value-type="float" office:value="0.51536">
            <text:p>0.51536</text:p>
          </table:table-cell>
          <table:table-cell table:formula="of:=STDEV([.B315:.B334])" office:value-type="float" office:value="0.00623605813416067">
            <text:p>0.0062360581</text:p>
          </table:table-cell>
          <table:table-cell table:formula="of:=STDEV([.C315:.C334])" office:value-type="float" office:value="0.0214688366561493">
            <text:p>0.0214688367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7">
            <text:p>0.897</text:p>
          </table:table-cell>
          <table:table-cell office:value-type="float" office:value="0.5167">
            <text:p>0.5167</text:p>
          </table:table-cell>
          <table:table-cell/>
          <table:table-cell table:formula="of:=AVERAGE([.A316:.A335])" office:value-type="float" office:value="97">
            <text:p>97</text:p>
          </table:table-cell>
          <table:table-cell table:formula="of:=AVERAGE([.B316:.B335])" office:value-type="float" office:value="0.895985">
            <text:p>0.895985</text:p>
          </table:table-cell>
          <table:table-cell table:formula="of:=AVERAGE([.C316:.C335])" office:value-type="float" office:value="0.514675">
            <text:p>0.514675</text:p>
          </table:table-cell>
          <table:table-cell table:formula="of:=STDEV([.B316:.B335])" office:value-type="float" office:value="0.0065973100578948">
            <text:p>0.0065973101</text:p>
          </table:table-cell>
          <table:table-cell table:formula="of:=STDEV([.C316:.C335])" office:value-type="float" office:value="0.0225617019468134">
            <text:p>0.022561701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1">
            <text:p>0.891</text:p>
          </table:table-cell>
          <table:table-cell office:value-type="float" office:value="0.5189">
            <text:p>0.5189</text:p>
          </table:table-cell>
          <table:table-cell/>
          <table:table-cell table:formula="of:=AVERAGE([.A317:.A336])" office:value-type="float" office:value="97.5">
            <text:p>97.5</text:p>
          </table:table-cell>
          <table:table-cell table:formula="of:=AVERAGE([.B317:.B336])" office:value-type="float" office:value="0.89627">
            <text:p>0.89627</text:p>
          </table:table-cell>
          <table:table-cell table:formula="of:=AVERAGE([.C317:.C336])" office:value-type="float" office:value="0.51617">
            <text:p>0.51617</text:p>
          </table:table-cell>
          <table:table-cell table:formula="of:=STDEV([.B317:.B336])" office:value-type="float" office:value="0.00676446598040081">
            <text:p>0.006764466</text:p>
          </table:table-cell>
          <table:table-cell table:formula="of:=STDEV([.C317:.C336])" office:value-type="float" office:value="0.023666523103098">
            <text:p>0.0236665231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01">
            <text:p>0.901</text:p>
          </table:table-cell>
          <table:table-cell office:value-type="float" office:value="0.5424">
            <text:p>0.5424</text:p>
          </table:table-cell>
          <table:table-cell/>
          <table:table-cell table:formula="of:=AVERAGE([.A318:.A337])" office:value-type="float" office:value="98">
            <text:p>98</text:p>
          </table:table-cell>
          <table:table-cell table:formula="of:=AVERAGE([.B318:.B337])" office:value-type="float" office:value="0.896685">
            <text:p>0.896685</text:p>
          </table:table-cell>
          <table:table-cell table:formula="of:=AVERAGE([.C318:.C337])" office:value-type="float" office:value="0.516995">
            <text:p>0.516995</text:p>
          </table:table-cell>
          <table:table-cell table:formula="of:=STDEV([.B318:.B337])" office:value-type="float" office:value="0.00667818719492993">
            <text:p>0.0066781872</text:p>
          </table:table-cell>
          <table:table-cell table:formula="of:=STDEV([.C318:.C337])" office:value-type="float" office:value="0.0240511620246682">
            <text:p>0.02405116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9">
            <text:p>0.889</text:p>
          </table:table-cell>
          <table:table-cell office:value-type="float" office:value="0.4777">
            <text:p>0.4777</text:p>
          </table:table-cell>
          <table:table-cell/>
          <table:table-cell table:formula="of:=AVERAGE([.A319:.A338])" office:value-type="float" office:value="98.5">
            <text:p>98.5</text:p>
          </table:table-cell>
          <table:table-cell table:formula="of:=AVERAGE([.B319:.B338])" office:value-type="float" office:value="0.8968">
            <text:p>0.8968</text:p>
          </table:table-cell>
          <table:table-cell table:formula="of:=AVERAGE([.C319:.C338])" office:value-type="float" office:value="0.51665">
            <text:p>0.51665</text:p>
          </table:table-cell>
          <table:table-cell table:formula="of:=STDEV([.B319:.B338])" office:value-type="float" office:value="0.00677549765117312">
            <text:p>0.0067754977</text:p>
          </table:table-cell>
          <table:table-cell table:formula="of:=STDEV([.C319:.C338])" office:value-type="float" office:value="0.0237146967533904">
            <text:p>0.0237146968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37">
            <text:p>0.8937</text:p>
          </table:table-cell>
          <table:table-cell office:value-type="float" office:value="0.5024">
            <text:p>0.5024</text:p>
          </table:table-cell>
          <table:table-cell/>
          <table:table-cell table:formula="of:=AVERAGE([.A320:.A339])" office:value-type="float" office:value="99">
            <text:p>99</text:p>
          </table:table-cell>
          <table:table-cell table:formula="of:=AVERAGE([.B320:.B339])" office:value-type="float" office:value="0.896935">
            <text:p>0.896935</text:p>
          </table:table-cell>
          <table:table-cell table:formula="of:=AVERAGE([.C320:.C339])" office:value-type="float" office:value="0.51862">
            <text:p>0.51862</text:p>
          </table:table-cell>
          <table:table-cell table:formula="of:=STDEV([.B320:.B339])" office:value-type="float" office:value="0.00663739604933962">
            <text:p>0.006637396</text:p>
          </table:table-cell>
          <table:table-cell table:formula="of:=STDEV([.C320:.C339])" office:value-type="float" office:value="0.0218738392173222">
            <text:p>0.021873839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17">
            <text:p>0.8917</text:p>
          </table:table-cell>
          <table:table-cell office:value-type="float" office:value="0.4944">
            <text:p>0.4944</text:p>
          </table:table-cell>
          <table:table-cell/>
          <table:table-cell table:formula="of:=AVERAGE([.A321:.A340])" office:value-type="float" office:value="99.5">
            <text:p>99.5</text:p>
          </table:table-cell>
          <table:table-cell table:formula="of:=AVERAGE([.B321:.B340])" office:value-type="float" office:value="0.8974">
            <text:p>0.8974</text:p>
          </table:table-cell>
          <table:table-cell table:formula="of:=AVERAGE([.C321:.C340])" office:value-type="float" office:value="0.520595">
            <text:p>0.520595</text:p>
          </table:table-cell>
          <table:table-cell table:formula="of:=STDEV([.B321:.B340])" office:value-type="float" office:value="0.00672403387699282">
            <text:p>0.0067240339</text:p>
          </table:table-cell>
          <table:table-cell table:formula="of:=STDEV([.C321:.C340])" office:value-type="float" office:value="0.0221141649056365">
            <text:p>0.022114164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5359">
            <text:p>0.5359</text:p>
          </table:table-cell>
          <table:table-cell/>
          <table:table-cell table:formula="of:=AVERAGE([.A322:.A341])" office:value-type="float" office:value="100">
            <text:p>100</text:p>
          </table:table-cell>
          <table:table-cell table:formula="of:=AVERAGE([.B322:.B341])" office:value-type="float" office:value="0.8976">
            <text:p>0.8976</text:p>
          </table:table-cell>
          <table:table-cell table:formula="of:=AVERAGE([.C322:.C341])" office:value-type="float" office:value="0.52131">
            <text:p>0.52131</text:p>
          </table:table-cell>
          <table:table-cell table:formula="of:=STDEV([.B322:.B341])" office:value-type="float" office:value="0.00660398603715568">
            <text:p>0.006603986</text:p>
          </table:table-cell>
          <table:table-cell table:formula="of:=STDEV([.C322:.C341])" office:value-type="float" office:value="0.0214436568955165">
            <text:p>0.021443656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37">
            <text:p>0.9037</text:p>
          </table:table-cell>
          <table:table-cell office:value-type="float" office:value="0.5403">
            <text:p>0.5403</text:p>
          </table:table-cell>
          <table:table-cell/>
          <table:table-cell table:formula="of:=AVERAGE([.A323:.A342])" office:value-type="float" office:value="101">
            <text:p>101</text:p>
          </table:table-cell>
          <table:table-cell table:formula="of:=AVERAGE([.B323:.B342])" office:value-type="float" office:value="0.89705">
            <text:p>0.89705</text:p>
          </table:table-cell>
          <table:table-cell table:formula="of:=AVERAGE([.C323:.C342])" office:value-type="float" office:value="0.520395">
            <text:p>0.520395</text:p>
          </table:table-cell>
          <table:table-cell table:formula="of:=STDEV([.B323:.B342])" office:value-type="float" office:value="0.00684716614451016">
            <text:p>0.0068471661</text:p>
          </table:table-cell>
          <table:table-cell table:formula="of:=STDEV([.C323:.C342])" office:value-type="float" office:value="0.0211771096631294">
            <text:p>0.0211771097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9">
            <text:p>0.899</text:p>
          </table:table-cell>
          <table:table-cell office:value-type="float" office:value="0.5119">
            <text:p>0.5119</text:p>
          </table:table-cell>
          <table:table-cell/>
          <table:table-cell table:formula="of:=AVERAGE([.A324:.A343])" office:value-type="float" office:value="102">
            <text:p>102</text:p>
          </table:table-cell>
          <table:table-cell table:formula="of:=AVERAGE([.B324:.B343])" office:value-type="float" office:value="0.896915">
            <text:p>0.896915</text:p>
          </table:table-cell>
          <table:table-cell table:formula="of:=AVERAGE([.C324:.C343])" office:value-type="float" office:value="0.52072">
            <text:p>0.52072</text:p>
          </table:table-cell>
          <table:table-cell table:formula="of:=STDEV([.B324:.B343])" office:value-type="float" office:value="0.0067348484920246">
            <text:p>0.0067348485</text:p>
          </table:table-cell>
          <table:table-cell table:formula="of:=STDEV([.C324:.C343])" office:value-type="float" office:value="0.0215453401971407">
            <text:p>0.0215453402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13">
            <text:p>0.8913</text:p>
          </table:table-cell>
          <table:table-cell office:value-type="float" office:value="0.5018">
            <text:p>0.5018</text:p>
          </table:table-cell>
          <table:table-cell/>
          <table:table-cell table:formula="of:=AVERAGE([.A325:.A344])" office:value-type="float" office:value="103">
            <text:p>103</text:p>
          </table:table-cell>
          <table:table-cell table:formula="of:=AVERAGE([.B325:.B344])" office:value-type="float" office:value="0.89668">
            <text:p>0.89668</text:p>
          </table:table-cell>
          <table:table-cell table:formula="of:=AVERAGE([.C325:.C344])" office:value-type="float" office:value="0.521665">
            <text:p>0.521665</text:p>
          </table:table-cell>
          <table:table-cell table:formula="of:=STDEV([.B325:.B344])" office:value-type="float" office:value="0.00674026393361095">
            <text:p>0.0067402639</text:p>
          </table:table-cell>
          <table:table-cell table:formula="of:=STDEV([.C325:.C344])" office:value-type="float" office:value="0.0215526106612584">
            <text:p>0.0215526107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43">
            <text:p>0.9043</text:p>
          </table:table-cell>
          <table:table-cell office:value-type="float" office:value="0.5312">
            <text:p>0.5312</text:p>
          </table:table-cell>
          <table:table-cell/>
          <table:table-cell table:formula="of:=AVERAGE([.A326:.A345])" office:value-type="float" office:value="104">
            <text:p>104</text:p>
          </table:table-cell>
          <table:table-cell table:formula="of:=AVERAGE([.B326:.B345])" office:value-type="float" office:value="0.896715">
            <text:p>0.896715</text:p>
          </table:table-cell>
          <table:table-cell table:formula="of:=AVERAGE([.C326:.C345])" office:value-type="float" office:value="0.521435">
            <text:p>0.521435</text:p>
          </table:table-cell>
          <table:table-cell table:formula="of:=STDEV([.B326:.B345])" office:value-type="float" office:value="0.00671261773394739">
            <text:p>0.0067126177</text:p>
          </table:table-cell>
          <table:table-cell table:formula="of:=STDEV([.C326:.C345])" office:value-type="float" office:value="0.0217988960367504">
            <text:p>0.021798896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57">
            <text:p>0.8857</text:p>
          </table:table-cell>
          <table:table-cell office:value-type="float" office:value="0.4846">
            <text:p>0.4846</text:p>
          </table:table-cell>
          <table:table-cell/>
          <table:table-cell table:formula="of:=AVERAGE([.A327:.A346])" office:value-type="float" office:value="105">
            <text:p>105</text:p>
          </table:table-cell>
          <table:table-cell table:formula="of:=AVERAGE([.B327:.B346])" office:value-type="float" office:value="0.896665">
            <text:p>0.896665</text:p>
          </table:table-cell>
          <table:table-cell table:formula="of:=AVERAGE([.C327:.C346])" office:value-type="float" office:value="0.521925">
            <text:p>0.521925</text:p>
          </table:table-cell>
          <table:table-cell table:formula="of:=STDEV([.B327:.B346])" office:value-type="float" office:value="0.00665663697293712">
            <text:p>0.006656637</text:p>
          </table:table-cell>
          <table:table-cell table:formula="of:=STDEV([.C327:.C346])" office:value-type="float" office:value="0.0221374622945383">
            <text:p>0.022137462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47">
            <text:p>0.8947</text:p>
          </table:table-cell>
          <table:table-cell office:value-type="float" office:value="0.5227">
            <text:p>0.5227</text:p>
          </table:table-cell>
          <table:table-cell/>
          <table:table-cell table:formula="of:=AVERAGE([.A328:.A347])" office:value-type="float" office:value="106">
            <text:p>106</text:p>
          </table:table-cell>
          <table:table-cell table:formula="of:=AVERAGE([.B328:.B347])" office:value-type="float" office:value="0.89698">
            <text:p>0.89698</text:p>
          </table:table-cell>
          <table:table-cell table:formula="of:=AVERAGE([.C328:.C347])" office:value-type="float" office:value="0.52304">
            <text:p>0.52304</text:p>
          </table:table-cell>
          <table:table-cell table:formula="of:=STDEV([.B328:.B347])" office:value-type="float" office:value="0.00624690239027985">
            <text:p>0.0062469024</text:p>
          </table:table-cell>
          <table:table-cell table:formula="of:=STDEV([.C328:.C347])" office:value-type="float" office:value="0.0206716281537356">
            <text:p>0.0206716282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23">
            <text:p>0.9023</text:p>
          </table:table-cell>
          <table:table-cell office:value-type="float" office:value="0.5154">
            <text:p>0.5154</text:p>
          </table:table-cell>
          <table:table-cell/>
          <table:table-cell table:formula="of:=AVERAGE([.A329:.A348])" office:value-type="float" office:value="107">
            <text:p>107</text:p>
          </table:table-cell>
          <table:table-cell table:formula="of:=AVERAGE([.B329:.B348])" office:value-type="float" office:value="0.897595">
            <text:p>0.897595</text:p>
          </table:table-cell>
          <table:table-cell table:formula="of:=AVERAGE([.C329:.C348])" office:value-type="float" office:value="0.52464">
            <text:p>0.52464</text:p>
          </table:table-cell>
          <table:table-cell table:formula="of:=STDEV([.B329:.B348])" office:value-type="float" office:value="0.0066057769772892">
            <text:p>0.006605777</text:p>
          </table:table-cell>
          <table:table-cell table:formula="of:=STDEV([.C329:.C348])" office:value-type="float" office:value="0.0218488202740656">
            <text:p>0.021848820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8">
            <text:p>0.908</text:p>
          </table:table-cell>
          <table:table-cell office:value-type="float" office:value="0.5612">
            <text:p>0.5612</text:p>
          </table:table-cell>
          <table:table-cell/>
          <table:table-cell table:formula="of:=AVERAGE([.A330:.A349])" office:value-type="float" office:value="108">
            <text:p>108</text:p>
          </table:table-cell>
          <table:table-cell table:formula="of:=AVERAGE([.B330:.B349])" office:value-type="float" office:value="0.897495">
            <text:p>0.897495</text:p>
          </table:table-cell>
          <table:table-cell table:formula="of:=AVERAGE([.C330:.C349])" office:value-type="float" office:value="0.52509">
            <text:p>0.52509</text:p>
          </table:table-cell>
          <table:table-cell table:formula="of:=STDEV([.B330:.B349])" office:value-type="float" office:value="0.00654566751049078">
            <text:p>0.0065456675</text:p>
          </table:table-cell>
          <table:table-cell table:formula="of:=STDEV([.C330:.C349])" office:value-type="float" office:value="0.0217409121970053">
            <text:p>0.0217409122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63">
            <text:p>0.8963</text:p>
          </table:table-cell>
          <table:table-cell office:value-type="float" office:value="0.5106">
            <text:p>0.5106</text:p>
          </table:table-cell>
          <table:table-cell/>
          <table:table-cell table:formula="of:=AVERAGE([.A331:.A350])" office:value-type="float" office:value="109">
            <text:p>109</text:p>
          </table:table-cell>
          <table:table-cell table:formula="of:=AVERAGE([.B331:.B350])" office:value-type="float" office:value="0.897245">
            <text:p>0.897245</text:p>
          </table:table-cell>
          <table:table-cell table:formula="of:=AVERAGE([.C331:.C350])" office:value-type="float" office:value="0.524525">
            <text:p>0.524525</text:p>
          </table:table-cell>
          <table:table-cell table:formula="of:=STDEV([.B331:.B350])" office:value-type="float" office:value="0.00621021865874894">
            <text:p>0.0062102187</text:p>
          </table:table-cell>
          <table:table-cell table:formula="of:=STDEV([.C331:.C350])" office:value-type="float" office:value="0.0208830042958635">
            <text:p>0.020883004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03">
            <text:p>0.9003</text:p>
          </table:table-cell>
          <table:table-cell office:value-type="float" office:value="0.5361">
            <text:p>0.5361</text:p>
          </table:table-cell>
          <table:table-cell/>
          <table:table-cell table:formula="of:=AVERAGE([.A332:.A351])" office:value-type="float" office:value="110">
            <text:p>110</text:p>
          </table:table-cell>
          <table:table-cell table:formula="of:=AVERAGE([.B332:.B351])" office:value-type="float" office:value="0.896845">
            <text:p>0.896845</text:p>
          </table:table-cell>
          <table:table-cell table:formula="of:=AVERAGE([.C332:.C351])" office:value-type="float" office:value="0.52417">
            <text:p>0.52417</text:p>
          </table:table-cell>
          <table:table-cell table:formula="of:=STDEV([.B332:.B351])" office:value-type="float" office:value="0.00652400224273089">
            <text:p>0.0065240022</text:p>
          </table:table-cell>
          <table:table-cell table:formula="of:=STDEV([.C332:.C351])" office:value-type="float" office:value="0.0211902683721611">
            <text:p>0.021190268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87">
            <text:p>0.8987</text:p>
          </table:table-cell>
          <table:table-cell office:value-type="float" office:value="0.5139">
            <text:p>0.5139</text:p>
          </table:table-cell>
          <table:table-cell/>
          <table:table-cell table:formula="of:=AVERAGE([.A333:.A352])" office:value-type="float" office:value="111">
            <text:p>111</text:p>
          </table:table-cell>
          <table:table-cell table:formula="of:=AVERAGE([.B333:.B352])" office:value-type="float" office:value="0.89658">
            <text:p>0.89658</text:p>
          </table:table-cell>
          <table:table-cell table:formula="of:=AVERAGE([.C333:.C352])" office:value-type="float" office:value="0.522825">
            <text:p>0.522825</text:p>
          </table:table-cell>
          <table:table-cell table:formula="of:=STDEV([.B333:.B352])" office:value-type="float" office:value="0.0064837935614398">
            <text:p>0.0064837936</text:p>
          </table:table-cell>
          <table:table-cell table:formula="of:=STDEV([.C333:.C352])" office:value-type="float" office:value="0.0212468170990882">
            <text:p>0.021246817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83">
            <text:p>0.8883</text:p>
          </table:table-cell>
          <table:table-cell office:value-type="float" office:value="0.5006">
            <text:p>0.5006</text:p>
          </table:table-cell>
          <table:table-cell/>
          <table:table-cell table:formula="of:=AVERAGE([.A334:.A353])" office:value-type="float" office:value="112">
            <text:p>112</text:p>
          </table:table-cell>
          <table:table-cell table:formula="of:=AVERAGE([.B334:.B353])" office:value-type="float" office:value="0.896195">
            <text:p>0.896195</text:p>
          </table:table-cell>
          <table:table-cell table:formula="of:=AVERAGE([.C334:.C353])" office:value-type="float" office:value="0.52312">
            <text:p>0.52312</text:p>
          </table:table-cell>
          <table:table-cell table:formula="of:=STDEV([.B334:.B353])" office:value-type="float" office:value="0.00657919167967423">
            <text:p>0.0065791917</text:p>
          </table:table-cell>
          <table:table-cell table:formula="of:=STDEV([.C334:.C353])" office:value-type="float" office:value="0.0211571463601607">
            <text:p>0.021157146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37">
            <text:p>0.8837</text:p>
          </table:table-cell>
          <table:table-cell office:value-type="float" office:value="0.4748">
            <text:p>0.4748</text:p>
          </table:table-cell>
          <table:table-cell/>
          <table:table-cell table:formula="of:=AVERAGE([.A335:.A354])" office:value-type="float" office:value="113">
            <text:p>113</text:p>
          </table:table-cell>
          <table:table-cell table:formula="of:=AVERAGE([.B335:.B354])" office:value-type="float" office:value="0.896395">
            <text:p>0.896395</text:p>
          </table:table-cell>
          <table:table-cell table:formula="of:=AVERAGE([.C335:.C354])" office:value-type="float" office:value="0.524195">
            <text:p>0.524195</text:p>
          </table:table-cell>
          <table:table-cell table:formula="of:=STDEV([.B335:.B354])" office:value-type="float" office:value="0.006384477475219">
            <text:p>0.0063844775</text:p>
          </table:table-cell>
          <table:table-cell table:formula="of:=STDEV([.C335:.C354])" office:value-type="float" office:value="0.0204883143844434">
            <text:p>0.020488314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27">
            <text:p>0.9027</text:p>
          </table:table-cell>
          <table:table-cell office:value-type="float" office:value="0.5466">
            <text:p>0.5466</text:p>
          </table:table-cell>
          <table:table-cell/>
          <table:table-cell table:formula="of:=AVERAGE([.A336:.A355])" office:value-type="float" office:value="114">
            <text:p>114</text:p>
          </table:table-cell>
          <table:table-cell table:formula="of:=AVERAGE([.B336:.B355])" office:value-type="float" office:value="0.896675">
            <text:p>0.896675</text:p>
          </table:table-cell>
          <table:table-cell table:formula="of:=AVERAGE([.C336:.C355])" office:value-type="float" office:value="0.526245">
            <text:p>0.526245</text:p>
          </table:table-cell>
          <table:table-cell table:formula="of:=STDEV([.B336:.B355])" office:value-type="float" office:value="0.00590306566205443">
            <text:p>0.0059030657</text:p>
          </table:table-cell>
          <table:table-cell table:formula="of:=STDEV([.C336:.C355])" office:value-type="float" office:value="0.017048243465623">
            <text:p>0.0170482435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93">
            <text:p>0.8993</text:p>
          </table:table-cell>
          <table:table-cell office:value-type="float" office:value="0.5354">
            <text:p>0.5354</text:p>
          </table:table-cell>
          <table:table-cell/>
          <table:table-cell table:formula="of:=AVERAGE([.A337:.A356])" office:value-type="float" office:value="115">
            <text:p>115</text:p>
          </table:table-cell>
          <table:table-cell table:formula="of:=AVERAGE([.B337:.B356])" office:value-type="float" office:value="0.89654">
            <text:p>0.89654</text:p>
          </table:table-cell>
          <table:table-cell table:formula="of:=AVERAGE([.C337:.C356])" office:value-type="float" office:value="0.52482">
            <text:p>0.52482</text:p>
          </table:table-cell>
          <table:table-cell table:formula="of:=STDEV([.B337:.B356])" office:value-type="float" office:value="0.00578777295593681">
            <text:p>0.005787773</text:p>
          </table:table-cell>
          <table:table-cell table:formula="of:=STDEV([.C337:.C356])" office:value-type="float" office:value="0.0164374604262081">
            <text:p>0.016437460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33">
            <text:p>0.9033</text:p>
          </table:table-cell>
          <table:table-cell office:value-type="float" office:value="0.5355">
            <text:p>0.5355</text:p>
          </table:table-cell>
          <table:table-cell/>
          <table:table-cell table:formula="of:=AVERAGE([.A338:.A357])" office:value-type="float" office:value="116">
            <text:p>116</text:p>
          </table:table-cell>
          <table:table-cell table:formula="of:=AVERAGE([.B338:.B357])" office:value-type="float" office:value="0.89641">
            <text:p>0.89641</text:p>
          </table:table-cell>
          <table:table-cell table:formula="of:=AVERAGE([.C338:.C357])" office:value-type="float" office:value="0.52462">
            <text:p>0.52462</text:p>
          </table:table-cell>
          <table:table-cell table:formula="of:=STDEV([.B338:.B357])" office:value-type="float" office:value="0.00575160389529919">
            <text:p>0.0057516039</text:p>
          </table:table-cell>
          <table:table-cell table:formula="of:=STDEV([.C338:.C357])" office:value-type="float" office:value="0.0163259109522579">
            <text:p>0.01632591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17">
            <text:p>0.8917</text:p>
          </table:table-cell>
          <table:table-cell office:value-type="float" office:value="0.5171">
            <text:p>0.5171</text:p>
          </table:table-cell>
          <table:table-cell/>
          <table:table-cell table:formula="of:=AVERAGE([.A339:.A358])" office:value-type="float" office:value="117">
            <text:p>117</text:p>
          </table:table-cell>
          <table:table-cell table:formula="of:=AVERAGE([.B339:.B358])" office:value-type="float" office:value="0.896545">
            <text:p>0.896545</text:p>
          </table:table-cell>
          <table:table-cell table:formula="of:=AVERAGE([.C339:.C358])" office:value-type="float" office:value="0.524705">
            <text:p>0.524705</text:p>
          </table:table-cell>
          <table:table-cell table:formula="of:=STDEV([.B339:.B358])" office:value-type="float" office:value="0.00595009730128312">
            <text:p>0.0059500973</text:p>
          </table:table-cell>
          <table:table-cell table:formula="of:=STDEV([.C339:.C358])" office:value-type="float" office:value="0.0163898387969337">
            <text:p>0.016389838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3">
            <text:p>0.903</text:p>
          </table:table-cell>
          <table:table-cell office:value-type="float" office:value="0.5419">
            <text:p>0.5419</text:p>
          </table:table-cell>
          <table:table-cell/>
          <table:table-cell table:formula="of:=AVERAGE([.A340:.A359])" office:value-type="float" office:value="118">
            <text:p>118</text:p>
          </table:table-cell>
          <table:table-cell table:formula="of:=AVERAGE([.B340:.B359])" office:value-type="float" office:value="0.896395">
            <text:p>0.896395</text:p>
          </table:table-cell>
          <table:table-cell table:formula="of:=AVERAGE([.C340:.C359])" office:value-type="float" office:value="0.52502">
            <text:p>0.52502</text:p>
          </table:table-cell>
          <table:table-cell table:formula="of:=STDEV([.B340:.B359])" office:value-type="float" office:value="0.00611421768460501">
            <text:p>0.0061142177</text:p>
          </table:table-cell>
          <table:table-cell table:formula="of:=STDEV([.C340:.C359])" office:value-type="float" office:value="0.0162962572390104">
            <text:p>0.0162962572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57">
            <text:p>0.8957</text:p>
          </table:table-cell>
          <table:table-cell office:value-type="float" office:value="0.5087">
            <text:p>0.5087</text:p>
          </table:table-cell>
          <table:table-cell/>
          <table:table-cell table:formula="of:=AVERAGE([.A341:.A360])" office:value-type="float" office:value="119">
            <text:p>119</text:p>
          </table:table-cell>
          <table:table-cell table:formula="of:=AVERAGE([.B341:.B360])" office:value-type="float" office:value="0.89628">
            <text:p>0.89628</text:p>
          </table:table-cell>
          <table:table-cell table:formula="of:=AVERAGE([.C341:.C360])" office:value-type="float" office:value="0.524275">
            <text:p>0.524275</text:p>
          </table:table-cell>
          <table:table-cell table:formula="of:=STDEV([.B341:.B360])" office:value-type="float" office:value="0.006004086327792">
            <text:p>0.0060040863</text:p>
          </table:table-cell>
          <table:table-cell table:formula="of:=STDEV([.C341:.C360])" office:value-type="float" office:value="0.0158175077882573">
            <text:p>0.0158175078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9">
            <text:p>0.889</text:p>
          </table:table-cell>
          <table:table-cell office:value-type="float" office:value="0.5176">
            <text:p>0.5176</text:p>
          </table:table-cell>
          <table:table-cell/>
          <table:table-cell table:formula="of:=AVERAGE([.A342:.A361])" office:value-type="float" office:value="120">
            <text:p>120</text:p>
          </table:table-cell>
          <table:table-cell table:formula="of:=AVERAGE([.B342:.B361])" office:value-type="float" office:value="0.896645">
            <text:p>0.896645</text:p>
          </table:table-cell>
          <table:table-cell table:formula="of:=AVERAGE([.C342:.C361])" office:value-type="float" office:value="0.52553">
            <text:p>0.52553</text:p>
          </table:table-cell>
          <table:table-cell table:formula="of:=STDEV([.B342:.B361])" office:value-type="float" office:value="0.00618610284598086">
            <text:p>0.0061861028</text:p>
          </table:table-cell>
          <table:table-cell table:formula="of:=STDEV([.C342:.C361])" office:value-type="float" office:value="0.0155094572167402">
            <text:p>0.0155094572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1">
            <text:p>0.901</text:p>
          </table:table-cell>
          <table:table-cell office:value-type="float" office:value="0.5468">
            <text:p>0.5468</text:p>
          </table:table-cell>
          <table:table-cell/>
          <table:table-cell table:formula="of:=AVERAGE([.A343:.A362])" office:value-type="float" office:value="121">
            <text:p>121</text:p>
          </table:table-cell>
          <table:table-cell table:formula="of:=AVERAGE([.B343:.B362])" office:value-type="float" office:value="0.89666">
            <text:p>0.89666</text:p>
          </table:table-cell>
          <table:table-cell table:formula="of:=AVERAGE([.C343:.C362])" office:value-type="float" office:value="0.525695">
            <text:p>0.525695</text:p>
          </table:table-cell>
          <table:table-cell table:formula="of:=STDEV([.B343:.B362])" office:value-type="float" office:value="0.00616692365514775">
            <text:p>0.0061669237</text:p>
          </table:table-cell>
          <table:table-cell table:formula="of:=STDEV([.C343:.C362])" office:value-type="float" office:value="0.0154380417015549">
            <text:p>0.0154380417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43">
            <text:p>0.8943</text:p>
          </table:table-cell>
          <table:table-cell office:value-type="float" office:value="0.5308">
            <text:p>0.5308</text:p>
          </table:table-cell>
          <table:table-cell/>
          <table:table-cell table:formula="of:=AVERAGE([.A344:.A363])" office:value-type="float" office:value="122">
            <text:p>122</text:p>
          </table:table-cell>
          <table:table-cell table:formula="of:=AVERAGE([.B344:.B363])" office:value-type="float" office:value="0.89671">
            <text:p>0.89671</text:p>
          </table:table-cell>
          <table:table-cell table:formula="of:=AVERAGE([.C344:.C363])" office:value-type="float" office:value="0.52533">
            <text:p>0.52533</text:p>
          </table:table-cell>
          <table:table-cell table:formula="of:=STDEV([.B344:.B363])" office:value-type="float" office:value="0.00620788123869038">
            <text:p>0.0062078812</text:p>
          </table:table-cell>
          <table:table-cell table:formula="of:=STDEV([.C344:.C363])" office:value-type="float" office:value="0.0149926683836853">
            <text:p>0.0149926684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2">
            <text:p>0.892</text:p>
          </table:table-cell>
          <table:table-cell office:value-type="float" office:value="0.4972">
            <text:p>0.4972</text:p>
          </table:table-cell>
          <table:table-cell/>
          <table:table-cell table:formula="of:=AVERAGE([.A345:.A364])" office:value-type="float" office:value="123">
            <text:p>123</text:p>
          </table:table-cell>
          <table:table-cell table:formula="of:=AVERAGE([.B345:.B364])" office:value-type="float" office:value="0.89671">
            <text:p>0.89671</text:p>
          </table:table-cell>
          <table:table-cell table:formula="of:=AVERAGE([.C345:.C364])" office:value-type="float" office:value="0.52439">
            <text:p>0.52439</text:p>
          </table:table-cell>
          <table:table-cell table:formula="of:=STDEV([.B345:.B364])" office:value-type="float" office:value="0.00620788123869038">
            <text:p>0.0062078812</text:p>
          </table:table-cell>
          <table:table-cell table:formula="of:=STDEV([.C345:.C364])" office:value-type="float" office:value="0.0152193056069551">
            <text:p>0.015219305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33">
            <text:p>0.9033</text:p>
          </table:table-cell>
          <table:table-cell office:value-type="float" office:value="0.541">
            <text:p>0.541</text:p>
          </table:table-cell>
          <table:table-cell/>
          <table:table-cell table:formula="of:=AVERAGE([.A346:.A365])" office:value-type="float" office:value="124">
            <text:p>124</text:p>
          </table:table-cell>
          <table:table-cell table:formula="of:=AVERAGE([.B346:.B365])" office:value-type="float" office:value="0.89661">
            <text:p>0.89661</text:p>
          </table:table-cell>
          <table:table-cell table:formula="of:=AVERAGE([.C346:.C365])" office:value-type="float" office:value="0.5247">
            <text:p>0.5247</text:p>
          </table:table-cell>
          <table:table-cell table:formula="of:=STDEV([.B346:.B365])" office:value-type="float" office:value="0.00630312370345469">
            <text:p>0.0063031237</text:p>
          </table:table-cell>
          <table:table-cell table:formula="of:=STDEV([.C346:.C365])" office:value-type="float" office:value="0.0146902760534415">
            <text:p>0.0146902761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2">
            <text:p>0.892</text:p>
          </table:table-cell>
          <table:table-cell office:value-type="float" office:value="0.5069">
            <text:p>0.5069</text:p>
          </table:table-cell>
          <table:table-cell/>
          <table:table-cell table:formula="of:=AVERAGE([.A347:.A366])" office:value-type="float" office:value="125">
            <text:p>125</text:p>
          </table:table-cell>
          <table:table-cell table:formula="of:=AVERAGE([.B347:.B366])" office:value-type="float" office:value="0.896495">
            <text:p>0.896495</text:p>
          </table:table-cell>
          <table:table-cell table:formula="of:=AVERAGE([.C347:.C366])" office:value-type="float" office:value="0.524035">
            <text:p>0.524035</text:p>
          </table:table-cell>
          <table:table-cell table:formula="of:=STDEV([.B347:.B366])" office:value-type="float" office:value="0.0061946900011644">
            <text:p>0.00619469</text:p>
          </table:table-cell>
          <table:table-cell table:formula="of:=STDEV([.C347:.C366])" office:value-type="float" office:value="0.0142066431829027">
            <text:p>0.0142066432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7">
            <text:p>0.907</text:p>
          </table:table-cell>
          <table:table-cell office:value-type="float" office:value="0.5547">
            <text:p>0.5547</text:p>
          </table:table-cell>
          <table:table-cell/>
          <table:table-cell table:formula="of:=AVERAGE([.A348:.A367])" office:value-type="float" office:value="126">
            <text:p>126</text:p>
          </table:table-cell>
          <table:table-cell table:formula="of:=AVERAGE([.B348:.B367])" office:value-type="float" office:value="0.89643">
            <text:p>0.89643</text:p>
          </table:table-cell>
          <table:table-cell table:formula="of:=AVERAGE([.C348:.C367])" office:value-type="float" office:value="0.52361">
            <text:p>0.52361</text:p>
          </table:table-cell>
          <table:table-cell table:formula="of:=STDEV([.B348:.B367])" office:value-type="float" office:value="0.00625090309264861">
            <text:p>0.0062509031</text:p>
          </table:table-cell>
          <table:table-cell table:formula="of:=STDEV([.C348:.C367])" office:value-type="float" office:value="0.0148584160096489">
            <text:p>0.01485841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03">
            <text:p>0.9003</text:p>
          </table:table-cell>
          <table:table-cell office:value-type="float" office:value="0.5244">
            <text:p>0.5244</text:p>
          </table:table-cell>
          <table:table-cell/>
          <table:table-cell table:formula="of:=AVERAGE([.A349:.A368])" office:value-type="float" office:value="127">
            <text:p>127</text:p>
          </table:table-cell>
          <table:table-cell table:formula="of:=AVERAGE([.B349:.B368])" office:value-type="float" office:value="0.896095">
            <text:p>0.896095</text:p>
          </table:table-cell>
          <table:table-cell table:formula="of:=AVERAGE([.C349:.C368])" office:value-type="float" office:value="0.52239">
            <text:p>0.52239</text:p>
          </table:table-cell>
          <table:table-cell table:formula="of:=STDEV([.B349:.B368])" office:value-type="float" office:value="0.00581924891156381">
            <text:p>0.0058192489</text:p>
          </table:table-cell>
          <table:table-cell table:formula="of:=STDEV([.C349:.C368])" office:value-type="float" office:value="0.0130647738514478">
            <text:p>0.013064773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3">
            <text:p>0.903</text:p>
          </table:table-cell>
          <table:table-cell office:value-type="float" office:value="0.5499">
            <text:p>0.5499</text:p>
          </table:table-cell>
          <table:table-cell/>
          <table:table-cell table:formula="of:=AVERAGE([.A350:.A369])" office:value-type="float" office:value="128">
            <text:p>128</text:p>
          </table:table-cell>
          <table:table-cell table:formula="of:=AVERAGE([.B350:.B369])" office:value-type="float" office:value="0.895945">
            <text:p>0.895945</text:p>
          </table:table-cell>
          <table:table-cell table:formula="of:=AVERAGE([.C350:.C369])" office:value-type="float" office:value="0.522265">
            <text:p>0.522265</text:p>
          </table:table-cell>
          <table:table-cell table:formula="of:=STDEV([.B350:.B369])" office:value-type="float" office:value="0.005743323354809">
            <text:p>0.0057433234</text:p>
          </table:table-cell>
          <table:table-cell table:formula="of:=STDEV([.C350:.C369])" office:value-type="float" office:value="0.0130564875989315">
            <text:p>0.013056487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83">
            <text:p>0.8883</text:p>
          </table:table-cell>
          <table:table-cell office:value-type="float" office:value="0.5035">
            <text:p>0.5035</text:p>
          </table:table-cell>
          <table:table-cell/>
          <table:table-cell table:formula="of:=AVERAGE([.A351:.A370])" office:value-type="float" office:value="129">
            <text:p>129</text:p>
          </table:table-cell>
          <table:table-cell table:formula="of:=AVERAGE([.B351:.B370])" office:value-type="float" office:value="0.89633">
            <text:p>0.89633</text:p>
          </table:table-cell>
          <table:table-cell table:formula="of:=AVERAGE([.C351:.C370])" office:value-type="float" office:value="0.523065">
            <text:p>0.523065</text:p>
          </table:table-cell>
          <table:table-cell table:formula="of:=STDEV([.B351:.B370])" office:value-type="float" office:value="0.00645511628987343">
            <text:p>0.0064551163</text:p>
          </table:table-cell>
          <table:table-cell table:formula="of:=STDEV([.C351:.C370])" office:value-type="float" office:value="0.0151596512597022">
            <text:p>0.0151596513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5">
            <text:p>0.895</text:p>
          </table:table-cell>
          <table:table-cell office:value-type="float" office:value="0.5092">
            <text:p>0.5092</text:p>
          </table:table-cell>
          <table:table-cell/>
          <table:table-cell table:formula="of:=AVERAGE([.A352:.A371])" office:value-type="float" office:value="130">
            <text:p>130</text:p>
          </table:table-cell>
          <table:table-cell table:formula="of:=AVERAGE([.B352:.B371])" office:value-type="float" office:value="0.897065">
            <text:p>0.897065</text:p>
          </table:table-cell>
          <table:table-cell table:formula="of:=AVERAGE([.C352:.C371])" office:value-type="float" office:value="0.52427">
            <text:p>0.52427</text:p>
          </table:table-cell>
          <table:table-cell table:formula="of:=STDEV([.B352:.B371])" office:value-type="float" office:value="0.00632832188615092">
            <text:p>0.0063283219</text:p>
          </table:table-cell>
          <table:table-cell table:formula="of:=STDEV([.C352:.C371])" office:value-type="float" office:value="0.0144645155648683">
            <text:p>0.014464515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1">
            <text:p>0.891</text:p>
          </table:table-cell>
          <table:table-cell office:value-type="float" office:value="0.5198">
            <text:p>0.5198</text:p>
          </table:table-cell>
          <table:table-cell/>
          <table:table-cell table:formula="of:=AVERAGE([.A353:.A372])" office:value-type="float" office:value="131">
            <text:p>131</text:p>
          </table:table-cell>
          <table:table-cell table:formula="of:=AVERAGE([.B353:.B372])" office:value-type="float" office:value="0.89755">
            <text:p>0.89755</text:p>
          </table:table-cell>
          <table:table-cell table:formula="of:=AVERAGE([.C353:.C372])" office:value-type="float" office:value="0.5258">
            <text:p>0.5258</text:p>
          </table:table-cell>
          <table:table-cell table:formula="of:=STDEV([.B353:.B372])" office:value-type="float" office:value="0.00653021318262476">
            <text:p>0.0065302132</text:p>
          </table:table-cell>
          <table:table-cell table:formula="of:=STDEV([.C353:.C372])" office:value-type="float" office:value="0.0144048237534661">
            <text:p>0.0144048238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23">
            <text:p>0.8923</text:p>
          </table:table-cell>
          <table:table-cell office:value-type="float" office:value="0.5221">
            <text:p>0.5221</text:p>
          </table:table-cell>
          <table:table-cell/>
          <table:table-cell table:formula="of:=AVERAGE([.A354:.A373])" office:value-type="float" office:value="132">
            <text:p>132</text:p>
          </table:table-cell>
          <table:table-cell table:formula="of:=AVERAGE([.B354:.B373])" office:value-type="float" office:value="0.897865">
            <text:p>0.897865</text:p>
          </table:table-cell>
          <table:table-cell table:formula="of:=AVERAGE([.C354:.C373])" office:value-type="float" office:value="0.526125">
            <text:p>0.526125</text:p>
          </table:table-cell>
          <table:table-cell table:formula="of:=STDEV([.B354:.B373])" office:value-type="float" office:value="0.00634700716873708">
            <text:p>0.0063470072</text:p>
          </table:table-cell>
          <table:table-cell table:formula="of:=STDEV([.C354:.C373])" office:value-type="float" office:value="0.0143354868843205">
            <text:p>0.014335486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93">
            <text:p>0.8893</text:p>
          </table:table-cell>
          <table:table-cell office:value-type="float" office:value="0.5158">
            <text:p>0.5158</text:p>
          </table:table-cell>
          <table:table-cell/>
          <table:table-cell table:formula="of:=AVERAGE([.A355:.A374])" office:value-type="float" office:value="133">
            <text:p>133</text:p>
          </table:table-cell>
          <table:table-cell table:formula="of:=AVERAGE([.B355:.B374])" office:value-type="float" office:value="0.898185">
            <text:p>0.898185</text:p>
          </table:table-cell>
          <table:table-cell table:formula="of:=AVERAGE([.C355:.C374])" office:value-type="float" office:value="0.52595">
            <text:p>0.52595</text:p>
          </table:table-cell>
          <table:table-cell table:formula="of:=STDEV([.B355:.B374])" office:value-type="float" office:value="0.00621155756380161">
            <text:p>0.0062115576</text:p>
          </table:table-cell>
          <table:table-cell table:formula="of:=STDEV([.C355:.C374])" office:value-type="float" office:value="0.0144083857162199">
            <text:p>0.0144083857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">
            <text:p>0.9</text:p>
          </table:table-cell>
          <table:table-cell office:value-type="float" office:value="0.5181">
            <text:p>0.5181</text:p>
          </table:table-cell>
          <table:table-cell/>
          <table:table-cell table:formula="of:=AVERAGE([.A356:.A375])" office:value-type="float" office:value="134">
            <text:p>134</text:p>
          </table:table-cell>
          <table:table-cell table:formula="of:=AVERAGE([.B356:.B375])" office:value-type="float" office:value="0.898455">
            <text:p>0.898455</text:p>
          </table:table-cell>
          <table:table-cell table:formula="of:=AVERAGE([.C356:.C375])" office:value-type="float" office:value="0.525635">
            <text:p>0.525635</text:p>
          </table:table-cell>
          <table:table-cell table:formula="of:=STDEV([.B356:.B375])" office:value-type="float" office:value="0.00591532131974159">
            <text:p>0.0059153213</text:p>
          </table:table-cell>
          <table:table-cell table:formula="of:=STDEV([.C356:.C375])" office:value-type="float" office:value="0.0147077235348965">
            <text:p>0.0147077235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67">
            <text:p>0.8967</text:p>
          </table:table-cell>
          <table:table-cell office:value-type="float" office:value="0.5314">
            <text:p>0.5314</text:p>
          </table:table-cell>
          <table:table-cell/>
          <table:table-cell table:formula="of:=AVERAGE([.A357:.A376])" office:value-type="float" office:value="135">
            <text:p>135</text:p>
          </table:table-cell>
          <table:table-cell table:formula="of:=AVERAGE([.B357:.B376])" office:value-type="float" office:value="0.89802">
            <text:p>0.89802</text:p>
          </table:table-cell>
          <table:table-cell table:formula="of:=AVERAGE([.C357:.C376])" office:value-type="float" office:value="0.525895">
            <text:p>0.525895</text:p>
          </table:table-cell>
          <table:table-cell table:formula="of:=STDEV([.B357:.B376])" office:value-type="float" office:value="0.00611233438049222">
            <text:p>0.0061123344</text:p>
          </table:table-cell>
          <table:table-cell table:formula="of:=STDEV([.C357:.C376])" office:value-type="float" office:value="0.0146131690788246">
            <text:p>0.0146131691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6">
            <text:p>0.906</text:p>
          </table:table-cell>
          <table:table-cell office:value-type="float" office:value="0.5372">
            <text:p>0.5372</text:p>
          </table:table-cell>
          <table:table-cell/>
          <table:table-cell table:formula="of:=AVERAGE([.A358:.A377])" office:value-type="float" office:value="136">
            <text:p>136</text:p>
          </table:table-cell>
          <table:table-cell table:formula="of:=AVERAGE([.B358:.B377])" office:value-type="float" office:value="0.89835">
            <text:p>0.89835</text:p>
          </table:table-cell>
          <table:table-cell table:formula="of:=AVERAGE([.C358:.C377])" office:value-type="float" office:value="0.5264">
            <text:p>0.5264</text:p>
          </table:table-cell>
          <table:table-cell table:formula="of:=STDEV([.B358:.B377])" office:value-type="float" office:value="0.00621462621139585">
            <text:p>0.0062146262</text:p>
          </table:table-cell>
          <table:table-cell table:formula="of:=STDEV([.C358:.C377])" office:value-type="float" office:value="0.0149832538100655">
            <text:p>0.0149832538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87">
            <text:p>0.8887</text:p>
          </table:table-cell>
          <table:table-cell office:value-type="float" office:value="0.5234">
            <text:p>0.5234</text:p>
          </table:table-cell>
          <table:table-cell/>
          <table:table-cell table:formula="of:=AVERAGE([.A359:.A378])" office:value-type="float" office:value="137">
            <text:p>137</text:p>
          </table:table-cell>
          <table:table-cell table:formula="of:=AVERAGE([.B359:.B378])" office:value-type="float" office:value="0.897685">
            <text:p>0.897685</text:p>
          </table:table-cell>
          <table:table-cell table:formula="of:=AVERAGE([.C359:.C378])" office:value-type="float" office:value="0.524125">
            <text:p>0.524125</text:p>
          </table:table-cell>
          <table:table-cell table:formula="of:=STDEV([.B359:.B378])" office:value-type="float" office:value="0.00606267918888739">
            <text:p>0.0060626792</text:p>
          </table:table-cell>
          <table:table-cell table:formula="of:=STDEV([.C359:.C378])" office:value-type="float" office:value="0.0166217952985641">
            <text:p>0.0166217953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07">
            <text:p>0.9007</text:p>
          </table:table-cell>
          <table:table-cell office:value-type="float" office:value="0.527">
            <text:p>0.527</text:p>
          </table:table-cell>
          <table:table-cell/>
          <table:table-cell table:formula="of:=AVERAGE([.A360:.A379])" office:value-type="float" office:value="138">
            <text:p>138</text:p>
          </table:table-cell>
          <table:table-cell table:formula="of:=AVERAGE([.B360:.B379])" office:value-type="float" office:value="0.897715">
            <text:p>0.897715</text:p>
          </table:table-cell>
          <table:table-cell table:formula="of:=AVERAGE([.C360:.C379])" office:value-type="float" office:value="0.523205">
            <text:p>0.523205</text:p>
          </table:table-cell>
          <table:table-cell table:formula="of:=STDEV([.B360:.B379])" office:value-type="float" office:value="0.00601719247350105">
            <text:p>0.0060171925</text:p>
          </table:table-cell>
          <table:table-cell table:formula="of:=STDEV([.C360:.C379])" office:value-type="float" office:value="0.0171643901573486">
            <text:p>0.0171643902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3">
            <text:p>0.903</text:p>
          </table:table-cell>
          <table:table-cell office:value-type="float" office:value="0.5338">
            <text:p>0.5338</text:p>
          </table:table-cell>
          <table:table-cell/>
          <table:table-cell table:formula="of:=AVERAGE([.A361:.A380])" office:value-type="float" office:value="139">
            <text:p>139</text:p>
          </table:table-cell>
          <table:table-cell table:formula="of:=AVERAGE([.B361:.B380])" office:value-type="float" office:value="0.897915">
            <text:p>0.897915</text:p>
          </table:table-cell>
          <table:table-cell table:formula="of:=AVERAGE([.C361:.C380])" office:value-type="float" office:value="0.523535">
            <text:p>0.523535</text:p>
          </table:table-cell>
          <table:table-cell table:formula="of:=STDEV([.B361:.B380])" office:value-type="float" office:value="0.00618574549819348">
            <text:p>0.0061857455</text:p>
          </table:table-cell>
          <table:table-cell table:formula="of:=STDEV([.C361:.C380])" office:value-type="float" office:value="0.0173040693419055">
            <text:p>0.0173040693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893">
            <text:p>0.8893</text:p>
          </table:table-cell>
          <table:table-cell office:value-type="float" office:value="0.5209">
            <text:p>0.5209</text:p>
          </table:table-cell>
          <table:table-cell/>
          <table:table-cell table:formula="of:=AVERAGE([.A362:.A381])" office:value-type="float" office:value="140">
            <text:p>140</text:p>
          </table:table-cell>
          <table:table-cell table:formula="of:=AVERAGE([.B362:.B381])" office:value-type="float" office:value="0.89795">
            <text:p>0.89795</text:p>
          </table:table-cell>
          <table:table-cell table:formula="of:=AVERAGE([.C362:.C381])" office:value-type="float" office:value="0.523795">
            <text:p>0.523795</text:p>
          </table:table-cell>
          <table:table-cell table:formula="of:=STDEV([.B362:.B381])" office:value-type="float" office:value="0.00621792823848484">
            <text:p>0.0062179282</text:p>
          </table:table-cell>
          <table:table-cell table:formula="of:=STDEV([.C362:.C381])" office:value-type="float" office:value="0.017504329539619">
            <text:p>0.0175043295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2">
            <text:p>0.902</text:p>
          </table:table-cell>
          <table:table-cell office:value-type="float" office:value="0.5395">
            <text:p>0.5395</text:p>
          </table:table-cell>
          <table:table-cell/>
          <table:table-cell table:formula="of:=AVERAGE([.A363:.A382])" office:value-type="float" office:value="141">
            <text:p>141</text:p>
          </table:table-cell>
          <table:table-cell table:formula="of:=AVERAGE([.B363:.B382])" office:value-type="float" office:value="0.89842">
            <text:p>0.89842</text:p>
          </table:table-cell>
          <table:table-cell table:formula="of:=AVERAGE([.C363:.C382])" office:value-type="float" office:value="0.524015">
            <text:p>0.524015</text:p>
          </table:table-cell>
          <table:table-cell table:formula="of:=STDEV([.B363:.B382])" office:value-type="float" office:value="0.00587551565486181">
            <text:p>0.0058755157</text:p>
          </table:table-cell>
          <table:table-cell table:formula="of:=STDEV([.C363:.C382])" office:value-type="float" office:value="0.0174936763010614">
            <text:p>0.0174936763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43">
            <text:p>0.8943</text:p>
          </table:table-cell>
          <table:table-cell office:value-type="float" office:value="0.512">
            <text:p>0.512</text:p>
          </table:table-cell>
          <table:table-cell/>
          <table:table-cell table:formula="of:=AVERAGE([.A364:.A383])" office:value-type="float" office:value="142">
            <text:p>142</text:p>
          </table:table-cell>
          <table:table-cell table:formula="of:=AVERAGE([.B364:.B383])" office:value-type="float" office:value="0.898335">
            <text:p>0.898335</text:p>
          </table:table-cell>
          <table:table-cell table:formula="of:=AVERAGE([.C364:.C383])" office:value-type="float" office:value="0.52442">
            <text:p>0.52442</text:p>
          </table:table-cell>
          <table:table-cell table:formula="of:=STDEV([.B364:.B383])" office:value-type="float" office:value="0.00583314260339818">
            <text:p>0.0058331426</text:p>
          </table:table-cell>
          <table:table-cell table:formula="of:=STDEV([.C364:.C383])" office:value-type="float" office:value="0.0179586249620152">
            <text:p>0.017958625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">
            <text:p>0.89</text:p>
          </table:table-cell>
          <table:table-cell office:value-type="float" office:value="0.5034">
            <text:p>0.5034</text:p>
          </table:table-cell>
          <table:table-cell/>
          <table:table-cell table:formula="of:=AVERAGE([.A365:.A384])" office:value-type="float" office:value="143">
            <text:p>143</text:p>
          </table:table-cell>
          <table:table-cell table:formula="of:=AVERAGE([.B365:.B384])" office:value-type="float" office:value="0.89857">
            <text:p>0.89857</text:p>
          </table:table-cell>
          <table:table-cell table:formula="of:=AVERAGE([.C365:.C384])" office:value-type="float" office:value="0.5253">
            <text:p>0.5253</text:p>
          </table:table-cell>
          <table:table-cell table:formula="of:=STDEV([.B365:.B384])" office:value-type="float" office:value="0.00575619574664414">
            <text:p>0.0057561957</text:p>
          </table:table-cell>
          <table:table-cell table:formula="of:=STDEV([.C365:.C384])" office:value-type="float" office:value="0.0177479724564748">
            <text:p>0.0177479725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1">
            <text:p>0.901</text:p>
          </table:table-cell>
          <table:table-cell office:value-type="float" office:value="0.5277">
            <text:p>0.5277</text:p>
          </table:table-cell>
          <table:table-cell/>
          <table:table-cell table:formula="of:=AVERAGE([.A366:.A385])" office:value-type="float" office:value="144">
            <text:p>144</text:p>
          </table:table-cell>
          <table:table-cell table:formula="of:=AVERAGE([.B366:.B385])" office:value-type="float" office:value="0.89877">
            <text:p>0.89877</text:p>
          </table:table-cell>
          <table:table-cell table:formula="of:=AVERAGE([.C366:.C385])" office:value-type="float" office:value="0.525645">
            <text:p>0.525645</text:p>
          </table:table-cell>
          <table:table-cell table:formula="of:=STDEV([.B366:.B385])" office:value-type="float" office:value="0.00550684741218172">
            <text:p>0.0055068474</text:p>
          </table:table-cell>
          <table:table-cell table:formula="of:=STDEV([.C366:.C385])" office:value-type="float" office:value="0.0173627391423795">
            <text:p>0.0173627391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07">
            <text:p>0.8907</text:p>
          </table:table-cell>
          <table:table-cell office:value-type="float" office:value="0.4984">
            <text:p>0.4984</text:p>
          </table:table-cell>
          <table:table-cell/>
          <table:table-cell table:formula="of:=AVERAGE([.A367:.A386])" office:value-type="float" office:value="145">
            <text:p>145</text:p>
          </table:table-cell>
          <table:table-cell table:formula="of:=AVERAGE([.B367:.B386])" office:value-type="float" office:value="0.899005">
            <text:p>0.899005</text:p>
          </table:table-cell>
          <table:table-cell table:formula="of:=AVERAGE([.C367:.C386])" office:value-type="float" office:value="0.526845">
            <text:p>0.526845</text:p>
          </table:table-cell>
          <table:table-cell table:formula="of:=STDEV([.B367:.B386])" office:value-type="float" office:value="0.00570378221699841">
            <text:p>0.0057037822</text:p>
          </table:table-cell>
          <table:table-cell table:formula="of:=STDEV([.C367:.C386])" office:value-type="float" office:value="0.0183154658546728">
            <text:p>0.018315465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03">
            <text:p>0.9003</text:p>
          </table:table-cell>
          <table:table-cell office:value-type="float" office:value="0.5303">
            <text:p>0.5303</text:p>
          </table:table-cell>
          <table:table-cell/>
          <table:table-cell table:formula="of:=AVERAGE([.A368:.A387])" office:value-type="float" office:value="146">
            <text:p>146</text:p>
          </table:table-cell>
          <table:table-cell table:formula="of:=AVERAGE([.B368:.B387])" office:value-type="float" office:value="0.89927">
            <text:p>0.89927</text:p>
          </table:table-cell>
          <table:table-cell table:formula="of:=AVERAGE([.C368:.C387])" office:value-type="float" office:value="0.527285">
            <text:p>0.527285</text:p>
          </table:table-cell>
          <table:table-cell table:formula="of:=STDEV([.B368:.B387])" office:value-type="float" office:value="0.00541334608070402">
            <text:p>0.0054133461</text:p>
          </table:table-cell>
          <table:table-cell table:formula="of:=STDEV([.C368:.C387])" office:value-type="float" office:value="0.0176912192016861">
            <text:p>0.0176912192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73">
            <text:p>0.8973</text:p>
          </table:table-cell>
          <table:table-cell office:value-type="float" office:value="0.5219">
            <text:p>0.5219</text:p>
          </table:table-cell>
          <table:table-cell/>
          <table:table-cell table:formula="of:=AVERAGE([.A369:.A388])" office:value-type="float" office:value="147">
            <text:p>147</text:p>
          </table:table-cell>
          <table:table-cell table:formula="of:=AVERAGE([.B369:.B388])" office:value-type="float" office:value="0.899205">
            <text:p>0.899205</text:p>
          </table:table-cell>
          <table:table-cell table:formula="of:=AVERAGE([.C369:.C388])" office:value-type="float" office:value="0.527475">
            <text:p>0.527475</text:p>
          </table:table-cell>
          <table:table-cell table:formula="of:=STDEV([.B369:.B388])" office:value-type="float" office:value="0.00540812984506221">
            <text:p>0.0054081298</text:p>
          </table:table-cell>
          <table:table-cell table:formula="of:=STDEV([.C369:.C388])" office:value-type="float" office:value="0.0177456258509557">
            <text:p>0.017745625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107">
            <text:p>0.9107</text:p>
          </table:table-cell>
          <table:table-cell office:value-type="float" office:value="0.5659">
            <text:p>0.5659</text:p>
          </table:table-cell>
          <table:table-cell/>
          <table:table-cell table:formula="of:=AVERAGE([.A370:.A389])" office:value-type="float" office:value="148">
            <text:p>148</text:p>
          </table:table-cell>
          <table:table-cell table:formula="of:=AVERAGE([.B370:.B389])" office:value-type="float" office:value="0.899505">
            <text:p>0.899505</text:p>
          </table:table-cell>
          <table:table-cell table:formula="of:=AVERAGE([.C370:.C389])" office:value-type="float" office:value="0.52773">
            <text:p>0.52773</text:p>
          </table:table-cell>
          <table:table-cell table:formula="of:=STDEV([.B370:.B389])" office:value-type="float" office:value="0.00546303125803942">
            <text:p>0.0054630313</text:p>
          </table:table-cell>
          <table:table-cell table:formula="of:=STDEV([.C370:.C389])" office:value-type="float" office:value="0.0176978767682811">
            <text:p>0.0176978768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3">
            <text:p>0.903</text:p>
          </table:table-cell>
          <table:table-cell office:value-type="float" office:value="0.5276">
            <text:p>0.5276</text:p>
          </table:table-cell>
          <table:table-cell/>
          <table:table-cell table:formula="of:=AVERAGE([.A371:.A390])" office:value-type="float" office:value="149">
            <text:p>149</text:p>
          </table:table-cell>
          <table:table-cell table:formula="of:=AVERAGE([.B371:.B390])" office:value-type="float" office:value="0.899205">
            <text:p>0.899205</text:p>
          </table:table-cell>
          <table:table-cell table:formula="of:=AVERAGE([.C371:.C390])" office:value-type="float" office:value="0.526485">
            <text:p>0.526485</text:p>
          </table:table-cell>
          <table:table-cell table:formula="of:=STDEV([.B371:.B390])" office:value-type="float" office:value="0.00495723554115862">
            <text:p>0.0049572355</text:p>
          </table:table-cell>
          <table:table-cell table:formula="of:=STDEV([.C371:.C390])" office:value-type="float" office:value="0.0156259323932332">
            <text:p>0.0156259324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47">
            <text:p>0.9047</text:p>
          </table:table-cell>
          <table:table-cell office:value-type="float" office:value="0.5398">
            <text:p>0.5398</text:p>
          </table:table-cell>
          <table:table-cell/>
          <table:table-cell table:formula="of:=AVERAGE([.A372:.A391])" office:value-type="float" office:value="150">
            <text:p>150</text:p>
          </table:table-cell>
          <table:table-cell table:formula="of:=AVERAGE([.B372:.B391])" office:value-type="float" office:value="0.89879">
            <text:p>0.89879</text:p>
          </table:table-cell>
          <table:table-cell table:formula="of:=AVERAGE([.C372:.C391])" office:value-type="float" office:value="0.52599">
            <text:p>0.52599</text:p>
          </table:table-cell>
          <table:table-cell table:formula="of:=STDEV([.B372:.B391])" office:value-type="float" office:value="0.00497021655781505">
            <text:p>0.0049702166</text:p>
          </table:table-cell>
          <table:table-cell table:formula="of:=STDEV([.C372:.C391])" office:value-type="float" office:value="0.0157451045023358">
            <text:p>0.0157451045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73">
            <text:p>0.8973</text:p>
          </table:table-cell>
          <table:table-cell office:value-type="float" office:value="0.5263">
            <text:p>0.5263</text:p>
          </table:table-cell>
          <table:table-cell/>
          <table:table-cell table:formula="of:=AVERAGE([.A373:.A392])" office:value-type="float" office:value="151">
            <text:p>151</text:p>
          </table:table-cell>
          <table:table-cell table:formula="of:=AVERAGE([.B373:.B392])" office:value-type="float" office:value="0.89854">
            <text:p>0.89854</text:p>
          </table:table-cell>
          <table:table-cell table:formula="of:=AVERAGE([.C373:.C392])" office:value-type="float" office:value="0.525385">
            <text:p>0.525385</text:p>
          </table:table-cell>
          <table:table-cell table:formula="of:=STDEV([.B373:.B392])" office:value-type="float" office:value="0.00477938555839444">
            <text:p>0.0047793856</text:p>
          </table:table-cell>
          <table:table-cell table:formula="of:=STDEV([.C373:.C392])" office:value-type="float" office:value="0.0154155517851975">
            <text:p>0.0154155518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87">
            <text:p>0.8987</text:p>
          </table:table-cell>
          <table:table-cell office:value-type="float" office:value="0.5186">
            <text:p>0.5186</text:p>
          </table:table-cell>
          <table:table-cell/>
          <table:table-cell table:formula="of:=AVERAGE([.A374:.A393])" office:value-type="float" office:value="152">
            <text:p>152</text:p>
          </table:table-cell>
          <table:table-cell table:formula="of:=AVERAGE([.B374:.B393])" office:value-type="float" office:value="0.898775">
            <text:p>0.898775</text:p>
          </table:table-cell>
          <table:table-cell table:formula="of:=AVERAGE([.C374:.C393])" office:value-type="float" office:value="0.525345">
            <text:p>0.525345</text:p>
          </table:table-cell>
          <table:table-cell table:formula="of:=STDEV([.B374:.B393])" office:value-type="float" office:value="0.00483048161486811">
            <text:p>0.0048304816</text:p>
          </table:table-cell>
          <table:table-cell table:formula="of:=STDEV([.C374:.C393])" office:value-type="float" office:value="0.0154140904438285">
            <text:p>0.0154140904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47">
            <text:p>0.8947</text:p>
          </table:table-cell>
          <table:table-cell office:value-type="float" office:value="0.5095">
            <text:p>0.5095</text:p>
          </table:table-cell>
          <table:table-cell/>
          <table:table-cell table:formula="of:=AVERAGE([.A375:.A394])" office:value-type="float" office:value="153">
            <text:p>153</text:p>
          </table:table-cell>
          <table:table-cell table:formula="of:=AVERAGE([.B375:.B394])" office:value-type="float" office:value="0.89864">
            <text:p>0.89864</text:p>
          </table:table-cell>
          <table:table-cell table:formula="of:=AVERAGE([.C375:.C394])" office:value-type="float" office:value="0.526035">
            <text:p>0.526035</text:p>
          </table:table-cell>
          <table:table-cell table:formula="of:=STDEV([.B375:.B394])" office:value-type="float" office:value="0.00487025342472571">
            <text:p>0.0048702534</text:p>
          </table:table-cell>
          <table:table-cell table:formula="of:=STDEV([.C375:.C394])" office:value-type="float" office:value="0.0154051349948816">
            <text:p>0.015405135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13">
            <text:p>0.8913</text:p>
          </table:table-cell>
          <table:table-cell office:value-type="float" office:value="0.5233">
            <text:p>0.5233</text:p>
          </table:table-cell>
          <table:table-cell/>
          <table:table-cell table:formula="of:=AVERAGE([.A376:.A395])" office:value-type="float" office:value="154">
            <text:p>154</text:p>
          </table:table-cell>
          <table:table-cell table:formula="of:=AVERAGE([.B376:.B395])" office:value-type="float" office:value="0.89859">
            <text:p>0.89859</text:p>
          </table:table-cell>
          <table:table-cell table:formula="of:=AVERAGE([.C376:.C395])" office:value-type="float" office:value="0.52603">
            <text:p>0.52603</text:p>
          </table:table-cell>
          <table:table-cell table:formula="of:=STDEV([.B376:.B395])" office:value-type="float" office:value="0.00491773375277249">
            <text:p>0.0049177338</text:p>
          </table:table-cell>
          <table:table-cell table:formula="of:=STDEV([.C376:.C395])" office:value-type="float" office:value="0.0154107993576617">
            <text:p>0.0154107994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33">
            <text:p>0.9033</text:p>
          </table:table-cell>
          <table:table-cell office:value-type="float" office:value="0.5415">
            <text:p>0.5415</text:p>
          </table:table-cell>
          <table:table-cell/>
          <table:table-cell table:formula="of:=AVERAGE([.A377:.A396])" office:value-type="float" office:value="155">
            <text:p>155</text:p>
          </table:table-cell>
          <table:table-cell table:formula="of:=AVERAGE([.B377:.B396])" office:value-type="float" office:value="0.899025">
            <text:p>0.899025</text:p>
          </table:table-cell>
          <table:table-cell table:formula="of:=AVERAGE([.C377:.C396])" office:value-type="float" office:value="0.526045">
            <text:p>0.526045</text:p>
          </table:table-cell>
          <table:table-cell table:formula="of:=STDEV([.B377:.B396])" office:value-type="float" office:value="0.00461437969829098">
            <text:p>0.0046143797</text:p>
          </table:table-cell>
          <table:table-cell table:formula="of:=STDEV([.C377:.C396])" office:value-type="float" office:value="0.0154081480495155">
            <text:p>0.015408148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27">
            <text:p>0.8927</text:p>
          </table:table-cell>
          <table:table-cell office:value-type="float" office:value="0.4917">
            <text:p>0.4917</text:p>
          </table:table-cell>
          <table:table-cell/>
          <table:table-cell table:formula="of:=AVERAGE([.A378:.A397])" office:value-type="float" office:value="156">
            <text:p>156</text:p>
          </table:table-cell>
          <table:table-cell table:formula="of:=AVERAGE([.B378:.B397])" office:value-type="float" office:value="0.89871">
            <text:p>0.89871</text:p>
          </table:table-cell>
          <table:table-cell table:formula="of:=AVERAGE([.C378:.C397])" office:value-type="float" office:value="0.525255">
            <text:p>0.525255</text:p>
          </table:table-cell>
          <table:table-cell table:formula="of:=STDEV([.B378:.B397])" office:value-type="float" office:value="0.00452128300375015">
            <text:p>0.004521283</text:p>
          </table:table-cell>
          <table:table-cell table:formula="of:=STDEV([.C378:.C397])" office:value-type="float" office:value="0.0149729396262936">
            <text:p>0.0149729396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893">
            <text:p>0.8893</text:p>
          </table:table-cell>
          <table:table-cell office:value-type="float" office:value="0.505">
            <text:p>0.505</text:p>
          </table:table-cell>
          <table:table-cell/>
          <table:table-cell table:formula="of:=AVERAGE([.A379:.A398])" office:value-type="float" office:value="157">
            <text:p>157</text:p>
          </table:table-cell>
          <table:table-cell table:formula="of:=AVERAGE([.B379:.B398])" office:value-type="float" office:value="0.89954">
            <text:p>0.89954</text:p>
          </table:table-cell>
          <table:table-cell table:formula="of:=AVERAGE([.C379:.C398])" office:value-type="float" office:value="0.528735">
            <text:p>0.528735</text:p>
          </table:table-cell>
          <table:table-cell table:formula="of:=STDEV([.B379:.B398])" office:value-type="float" office:value="0.00487014535609294">
            <text:p>0.0048701454</text:p>
          </table:table-cell>
          <table:table-cell table:formula="of:=STDEV([.C379:.C398])" office:value-type="float" office:value="0.0148513431963861">
            <text:p>0.0148513432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47">
            <text:p>0.9047</text:p>
          </table:table-cell>
          <table:table-cell office:value-type="float" office:value="0.5336">
            <text:p>0.5336</text:p>
          </table:table-cell>
          <table:table-cell/>
          <table:table-cell table:formula="of:=AVERAGE([.A380:.A399])" office:value-type="float" office:value="158">
            <text:p>158</text:p>
          </table:table-cell>
          <table:table-cell table:formula="of:=AVERAGE([.B380:.B399])" office:value-type="float" office:value="0.89981">
            <text:p>0.89981</text:p>
          </table:table-cell>
          <table:table-cell table:formula="of:=AVERAGE([.C380:.C399])" office:value-type="float" office:value="0.529135">
            <text:p>0.529135</text:p>
          </table:table-cell>
          <table:table-cell table:formula="of:=STDEV([.B380:.B399])" office:value-type="float" office:value="0.00439950954204288">
            <text:p>0.0043995095</text:p>
          </table:table-cell>
          <table:table-cell table:formula="of:=STDEV([.C380:.C399])" office:value-type="float" office:value="0.01427497903031">
            <text:p>0.01427497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37">
            <text:p>0.9037</text:p>
          </table:table-cell>
          <table:table-cell office:value-type="float" office:value="0.539">
            <text:p>0.539</text:p>
          </table:table-cell>
          <table:table-cell/>
          <table:table-cell table:formula="of:=AVERAGE([.A381:.A400])" office:value-type="float" office:value="159">
            <text:p>159</text:p>
          </table:table-cell>
          <table:table-cell table:formula="of:=AVERAGE([.B381:.B400])" office:value-type="float" office:value="0.89976">
            <text:p>0.89976</text:p>
          </table:table-cell>
          <table:table-cell table:formula="of:=AVERAGE([.C381:.C400])" office:value-type="float" office:value="0.529695">
            <text:p>0.529695</text:p>
          </table:table-cell>
          <table:table-cell table:formula="of:=STDEV([.B381:.B400])" office:value-type="float" office:value="0.00434637174760984">
            <text:p>0.0043463717</text:p>
          </table:table-cell>
          <table:table-cell table:formula="of:=STDEV([.C381:.C400])" office:value-type="float" office:value="0.0146734803750095">
            <text:p>0.0146734804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87">
            <text:p>0.8987</text:p>
          </table:table-cell>
          <table:table-cell office:value-type="float" office:value="0.5253">
            <text:p>0.5253</text:p>
          </table:table-cell>
          <table:table-cell/>
          <table:table-cell table:formula="of:=AVERAGE([.A382:.A401])" office:value-type="float" office:value="160">
            <text:p>160</text:p>
          </table:table-cell>
          <table:table-cell table:formula="of:=AVERAGE([.B382:.B401])" office:value-type="float" office:value="0.899875">
            <text:p>0.899875</text:p>
          </table:table-cell>
          <table:table-cell table:formula="of:=AVERAGE([.C382:.C401])" office:value-type="float" office:value="0.529575">
            <text:p>0.529575</text:p>
          </table:table-cell>
          <table:table-cell table:formula="of:=STDEV([.B382:.B401])" office:value-type="float" office:value="0.00448434411093341">
            <text:p>0.0044843441</text:p>
          </table:table-cell>
          <table:table-cell table:formula="of:=STDEV([.C382:.C401])" office:value-type="float" office:value="0.0146030232990872">
            <text:p>0.0146030233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03">
            <text:p>0.9003</text:p>
          </table:table-cell>
          <table:table-cell office:value-type="float" office:value="0.5476">
            <text:p>0.5476</text:p>
          </table:table-cell>
          <table:table-cell/>
          <table:table-cell table:formula="of:=AVERAGE([.A383:.A402])" office:value-type="float" office:value="161">
            <text:p>161</text:p>
          </table:table-cell>
          <table:table-cell table:formula="of:=AVERAGE([.B383:.B402])" office:value-type="float" office:value="0.899855">
            <text:p>0.899855</text:p>
          </table:table-cell>
          <table:table-cell table:formula="of:=AVERAGE([.C383:.C402])" office:value-type="float" office:value="0.528985">
            <text:p>0.528985</text:p>
          </table:table-cell>
          <table:table-cell table:formula="of:=STDEV([.B383:.B402])" office:value-type="float" office:value="0.00449074779847117">
            <text:p>0.0044907478</text:p>
          </table:table-cell>
          <table:table-cell table:formula="of:=STDEV([.C383:.C402])" office:value-type="float" office:value="0.0150173329680634">
            <text:p>0.015017333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9">
            <text:p>0.899</text:p>
          </table:table-cell>
          <table:table-cell office:value-type="float" office:value="0.5296">
            <text:p>0.5296</text:p>
          </table:table-cell>
          <table:table-cell/>
          <table:table-cell table:formula="of:=AVERAGE([.A384:.A403])" office:value-type="float" office:value="162">
            <text:p>162</text:p>
          </table:table-cell>
          <table:table-cell table:formula="of:=AVERAGE([.B384:.B403])" office:value-type="float" office:value="0.89959">
            <text:p>0.89959</text:p>
          </table:table-cell>
          <table:table-cell table:formula="of:=AVERAGE([.C384:.C403])" office:value-type="float" office:value="0.527395">
            <text:p>0.527395</text:p>
          </table:table-cell>
          <table:table-cell table:formula="of:=STDEV([.B384:.B403])" office:value-type="float" office:value="0.00461768910079262">
            <text:p>0.0046176891</text:p>
          </table:table-cell>
          <table:table-cell table:formula="of:=STDEV([.C384:.C403])" office:value-type="float" office:value="0.0146209105843579">
            <text:p>0.0146209106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4">
            <text:p>0.894</text:p>
          </table:table-cell>
          <table:table-cell office:value-type="float" office:value="0.5103">
            <text:p>0.5103</text:p>
          </table:table-cell>
          <table:table-cell/>
          <table:table-cell table:formula="of:=AVERAGE([.A385:.A404])" office:value-type="float" office:value="163">
            <text:p>163</text:p>
          </table:table-cell>
          <table:table-cell table:formula="of:=AVERAGE([.B385:.B404])" office:value-type="float" office:value="0.899675">
            <text:p>0.899675</text:p>
          </table:table-cell>
          <table:table-cell table:formula="of:=AVERAGE([.C385:.C404])" office:value-type="float" office:value="0.5273">
            <text:p>0.5273</text:p>
          </table:table-cell>
          <table:table-cell table:formula="of:=STDEV([.B385:.B404])" office:value-type="float" office:value="0.00462190152255654">
            <text:p>0.0046219015</text:p>
          </table:table-cell>
          <table:table-cell table:formula="of:=STDEV([.C385:.C404])" office:value-type="float" office:value="0.0146119993948737">
            <text:p>0.0146119994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57">
            <text:p>0.9057</text:p>
          </table:table-cell>
          <table:table-cell office:value-type="float" office:value="0.5517">
            <text:p>0.5517</text:p>
          </table:table-cell>
          <table:table-cell/>
          <table:table-cell table:formula="of:=AVERAGE([.A386:.A405])" office:value-type="float" office:value="164">
            <text:p>164</text:p>
          </table:table-cell>
          <table:table-cell table:formula="of:=AVERAGE([.B386:.B405])" office:value-type="float" office:value="0.89941">
            <text:p>0.89941</text:p>
          </table:table-cell>
          <table:table-cell table:formula="of:=AVERAGE([.C386:.C405])" office:value-type="float" office:value="0.52687">
            <text:p>0.52687</text:p>
          </table:table-cell>
          <table:table-cell table:formula="of:=STDEV([.B386:.B405])" office:value-type="float" office:value="0.00509239887634398">
            <text:p>0.0050923989</text:p>
          </table:table-cell>
          <table:table-cell table:formula="of:=STDEV([.C386:.C405])" office:value-type="float" office:value="0.0152511638900118">
            <text:p>0.015251163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6">
            <text:p>0.896</text:p>
          </table:table-cell>
          <table:table-cell office:value-type="float" office:value="0.5072">
            <text:p>0.5072</text:p>
          </table:table-cell>
          <table:table-cell/>
          <table:table-cell table:formula="of:=AVERAGE([.A387:.A406])" office:value-type="float" office:value="165">
            <text:p>165</text:p>
          </table:table-cell>
          <table:table-cell table:formula="of:=AVERAGE([.B387:.B406])" office:value-type="float" office:value="0.898975">
            <text:p>0.898975</text:p>
          </table:table-cell>
          <table:table-cell table:formula="of:=AVERAGE([.C387:.C406])" office:value-type="float" office:value="0.52584">
            <text:p>0.52584</text:p>
          </table:table-cell>
          <table:table-cell table:formula="of:=STDEV([.B387:.B406])" office:value-type="float" office:value="0.00489455927804698">
            <text:p>0.0048945593</text:p>
          </table:table-cell>
          <table:table-cell table:formula="of:=STDEV([.C387:.C406])" office:value-type="float" office:value="0.0141412200768943">
            <text:p>0.0141412201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9">
            <text:p>0.899</text:p>
          </table:table-cell>
          <table:table-cell office:value-type="float" office:value="0.5341">
            <text:p>0.5341</text:p>
          </table:table-cell>
          <table:table-cell/>
          <table:table-cell table:formula="of:=AVERAGE([.A388:.A407])" office:value-type="float" office:value="166">
            <text:p>166</text:p>
          </table:table-cell>
          <table:table-cell table:formula="of:=AVERAGE([.B388:.B407])" office:value-type="float" office:value="0.898725">
            <text:p>0.898725</text:p>
          </table:table-cell>
          <table:table-cell table:formula="of:=AVERAGE([.C388:.C407])" office:value-type="float" office:value="0.525375">
            <text:p>0.525375</text:p>
          </table:table-cell>
          <table:table-cell table:formula="of:=STDEV([.B388:.B407])" office:value-type="float" office:value="0.00517421491629406">
            <text:p>0.0051742149</text:p>
          </table:table-cell>
          <table:table-cell table:formula="of:=STDEV([.C388:.C407])" office:value-type="float" office:value="0.0149179819081043">
            <text:p>0.014917981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33">
            <text:p>0.9033</text:p>
          </table:table-cell>
          <table:table-cell office:value-type="float" office:value="0.527">
            <text:p>0.527</text:p>
          </table:table-cell>
          <table:table-cell/>
          <table:table-cell table:formula="of:=AVERAGE([.A389:.A408])" office:value-type="float" office:value="167">
            <text:p>167</text:p>
          </table:table-cell>
          <table:table-cell table:formula="of:=AVERAGE([.B389:.B408])" office:value-type="float" office:value="0.89861">
            <text:p>0.89861</text:p>
          </table:table-cell>
          <table:table-cell table:formula="of:=AVERAGE([.C389:.C408])" office:value-type="float" office:value="0.524915">
            <text:p>0.524915</text:p>
          </table:table-cell>
          <table:table-cell table:formula="of:=STDEV([.B389:.B408])" office:value-type="float" office:value="0.00519330540721721">
            <text:p>0.0051933054</text:p>
          </table:table-cell>
          <table:table-cell table:formula="of:=STDEV([.C389:.C408])" office:value-type="float" office:value="0.014775950410255">
            <text:p>0.0147759504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47">
            <text:p>0.9047</text:p>
          </table:table-cell>
          <table:table-cell office:value-type="float" office:value="0.541">
            <text:p>0.541</text:p>
          </table:table-cell>
          <table:table-cell/>
          <table:table-cell table:formula="of:=AVERAGE([.A390:.A409])" office:value-type="float" office:value="168">
            <text:p>168</text:p>
          </table:table-cell>
          <table:table-cell table:formula="of:=AVERAGE([.B390:.B409])" office:value-type="float" office:value="0.89836">
            <text:p>0.89836</text:p>
          </table:table-cell>
          <table:table-cell table:formula="of:=AVERAGE([.C390:.C409])" office:value-type="float" office:value="0.523725">
            <text:p>0.523725</text:p>
          </table:table-cell>
          <table:table-cell table:formula="of:=STDEV([.B390:.B409])" office:value-type="float" office:value="0.00507464284457537">
            <text:p>0.0050746428</text:p>
          </table:table-cell>
          <table:table-cell table:formula="of:=STDEV([.C390:.C409])" office:value-type="float" office:value="0.0155379289753205">
            <text:p>0.01553792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47">
            <text:p>0.8947</text:p>
          </table:table-cell>
          <table:table-cell office:value-type="float" office:value="0.5177">
            <text:p>0.5177</text:p>
          </table:table-cell>
          <table:table-cell/>
          <table:table-cell table:formula="of:=AVERAGE([.A391:.A410])" office:value-type="float" office:value="169">
            <text:p>169</text:p>
          </table:table-cell>
          <table:table-cell table:formula="of:=AVERAGE([.B391:.B410])" office:value-type="float" office:value="0.89879">
            <text:p>0.89879</text:p>
          </table:table-cell>
          <table:table-cell table:formula="of:=AVERAGE([.C391:.C410])" office:value-type="float" office:value="0.524865">
            <text:p>0.524865</text:p>
          </table:table-cell>
          <table:table-cell table:formula="of:=STDEV([.B391:.B410])" office:value-type="float" office:value="0.00593206274587959">
            <text:p>0.0059320627</text:p>
          </table:table-cell>
          <table:table-cell table:formula="of:=STDEV([.C391:.C410])" office:value-type="float" office:value="0.0175749605075546">
            <text:p>0.0175749605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97">
            <text:p>0.8997</text:p>
          </table:table-cell>
          <table:table-cell office:value-type="float" office:value="0.5277">
            <text:p>0.5277</text:p>
          </table:table-cell>
          <table:table-cell/>
          <table:table-cell table:formula="of:=AVERAGE([.A392:.A411])" office:value-type="float" office:value="170">
            <text:p>170</text:p>
          </table:table-cell>
          <table:table-cell table:formula="of:=AVERAGE([.B392:.B411])" office:value-type="float" office:value="0.898955">
            <text:p>0.898955</text:p>
          </table:table-cell>
          <table:table-cell table:formula="of:=AVERAGE([.C392:.C411])" office:value-type="float" office:value="0.52478">
            <text:p>0.52478</text:p>
          </table:table-cell>
          <table:table-cell table:formula="of:=STDEV([.B392:.B411])" office:value-type="float" office:value="0.00585774116694714">
            <text:p>0.0058577412</text:p>
          </table:table-cell>
          <table:table-cell table:formula="of:=STDEV([.C392:.C411])" office:value-type="float" office:value="0.0176155015465596">
            <text:p>0.0176155015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2">
            <text:p>0.902</text:p>
          </table:table-cell>
          <table:table-cell office:value-type="float" office:value="0.5255">
            <text:p>0.5255</text:p>
          </table:table-cell>
          <table:table-cell/>
          <table:table-cell table:formula="of:=AVERAGE([.A393:.A412])" office:value-type="float" office:value="171">
            <text:p>171</text:p>
          </table:table-cell>
          <table:table-cell table:formula="of:=AVERAGE([.B393:.B412])" office:value-type="float" office:value="0.899005">
            <text:p>0.899005</text:p>
          </table:table-cell>
          <table:table-cell table:formula="of:=AVERAGE([.C393:.C412])" office:value-type="float" office:value="0.524735">
            <text:p>0.524735</text:p>
          </table:table-cell>
          <table:table-cell table:formula="of:=STDEV([.B393:.B412])" office:value-type="float" office:value="0.00586869258281424">
            <text:p>0.0058686926</text:p>
          </table:table-cell>
          <table:table-cell table:formula="of:=STDEV([.C393:.C412])" office:value-type="float" office:value="0.0176087978907674">
            <text:p>0.017608797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6">
            <text:p>0.896</text:p>
          </table:table-cell>
          <table:table-cell office:value-type="float" office:value="0.5324">
            <text:p>0.5324</text:p>
          </table:table-cell>
          <table:table-cell/>
          <table:table-cell table:formula="of:=AVERAGE([.A394:.A413])" office:value-type="float" office:value="172">
            <text:p>172</text:p>
          </table:table-cell>
          <table:table-cell table:formula="of:=AVERAGE([.B394:.B413])" office:value-type="float" office:value="0.89907">
            <text:p>0.89907</text:p>
          </table:table-cell>
          <table:table-cell table:formula="of:=AVERAGE([.C394:.C413])" office:value-type="float" office:value="0.5246">
            <text:p>0.5246</text:p>
          </table:table-cell>
          <table:table-cell table:formula="of:=STDEV([.B394:.B413])" office:value-type="float" office:value="0.00591065941641388">
            <text:p>0.0059106594</text:p>
          </table:table-cell>
          <table:table-cell table:formula="of:=STDEV([.C394:.C413])" office:value-type="float" office:value="0.0176129736871791">
            <text:p>0.0176129737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37">
            <text:p>0.8937</text:p>
          </table:table-cell>
          <table:table-cell office:value-type="float" office:value="0.5094">
            <text:p>0.5094</text:p>
          </table:table-cell>
          <table:table-cell/>
          <table:table-cell table:formula="of:=AVERAGE([.A395:.A414])" office:value-type="float" office:value="173">
            <text:p>173</text:p>
          </table:table-cell>
          <table:table-cell table:formula="of:=AVERAGE([.B395:.B414])" office:value-type="float" office:value="0.899505">
            <text:p>0.899505</text:p>
          </table:table-cell>
          <table:table-cell table:formula="of:=AVERAGE([.C395:.C414])" office:value-type="float" office:value="0.52452">
            <text:p>0.52452</text:p>
          </table:table-cell>
          <table:table-cell table:formula="of:=STDEV([.B395:.B414])" office:value-type="float" office:value="0.00599240528107299">
            <text:p>0.0059924053</text:p>
          </table:table-cell>
          <table:table-cell table:formula="of:=STDEV([.C395:.C414])" office:value-type="float" office:value="0.0175792820642578">
            <text:p>0.0175792821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">
            <text:p>0.9</text:p>
          </table:table-cell>
          <table:table-cell office:value-type="float" office:value="0.5236">
            <text:p>0.5236</text:p>
          </table:table-cell>
          <table:table-cell/>
          <table:table-cell table:formula="of:=AVERAGE([.A396:.A415])" office:value-type="float" office:value="174">
            <text:p>174</text:p>
          </table:table-cell>
          <table:table-cell table:formula="of:=AVERAGE([.B396:.B415])" office:value-type="float" office:value="0.899485">
            <text:p>0.899485</text:p>
          </table:table-cell>
          <table:table-cell table:formula="of:=AVERAGE([.C396:.C415])" office:value-type="float" office:value="0.52491">
            <text:p>0.52491</text:p>
          </table:table-cell>
          <table:table-cell table:formula="of:=STDEV([.B396:.B415])" office:value-type="float" office:value="0.00601343014470635">
            <text:p>0.0060134301</text:p>
          </table:table-cell>
          <table:table-cell table:formula="of:=STDEV([.C396:.C415])" office:value-type="float" office:value="0.0173106568941003">
            <text:p>0.017310656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7">
            <text:p>0.897</text:p>
          </table:table-cell>
          <table:table-cell office:value-type="float" office:value="0.5257">
            <text:p>0.5257</text:p>
          </table:table-cell>
          <table:table-cell/>
          <table:table-cell table:formula="of:=AVERAGE([.A397:.A416])" office:value-type="float" office:value="175">
            <text:p>175</text:p>
          </table:table-cell>
          <table:table-cell table:formula="of:=AVERAGE([.B397:.B416])" office:value-type="float" office:value="0.899685">
            <text:p>0.899685</text:p>
          </table:table-cell>
          <table:table-cell table:formula="of:=AVERAGE([.C397:.C416])" office:value-type="float" office:value="0.525305">
            <text:p>0.525305</text:p>
          </table:table-cell>
          <table:table-cell table:formula="of:=STDEV([.B397:.B416])" office:value-type="float" office:value="0.00609739159071534">
            <text:p>0.0060973916</text:p>
          </table:table-cell>
          <table:table-cell table:formula="of:=STDEV([.C397:.C416])" office:value-type="float" office:value="0.0173692249016532">
            <text:p>0.017369224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93">
            <text:p>0.9093</text:p>
          </table:table-cell>
          <table:table-cell office:value-type="float" office:value="0.5613">
            <text:p>0.5613</text:p>
          </table:table-cell>
          <table:table-cell/>
          <table:table-cell table:formula="of:=AVERAGE([.A398:.A417])" office:value-type="float" office:value="176">
            <text:p>176</text:p>
          </table:table-cell>
          <table:table-cell table:formula="of:=AVERAGE([.B398:.B417])" office:value-type="float" office:value="0.900035">
            <text:p>0.900035</text:p>
          </table:table-cell>
          <table:table-cell table:formula="of:=AVERAGE([.C398:.C417])" office:value-type="float" office:value="0.52543">
            <text:p>0.52543</text:p>
          </table:table-cell>
          <table:table-cell table:formula="of:=STDEV([.B398:.B417])" office:value-type="float" office:value="0.00613594028311021">
            <text:p>0.0061359403</text:p>
          </table:table-cell>
          <table:table-cell table:formula="of:=STDEV([.C398:.C417])" office:value-type="float" office:value="0.0173812088490022">
            <text:p>0.0173812088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47">
            <text:p>0.8947</text:p>
          </table:table-cell>
          <table:table-cell office:value-type="float" office:value="0.513">
            <text:p>0.513</text:p>
          </table:table-cell>
          <table:table-cell/>
          <table:table-cell table:formula="of:=AVERAGE([.A399:.A418])" office:value-type="float" office:value="177">
            <text:p>177</text:p>
          </table:table-cell>
          <table:table-cell table:formula="of:=AVERAGE([.B399:.B418])" office:value-type="float" office:value="0.899905">
            <text:p>0.899905</text:p>
          </table:table-cell>
          <table:table-cell table:formula="of:=AVERAGE([.C399:.C418])" office:value-type="float" office:value="0.524945">
            <text:p>0.524945</text:p>
          </table:table-cell>
          <table:table-cell table:formula="of:=STDEV([.B399:.B418])" office:value-type="float" office:value="0.00595416484045985">
            <text:p>0.0059541648</text:p>
          </table:table-cell>
          <table:table-cell table:formula="of:=STDEV([.C399:.C418])" office:value-type="float" office:value="0.0164373283461119">
            <text:p>0.0164373283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37">
            <text:p>0.9037</text:p>
          </table:table-cell>
          <table:table-cell office:value-type="float" office:value="0.5448">
            <text:p>0.5448</text:p>
          </table:table-cell>
          <table:table-cell/>
          <table:table-cell table:formula="of:=AVERAGE([.A400:.A419])" office:value-type="float" office:value="178">
            <text:p>178</text:p>
          </table:table-cell>
          <table:table-cell table:formula="of:=AVERAGE([.B400:.B419])" office:value-type="float" office:value="0.899985">
            <text:p>0.899985</text:p>
          </table:table-cell>
          <table:table-cell table:formula="of:=AVERAGE([.C400:.C419])" office:value-type="float" office:value="0.524285">
            <text:p>0.524285</text:p>
          </table:table-cell>
          <table:table-cell table:formula="of:=STDEV([.B400:.B419])" office:value-type="float" office:value="0.00589096319530354">
            <text:p>0.0058909632</text:p>
          </table:table-cell>
          <table:table-cell table:formula="of:=STDEV([.C400:.C419])" office:value-type="float" office:value="0.0171899687700644">
            <text:p>0.0171899688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6">
            <text:p>0.906</text:p>
          </table:table-cell>
          <table:table-cell office:value-type="float" office:value="0.5366">
            <text:p>0.5366</text:p>
          </table:table-cell>
          <table:table-cell/>
          <table:table-cell table:formula="of:=AVERAGE([.A401:.A420])" office:value-type="float" office:value="179">
            <text:p>179</text:p>
          </table:table-cell>
          <table:table-cell table:formula="of:=AVERAGE([.B401:.B420])" office:value-type="float" office:value="0.89985">
            <text:p>0.89985</text:p>
          </table:table-cell>
          <table:table-cell table:formula="of:=AVERAGE([.C401:.C420])" office:value-type="float" office:value="0.52397">
            <text:p>0.52397</text:p>
          </table:table-cell>
          <table:table-cell table:formula="of:=STDEV([.B401:.B420])" office:value-type="float" office:value="0.00583198982022069">
            <text:p>0.0058319898</text:p>
          </table:table-cell>
          <table:table-cell table:formula="of:=STDEV([.C401:.C420])" office:value-type="float" office:value="0.0168485857597979">
            <text:p>0.0168485858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83">
            <text:p>0.8983</text:p>
          </table:table-cell>
          <table:table-cell office:value-type="float" office:value="0.5135">
            <text:p>0.5135</text:p>
          </table:table-cell>
          <table:table-cell/>
          <table:table-cell table:formula="of:=AVERAGE([.A402:.A421])" office:value-type="float" office:value="180">
            <text:p>180</text:p>
          </table:table-cell>
          <table:table-cell table:formula="of:=AVERAGE([.B402:.B421])" office:value-type="float" office:value="0.8998">
            <text:p>0.8998</text:p>
          </table:table-cell>
          <table:table-cell table:formula="of:=AVERAGE([.C402:.C421])" office:value-type="float" office:value="0.52383">
            <text:p>0.52383</text:p>
          </table:table-cell>
          <table:table-cell table:formula="of:=STDEV([.B402:.B421])" office:value-type="float" office:value="0.0057805481437408">
            <text:p>0.0057805481</text:p>
          </table:table-cell>
          <table:table-cell table:formula="of:=STDEV([.C402:.C421])" office:value-type="float" office:value="0.0167494571789498">
            <text:p>0.0167494572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5">
            <text:p>0.895</text:p>
          </table:table-cell>
          <table:table-cell office:value-type="float" office:value="0.5158">
            <text:p>0.5158</text:p>
          </table:table-cell>
          <table:table-cell/>
          <table:table-cell table:formula="of:=AVERAGE([.A403:.A422])" office:value-type="float" office:value="181">
            <text:p>181</text:p>
          </table:table-cell>
          <table:table-cell table:formula="of:=AVERAGE([.B403:.B422])" office:value-type="float" office:value="0.89925">
            <text:p>0.89925</text:p>
          </table:table-cell>
          <table:table-cell table:formula="of:=AVERAGE([.C403:.C422])" office:value-type="float" office:value="0.52266">
            <text:p>0.52266</text:p>
          </table:table-cell>
          <table:table-cell table:formula="of:=STDEV([.B403:.B422])" office:value-type="float" office:value="0.0064188456086253">
            <text:p>0.0064188456</text:p>
          </table:table-cell>
          <table:table-cell table:formula="of:=STDEV([.C403:.C422])" office:value-type="float" office:value="0.0182583333533514">
            <text:p>0.0182583334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07">
            <text:p>0.9007</text:p>
          </table:table-cell>
          <table:table-cell office:value-type="float" office:value="0.5277">
            <text:p>0.5277</text:p>
          </table:table-cell>
          <table:table-cell/>
          <table:table-cell table:formula="of:=AVERAGE([.A404:.A423])" office:value-type="float" office:value="182">
            <text:p>182</text:p>
          </table:table-cell>
          <table:table-cell table:formula="of:=AVERAGE([.B404:.B423])" office:value-type="float" office:value="0.899365">
            <text:p>0.899365</text:p>
          </table:table-cell>
          <table:table-cell table:formula="of:=AVERAGE([.C404:.C423])" office:value-type="float" office:value="0.52305">
            <text:p>0.52305</text:p>
          </table:table-cell>
          <table:table-cell table:formula="of:=STDEV([.B404:.B423])" office:value-type="float" office:value="0.00635901970267015">
            <text:p>0.0063590197</text:p>
          </table:table-cell>
          <table:table-cell table:formula="of:=STDEV([.C404:.C423])" office:value-type="float" office:value="0.0181872569616607">
            <text:p>0.018187257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887">
            <text:p>0.8887</text:p>
          </table:table-cell>
          <table:table-cell office:value-type="float" office:value="0.5017">
            <text:p>0.5017</text:p>
          </table:table-cell>
          <table:table-cell/>
          <table:table-cell table:formula="of:=AVERAGE([.A405:.A424])" office:value-type="float" office:value="183">
            <text:p>183</text:p>
          </table:table-cell>
          <table:table-cell table:formula="of:=AVERAGE([.B405:.B424])" office:value-type="float" office:value="0.899145">
            <text:p>0.899145</text:p>
          </table:table-cell>
          <table:table-cell table:formula="of:=AVERAGE([.C405:.C424])" office:value-type="float" office:value="0.522275">
            <text:p>0.522275</text:p>
          </table:table-cell>
          <table:table-cell table:formula="of:=STDEV([.B405:.B424])" office:value-type="float" office:value="0.00638645565157024">
            <text:p>0.0063864557</text:p>
          </table:table-cell>
          <table:table-cell table:formula="of:=STDEV([.C405:.C424])" office:value-type="float" office:value="0.0183085218869304">
            <text:p>0.018308521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7">
            <text:p>0.897</text:p>
          </table:table-cell>
          <table:table-cell office:value-type="float" office:value="0.5311">
            <text:p>0.5311</text:p>
          </table:table-cell>
          <table:table-cell/>
          <table:table-cell table:formula="of:=AVERAGE([.A406:.A425])" office:value-type="float" office:value="184">
            <text:p>184</text:p>
          </table:table-cell>
          <table:table-cell table:formula="of:=AVERAGE([.B406:.B425])" office:value-type="float" office:value="0.899295">
            <text:p>0.899295</text:p>
          </table:table-cell>
          <table:table-cell table:formula="of:=AVERAGE([.C406:.C425])" office:value-type="float" office:value="0.522355">
            <text:p>0.522355</text:p>
          </table:table-cell>
          <table:table-cell table:formula="of:=STDEV([.B406:.B425])" office:value-type="float" office:value="0.00615941512944548">
            <text:p>0.0061594151</text:p>
          </table:table-cell>
          <table:table-cell table:formula="of:=STDEV([.C406:.C425])" office:value-type="float" office:value="0.0182171542927625">
            <text:p>0.0182171543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1">
            <text:p>0.891</text:p>
          </table:table-cell>
          <table:table-cell office:value-type="float" office:value="0.4979">
            <text:p>0.4979</text:p>
          </table:table-cell>
          <table:table-cell/>
          <table:table-cell table:formula="of:=AVERAGE([.A407:.A426])" office:value-type="float" office:value="185">
            <text:p>185</text:p>
          </table:table-cell>
          <table:table-cell table:formula="of:=AVERAGE([.B407:.B426])" office:value-type="float" office:value="0.899545">
            <text:p>0.899545</text:p>
          </table:table-cell>
          <table:table-cell table:formula="of:=AVERAGE([.C407:.C426])" office:value-type="float" office:value="0.52174">
            <text:p>0.52174</text:p>
          </table:table-cell>
          <table:table-cell table:formula="of:=STDEV([.B407:.B426])" office:value-type="float" office:value="0.00616283214115067">
            <text:p>0.0061628321</text:p>
          </table:table-cell>
          <table:table-cell table:formula="of:=STDEV([.C407:.C426])" office:value-type="float" office:value="0.0181137168146713">
            <text:p>0.0181137168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67">
            <text:p>0.8967</text:p>
          </table:table-cell>
          <table:table-cell office:value-type="float" office:value="0.5249">
            <text:p>0.5249</text:p>
          </table:table-cell>
          <table:table-cell/>
          <table:table-cell table:formula="of:=AVERAGE([.A408:.A427])" office:value-type="float" office:value="186">
            <text:p>186</text:p>
          </table:table-cell>
          <table:table-cell table:formula="of:=AVERAGE([.B408:.B427])" office:value-type="float" office:value="0.899945">
            <text:p>0.899945</text:p>
          </table:table-cell>
          <table:table-cell table:formula="of:=AVERAGE([.C408:.C427])" office:value-type="float" office:value="0.52286">
            <text:p>0.52286</text:p>
          </table:table-cell>
          <table:table-cell table:formula="of:=STDEV([.B408:.B427])" office:value-type="float" office:value="0.00582964068586697">
            <text:p>0.0058296407</text:p>
          </table:table-cell>
          <table:table-cell table:formula="of:=STDEV([.C408:.C427])" office:value-type="float" office:value="0.0172331809691592">
            <text:p>0.017233181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83">
            <text:p>0.8983</text:p>
          </table:table-cell>
          <table:table-cell office:value-type="float" office:value="0.5032">
            <text:p>0.5032</text:p>
          </table:table-cell>
          <table:table-cell/>
          <table:table-cell table:formula="of:=AVERAGE([.A409:.A428])" office:value-type="float" office:value="187">
            <text:p>187</text:p>
          </table:table-cell>
          <table:table-cell table:formula="of:=AVERAGE([.B409:.B428])" office:value-type="float" office:value="0.900245">
            <text:p>0.900245</text:p>
          </table:table-cell>
          <table:table-cell table:formula="of:=AVERAGE([.C409:.C428])" office:value-type="float" office:value="0.523885">
            <text:p>0.523885</text:p>
          </table:table-cell>
          <table:table-cell table:formula="of:=STDEV([.B409:.B428])" office:value-type="float" office:value="0.00580820427000506">
            <text:p>0.0058082043</text:p>
          </table:table-cell>
          <table:table-cell table:formula="of:=STDEV([.C409:.C428])" office:value-type="float" office:value="0.0179554206739622">
            <text:p>0.0179554207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133">
            <text:p>0.9133</text:p>
          </table:table-cell>
          <table:table-cell office:value-type="float" office:value="0.5638">
            <text:p>0.5638</text:p>
          </table:table-cell>
          <table:table-cell/>
          <table:table-cell table:formula="of:=AVERAGE([.A410:.A429])" office:value-type="float" office:value="188">
            <text:p>188</text:p>
          </table:table-cell>
          <table:table-cell table:formula="of:=AVERAGE([.B410:.B429])" office:value-type="float" office:value="0.900215">
            <text:p>0.900215</text:p>
          </table:table-cell>
          <table:table-cell table:formula="of:=AVERAGE([.C410:.C429])" office:value-type="float" office:value="0.52382">
            <text:p>0.52382</text:p>
          </table:table-cell>
          <table:table-cell table:formula="of:=STDEV([.B410:.B429])" office:value-type="float" office:value="0.00582031605218893">
            <text:p>0.0058203161</text:p>
          </table:table-cell>
          <table:table-cell table:formula="of:=STDEV([.C410:.C429])" office:value-type="float" office:value="0.0180364134607276">
            <text:p>0.0180364135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8">
            <text:p>0.898</text:p>
          </table:table-cell>
          <table:table-cell office:value-type="float" office:value="0.516">
            <text:p>0.516</text:p>
          </table:table-cell>
          <table:table-cell/>
          <table:table-cell table:formula="of:=AVERAGE([.A411:.A430])" office:value-type="float" office:value="189">
            <text:p>189</text:p>
          </table:table-cell>
          <table:table-cell table:formula="of:=AVERAGE([.B411:.B430])" office:value-type="float" office:value="0.899915">
            <text:p>0.899915</text:p>
          </table:table-cell>
          <table:table-cell table:formula="of:=AVERAGE([.C411:.C430])" office:value-type="float" office:value="0.523525">
            <text:p>0.523525</text:p>
          </table:table-cell>
          <table:table-cell table:formula="of:=STDEV([.B411:.B430])" office:value-type="float" office:value="0.00523563448123075">
            <text:p>0.0052356345</text:p>
          </table:table-cell>
          <table:table-cell table:formula="of:=STDEV([.C411:.C430])" office:value-type="float" office:value="0.0173845628738772">
            <text:p>0.017384562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07">
            <text:p>0.9007</text:p>
          </table:table-cell>
          <table:table-cell office:value-type="float" office:value="0.5268">
            <text:p>0.5268</text:p>
          </table:table-cell>
          <table:table-cell/>
          <table:table-cell table:formula="of:=AVERAGE([.A412:.A431])" office:value-type="float" office:value="190">
            <text:p>190</text:p>
          </table:table-cell>
          <table:table-cell table:formula="of:=AVERAGE([.B412:.B431])" office:value-type="float" office:value="0.89993">
            <text:p>0.89993</text:p>
          </table:table-cell>
          <table:table-cell table:formula="of:=AVERAGE([.C412:.C431])" office:value-type="float" office:value="0.52398">
            <text:p>0.52398</text:p>
          </table:table-cell>
          <table:table-cell table:formula="of:=STDEV([.B412:.B431])" office:value-type="float" office:value="0.0052302862958773">
            <text:p>0.0052302863</text:p>
          </table:table-cell>
          <table:table-cell table:formula="of:=STDEV([.C412:.C431])" office:value-type="float" office:value="0.0172961084762166">
            <text:p>0.0172961085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33">
            <text:p>0.9033</text:p>
          </table:table-cell>
          <table:table-cell office:value-type="float" office:value="0.5228">
            <text:p>0.5228</text:p>
          </table:table-cell>
          <table:table-cell/>
          <table:table-cell table:formula="of:=AVERAGE([.A413:.A432])" office:value-type="float" office:value="191">
            <text:p>191</text:p>
          </table:table-cell>
          <table:table-cell table:formula="of:=AVERAGE([.B413:.B432])" office:value-type="float" office:value="0.90028">
            <text:p>0.90028</text:p>
          </table:table-cell>
          <table:table-cell table:formula="of:=AVERAGE([.C413:.C432])" office:value-type="float" office:value="0.524795">
            <text:p>0.524795</text:p>
          </table:table-cell>
          <table:table-cell table:formula="of:=STDEV([.B413:.B432])" office:value-type="float" office:value="0.00551119434949399">
            <text:p>0.0055111943</text:p>
          </table:table-cell>
          <table:table-cell table:formula="of:=STDEV([.C413:.C432])" office:value-type="float" office:value="0.0178123102021283">
            <text:p>0.0178123102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47">
            <text:p>0.9047</text:p>
          </table:table-cell>
          <table:table-cell office:value-type="float" office:value="0.5308">
            <text:p>0.5308</text:p>
          </table:table-cell>
          <table:table-cell/>
          <table:table-cell table:formula="of:=AVERAGE([.A414:.A433])" office:value-type="float" office:value="192">
            <text:p>192</text:p>
          </table:table-cell>
          <table:table-cell table:formula="of:=AVERAGE([.B414:.B433])" office:value-type="float" office:value="0.900315">
            <text:p>0.900315</text:p>
          </table:table-cell>
          <table:table-cell table:formula="of:=AVERAGE([.C414:.C433])" office:value-type="float" office:value="0.525435">
            <text:p>0.525435</text:p>
          </table:table-cell>
          <table:table-cell table:formula="of:=STDEV([.B414:.B433])" office:value-type="float" office:value="0.00553356028915237">
            <text:p>0.0055335603</text:p>
          </table:table-cell>
          <table:table-cell table:formula="of:=STDEV([.C414:.C433])" office:value-type="float" office:value="0.0179661457952685">
            <text:p>0.0179661458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33">
            <text:p>0.8933</text:p>
          </table:table-cell>
          <table:table-cell office:value-type="float" office:value="0.5172">
            <text:p>0.5172</text:p>
          </table:table-cell>
          <table:table-cell/>
          <table:table-cell table:formula="of:=AVERAGE([.A415:.A434])" office:value-type="float" office:value="193">
            <text:p>193</text:p>
          </table:table-cell>
          <table:table-cell table:formula="of:=AVERAGE([.B415:.B434])" office:value-type="float" office:value="0.90023">
            <text:p>0.90023</text:p>
          </table:table-cell>
          <table:table-cell table:formula="of:=AVERAGE([.C415:.C434])" office:value-type="float" office:value="0.52508">
            <text:p>0.52508</text:p>
          </table:table-cell>
          <table:table-cell table:formula="of:=STDEV([.B415:.B434])" office:value-type="float" office:value="0.00547540914116541">
            <text:p>0.0054754091</text:p>
          </table:table-cell>
          <table:table-cell table:formula="of:=STDEV([.C415:.C434])" office:value-type="float" office:value="0.0179246551754251">
            <text:p>0.0179246552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4">
            <text:p>0.904</text:p>
          </table:table-cell>
          <table:table-cell office:value-type="float" office:value="0.5315">
            <text:p>0.5315</text:p>
          </table:table-cell>
          <table:table-cell/>
          <table:table-cell table:formula="of:=AVERAGE([.A416:.A435])" office:value-type="float" office:value="194">
            <text:p>194</text:p>
          </table:table-cell>
          <table:table-cell table:formula="of:=AVERAGE([.B416:.B435])" office:value-type="float" office:value="0.900215">
            <text:p>0.900215</text:p>
          </table:table-cell>
          <table:table-cell table:formula="of:=AVERAGE([.C416:.C435])" office:value-type="float" office:value="0.52585">
            <text:p>0.52585</text:p>
          </table:table-cell>
          <table:table-cell table:formula="of:=STDEV([.B416:.B435])" office:value-type="float" office:value="0.00549576631311966">
            <text:p>0.0054957663</text:p>
          </table:table-cell>
          <table:table-cell table:formula="of:=STDEV([.C416:.C435])" office:value-type="float" office:value="0.0178990884801727">
            <text:p>0.0178990885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4">
            <text:p>0.904</text:p>
          </table:table-cell>
          <table:table-cell office:value-type="float" office:value="0.5282">
            <text:p>0.5282</text:p>
          </table:table-cell>
          <table:table-cell/>
          <table:table-cell table:formula="of:=AVERAGE([.A417:.A436])" office:value-type="float" office:value="195">
            <text:p>195</text:p>
          </table:table-cell>
          <table:table-cell table:formula="of:=AVERAGE([.B417:.B436])" office:value-type="float" office:value="0.9002">
            <text:p>0.9002</text:p>
          </table:table-cell>
          <table:table-cell table:formula="of:=AVERAGE([.C417:.C436])" office:value-type="float" office:value="0.52581">
            <text:p>0.52581</text:p>
          </table:table-cell>
          <table:table-cell table:formula="of:=STDEV([.B417:.B436])" office:value-type="float" office:value="0.00548529133707877">
            <text:p>0.0054852913</text:p>
          </table:table-cell>
          <table:table-cell table:formula="of:=STDEV([.C417:.C436])" office:value-type="float" office:value="0.0178866871987903">
            <text:p>0.0178866872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67">
            <text:p>0.9067</text:p>
          </table:table-cell>
          <table:table-cell office:value-type="float" office:value="0.5516">
            <text:p>0.5516</text:p>
          </table:table-cell>
          <table:table-cell/>
          <table:table-cell table:formula="of:=AVERAGE([.A418:.A437])" office:value-type="float" office:value="196">
            <text:p>196</text:p>
          </table:table-cell>
          <table:table-cell table:formula="of:=AVERAGE([.B418:.B437])" office:value-type="float" office:value="0.90045">
            <text:p>0.90045</text:p>
          </table:table-cell>
          <table:table-cell table:formula="of:=AVERAGE([.C418:.C437])" office:value-type="float" office:value="0.52736">
            <text:p>0.52736</text:p>
          </table:table-cell>
          <table:table-cell table:formula="of:=STDEV([.B418:.B437])" office:value-type="float" office:value="0.00577394328450076">
            <text:p>0.0057739433</text:p>
          </table:table-cell>
          <table:table-cell table:formula="of:=STDEV([.C418:.C437])" office:value-type="float" office:value="0.0193851109441187">
            <text:p>0.019385110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63">
            <text:p>0.8963</text:p>
          </table:table-cell>
          <table:table-cell office:value-type="float" office:value="0.4998">
            <text:p>0.4998</text:p>
          </table:table-cell>
          <table:table-cell/>
          <table:table-cell table:formula="of:=AVERAGE([.A419:.A438])" office:value-type="float" office:value="197">
            <text:p>197</text:p>
          </table:table-cell>
          <table:table-cell table:formula="of:=AVERAGE([.B419:.B438])" office:value-type="float" office:value="0.9">
            <text:p>0.9</text:p>
          </table:table-cell>
          <table:table-cell table:formula="of:=AVERAGE([.C419:.C438])" office:value-type="float" office:value="0.5257">
            <text:p>0.5257</text:p>
          </table:table-cell>
          <table:table-cell table:formula="of:=STDEV([.B419:.B438])" office:value-type="float" office:value="0.00560957827479504">
            <text:p>0.0056095783</text:p>
          </table:table-cell>
          <table:table-cell table:formula="of:=STDEV([.C419:.C438])" office:value-type="float" office:value="0.0186059696136256">
            <text:p>0.0186059696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1">
            <text:p>0.901</text:p>
          </table:table-cell>
          <table:table-cell office:value-type="float" office:value="0.5385">
            <text:p>0.5385</text:p>
          </table:table-cell>
          <table:table-cell/>
          <table:table-cell table:formula="of:=AVERAGE([.A420:.A439])" office:value-type="float" office:value="198">
            <text:p>198</text:p>
          </table:table-cell>
          <table:table-cell table:formula="of:=AVERAGE([.B420:.B439])" office:value-type="float" office:value="0.9001">
            <text:p>0.9001</text:p>
          </table:table-cell>
          <table:table-cell table:formula="of:=AVERAGE([.C420:.C439])" office:value-type="float" office:value="0.527085">
            <text:p>0.527085</text:p>
          </table:table-cell>
          <table:table-cell table:formula="of:=STDEV([.B420:.B439])" office:value-type="float" office:value="0.00555773524492049">
            <text:p>0.0055577352</text:p>
          </table:table-cell>
          <table:table-cell table:formula="of:=STDEV([.C420:.C439])" office:value-type="float" office:value="0.0175791825149731">
            <text:p>0.0175791825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5">
            <text:p>0.905</text:p>
          </table:table-cell>
          <table:table-cell office:value-type="float" office:value="0.5338">
            <text:p>0.5338</text:p>
          </table:table-cell>
          <table:table-cell/>
          <table:table-cell table:formula="of:=AVERAGE([.A421:.A440])" office:value-type="float" office:value="199">
            <text:p>199</text:p>
          </table:table-cell>
          <table:table-cell table:formula="of:=AVERAGE([.B421:.B440])" office:value-type="float" office:value="0.900465">
            <text:p>0.900465</text:p>
          </table:table-cell>
          <table:table-cell table:formula="of:=AVERAGE([.C421:.C440])" office:value-type="float" office:value="0.527675">
            <text:p>0.527675</text:p>
          </table:table-cell>
          <table:table-cell table:formula="of:=STDEV([.B421:.B440])" office:value-type="float" office:value="0.00585188003978207">
            <text:p>0.00585188</text:p>
          </table:table-cell>
          <table:table-cell table:formula="of:=STDEV([.C421:.C440])" office:value-type="float" office:value="0.0181705335495049">
            <text:p>0.0181705335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873">
            <text:p>0.8873</text:p>
          </table:table-cell>
          <table:table-cell office:value-type="float" office:value="0.4901">
            <text:p>0.4901</text:p>
          </table:table-cell>
          <table:table-cell/>
          <table:table-cell table:formula="of:=AVERAGE([.A422:.A441])" office:value-type="float" office:value="200">
            <text:p>200</text:p>
          </table:table-cell>
          <table:table-cell table:formula="of:=AVERAGE([.B422:.B441])" office:value-type="float" office:value="0.90028">
            <text:p>0.90028</text:p>
          </table:table-cell>
          <table:table-cell table:formula="of:=AVERAGE([.C422:.C441])" office:value-type="float" office:value="0.527485">
            <text:p>0.527485</text:p>
          </table:table-cell>
          <table:table-cell table:formula="of:=STDEV([.B422:.B441])" office:value-type="float" office:value="0.00575870965079028">
            <text:p>0.0057587097</text:p>
          </table:table-cell>
          <table:table-cell table:formula="of:=STDEV([.C422:.C441])" office:value-type="float" office:value="0.0181229216594258">
            <text:p>0.0181229217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73">
            <text:p>0.8973</text:p>
          </table:table-cell>
          <table:table-cell office:value-type="float" office:value="0.5236">
            <text:p>0.5236</text:p>
          </table:table-cell>
          <table:table-cell/>
          <table:table-cell table:formula="of:=AVERAGE([.A423:.A442])" office:value-type="float" office:value="200">
            <text:p>200</text:p>
          </table:table-cell>
          <table:table-cell table:formula="of:=AVERAGE([.B423:.B442])" office:value-type="float" office:value="0.900963157894737">
            <text:p>0.9009631579</text:p>
          </table:table-cell>
          <table:table-cell table:formula="of:=AVERAGE([.C423:.C442])" office:value-type="float" office:value="0.529452631578947">
            <text:p>0.5294526316</text:p>
          </table:table-cell>
          <table:table-cell table:formula="of:=STDEV([.B423:.B442])" office:value-type="float" office:value="0.00501522244176176">
            <text:p>0.0050152224</text:p>
          </table:table-cell>
          <table:table-cell table:formula="of:=STDEV([.C423:.C442])" office:value-type="float" office:value="0.0162773997521121">
            <text:p>0.0162773998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63">
            <text:p>0.8963</text:p>
          </table:table-cell>
          <table:table-cell office:value-type="float" office:value="0.5122">
            <text:p>0.5122</text:p>
          </table:table-cell>
          <table:table-cell/>
          <table:table-cell table:formula="of:=AVERAGE([.A424:.A443])" office:value-type="float" office:value="200">
            <text:p>200</text:p>
          </table:table-cell>
          <table:table-cell table:formula="of:=AVERAGE([.B424:.B443])" office:value-type="float" office:value="0.901166666666667">
            <text:p>0.9011666667</text:p>
          </table:table-cell>
          <table:table-cell table:formula="of:=AVERAGE([.C424:.C443])" office:value-type="float" office:value="0.529777777777778">
            <text:p>0.5297777778</text:p>
          </table:table-cell>
          <table:table-cell table:formula="of:=STDEV([.B424:.B443])" office:value-type="float" office:value="0.00507925422964943">
            <text:p>0.0050792542</text:p>
          </table:table-cell>
          <table:table-cell table:formula="of:=STDEV([.C424:.C443])" office:value-type="float" office:value="0.016685695020006">
            <text:p>0.016685695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17">
            <text:p>0.8917</text:p>
          </table:table-cell>
          <table:table-cell office:value-type="float" office:value="0.5033">
            <text:p>0.5033</text:p>
          </table:table-cell>
          <table:table-cell/>
          <table:table-cell table:formula="of:=AVERAGE([.A425:.A444])" office:value-type="float" office:value="200">
            <text:p>200</text:p>
          </table:table-cell>
          <table:table-cell table:formula="of:=AVERAGE([.B425:.B444])" office:value-type="float" office:value="0.901452941176471">
            <text:p>0.9014529412</text:p>
          </table:table-cell>
          <table:table-cell table:formula="of:=AVERAGE([.C425:.C444])" office:value-type="float" office:value="0.530811764705882">
            <text:p>0.5308117647</text:p>
          </table:table-cell>
          <table:table-cell table:formula="of:=STDEV([.B425:.B444])" office:value-type="float" office:value="0.00508368931572568">
            <text:p>0.0050836893</text:p>
          </table:table-cell>
          <table:table-cell table:formula="of:=STDEV([.C425:.C444])" office:value-type="float" office:value="0.0165941586994092">
            <text:p>0.0165941587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2">
            <text:p>0.902</text:p>
          </table:table-cell>
          <table:table-cell office:value-type="float" office:value="0.5188">
            <text:p>0.5188</text:p>
          </table:table-cell>
          <table:table-cell/>
          <table:table-cell table:formula="of:=AVERAGE([.A426:.A445])" office:value-type="float" office:value="200">
            <text:p>200</text:p>
          </table:table-cell>
          <table:table-cell table:formula="of:=AVERAGE([.B426:.B445])" office:value-type="float" office:value="0.9020625">
            <text:p>0.9020625</text:p>
          </table:table-cell>
          <table:table-cell table:formula="of:=AVERAGE([.C426:.C445])" office:value-type="float" office:value="0.53253125">
            <text:p>0.53253125</text:p>
          </table:table-cell>
          <table:table-cell table:formula="of:=STDEV([.B426:.B445])" office:value-type="float" office:value="0.00456389818758773">
            <text:p>0.0045638982</text:p>
          </table:table-cell>
          <table:table-cell table:formula="of:=STDEV([.C426:.C445])" office:value-type="float" office:value="0.015495492624201">
            <text:p>0.0154954926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9">
            <text:p>0.899</text:p>
          </table:table-cell>
          <table:table-cell office:value-type="float" office:value="0.5203">
            <text:p>0.5203</text:p>
          </table:table-cell>
          <table:table-cell/>
          <table:table-cell table:formula="of:=AVERAGE([.A427:.A446])" office:value-type="float" office:value="200">
            <text:p>200</text:p>
          </table:table-cell>
          <table:table-cell table:formula="of:=AVERAGE([.B427:.B446])" office:value-type="float" office:value="0.902066666666667">
            <text:p>0.9020666667</text:p>
          </table:table-cell>
          <table:table-cell table:formula="of:=AVERAGE([.C427:.C446])" office:value-type="float" office:value="0.533446666666667">
            <text:p>0.5334466667</text:p>
          </table:table-cell>
          <table:table-cell table:formula="of:=STDEV([.B427:.B446])" office:value-type="float" office:value="0.00472405193310431">
            <text:p>0.0047240519</text:p>
          </table:table-cell>
          <table:table-cell table:formula="of:=STDEV([.C427:.C446])" office:value-type="float" office:value="0.0155851058324775">
            <text:p>0.0155851058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27">
            <text:p>0.9027</text:p>
          </table:table-cell>
          <table:table-cell office:value-type="float" office:value="0.5454">
            <text:p>0.5454</text:p>
          </table:table-cell>
          <table:table-cell/>
          <table:table-cell table:formula="of:=AVERAGE([.A428:.A447])" office:value-type="float" office:value="200">
            <text:p>200</text:p>
          </table:table-cell>
          <table:table-cell table:formula="of:=AVERAGE([.B428:.B447])" office:value-type="float" office:value="0.902285714285714">
            <text:p>0.9022857143</text:p>
          </table:table-cell>
          <table:table-cell table:formula="of:=AVERAGE([.C428:.C447])" office:value-type="float" office:value="0.534385714285714">
            <text:p>0.5343857143</text:p>
          </table:table-cell>
          <table:table-cell table:formula="of:=STDEV([.B428:.B447])" office:value-type="float" office:value="0.00482267993528926">
            <text:p>0.0048226799</text:p>
          </table:table-cell>
          <table:table-cell table:formula="of:=STDEV([.C428:.C447])" office:value-type="float" office:value="0.0157268930445643">
            <text:p>0.015726893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77">
            <text:p>0.8977</text:p>
          </table:table-cell>
          <table:table-cell office:value-type="float" office:value="0.5019">
            <text:p>0.5019</text:p>
          </table:table-cell>
          <table:table-cell/>
          <table:table-cell table:formula="of:=AVERAGE([.A429:.A448])" office:value-type="float" office:value="200">
            <text:p>200</text:p>
          </table:table-cell>
          <table:table-cell table:formula="of:=AVERAGE([.B429:.B448])" office:value-type="float" office:value="0.902253846153846">
            <text:p>0.9022538462</text:p>
          </table:table-cell>
          <table:table-cell table:formula="of:=AVERAGE([.C429:.C448])" office:value-type="float" office:value="0.533538461538462">
            <text:p>0.5335384615</text:p>
          </table:table-cell>
          <table:table-cell table:formula="of:=STDEV([.B429:.B448])" office:value-type="float" office:value="0.00501806991193083">
            <text:p>0.0050180699</text:p>
          </table:table-cell>
          <table:table-cell table:formula="of:=STDEV([.C429:.C448])" office:value-type="float" office:value="0.0160330667923898">
            <text:p>0.0160330668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73">
            <text:p>0.9073</text:p>
          </table:table-cell>
          <table:table-cell office:value-type="float" office:value="0.5579">
            <text:p>0.5579</text:p>
          </table:table-cell>
          <table:table-cell/>
          <table:table-cell table:formula="of:=AVERAGE([.A430:.A449])" office:value-type="float" office:value="200">
            <text:p>200</text:p>
          </table:table-cell>
          <table:table-cell table:formula="of:=AVERAGE([.B430:.B449])" office:value-type="float" office:value="0.902633333333334">
            <text:p>0.9026333333</text:p>
          </table:table-cell>
          <table:table-cell table:formula="of:=AVERAGE([.C430:.C449])" office:value-type="float" office:value="0.536175">
            <text:p>0.536175</text:p>
          </table:table-cell>
          <table:table-cell table:formula="of:=STDEV([.B430:.B449])" office:value-type="float" office:value="0.00504260634869297">
            <text:p>0.0050426063</text:p>
          </table:table-cell>
          <table:table-cell table:formula="of:=STDEV([.C430:.C449])" office:value-type="float" office:value="0.0134850169380013">
            <text:p>0.013485016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83">
            <text:p>0.8983</text:p>
          </table:table-cell>
          <table:table-cell office:value-type="float" office:value="0.5251">
            <text:p>0.5251</text:p>
          </table:table-cell>
          <table:table-cell/>
          <table:table-cell table:formula="of:=AVERAGE([.A431:.A450])" office:value-type="float" office:value="200">
            <text:p>200</text:p>
          </table:table-cell>
          <table:table-cell table:formula="of:=AVERAGE([.B431:.B450])" office:value-type="float" office:value="0.902209090909091">
            <text:p>0.9022090909</text:p>
          </table:table-cell>
          <table:table-cell table:formula="of:=AVERAGE([.C431:.C450])" office:value-type="float" office:value="0.5342">
            <text:p>0.5342</text:p>
          </table:table-cell>
          <table:table-cell table:formula="of:=STDEV([.B431:.B450])" office:value-type="float" office:value="0.0050591411416276">
            <text:p>0.0050591411</text:p>
          </table:table-cell>
          <table:table-cell table:formula="of:=STDEV([.C431:.C450])" office:value-type="float" office:value="0.0121877807659967">
            <text:p>0.0121877808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77">
            <text:p>0.9077</text:p>
          </table:table-cell>
          <table:table-cell office:value-type="float" office:value="0.5431">
            <text:p>0.5431</text:p>
          </table:table-cell>
          <table:table-cell/>
          <table:table-cell table:formula="of:=AVERAGE([.A432:.A451])" office:value-type="float" office:value="200">
            <text:p>200</text:p>
          </table:table-cell>
          <table:table-cell table:formula="of:=AVERAGE([.B432:.B451])" office:value-type="float" office:value="0.9026">
            <text:p>0.9026</text:p>
          </table:table-cell>
          <table:table-cell table:formula="of:=AVERAGE([.C432:.C451])" office:value-type="float" office:value="0.53511">
            <text:p>0.53511</text:p>
          </table:table-cell>
          <table:table-cell table:formula="of:=STDEV([.B432:.B451])" office:value-type="float" office:value="0.00515471736481362">
            <text:p>0.0051547174</text:p>
          </table:table-cell>
          <table:table-cell table:formula="of:=STDEV([.C432:.C451])" office:value-type="float" office:value="0.0124469050146791">
            <text:p>0.012446905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4">
            <text:p>0.904</text:p>
          </table:table-cell>
          <table:table-cell office:value-type="float" office:value="0.5356">
            <text:p>0.5356</text:p>
          </table:table-cell>
          <table:table-cell/>
          <table:table-cell table:formula="of:=AVERAGE([.A433:.A452])" office:value-type="float" office:value="200">
            <text:p>200</text:p>
          </table:table-cell>
          <table:table-cell table:formula="of:=AVERAGE([.B433:.B452])" office:value-type="float" office:value="0.902033333333333">
            <text:p>0.9020333333</text:p>
          </table:table-cell>
          <table:table-cell table:formula="of:=AVERAGE([.C433:.C452])" office:value-type="float" office:value="0.534222222222222">
            <text:p>0.5342222222</text:p>
          </table:table-cell>
          <table:table-cell table:formula="of:=STDEV([.B433:.B452])" office:value-type="float" office:value="0.00512640224719051">
            <text:p>0.0051264022</text:p>
          </table:table-cell>
          <table:table-cell table:formula="of:=STDEV([.C433:.C452])" office:value-type="float" office:value="0.0128617434449784">
            <text:p>0.0128617434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3">
            <text:p>0.903</text:p>
          </table:table-cell>
          <table:table-cell office:value-type="float" office:value="0.5237">
            <text:p>0.5237</text:p>
          </table:table-cell>
          <table:table-cell/>
          <table:table-cell table:formula="of:=AVERAGE([.A434:.A453])" office:value-type="float" office:value="200">
            <text:p>200</text:p>
          </table:table-cell>
          <table:table-cell table:formula="of:=AVERAGE([.B434:.B453])" office:value-type="float" office:value="0.9017875">
            <text:p>0.9017875</text:p>
          </table:table-cell>
          <table:table-cell table:formula="of:=AVERAGE([.C434:.C453])" office:value-type="float" office:value="0.53405">
            <text:p>0.53405</text:p>
          </table:table-cell>
          <table:table-cell table:formula="of:=STDEV([.B434:.B453])" office:value-type="float" office:value="0.00542334569905224">
            <text:p>0.0054233457</text:p>
          </table:table-cell>
          <table:table-cell table:formula="of:=STDEV([.C434:.C453])" office:value-type="float" office:value="0.0137386836549732">
            <text:p>0.0137386837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3">
            <text:p>0.893</text:p>
          </table:table-cell>
          <table:table-cell office:value-type="float" office:value="0.5326">
            <text:p>0.5326</text:p>
          </table:table-cell>
          <table:table-cell/>
          <table:table-cell table:formula="of:=AVERAGE([.A435:.A454])" office:value-type="float" office:value="200">
            <text:p>200</text:p>
          </table:table-cell>
          <table:table-cell table:formula="of:=AVERAGE([.B435:.B454])" office:value-type="float" office:value="0.901614285714286">
            <text:p>0.9016142857</text:p>
          </table:table-cell>
          <table:table-cell table:formula="of:=AVERAGE([.C435:.C454])" office:value-type="float" office:value="0.535528571428571">
            <text:p>0.5355285714</text:p>
          </table:table-cell>
          <table:table-cell table:formula="of:=STDEV([.B435:.B454])" office:value-type="float" office:value="0.0058339319420749">
            <text:p>0.0058339319</text:p>
          </table:table-cell>
          <table:table-cell table:formula="of:=STDEV([.C435:.C454])" office:value-type="float" office:value="0.0141352649174225">
            <text:p>0.014135264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37">
            <text:p>0.9037</text:p>
          </table:table-cell>
          <table:table-cell office:value-type="float" office:value="0.5307">
            <text:p>0.5307</text:p>
          </table:table-cell>
          <table:table-cell/>
          <table:table-cell table:formula="of:=AVERAGE([.A436:.A455])" office:value-type="float" office:value="200">
            <text:p>200</text:p>
          </table:table-cell>
          <table:table-cell table:formula="of:=AVERAGE([.B436:.B455])" office:value-type="float" office:value="0.90305">
            <text:p>0.90305</text:p>
          </table:table-cell>
          <table:table-cell table:formula="of:=AVERAGE([.C436:.C455])" office:value-type="float" office:value="0.536016666666667">
            <text:p>0.5360166667</text:p>
          </table:table-cell>
          <table:table-cell table:formula="of:=STDEV([.B436:.B455])" office:value-type="float" office:value="0.0048504638953403">
            <text:p>0.0048504639</text:p>
          </table:table-cell>
          <table:table-cell table:formula="of:=STDEV([.C436:.C455])" office:value-type="float" office:value="0.0154196519632146">
            <text:p>0.015419652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9">
            <text:p>0.909</text:p>
          </table:table-cell>
          <table:table-cell office:value-type="float" office:value="0.5592">
            <text:p>0.5592</text:p>
          </table:table-cell>
          <table:table-cell/>
          <table:table-cell table:formula="of:=AVERAGE([.A437:.A456])" office:value-type="float" office:value="200">
            <text:p>200</text:p>
          </table:table-cell>
          <table:table-cell table:formula="of:=AVERAGE([.B437:.B456])" office:value-type="float" office:value="0.90292">
            <text:p>0.90292</text:p>
          </table:table-cell>
          <table:table-cell table:formula="of:=AVERAGE([.C437:.C456])" office:value-type="float" office:value="0.53708">
            <text:p>0.53708</text:p>
          </table:table-cell>
          <table:table-cell table:formula="of:=STDEV([.B437:.B456])" office:value-type="float" office:value="0.00541128450554947">
            <text:p>0.0054112845</text:p>
          </table:table-cell>
          <table:table-cell table:formula="of:=STDEV([.C437:.C456])" office:value-type="float" office:value="0.0169919686911199">
            <text:p>0.0169919687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77">
            <text:p>0.8977</text:p>
          </table:table-cell>
          <table:table-cell office:value-type="float" office:value="0.5184">
            <text:p>0.5184</text:p>
          </table:table-cell>
          <table:table-cell/>
          <table:table-cell table:formula="of:=AVERAGE([.A438:.A457])" office:value-type="float" office:value="200">
            <text:p>200</text:p>
          </table:table-cell>
          <table:table-cell table:formula="of:=AVERAGE([.B438:.B457])" office:value-type="float" office:value="0.9014">
            <text:p>0.9014</text:p>
          </table:table-cell>
          <table:table-cell table:formula="of:=AVERAGE([.C438:.C457])" office:value-type="float" office:value="0.53155">
            <text:p>0.53155</text:p>
          </table:table-cell>
          <table:table-cell table:formula="of:=STDEV([.B438:.B457])" office:value-type="float" office:value="0.00486209831245725">
            <text:p>0.0048620983</text:p>
          </table:table-cell>
          <table:table-cell table:formula="of:=STDEV([.C438:.C457])" office:value-type="float" office:value="0.0134572161559019">
            <text:p>0.0134572162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83">
            <text:p>0.8983</text:p>
          </table:table-cell>
          <table:table-cell office:value-type="float" office:value="0.5275">
            <text:p>0.5275</text:p>
          </table:table-cell>
          <table:table-cell/>
          <table:table-cell table:formula="of:=AVERAGE([.A439:.A458])" office:value-type="float" office:value="200">
            <text:p>200</text:p>
          </table:table-cell>
          <table:table-cell table:formula="of:=AVERAGE([.B439:.B458])" office:value-type="float" office:value="0.902633333333334">
            <text:p>0.9026333333</text:p>
          </table:table-cell>
          <table:table-cell table:formula="of:=AVERAGE([.C439:.C458])" office:value-type="float" office:value="0.535933333333333">
            <text:p>0.5359333333</text:p>
          </table:table-cell>
          <table:table-cell table:formula="of:=STDEV([.B439:.B458])" office:value-type="float" office:value="0.00513160143944684">
            <text:p>0.0051316014</text:p>
          </table:table-cell>
          <table:table-cell table:formula="of:=STDEV([.C439:.C458])" office:value-type="float" office:value="0.0125045325115869">
            <text:p>0.0125045325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83">
            <text:p>0.9083</text:p>
          </table:table-cell>
          <table:table-cell office:value-type="float" office:value="0.5503">
            <text:p>0.5503</text:p>
          </table:table-cell>
          <table:table-cell/>
          <table:table-cell table:formula="of:=AVERAGE([.A440:.A459])" office:value-type="float" office:value="200">
            <text:p>200</text:p>
          </table:table-cell>
          <table:table-cell table:formula="of:=AVERAGE([.B440:.B459])" office:value-type="float" office:value="0.9048">
            <text:p>0.9048</text:p>
          </table:table-cell>
          <table:table-cell table:formula="of:=AVERAGE([.C440:.C459])" office:value-type="float" office:value="0.54015">
            <text:p>0.54015</text:p>
          </table:table-cell>
          <table:table-cell table:formula="of:=STDEV([.B440:.B459])" office:value-type="float" office:value="0.00494974746830584">
            <text:p>0.0049497475</text:p>
          </table:table-cell>
          <table:table-cell table:formula="of:=STDEV([.C440:.C459])" office:value-type="float" office:value="0.0143542676580869">
            <text:p>0.0143542677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13">
            <text:p>0.9013</text:p>
          </table:table-cell>
          <table:table-cell office:value-type="float" office:value="0.53">
            <text:p>0.53</text:p>
          </table:table-cell>
          <table:table-cell/>
          <table:table-cell table:formula="of:=AVERAGE([.A441:.A460])" office:value-type="float" office:value="200">
            <text:p>200</text:p>
          </table:table-cell>
          <table:table-cell table:formula="of:=AVERAGE([.B441:.B460])" office:value-type="float" office:value="0.9013">
            <text:p>0.9013</text:p>
          </table:table-cell>
          <table:table-cell table:formula="of:=AVERAGE([.C441:.C460])" office:value-type="float" office:value="0.53">
            <text:p>0.53</text:p>
          </table:table-cell>
          <table:table-cell table:formula="of:=STDEV([.B441:.B460])" office:value-type="float" office:value="0">
            <text:p>#DIV/0!</text:p>
          </table:table-cell>
          <table:table-cell table:formula="of:=STDEV([.C441:.C460])" office:value-type="float" office:value="0">
            <text:p>#DIV/0!</text:p>
          </table:table-cell>
          <table:table-cell table:number-columns-repeated="5"/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2016-08-25</text:date>, <text:time>23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E </meta:initial-creator>
    <meta:creation-date>2016-08-25T22:57:49.73</meta:creation-date>
    <dc:date>2016-08-25T23:25:23.51</dc:date>
    <dc:creator>SSE </dc:creator>
    <meta:editing-duration>PT12M22S</meta:editing-duration>
    <meta:editing-cycles>2</meta:editing-cycles>
    <meta:generator>OpenOffice/4.1.0$Win32 OpenOffice.org_project/410m18$Build-9764</meta:generator>
    <meta:document-statistic meta:table-count="4" meta:cell-count="36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_2.M2:Sheet1_2.M23" chart:error-lower-range="Sheet1_2.M2:Sheet1_2.M2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_2.N2:Sheet1_2.N23" chart:error-lower-range="Sheet1_2.N2:Sheet1_2.N23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68cm" svg:height="13.736cm" xlink:href=".." xlink:type="simple" chart:class="chart:scatter" chart:style-name="ch1">
        <chart:title svg:x="3.835cm" svg:y="0.41cm" chart:style-name="ch2">
          <text:p>Skill versus number of training sample</text:p>
        </chart:title>
        <chart:legend chart:legend-position="end" svg:x="17.064cm" svg:y="6.135cm" style:legend-expansion="high" chart:style-name="ch3"/>
        <chart:plot-area chart:style-name="ch4" table:cell-range-address="Sheet1_2.J1:Sheet1_2.L23" chart:data-source-has-labels="row" svg:x="1.73cm" svg:y="2.503cm" svg:width="14.532cm" svg:height="9.66cm">
          <chartooo:coordinate-region svg:x="2.563cm" svg:y="2.742cm" svg:width="13.34cm" svg:height="8.695cm"/>
          <chart:axis chart:dimension="x" chart:name="primary-x" chart:style-name="ch5">
            <chart:title svg:x="7.094cm" svg:y="12.437cm" chart:style-name="ch6">
              <text:p>training samples</text:p>
            </chart:title>
          </chart:axis>
          <chart:axis chart:dimension="y" chart:name="primary-y" chart:style-name="ch7">
            <chart:title svg:x="0.451cm" svg:y="7.832cm" chart:style-name="ch8">
              <text:p>skill</text:p>
            </chart:title>
            <chart:grid chart:style-name="ch9" chart:class="major"/>
          </chart:axis>
          <chart:series chart:style-name="ch10" chart:values-cell-range-address="Sheet1_2.K2:Sheet1_2.K23" chart:label-cell-address="Sheet1_2.K1:Sheet1_2.K1" chart:class="chart:scatter">
            <chart:domain table:cell-range-address="Sheet1_2.J2:Sheet1_2.J23"/>
            <chart:error-indicator chart:style-name="ch11" chart:dimension="y"/>
            <chart:data-point chart:repeated="14"/>
            <chart:data-point chart:style-name="ch12" chart:repeated="2"/>
            <chart:data-point chart:repeated="6"/>
          </chart:series>
          <chart:series chart:style-name="ch13" chart:values-cell-range-address="Sheet1_2.L2:Sheet1_2.L23" chart:label-cell-address="Sheet1_2.L1:Sheet1_2.L1" chart:class="chart:scatter">
            <chart:error-indicator chart:style-name="ch11" chart:dimension="y"/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ccuracy</text:p>
                <draw:g>
                  <svg:desc>Sheet1_2.K1:Sheet1_2.K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U.C.</text:p>
                <draw:g>
                  <svg:desc>Sheet1_2.L1:Sheet1_2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_2.J2:Sheet1_2.J23</svg:desc>
                </draw:g>
              </table:table-cell>
              <table:table-cell office:value-type="float" office:value="0.843445">
                <text:p>0.843445</text:p>
                <draw:g>
                  <svg:desc>Sheet1_2.K2:Sheet1_2.K23</svg:desc>
                </draw:g>
              </table:table-cell>
              <table:table-cell office:value-type="float" office:value="0.0300536445815076">
                <text:p>0.0300536445815076</text:p>
                <draw:g>
                  <svg:desc>Sheet1_2.M2:Sheet1_2.M23</svg:desc>
                </draw:g>
              </table:table-cell>
              <table:table-cell office:value-type="float" office:value="0.0300536445815076">
                <text:p>0.0300536445815076</text:p>
                <draw:g>
                  <svg:desc>Sheet1_2.M2:Sheet1_2.M23</svg:desc>
                </draw:g>
              </table:table-cell>
              <table:table-cell office:value-type="float" office:value="0.412805">
                <text:p>0.412805</text:p>
                <draw:g>
                  <svg:desc>Sheet1_2.L2:Sheet1_2.L23</svg:desc>
                </draw:g>
              </table:table-cell>
              <table:table-cell office:value-type="float" office:value="0.0755517283580908">
                <text:p>0.0755517283580908</text:p>
                <draw:g>
                  <svg:desc>Sheet1_2.N2:Sheet1_2.N23</svg:desc>
                </draw:g>
              </table:table-cell>
              <table:table-cell office:value-type="float" office:value="0.0755517283580908">
                <text:p>0.0755517283580908</text:p>
                <draw:g>
                  <svg:desc>Sheet1_2.N2:Sheet1_2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841535">
                <text:p>0.841535</text:p>
              </table:table-cell>
              <table:table-cell office:value-type="float" office:value="0.0259897201337679">
                <text:p>0.0259897201337679</text:p>
              </table:table-cell>
              <table:table-cell office:value-type="float" office:value="0.0259897201337679">
                <text:p>0.0259897201337679</text:p>
              </table:table-cell>
              <table:table-cell office:value-type="float" office:value="0.3813">
                <text:p>0.3813</text:p>
              </table:table-cell>
              <table:table-cell office:value-type="float" office:value="0.0781914519490125">
                <text:p>0.0781914519490125</text:p>
              </table:table-cell>
              <table:table-cell office:value-type="float" office:value="0.0781914519490125">
                <text:p>0.0781914519490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848625">
                <text:p>0.848625</text:p>
              </table:table-cell>
              <table:table-cell office:value-type="float" office:value="0.0200325491716803">
                <text:p>0.0200325491716803</text:p>
              </table:table-cell>
              <table:table-cell office:value-type="float" office:value="0.0200325491716803">
                <text:p>0.0200325491716803</text:p>
              </table:table-cell>
              <table:table-cell office:value-type="float" office:value="0.40323">
                <text:p>0.40323</text:p>
              </table:table-cell>
              <table:table-cell office:value-type="float" office:value="0.0546977638338264">
                <text:p>0.0546977638338264</text:p>
              </table:table-cell>
              <table:table-cell office:value-type="float" office:value="0.0546977638338264">
                <text:p>0.0546977638338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857745">
                <text:p>0.857745</text:p>
              </table:table-cell>
              <table:table-cell office:value-type="float" office:value="0.0192567821272075">
                <text:p>0.0192567821272075</text:p>
              </table:table-cell>
              <table:table-cell office:value-type="float" office:value="0.0192567821272075">
                <text:p>0.0192567821272075</text:p>
              </table:table-cell>
              <table:table-cell office:value-type="float" office:value="0.411465">
                <text:p>0.411465</text:p>
              </table:table-cell>
              <table:table-cell office:value-type="float" office:value="0.0610392563502331">
                <text:p>0.0610392563502331</text:p>
              </table:table-cell>
              <table:table-cell office:value-type="float" office:value="0.0610392563502331">
                <text:p>0.0610392563502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85602">
                <text:p>0.85602</text:p>
              </table:table-cell>
              <table:table-cell office:value-type="float" office:value="0.0212531756141103">
                <text:p>0.0212531756141103</text:p>
              </table:table-cell>
              <table:table-cell office:value-type="float" office:value="0.0212531756141103">
                <text:p>0.0212531756141103</text:p>
              </table:table-cell>
              <table:table-cell office:value-type="float" office:value="0.418865">
                <text:p>0.418865</text:p>
              </table:table-cell>
              <table:table-cell office:value-type="float" office:value="0.0612493976339875">
                <text:p>0.0612493976339875</text:p>
              </table:table-cell>
              <table:table-cell office:value-type="float" office:value="0.0612493976339875">
                <text:p>0.0612493976339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87057">
                <text:p>0.87057</text:p>
              </table:table-cell>
              <table:table-cell office:value-type="float" office:value="0.0178788054469678">
                <text:p>0.0178788054469678</text:p>
              </table:table-cell>
              <table:table-cell office:value-type="float" office:value="0.0178788054469678">
                <text:p>0.0178788054469678</text:p>
              </table:table-cell>
              <table:table-cell office:value-type="float" office:value="0.451195">
                <text:p>0.451195</text:p>
              </table:table-cell>
              <table:table-cell office:value-type="float" office:value="0.0564586991572275">
                <text:p>0.0564586991572275</text:p>
              </table:table-cell>
              <table:table-cell office:value-type="float" office:value="0.0564586991572275">
                <text:p>0.0564586991572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87155">
                <text:p>0.87155</text:p>
              </table:table-cell>
              <table:table-cell office:value-type="float" office:value="0.0131550070515495">
                <text:p>0.0131550070515495</text:p>
              </table:table-cell>
              <table:table-cell office:value-type="float" office:value="0.0131550070515495">
                <text:p>0.0131550070515495</text:p>
              </table:table-cell>
              <table:table-cell office:value-type="float" office:value="0.451705">
                <text:p>0.451705</text:p>
              </table:table-cell>
              <table:table-cell office:value-type="float" office:value="0.0428139484772256">
                <text:p>0.0428139484772256</text:p>
              </table:table-cell>
              <table:table-cell office:value-type="float" office:value="0.0428139484772256">
                <text:p>0.0428139484772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87641">
                <text:p>0.87641</text:p>
              </table:table-cell>
              <table:table-cell office:value-type="float" office:value="0.0115851038656953">
                <text:p>0.0115851038656953</text:p>
              </table:table-cell>
              <table:table-cell office:value-type="float" office:value="0.0115851038656953">
                <text:p>0.0115851038656953</text:p>
              </table:table-cell>
              <table:table-cell office:value-type="float" office:value="0.465645">
                <text:p>0.465645</text:p>
              </table:table-cell>
              <table:table-cell office:value-type="float" office:value="0.032869894640601">
                <text:p>0.032869894640601</text:p>
              </table:table-cell>
              <table:table-cell office:value-type="float" office:value="0.032869894640601">
                <text:p>0.032869894640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885295">
                <text:p>0.885295</text:p>
              </table:table-cell>
              <table:table-cell office:value-type="float" office:value="0.0105342286705867">
                <text:p>0.0105342286705867</text:p>
              </table:table-cell>
              <table:table-cell office:value-type="float" office:value="0.0105342286705867">
                <text:p>0.0105342286705867</text:p>
              </table:table-cell>
              <table:table-cell office:value-type="float" office:value="0.483275">
                <text:p>0.483275</text:p>
              </table:table-cell>
              <table:table-cell office:value-type="float" office:value="0.0312480378331353">
                <text:p>0.0312480378331353</text:p>
              </table:table-cell>
              <table:table-cell office:value-type="float" office:value="0.0312480378331353">
                <text:p>0.0312480378331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88429">
                <text:p>0.88429</text:p>
              </table:table-cell>
              <table:table-cell office:value-type="float" office:value="0.0126628299821918">
                <text:p>0.0126628299821918</text:p>
              </table:table-cell>
              <table:table-cell office:value-type="float" office:value="0.0126628299821918">
                <text:p>0.0126628299821918</text:p>
              </table:table-cell>
              <table:table-cell office:value-type="float" office:value="0.48814">
                <text:p>0.48814</text:p>
              </table:table-cell>
              <table:table-cell office:value-type="float" office:value="0.0303207832144363">
                <text:p>0.0303207832144363</text:p>
              </table:table-cell>
              <table:table-cell office:value-type="float" office:value="0.0303207832144363">
                <text:p>0.0303207832144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.88723">
                <text:p>0.88723</text:p>
              </table:table-cell>
              <table:table-cell office:value-type="float" office:value="0.00825266145268492">
                <text:p>0.00825266145268492</text:p>
              </table:table-cell>
              <table:table-cell office:value-type="float" office:value="0.00825266145268492">
                <text:p>0.00825266145268492</text:p>
              </table:table-cell>
              <table:table-cell office:value-type="float" office:value="0.49889">
                <text:p>0.49889</text:p>
              </table:table-cell>
              <table:table-cell office:value-type="float" office:value="0.0299353496370885">
                <text:p>0.0299353496370885</text:p>
              </table:table-cell>
              <table:table-cell office:value-type="float" office:value="0.0299353496370885">
                <text:p>0.0299353496370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88697">
                <text:p>0.88697</text:p>
              </table:table-cell>
              <table:table-cell office:value-type="float" office:value="0.00797971771034803">
                <text:p>0.00797971771034803</text:p>
              </table:table-cell>
              <table:table-cell office:value-type="float" office:value="0.00797971771034803">
                <text:p>0.00797971771034803</text:p>
              </table:table-cell>
              <table:table-cell office:value-type="float" office:value="0.49228">
                <text:p>0.49228</text:p>
              </table:table-cell>
              <table:table-cell office:value-type="float" office:value="0.0210583800046692">
                <text:p>0.0210583800046692</text:p>
              </table:table-cell>
              <table:table-cell office:value-type="float" office:value="0.0210583800046692">
                <text:p>0.0210583800046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889325">
                <text:p>0.889325</text:p>
              </table:table-cell>
              <table:table-cell office:value-type="float" office:value="0.0100944421915178">
                <text:p>0.0100944421915178</text:p>
              </table:table-cell>
              <table:table-cell office:value-type="float" office:value="0.0100944421915178">
                <text:p>0.0100944421915178</text:p>
              </table:table-cell>
              <table:table-cell office:value-type="float" office:value="0.495345">
                <text:p>0.495345</text:p>
              </table:table-cell>
              <table:table-cell office:value-type="float" office:value="0.0302140168761036">
                <text:p>0.0302140168761036</text:p>
              </table:table-cell>
              <table:table-cell office:value-type="float" office:value="0.0302140168761036">
                <text:p>0.030214016876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89142">
                <text:p>0.89142</text:p>
              </table:table-cell>
              <table:table-cell office:value-type="float" office:value="0.00882374786107295">
                <text:p>0.00882374786107295</text:p>
              </table:table-cell>
              <table:table-cell office:value-type="float" office:value="0.00882374786107295">
                <text:p>0.00882374786107295</text:p>
              </table:table-cell>
              <table:table-cell office:value-type="float" office:value="0.5103">
                <text:p>0.5103</text:p>
              </table:table-cell>
              <table:table-cell office:value-type="float" office:value="0.0203134127325298">
                <text:p>0.0203134127325298</text:p>
              </table:table-cell>
              <table:table-cell office:value-type="float" office:value="0.0203134127325298">
                <text:p>0.0203134127325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0.891895">
                <text:p>0.891895</text:p>
              </table:table-cell>
              <table:table-cell office:value-type="float" office:value="0.00757874277867135">
                <text:p>0.00757874277867135</text:p>
              </table:table-cell>
              <table:table-cell office:value-type="float" office:value="0.00757874277867135">
                <text:p>0.00757874277867135</text:p>
              </table:table-cell>
              <table:table-cell office:value-type="float" office:value="0.51018">
                <text:p>0.51018</text:p>
              </table:table-cell>
              <table:table-cell office:value-type="float" office:value="0.0207955865763058">
                <text:p>0.0207955865763058</text:p>
              </table:table-cell>
              <table:table-cell office:value-type="float" office:value="0.0207955865763058">
                <text:p>0.0207955865763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.894175">
                <text:p>0.894175</text:p>
              </table:table-cell>
              <table:table-cell office:value-type="float" office:value="0.00499145322157364">
                <text:p>0.00499145322157364</text:p>
              </table:table-cell>
              <table:table-cell office:value-type="float" office:value="0.00499145322157364">
                <text:p>0.00499145322157364</text:p>
              </table:table-cell>
              <table:table-cell office:value-type="float" office:value="0.514145">
                <text:p>0.514145</text:p>
              </table:table-cell>
              <table:table-cell office:value-type="float" office:value="0.0200147965002737">
                <text:p>0.0200147965002737</text:p>
              </table:table-cell>
              <table:table-cell office:value-type="float" office:value="0.0200147965002737">
                <text:p>0.0200147965002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8976">
                <text:p>0.8976</text:p>
              </table:table-cell>
              <table:table-cell office:value-type="float" office:value="0.00660398603715568">
                <text:p>0.00660398603715568</text:p>
              </table:table-cell>
              <table:table-cell office:value-type="float" office:value="0.00660398603715568">
                <text:p>0.00660398603715568</text:p>
              </table:table-cell>
              <table:table-cell office:value-type="float" office:value="0.52131">
                <text:p>0.52131</text:p>
              </table:table-cell>
              <table:table-cell office:value-type="float" office:value="0.0214436568955165">
                <text:p>0.0214436568955165</text:p>
              </table:table-cell>
              <table:table-cell office:value-type="float" office:value="0.0214436568955165">
                <text:p>0.0214436568955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0.896645">
                <text:p>0.896645</text:p>
              </table:table-cell>
              <table:table-cell office:value-type="float" office:value="0.00618610284598086">
                <text:p>0.00618610284598086</text:p>
              </table:table-cell>
              <table:table-cell office:value-type="float" office:value="0.00618610284598086">
                <text:p>0.00618610284598086</text:p>
              </table:table-cell>
              <table:table-cell office:value-type="float" office:value="0.52553">
                <text:p>0.52553</text:p>
              </table:table-cell>
              <table:table-cell office:value-type="float" office:value="0.0155094572167402">
                <text:p>0.0155094572167402</text:p>
              </table:table-cell>
              <table:table-cell office:value-type="float" office:value="0.0155094572167402">
                <text:p>0.0155094572167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">
                <text:p>140</text:p>
              </table:table-cell>
              <table:table-cell office:value-type="float" office:value="0.89795">
                <text:p>0.89795</text:p>
              </table:table-cell>
              <table:table-cell office:value-type="float" office:value="0.00621792823848484">
                <text:p>0.00621792823848484</text:p>
              </table:table-cell>
              <table:table-cell office:value-type="float" office:value="0.00621792823848484">
                <text:p>0.00621792823848484</text:p>
              </table:table-cell>
              <table:table-cell office:value-type="float" office:value="0.523795">
                <text:p>0.523795</text:p>
              </table:table-cell>
              <table:table-cell office:value-type="float" office:value="0.017504329539619">
                <text:p>0.017504329539619</text:p>
              </table:table-cell>
              <table:table-cell office:value-type="float" office:value="0.017504329539619">
                <text:p>0.017504329539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0.899875">
                <text:p>0.899875</text:p>
              </table:table-cell>
              <table:table-cell office:value-type="float" office:value="0.00448434411093341">
                <text:p>0.00448434411093341</text:p>
              </table:table-cell>
              <table:table-cell office:value-type="float" office:value="0.00448434411093341">
                <text:p>0.00448434411093341</text:p>
              </table:table-cell>
              <table:table-cell office:value-type="float" office:value="0.529575">
                <text:p>0.529575</text:p>
              </table:table-cell>
              <table:table-cell office:value-type="float" office:value="0.0146030232990872">
                <text:p>0.0146030232990872</text:p>
              </table:table-cell>
              <table:table-cell office:value-type="float" office:value="0.0146030232990872">
                <text:p>0.0146030232990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0.8998">
                <text:p>0.8998</text:p>
              </table:table-cell>
              <table:table-cell office:value-type="float" office:value="0.0057805481437408">
                <text:p>0.0057805481437408</text:p>
              </table:table-cell>
              <table:table-cell office:value-type="float" office:value="0.0057805481437408">
                <text:p>0.0057805481437408</text:p>
              </table:table-cell>
              <table:table-cell office:value-type="float" office:value="0.52383">
                <text:p>0.52383</text:p>
              </table:table-cell>
              <table:table-cell office:value-type="float" office:value="0.0167494571789498">
                <text:p>0.0167494571789498</text:p>
              </table:table-cell>
              <table:table-cell office:value-type="float" office:value="0.0167494571789498">
                <text:p>0.016749457178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0.90028">
                <text:p>0.90028</text:p>
              </table:table-cell>
              <table:table-cell office:value-type="float" office:value="0.00575870965079028">
                <text:p>0.00575870965079028</text:p>
              </table:table-cell>
              <table:table-cell office:value-type="float" office:value="0.00575870965079028">
                <text:p>0.00575870965079028</text:p>
              </table:table-cell>
              <table:table-cell office:value-type="float" office:value="0.527485">
                <text:p>0.527485</text:p>
              </table:table-cell>
              <table:table-cell office:value-type="float" office:value="0.0181229216594258">
                <text:p>0.0181229216594258</text:p>
              </table:table-cell>
              <table:table-cell office:value-type="float" office:value="0.0181229216594258">
                <text:p>0.0181229216594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